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pt"/>
    </style:style>
    <style:style style:name="co2" style:family="table-column">
      <style:table-column-properties fo:break-before="auto" style:column-width="273.06pt"/>
    </style:style>
    <style:style style:name="co3" style:family="table-column">
      <style:table-column-properties fo:break-before="auto" style:column-width="560.15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87.99pt"/>
    </style:style>
    <style:style style:name="co6" style:family="table-column">
      <style:table-column-properties fo:break-before="auto" style:column-width="63.01pt"/>
    </style:style>
    <style:style style:name="co7" style:family="table-column">
      <style:table-column-properties fo:break-before="auto" style:column-width="60.01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118.49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" style:family="table-cell" style:parent-style-name="Default">
      <style:table-cell-properties fo:background-color="#bfbfb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uilding envelope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/>
          <table:table-cell table:style-name="ce10" office:value-type="string" calcext:value-type="string">
            <text:p>Enclosing structure</text:p>
          </table:table-cell>
          <table:table-cell table:style-name="ce10" office:value-type="string" calcext:value-type="string">
            <text:p>Material</text:p>
          </table:table-cell>
          <table:table-cell table:style-name="ce10" office:value-type="string" calcext:value-type="string">
            <text:p>Structure heat loss coefficient</text:p>
          </table:table-cell>
          <table:table-cell table:style-name="ce10" office:value-type="string" calcext:value-type="string">
            <text:p>Energy consumption = 10 x 9 x number of heating days x hours</text:p>
          </table:table-cell>
          <table:table-cell table:style-name="ce10" office:value-type="string" calcext:value-type="string">
            <text:p>Are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UILDING 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/Decoration</text:p>
          </table:table-cell>
          <table:table-cell table:style-name="ce15" office:value-type="float" office:value="168.6" calcext:value-type="float">
            <text:p>168.6</text:p>
          </table:table-cell>
          <table:table-cell office:value-type="float" office:value="18072" calcext:value-type="float">
            <text:p>18072</text:p>
          </table:table-cell>
          <table:table-cell office:value-type="float" office:value="137.7" calcext:value-type="float">
            <text:p>137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050.3" calcext:value-type="float">
            <text:p>1050.3</text:p>
          </table:table-cell>
          <table:table-cell office:value-type="float" office:value="112580" calcext:value-type="float">
            <text:p>112580</text:p>
          </table:table-cell>
          <table:table-cell office:value-type="float" office:value="878.5" calcext:value-type="float">
            <text:p>878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Wool</text:p>
          </table:table-cell>
          <table:table-cell office:value-type="float" office:value="85.9" calcext:value-type="float">
            <text:p>85.9</text:p>
          </table:table-cell>
          <table:table-cell office:value-type="float" office:value="9204" calcext:value-type="float">
            <text:p>9204</text:p>
          </table:table-cell>
          <table:table-cell office:value-type="float" office:value="470.9" calcext:value-type="float">
            <text:p>470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38.1" calcext:value-type="float">
            <text:p>238.1</text:p>
          </table:table-cell>
          <table:table-cell office:value-type="float" office:value="25524" calcext:value-type="float">
            <text:p>25524</text:p>
          </table:table-cell>
          <table:table-cell office:value-type="float" office:value="381.8" calcext:value-type="float">
            <text:p>381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98.9" calcext:value-type="float">
            <text:p>298.9</text:p>
          </table:table-cell>
          <table:table-cell office:value-type="float" office:value="32039" calcext:value-type="float">
            <text:p>32039</text:p>
          </table:table-cell>
          <table:table-cell office:value-type="float" office:value="107.7" calcext:value-type="float">
            <text:p>107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24" calcext:value-type="float">
            <text:p>424</text:p>
          </table:table-cell>
          <table:table-cell office:value-type="float" office:value="45444" calcext:value-type="float">
            <text:p>45444</text:p>
          </table:table-cell>
          <table:table-cell office:value-type="float" office:value="238.3" calcext:value-type="float">
            <text:p>238.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4:.D9])" office:value-type="float" office:value="2265.8" calcext:value-type="float">
            <text:p>2265.8</text:p>
          </table:table-cell>
          <table:table-cell table:style-name="ce2" table:formula="of:=SUM([.E4:.E9])" office:value-type="float" office:value="242863" calcext:value-type="float">
            <text:p>242863</text:p>
          </table:table-cell>
          <table:table-cell table:style-name="ce2" table:formula="of:=SUM([.F4:.F9])" office:value-type="float" office:value="2214.9" calcext:value-type="float">
            <text:p>2214.9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56.7" calcext:value-type="float">
            <text:p>56.7</text:p>
          </table:table-cell>
          <table:table-cell office:value-type="float" office:value="4696" calcext:value-type="float">
            <text:p>4696</text:p>
          </table:table-cell>
          <table:table-cell office:value-type="float" office:value="45.9" calcext:value-type="float">
            <text:p>45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/Wool</text:p>
          </table:table-cell>
          <table:table-cell office:value-type="float" office:value="7.6" calcext:value-type="float">
            <text:p>7.6</text:p>
          </table:table-cell>
          <table:table-cell office:value-type="float" office:value="625" calcext:value-type="float">
            <text:p>625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8.7" calcext:value-type="float">
            <text:p>18.7</text:p>
          </table:table-cell>
          <table:table-cell office:value-type="float" office:value="1551" calcext:value-type="float">
            <text:p>1551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77.3" calcext:value-type="float">
            <text:p>77.3</text:p>
          </table:table-cell>
          <table:table-cell office:value-type="float" office:value="6402" calcext:value-type="float">
            <text:p>6402</text:p>
          </table:table-cell>
          <table:table-cell office:value-type="float" office:value="43.5" calcext:value-type="float">
            <text:p>43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48.9" calcext:value-type="float">
            <text:p>48.9</text:p>
          </table:table-cell>
          <table:table-cell office:value-type="float" office:value="4050" calcext:value-type="float">
            <text:p>4050</text:p>
          </table:table-cell>
          <table:table-cell office:value-type="float" office:value="15.6" calcext:value-type="float">
            <text:p>15.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2:.D16])" office:value-type="float" office:value="209.2" calcext:value-type="float">
            <text:p>209.2</text:p>
          </table:table-cell>
          <table:table-cell table:formula="of:=SUM([.E12:.E16])" office:value-type="float" office:value="17324" calcext:value-type="float">
            <text:p>17324</text:p>
          </table:table-cell>
          <table:table-cell table:formula="of:=SUM([.F12:.F16])" office:value-type="float" office:value="181" calcext:value-type="float">
            <text:p>18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0];[.E17])" office:value-type="float" office:value="260187" calcext:value-type="float">
            <text:p>260187</text:p>
          </table:table-cell>
          <table:table-cell table:formula="of:=SUM([.F10];[.F17])" office:value-type="float" office:value="2395.9" calcext:value-type="float">
            <text:p>2395.9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87.7" calcext:value-type="float">
            <text:p>187.7</text:p>
          </table:table-cell>
          <table:table-cell office:value-type="float" office:value="20116" calcext:value-type="float">
            <text:p>20116</text:p>
          </table:table-cell>
          <table:table-cell office:value-type="float" office:value="154" calcext:value-type="float">
            <text:p>15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022.5" calcext:value-type="float">
            <text:p>1022.5</text:p>
          </table:table-cell>
          <table:table-cell office:value-type="float" office:value="109596" calcext:value-type="float">
            <text:p>109596</text:p>
          </table:table-cell>
          <table:table-cell office:value-type="float" office:value="854.7" calcext:value-type="float">
            <text:p>854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Wool</text:p>
          </table:table-cell>
          <table:table-cell office:value-type="float" office:value="85.9" calcext:value-type="float">
            <text:p>85.9</text:p>
          </table:table-cell>
          <table:table-cell office:value-type="float" office:value="9204" calcext:value-type="float">
            <text:p>9204</text:p>
          </table:table-cell>
          <table:table-cell office:value-type="float" office:value="470.9" calcext:value-type="float">
            <text:p>470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40.8" calcext:value-type="float">
            <text:p>240.8</text:p>
          </table:table-cell>
          <table:table-cell office:value-type="float" office:value="25808" calcext:value-type="float">
            <text:p>25808</text:p>
          </table:table-cell>
          <table:table-cell office:value-type="float" office:value="386" calcext:value-type="float">
            <text:p>38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98.9" calcext:value-type="float">
            <text:p>298.9</text:p>
          </table:table-cell>
          <table:table-cell office:value-type="float" office:value="32039" calcext:value-type="float">
            <text:p>32039</text:p>
          </table:table-cell>
          <table:table-cell office:value-type="float" office:value="107.7" calcext:value-type="float">
            <text:p>107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36" calcext:value-type="float">
            <text:p>436</text:p>
          </table:table-cell>
          <table:table-cell office:value-type="float" office:value="46730" calcext:value-type="float">
            <text:p>46730</text:p>
          </table:table-cell>
          <table:table-cell office:value-type="float" office:value="245.8" calcext:value-type="float">
            <text:p>245.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23:.D28])" office:value-type="float" office:value="2271.8" calcext:value-type="float">
            <text:p>2271.8</text:p>
          </table:table-cell>
          <table:table-cell table:style-name="ce2" table:formula="of:=SUM([.E23:.E28])" office:value-type="float" office:value="243493" calcext:value-type="float">
            <text:p>243493</text:p>
          </table:table-cell>
          <table:table-cell table:style-name="ce2" table:formula="of:=SUM([.F23:.F28])" office:value-type="float" office:value="2219.1" calcext:value-type="float">
            <text:p>2219.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56.7" calcext:value-type="float">
            <text:p>56.7</text:p>
          </table:table-cell>
          <table:table-cell office:value-type="float" office:value="4696" calcext:value-type="float">
            <text:p>4696</text:p>
          </table:table-cell>
          <table:table-cell office:value-type="float" office:value="45.9" calcext:value-type="float">
            <text:p>45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/Wool</text:p>
          </table:table-cell>
          <table:table-cell office:value-type="float" office:value="7.6" calcext:value-type="float">
            <text:p>7.6</text:p>
          </table:table-cell>
          <table:table-cell office:value-type="float" office:value="625" calcext:value-type="float">
            <text:p>625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8.7" calcext:value-type="float">
            <text:p>18.7</text:p>
          </table:table-cell>
          <table:table-cell office:value-type="float" office:value="1551" calcext:value-type="float">
            <text:p>1551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77.3" calcext:value-type="float">
            <text:p>77.3</text:p>
          </table:table-cell>
          <table:table-cell office:value-type="float" office:value="6402" calcext:value-type="float">
            <text:p>6402</text:p>
          </table:table-cell>
          <table:table-cell office:value-type="float" office:value="43.5" calcext:value-type="float">
            <text:p>43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48.9" calcext:value-type="float">
            <text:p>48.9</text:p>
          </table:table-cell>
          <table:table-cell office:value-type="float" office:value="4050" calcext:value-type="float">
            <text:p>4050</text:p>
          </table:table-cell>
          <table:table-cell office:value-type="float" office:value="15.6" calcext:value-type="float">
            <text:p>15.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31:.D35])" office:value-type="float" office:value="209.2" calcext:value-type="float">
            <text:p>209.2</text:p>
          </table:table-cell>
          <table:table-cell table:formula="of:=SUM([.E31:.E35])" office:value-type="float" office:value="17324" calcext:value-type="float">
            <text:p>17324</text:p>
          </table:table-cell>
          <table:table-cell table:formula="of:=SUM([.F31:.F35])" office:value-type="float" office:value="181" calcext:value-type="float">
            <text:p>18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29];[.E36])" office:value-type="float" office:value="260817" calcext:value-type="float">
            <text:p>260817</text:p>
          </table:table-cell>
          <table:table-cell table:formula="of:=SUM([.F29];[.F36])" office:value-type="float" office:value="2400.1" calcext:value-type="float">
            <text:p>2400.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lay bricks/Decoration (perforated)</text:p>
          </table:table-cell>
          <table:table-cell office:value-type="float" office:value="352.8" calcext:value-type="float">
            <text:p>352.8</text:p>
          </table:table-cell>
          <table:table-cell office:value-type="float" office:value="36095" calcext:value-type="float">
            <text:p>36095</text:p>
          </table:table-cell>
          <table:table-cell office:value-type="float" office:value="368.6" calcext:value-type="float">
            <text:p>368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351.3" calcext:value-type="float">
            <text:p>351.3</text:p>
          </table:table-cell>
          <table:table-cell office:value-type="float" office:value="35946" calcext:value-type="float">
            <text:p>35946</text:p>
          </table:table-cell>
          <table:table-cell office:value-type="float" office:value="348.3" calcext:value-type="float">
            <text:p>348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hielding between windows</text:p>
          </table:table-cell>
          <table:table-cell office:value-type="string" calcext:value-type="string">
            <text:p>Metal/Wood (insulation)</text:p>
          </table:table-cell>
          <table:table-cell office:value-type="float" office:value="101.4" calcext:value-type="float">
            <text:p>101.4</text:p>
          </table:table-cell>
          <table:table-cell office:value-type="float" office:value="10371" calcext:value-type="float">
            <text:p>10371</text:p>
          </table:table-cell>
          <table:table-cell office:value-type="float" office:value="112.8" calcext:value-type="float">
            <text:p>112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274.1" calcext:value-type="float">
            <text:p>274.1</text:p>
          </table:table-cell>
          <table:table-cell office:value-type="float" office:value="28044" calcext:value-type="float">
            <text:p>28044</text:p>
          </table:table-cell>
          <table:table-cell office:value-type="float" office:value="349.5" calcext:value-type="float">
            <text:p>349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169.9" calcext:value-type="float">
            <text:p>169.9</text:p>
          </table:table-cell>
          <table:table-cell office:value-type="float" office:value="17385" calcext:value-type="float">
            <text:p>17385</text:p>
          </table:table-cell>
          <table:table-cell office:value-type="float" office:value="291.4" calcext:value-type="float">
            <text:p>291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85.5" calcext:value-type="float">
            <text:p>185.5</text:p>
          </table:table-cell>
          <table:table-cell office:value-type="float" office:value="18977" calcext:value-type="float">
            <text:p>18977</text:p>
          </table:table-cell>
          <table:table-cell office:value-type="float" office:value="67.3" calcext:value-type="float">
            <text:p>67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59.5" calcext:value-type="float">
            <text:p>359.5</text:p>
          </table:table-cell>
          <table:table-cell office:value-type="float" office:value="36779" calcext:value-type="float">
            <text:p>36779</text:p>
          </table:table-cell>
          <table:table-cell office:value-type="float" office:value="206.3" calcext:value-type="float">
            <text:p>206.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42:.D48])" office:value-type="float" office:value="1794.5" calcext:value-type="float">
            <text:p>1794.5</text:p>
          </table:table-cell>
          <table:table-cell table:style-name="ce2" table:formula="of:=SUM([.E42:.E48])" office:value-type="float" office:value="183597" calcext:value-type="float">
            <text:p>183597</text:p>
          </table:table-cell>
          <table:table-cell table:style-name="ce2" table:formula="of:=SUM([.F42:.F48])" office:value-type="float" office:value="1744.2" calcext:value-type="float">
            <text:p>1744.2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s/Decoration (perforated)</text:p>
          </table:table-cell>
          <table:table-cell office:value-type="float" office:value="43.1" calcext:value-type="float">
            <text:p>43.1</text:p>
          </table:table-cell>
          <table:table-cell office:value-type="float" office:value="3147" calcext:value-type="float">
            <text:p>3147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44.6" calcext:value-type="float">
            <text:p>44.6</text:p>
          </table:table-cell>
          <table:table-cell office:value-type="float" office:value="3257" calcext:value-type="float">
            <text:p>3257</text:p>
          </table:table-cell>
          <table:table-cell office:value-type="float" office:value="41.4" calcext:value-type="float">
            <text:p>41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22.9" calcext:value-type="float">
            <text:p>22.9</text:p>
          </table:table-cell>
          <table:table-cell office:value-type="float" office:value="1674" calcext:value-type="float">
            <text:p>1674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16.9" calcext:value-type="float">
            <text:p>16.9</text:p>
          </table:table-cell>
          <table:table-cell office:value-type="float" office:value="1235" calcext:value-type="float">
            <text:p>1235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5.8" calcext:value-type="float">
            <text:p>45.8</text:p>
          </table:table-cell>
          <table:table-cell office:value-type="float" office:value="3347" calcext:value-type="float">
            <text:p>3347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6.3" calcext:value-type="float">
            <text:p>26.3</text:p>
          </table:table-cell>
          <table:table-cell office:value-type="float" office:value="1922" calcext:value-type="float">
            <text:p>1922</text:p>
          </table:table-cell>
          <table:table-cell office:value-type="float" office:value="8.3" calcext:value-type="float">
            <text:p>8.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51:.D56])" office:value-type="float" office:value="199.6" calcext:value-type="float">
            <text:p>199.6</text:p>
          </table:table-cell>
          <table:table-cell table:formula="of:=SUM([.E51:.E56])" office:value-type="float" office:value="14582" calcext:value-type="float">
            <text:p>14582</text:p>
          </table:table-cell>
          <table:table-cell table:formula="of:=SUM([.F51:.F56])" office:value-type="float" office:value="177.7" calcext:value-type="float">
            <text:p>177.7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49];[.E57])" office:value-type="float" office:value="198179" calcext:value-type="float">
            <text:p>198179</text:p>
          </table:table-cell>
          <table:table-cell table:formula="of:=SUM([.F49];[.F57])" office:value-type="float" office:value="1921.9" calcext:value-type="float">
            <text:p>1921.9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Metal</text:p>
          </table:table-cell>
          <table:table-cell office:value-type="float" office:value="26.2" calcext:value-type="float">
            <text:p>26.2</text:p>
          </table:table-cell>
          <table:table-cell office:value-type="float" office:value="523.4" calcext:value-type="float">
            <text:p>523.4</text:p>
          </table:table-cell>
          <table:table-cell office:value-type="float" office:value="10.73" calcext:value-type="float">
            <text:p>10.7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467.7" calcext:value-type="float">
            <text:p>467.7</text:p>
          </table:table-cell>
          <table:table-cell office:value-type="float" office:value="9353.4" calcext:value-type="float">
            <text:p>9353.4</text:p>
          </table:table-cell>
          <table:table-cell office:value-type="float" office:value="428.66" calcext:value-type="float">
            <text:p>428.6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lay bricks/Decoration (perforated)</text:p>
          </table:table-cell>
          <table:table-cell office:value-type="float" office:value="28.4" calcext:value-type="float">
            <text:p>28.4</text:p>
          </table:table-cell>
          <table:table-cell office:value-type="float" office:value="568.2" calcext:value-type="float">
            <text:p>568.2</text:p>
          </table:table-cell>
          <table:table-cell office:value-type="float" office:value="25.12" calcext:value-type="float">
            <text:p>25.1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170.6" calcext:value-type="float">
            <text:p>1170.6</text:p>
          </table:table-cell>
          <table:table-cell office:value-type="float" office:value="23412.8" calcext:value-type="float">
            <text:p>23412.8</text:p>
          </table:table-cell>
          <table:table-cell office:value-type="float" office:value="898.42" calcext:value-type="float">
            <text:p>898.4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Loggia walls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357.2" calcext:value-type="float">
            <text:p>357.2</text:p>
          </table:table-cell>
          <table:table-cell office:value-type="float" office:value="7144.8" calcext:value-type="float">
            <text:p>7144.8</text:p>
          </table:table-cell>
          <table:table-cell office:value-type="float" office:value="224.68" calcext:value-type="float">
            <text:p>224.6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Loggia glass walls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322.7" calcext:value-type="float">
            <text:p>322.7</text:p>
          </table:table-cell>
          <table:table-cell office:value-type="float" office:value="6453.4" calcext:value-type="float">
            <text:p>6453.4</text:p>
          </table:table-cell>
          <table:table-cell office:value-type="float" office:value="284.29" calcext:value-type="float">
            <text:p>284.2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all (facade)</text:p>
          </table:table-cell>
          <table:table-cell office:value-type="string" calcext:value-type="string">
            <text:p>Clay bricks/Decoration (perforated)</text:p>
          </table:table-cell>
          <table:table-cell office:value-type="float" office:value="40.5" calcext:value-type="float">
            <text:p>40.5</text:p>
          </table:table-cell>
          <table:table-cell office:value-type="float" office:value="810.2" calcext:value-type="float">
            <text:p>810.2</text:p>
          </table:table-cell>
          <table:table-cell office:value-type="float" office:value="35.82" calcext:value-type="float">
            <text:p>35.8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all (first floor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.8" calcext:value-type="float">
            <text:p>1.8</text:p>
          </table:table-cell>
          <table:table-cell office:value-type="float" office:value="35.5" calcext:value-type="float">
            <text:p>35.5</text:p>
          </table:table-cell>
          <table:table-cell office:value-type="float" office:value="1.24" calcext:value-type="float">
            <text:p>1.2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(uninsulated)</text:p>
          </table:table-cell>
          <table:table-cell office:value-type="string" calcext:value-type="string">
            <text:p>Reinforced concrete/Concrete</text:p>
          </table:table-cell>
          <table:table-cell office:value-type="float" office:value="564.1" calcext:value-type="float">
            <text:p>564.1</text:p>
          </table:table-cell>
          <table:table-cell office:value-type="float" office:value="7784.8" calcext:value-type="float">
            <text:p>7784.8</text:p>
          </table:table-cell>
          <table:table-cell office:value-type="float" office:value="1199" calcext:value-type="float">
            <text:p>119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1049.8" calcext:value-type="float">
            <text:p>1049.8</text:p>
          </table:table-cell>
          <table:table-cell office:value-type="float" office:value="20996.3" calcext:value-type="float">
            <text:p>20996.3</text:p>
          </table:table-cell>
          <table:table-cell office:value-type="float" office:value="480.07" calcext:value-type="float">
            <text:p>480.0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678.7" calcext:value-type="float">
            <text:p>678.7</text:p>
          </table:table-cell>
          <table:table-cell office:value-type="float" office:value="13574.2" calcext:value-type="float">
            <text:p>13574.2</text:p>
          </table:table-cell>
          <table:table-cell office:value-type="float" office:value="250.4" calcext:value-type="float">
            <text:p>250.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63:.D73])" office:value-type="float" office:value="4707.7" calcext:value-type="float">
            <text:p>4707.7</text:p>
          </table:table-cell>
          <table:table-cell table:style-name="ce2" table:formula="of:=SUM([.E63:.E73])" office:value-type="float" office:value="90657" calcext:value-type="float">
            <text:p>90657</text:p>
          </table:table-cell>
          <table:table-cell table:style-name="ce2" table:formula="of:=SUM([.F63:.F73])" office:value-type="float" office:value="3838.43" calcext:value-type="float">
            <text:p>3838.43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Metal (insulated)</text:p>
          </table:table-cell>
          <table:table-cell office:value-type="float" office:value="26.2" calcext:value-type="float">
            <text:p>26.2</text:p>
          </table:table-cell>
          <table:table-cell office:value-type="float" office:value="183.2" calcext:value-type="float">
            <text:p>183.2</text:p>
          </table:table-cell>
          <table:table-cell office:value-type="float" office:value="10.73" calcext:value-type="float">
            <text:p>10.7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68.5" calcext:value-type="float">
            <text:p>68.5</text:p>
          </table:table-cell>
          <table:table-cell office:value-type="float" office:value="479.5" calcext:value-type="float">
            <text:p>479.5</text:p>
          </table:table-cell>
          <table:table-cell office:value-type="float" office:value="35.61" calcext:value-type="float">
            <text:p>35.6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all (facade)</text:p>
          </table:table-cell>
          <table:table-cell office:value-type="string" calcext:value-type="string">
            <text:p>Clay bricks/Decoration (perforated)</text:p>
          </table:table-cell>
          <table:table-cell office:value-type="float" office:value="40.5" calcext:value-type="float">
            <text:p>40.5</text:p>
          </table:table-cell>
          <table:table-cell office:value-type="float" office:value="283.6" calcext:value-type="float">
            <text:p>283.6</text:p>
          </table:table-cell>
          <table:table-cell office:value-type="float" office:value="35.82" calcext:value-type="float">
            <text:p>35.8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all (first floor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.8" calcext:value-type="float">
            <text:p>1.8</text:p>
          </table:table-cell>
          <table:table-cell office:value-type="float" office:value="12.4" calcext:value-type="float">
            <text:p>12.4</text:p>
          </table:table-cell>
          <table:table-cell office:value-type="float" office:value="1.24" calcext:value-type="float">
            <text:p>1.2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76:.D79])" office:value-type="float" office:value="137" calcext:value-type="float">
            <text:p>137</text:p>
          </table:table-cell>
          <table:table-cell table:formula="of:=SUM([.E76:.E79])" office:value-type="float" office:value="958.7" calcext:value-type="float">
            <text:p>958.7</text:p>
          </table:table-cell>
          <table:table-cell table:formula="of:=SUM([.F76:.F79])" office:value-type="float" office:value="83.4" calcext:value-type="float">
            <text:p>83.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74];[.E80])" office:value-type="float" office:value="91615.7" calcext:value-type="float">
            <text:p>91615.7</text:p>
          </table:table-cell>
          <table:table-cell table:formula="of:=SUM([.F74];[.F80])" office:value-type="float" office:value="3921.83" calcext:value-type="float">
            <text:p>3921.83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hop-si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353" calcext:value-type="float">
            <text:p>353</text:p>
          </table:table-cell>
          <table:table-cell office:value-type="float" office:value="36971" calcext:value-type="float">
            <text:p>36971</text:p>
          </table:table-cell>
          <table:table-cell office:value-type="float" office:value="295" calcext:value-type="float">
            <text:p>29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hop-faca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209.2" calcext:value-type="float">
            <text:p>1209.2</text:p>
          </table:table-cell>
          <table:table-cell office:value-type="float" office:value="126661" calcext:value-type="float">
            <text:p>126661</text:p>
          </table:table-cell>
          <table:table-cell office:value-type="float" office:value="1013.5" calcext:value-type="float">
            <text:p>1013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439.7" calcext:value-type="float">
            <text:p>439.7</text:p>
          </table:table-cell>
          <table:table-cell office:value-type="float" office:value="46053" calcext:value-type="float">
            <text:p>46053</text:p>
          </table:table-cell>
          <table:table-cell office:value-type="float" office:value="545.5" calcext:value-type="float">
            <text:p>545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19.8" calcext:value-type="float">
            <text:p>219.8</text:p>
          </table:table-cell>
          <table:table-cell office:value-type="float" office:value="23019" calcext:value-type="float">
            <text:p>23019</text:p>
          </table:table-cell>
          <table:table-cell office:value-type="float" office:value="376.2" calcext:value-type="float">
            <text:p>376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einforced concrete/Concrete/Sand</text:p>
          </table:table-cell>
          <table:table-cell office:value-type="float" office:value="45" calcext:value-type="float">
            <text:p>45</text:p>
          </table:table-cell>
          <table:table-cell office:value-type="float" office:value="4718" calcext:value-type="float">
            <text:p>4718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54.6" calcext:value-type="float">
            <text:p>254.6</text:p>
          </table:table-cell>
          <table:table-cell office:value-type="float" office:value="26665" calcext:value-type="float">
            <text:p>26665</text:p>
          </table:table-cell>
          <table:table-cell office:value-type="float" office:value="89.6" calcext:value-type="float">
            <text:p>89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87.2" calcext:value-type="float">
            <text:p>487.2</text:p>
          </table:table-cell>
          <table:table-cell office:value-type="float" office:value="51033" calcext:value-type="float">
            <text:p>51033</text:p>
          </table:table-cell>
          <table:table-cell office:value-type="float" office:value="279.2" calcext:value-type="float">
            <text:p>279.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86:.D92])" office:value-type="float" office:value="3008.5" calcext:value-type="float">
            <text:p>3008.5</text:p>
          </table:table-cell>
          <table:table-cell table:style-name="ce2" table:formula="of:=SUM([.E86:.E92])" office:value-type="float" office:value="315120" calcext:value-type="float">
            <text:p>315120</text:p>
          </table:table-cell>
          <table:table-cell table:style-name="ce2" table:formula="of:=SUM([.F86:.F91])" office:value-type="float" office:value="2407.8" calcext:value-type="float">
            <text:p>2407.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89.1" calcext:value-type="float">
            <text:p>89.1</text:p>
          </table:table-cell>
          <table:table-cell office:value-type="float" office:value="6949" calcext:value-type="float">
            <text:p>6949</text:p>
          </table:table-cell>
          <table:table-cell office:value-type="float" office:value="73.2" calcext:value-type="float">
            <text:p>73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35.7" calcext:value-type="float">
            <text:p>35.7</text:p>
          </table:table-cell>
          <table:table-cell office:value-type="float" office:value="2779" calcext:value-type="float">
            <text:p>2779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7.8" calcext:value-type="float">
            <text:p>17.8</text:p>
          </table:table-cell>
          <table:table-cell office:value-type="float" office:value="1391" calcext:value-type="float">
            <text:p>1391</text:p>
          </table:table-cell>
          <table:table-cell office:value-type="float" office:value="31.6" calcext:value-type="float">
            <text:p>31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61.5" calcext:value-type="float">
            <text:p>61.5</text:p>
          </table:table-cell>
          <table:table-cell office:value-type="float" office:value="4793" calcext:value-type="float">
            <text:p>4793</text:p>
          </table:table-cell>
          <table:table-cell office:value-type="float" office:value="21.4" calcext:value-type="float">
            <text:p>21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28.5" calcext:value-type="float">
            <text:p>28.5</text:p>
          </table:table-cell>
          <table:table-cell office:value-type="float" office:value="2222" calcext:value-type="float">
            <text:p>2222</text:p>
          </table:table-cell>
          <table:table-cell office:value-type="float" office:value="8.9" calcext:value-type="float">
            <text:p>8.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95:.D99])" office:value-type="float" office:value="232.6" calcext:value-type="float">
            <text:p>232.6</text:p>
          </table:table-cell>
          <table:table-cell table:formula="of:=SUM([.E95:.E99])" office:value-type="float" office:value="18134" calcext:value-type="float">
            <text:p>18134</text:p>
          </table:table-cell>
          <table:table-cell table:formula="of:=SUM([.F95:.F99])" office:value-type="float" office:value="180.1" calcext:value-type="float">
            <text:p>180.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93];[.E100])" office:value-type="float" office:value="333254" calcext:value-type="float">
            <text:p>333254</text:p>
          </table:table-cell>
          <table:table-cell table:formula="of:=SUM([.F93];[.F100])" office:value-type="float" office:value="2587.9" calcext:value-type="float">
            <text:p>2587.9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table:number-columns-repeated="2" office:value-type="string" calcext:value-type="string">
            <text:p>Doors</text:p>
          </table:table-cell>
          <table:table-cell office:value-type="float" office:value="47.62" calcext:value-type="float">
            <text:p>47.62</text:p>
          </table:table-cell>
          <table:table-cell office:value-type="float" office:value="4176083.52" calcext:value-type="float">
            <text:p>4176083.52</text:p>
          </table:table-cell>
          <table:table-cell office:value-type="float" office:value="21.05" calcext:value-type="float">
            <text:p>21.0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Double glazed</text:p>
          </table:table-cell>
          <table:table-cell office:value-type="float" office:value="262.77" calcext:value-type="float">
            <text:p>262.77</text:p>
          </table:table-cell>
          <table:table-cell office:value-type="float" office:value="23043702.53" calcext:value-type="float">
            <text:p>23043702.53</text:p>
          </table:table-cell>
          <table:table-cell office:value-type="float" office:value="172.59" calcext:value-type="float">
            <text:p>172.5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/Doors/Glass walls</text:p>
          </table:table-cell>
          <table:table-cell office:value-type="string" calcext:value-type="string">
            <text:p>Wood</text:p>
          </table:table-cell>
          <table:table-cell office:value-type="float" office:value="232.32" calcext:value-type="float">
            <text:p>232.32</text:p>
          </table:table-cell>
          <table:table-cell office:value-type="float" office:value="20373534.72" calcext:value-type="float">
            <text:p>20373534.72</text:p>
          </table:table-cell>
          <table:table-cell office:value-type="float" office:value="85.25" calcext:value-type="float">
            <text:p>85.2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 1</text:p>
          </table:table-cell>
          <table:table-cell office:value-type="string" calcext:value-type="string">
            <text:p>Attic cover</text:p>
          </table:table-cell>
          <table:table-cell office:value-type="float" office:value="319.52" calcext:value-type="float">
            <text:p>319.52</text:p>
          </table:table-cell>
          <table:table-cell office:value-type="float" office:value="17123447.88" calcext:value-type="float">
            <text:p>17123447.88</text:p>
          </table:table-cell>
          <table:table-cell office:value-type="float" office:value="304.3" calcext:value-type="float">
            <text:p>304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 2</text:p>
          </table:table-cell>
          <table:table-cell office:value-type="string" calcext:value-type="string">
            <text:p>Floor on ground</text:p>
          </table:table-cell>
          <table:table-cell office:value-type="float" office:value="9.1" calcext:value-type="float">
            <text:p>9.1</text:p>
          </table:table-cell>
          <table:table-cell office:value-type="float" office:value="576357.6" calcext:value-type="float">
            <text:p>576357.6</text:p>
          </table:table-cell>
          <table:table-cell office:value-type="float" office:value="18.2" calcext:value-type="float">
            <text:p>18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 3</text:p>
          </table:table-cell>
          <table:table-cell office:value-type="string" calcext:value-type="string">
            <text:p>Passage cover</text:p>
          </table:table-cell>
          <table:table-cell office:value-type="float" office:value="39.15" calcext:value-type="float">
            <text:p>39.15</text:p>
          </table:table-cell>
          <table:table-cell office:value-type="float" office:value="3433298.4" calcext:value-type="float">
            <text:p>3433298.4</text:p>
          </table:table-cell>
          <table:table-cell office:value-type="float" office:value="39.15" calcext:value-type="float">
            <text:p>39.1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1</text:p>
          </table:table-cell>
          <table:table-cell office:value-type="string" calcext:value-type="string">
            <text:p>Calcium silicate bricks</text:p>
          </table:table-cell>
          <table:table-cell office:value-type="float" office:value="717.07" calcext:value-type="float">
            <text:p>717.07</text:p>
          </table:table-cell>
          <table:table-cell office:value-type="float" office:value="62883942.71" calcext:value-type="float">
            <text:p>62883942.71</text:p>
          </table:table-cell>
          <table:table-cell office:value-type="float" office:value="657.86" calcext:value-type="float">
            <text:p>657.8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2</text:p>
          </table:table-cell>
          <table:table-cell office:value-type="string" calcext:value-type="string">
            <text:p>Calcium silicate bricks</text:p>
          </table:table-cell>
          <table:table-cell office:value-type="float" office:value="1399.85" calcext:value-type="float">
            <text:p>1399.85</text:p>
          </table:table-cell>
          <table:table-cell office:value-type="float" office:value="122761622.69" calcext:value-type="float">
            <text:p>122761622.69</text:p>
          </table:table-cell>
          <table:table-cell office:value-type="float" office:value="1284.27" calcext:value-type="float">
            <text:p>1284.2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3</text:p>
          </table:table-cell>
          <table:table-cell office:value-type="string" calcext:value-type="string">
            <text:p>Attic wall</text:p>
          </table:table-cell>
          <table:table-cell office:value-type="float" office:value="39.12" calcext:value-type="float">
            <text:p>39.12</text:p>
          </table:table-cell>
          <table:table-cell office:value-type="float" office:value="3430667.52" calcext:value-type="float">
            <text:p>3430667.5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Attic – Slag/Shavings</text:p>
          </table:table-cell>
          <table:table-cell office:value-type="float" office:value="161.08" calcext:value-type="float">
            <text:p>161.08</text:p>
          </table:table-cell>
          <table:table-cell office:value-type="float" office:value="14125896.29" calcext:value-type="float">
            <text:p>14125896.29</text:p>
          </table:table-cell>
          <table:table-cell office:value-type="float" office:value="374.6" calcext:value-type="float">
            <text:p>374.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06:.D115])" office:value-type="float" office:value="3227.6" calcext:value-type="float">
            <text:p>3227.6</text:p>
          </table:table-cell>
          <table:table-cell table:style-name="ce2" table:formula="of:=SUM([.E106:.E115])" office:value-type="float" office:value="271928553.86" calcext:value-type="float">
            <text:p>271928553.86</text:p>
          </table:table-cell>
          <table:table-cell table:style-name="ce2" table:formula="of:=SUM([.F106:.F115])" office:value-type="float" office:value="2981.27" calcext:value-type="float">
            <text:p>2981.27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16])" office:value-type="float" office:value="271928553.86" calcext:value-type="float">
            <text:p>271928553.86</text:p>
          </table:table-cell>
          <table:table-cell table:formula="of:=SUM([.F116])" office:value-type="float" office:value="2981.27" calcext:value-type="float">
            <text:p>2981.27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lay bricks/Decoration</text:p>
          </table:table-cell>
          <table:table-cell office:value-type="float" office:value="402.9" calcext:value-type="float">
            <text:p>402.9</text:p>
          </table:table-cell>
          <table:table-cell office:value-type="float" office:value="35335.2" calcext:value-type="float">
            <text:p>35335.2</text:p>
          </table:table-cell>
          <table:table-cell office:value-type="float" office:value="343.7" calcext:value-type="float">
            <text:p>343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lag</text:p>
          </table:table-cell>
          <table:table-cell office:value-type="float" office:value="191.7" calcext:value-type="float">
            <text:p>191.7</text:p>
          </table:table-cell>
          <table:table-cell office:value-type="float" office:value="16809.2" calcext:value-type="float">
            <text:p>16809.2</text:p>
          </table:table-cell>
          <table:table-cell office:value-type="float" office:value="235.9" calcext:value-type="float">
            <text:p>235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Reinforced concrete/Slag</text:p>
          </table:table-cell>
          <table:table-cell office:value-type="float" office:value="40.1" calcext:value-type="float">
            <text:p>40.1</text:p>
          </table:table-cell>
          <table:table-cell office:value-type="float" office:value="3518.9" calcext:value-type="float">
            <text:p>3518.9</text:p>
          </table:table-cell>
          <table:table-cell office:value-type="float" office:value="70.9" calcext:value-type="float">
            <text:p>70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 (apartment)</text:p>
          </table:table-cell>
          <table:table-cell office:value-type="string" calcext:value-type="string">
            <text:p>Reinforced concrete/Concrete/Sand</text:p>
          </table:table-cell>
          <table:table-cell office:value-type="float" office:value="61.1" calcext:value-type="float">
            <text:p>61.1</text:p>
          </table:table-cell>
          <table:table-cell office:value-type="float" office:value="5362.4" calcext:value-type="float">
            <text:p>5362.4</text:p>
          </table:table-cell>
          <table:table-cell office:value-type="float" office:value="138.2" calcext:value-type="float">
            <text:p>138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1.5" calcext:value-type="float">
            <text:p>11.5</text:p>
          </table:table-cell>
          <table:table-cell office:value-type="float" office:value="1007.8" calcext:value-type="float">
            <text:p>1007.8</text:p>
          </table:table-cell>
          <table:table-cell office:value-type="float" office:value="6.1" calcext:value-type="float">
            <text:p>6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28" calcext:value-type="float">
            <text:p>128</text:p>
          </table:table-cell>
          <table:table-cell office:value-type="float" office:value="11226.7" calcext:value-type="float">
            <text:p>11226.7</text:p>
          </table:table-cell>
          <table:table-cell office:value-type="float" office:value="47.8" calcext:value-type="float">
            <text:p>47.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24:.D129])" office:value-type="float" office:value="835.3" calcext:value-type="float">
            <text:p>835.3</text:p>
          </table:table-cell>
          <table:table-cell table:style-name="ce2" table:formula="of:=SUM([.E124:.E129])" office:value-type="float" office:value="73260.2" calcext:value-type="float">
            <text:p>73260.2</text:p>
          </table:table-cell>
          <table:table-cell table:style-name="ce2" table:formula="of:=SUM([.F124:.F129])" office:value-type="float" office:value="842.6" calcext:value-type="float">
            <text:p>842.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s/Decoration</text:p>
          </table:table-cell>
          <table:table-cell office:value-type="float" office:value="13.5" calcext:value-type="float">
            <text:p>13.5</text:p>
          </table:table-cell>
          <table:table-cell office:value-type="float" office:value="852.8" calcext:value-type="float">
            <text:p>852.8</text:p>
          </table:table-cell>
          <table:table-cell office:value-type="float" office:value="11.5" calcext:value-type="float">
            <text:p>11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ceiling</text:p>
          </table:table-cell>
          <table:table-cell office:value-type="string" calcext:value-type="string">
            <text:p>Wood/Slag</text:p>
          </table:table-cell>
          <table:table-cell office:value-type="float" office:value="11.9" calcext:value-type="float">
            <text:p>11.9</text:p>
          </table:table-cell>
          <table:table-cell office:value-type="float" office:value="752.2" calcext:value-type="float">
            <text:p>752.2</text:p>
          </table:table-cell>
          <table:table-cell office:value-type="float" office:value="14.6" calcext:value-type="float">
            <text:p>14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Reinforced concrete/Slag</text:p>
          </table:table-cell>
          <table:table-cell office:value-type="float" office:value="8.3" calcext:value-type="float">
            <text:p>8.3</text:p>
          </table:table-cell>
          <table:table-cell office:value-type="float" office:value="528.5" calcext:value-type="float">
            <text:p>528.5</text:p>
          </table:table-cell>
          <table:table-cell office:value-type="float" office:value="14.6" calcext:value-type="float">
            <text:p>14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doors (attic)</text:p>
          </table:table-cell>
          <table:table-cell office:value-type="string" calcext:value-type="string">
            <text:p>Wood</text:p>
          </table:table-cell>
          <table:table-cell office:value-type="float" office:value="21" calcext:value-type="float">
            <text:p>21</text:p>
          </table:table-cell>
          <table:table-cell office:value-type="float" office:value="1332" calcext:value-type="float">
            <text:p>1332</text:p>
          </table:table-cell>
          <table:table-cell office:value-type="float" office:value="5.6" calcext:value-type="float">
            <text:p>5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8.4" calcext:value-type="float">
            <text:p>8.4</text:p>
          </table:table-cell>
          <table:table-cell office:value-type="float" office:value="534.6" calcext:value-type="float">
            <text:p>534.6</text:p>
          </table:table-cell>
          <table:table-cell office:value-type="float" office:value="3.2" calcext:value-type="float">
            <text:p>3.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32:.D136])" office:value-type="float" office:value="63.1" calcext:value-type="float">
            <text:p>63.1</text:p>
          </table:table-cell>
          <table:table-cell table:formula="of:=SUM([.E132:.E136])" office:value-type="float" office:value="4000.1" calcext:value-type="float">
            <text:p>4000.1</text:p>
          </table:table-cell>
          <table:table-cell table:formula="of:=SUM([.F132:.F136])" office:value-type="float" office:value="49.5" calcext:value-type="float">
            <text:p>49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30];[.E137])" office:value-type="float" office:value="77260.3" calcext:value-type="float">
            <text:p>77260.3</text:p>
          </table:table-cell>
          <table:table-cell table:formula="of:=SUM([.F130];[.F137])" office:value-type="float" office:value="892.1" calcext:value-type="float">
            <text:p>892.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Metal</text:p>
          </table:table-cell>
          <table:table-cell office:value-type="float" office:value="15" calcext:value-type="float">
            <text:p>15</text:p>
          </table:table-cell>
          <table:table-cell office:value-type="float" office:value="299" calcext:value-type="float">
            <text:p>299</text:p>
          </table:table-cell>
          <table:table-cell office:value-type="float" office:value="5.94" calcext:value-type="float">
            <text:p>5.9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254.6" calcext:value-type="float">
            <text:p>1254.6</text:p>
          </table:table-cell>
          <table:table-cell office:value-type="float" office:value="25091.6" calcext:value-type="float">
            <text:p>25091.6</text:p>
          </table:table-cell>
          <table:table-cell office:value-type="float" office:value="962.84" calcext:value-type="float">
            <text:p>962.8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Reinforced concrete/Wood wool</text:p>
          </table:table-cell>
          <table:table-cell office:value-type="float" office:value="202.5" calcext:value-type="float">
            <text:p>202.5</text:p>
          </table:table-cell>
          <table:table-cell office:value-type="float" office:value="4049.6" calcext:value-type="float">
            <text:p>4049.6</text:p>
          </table:table-cell>
          <table:table-cell office:value-type="float" office:value="419.21" calcext:value-type="float">
            <text:p>419.2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(uninsulated)</text:p>
          </table:table-cell>
          <table:table-cell office:value-type="string" calcext:value-type="string">
            <text:p>Reinforced concrete/Concrete/Expanded clay</text:p>
          </table:table-cell>
          <table:table-cell office:value-type="float" office:value="261" calcext:value-type="float">
            <text:p>261</text:p>
          </table:table-cell>
          <table:table-cell office:value-type="float" office:value="3601.4" calcext:value-type="float">
            <text:p>3601.4</text:p>
          </table:table-cell>
          <table:table-cell office:value-type="float" office:value="375.82" calcext:value-type="float">
            <text:p>375.8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355.3" calcext:value-type="float">
            <text:p>355.3</text:p>
          </table:table-cell>
          <table:table-cell office:value-type="float" office:value="7106.4" calcext:value-type="float">
            <text:p>7106.4</text:p>
          </table:table-cell>
          <table:table-cell office:value-type="float" office:value="148.08" calcext:value-type="float">
            <text:p>148.0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68.2" calcext:value-type="float">
            <text:p>168.2</text:p>
          </table:table-cell>
          <table:table-cell office:value-type="float" office:value="3363.4" calcext:value-type="float">
            <text:p>3363.4</text:p>
          </table:table-cell>
          <table:table-cell office:value-type="float" office:value="51.96" calcext:value-type="float">
            <text:p>51.9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43:.D148])" office:value-type="float" office:value="2256.6" calcext:value-type="float">
            <text:p>2256.6</text:p>
          </table:table-cell>
          <table:table-cell table:style-name="ce2" table:formula="of:=SUM([.E143:.E148])" office:value-type="float" office:value="43511.4" calcext:value-type="float">
            <text:p>43511.4</text:p>
          </table:table-cell>
          <table:table-cell table:style-name="ce2" table:formula="of:=SUM([.F143:.F148])" office:value-type="float" office:value="1963.85" calcext:value-type="float">
            <text:p>1963.8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otal Zone 2</text:p>
          </table:table-cell>
          <table:table-cell table:number-columns-repeated="2"/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49])" office:value-type="float" office:value="43511.4" calcext:value-type="float">
            <text:p>43511.4</text:p>
          </table:table-cell>
          <table:table-cell table:formula="of:=SUM([.F149])" office:value-type="float" office:value="1963.85" calcext:value-type="float">
            <text:p>1963.8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 (side, insulated)</text:p>
          </table:table-cell>
          <table:table-cell office:value-type="string" calcext:value-type="string">
            <text:p>Clay bricks/Decoration/Glass wool</text:p>
          </table:table-cell>
          <table:table-cell office:value-type="float" office:value="59.2" calcext:value-type="float">
            <text:p>59.2</text:p>
          </table:table-cell>
          <table:table-cell office:value-type="float" office:value="5771.4" calcext:value-type="float">
            <text:p>5771.4</text:p>
          </table:table-cell>
          <table:table-cell office:value-type="float" office:value="202.3" calcext:value-type="float">
            <text:p>202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 (side, uninsulated)</text:p>
          </table:table-cell>
          <table:table-cell office:value-type="string" calcext:value-type="string">
            <text:p>Clay bricks/Decoration</text:p>
          </table:table-cell>
          <table:table-cell office:value-type="float" office:value="216.9" calcext:value-type="float">
            <text:p>216.9</text:p>
          </table:table-cell>
          <table:table-cell office:value-type="float" office:value="21134.7" calcext:value-type="float">
            <text:p>21134.7</text:p>
          </table:table-cell>
          <table:table-cell office:value-type="float" office:value="212.1" calcext:value-type="float">
            <text:p>212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lay bricks/Expanded clay concrete</text:p>
          </table:table-cell>
          <table:table-cell office:value-type="float" office:value="1042.1" calcext:value-type="float">
            <text:p>1042.1</text:p>
          </table:table-cell>
          <table:table-cell office:value-type="float" office:value="101542.2" calcext:value-type="float">
            <text:p>101542.2</text:p>
          </table:table-cell>
          <table:table-cell office:value-type="float" office:value="1525.9" calcext:value-type="float">
            <text:p>1525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hielding between windows</text:p>
          </table:table-cell>
          <table:table-cell office:value-type="string" calcext:value-type="string">
            <text:p>Oakum/Decoration</text:p>
          </table:table-cell>
          <table:table-cell office:value-type="float" office:value="689.6" calcext:value-type="float">
            <text:p>689.6</text:p>
          </table:table-cell>
          <table:table-cell office:value-type="float" office:value="67193.3" calcext:value-type="float">
            <text:p>67193.3</text:p>
          </table:table-cell>
          <table:table-cell office:value-type="float" office:value="828.7" calcext:value-type="float">
            <text:p>828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loggias)</text:p>
          </table:table-cell>
          <table:table-cell office:value-type="string" calcext:value-type="string">
            <text:p>Clay bricks/Decoration</text:p>
          </table:table-cell>
          <table:table-cell office:value-type="float" office:value="214.1" calcext:value-type="float">
            <text:p>214.1</text:p>
          </table:table-cell>
          <table:table-cell office:value-type="float" office:value="20864.8" calcext:value-type="float">
            <text:p>20864.8</text:p>
          </table:table-cell>
          <table:table-cell office:value-type="float" office:value="206.3" calcext:value-type="float">
            <text:p>206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644.8" calcext:value-type="float">
            <text:p>1644.8</text:p>
          </table:table-cell>
          <table:table-cell office:value-type="float" office:value="160268.9" calcext:value-type="float">
            <text:p>160268.9</text:p>
          </table:table-cell>
          <table:table-cell office:value-type="float" office:value="1343.4" calcext:value-type="float">
            <text:p>1343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613.1" calcext:value-type="float">
            <text:p>613.1</text:p>
          </table:table-cell>
          <table:table-cell office:value-type="float" office:value="59743.3" calcext:value-type="float">
            <text:p>59743.3</text:p>
          </table:table-cell>
          <table:table-cell office:value-type="float" office:value="1034.2" calcext:value-type="float">
            <text:p>1034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New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829.6" calcext:value-type="float">
            <text:p>829.6</text:p>
          </table:table-cell>
          <table:table-cell office:value-type="float" office:value="80839.3" calcext:value-type="float">
            <text:p>80839.3</text:p>
          </table:table-cell>
          <table:table-cell office:value-type="float" office:value="463.6" calcext:value-type="float">
            <text:p>463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35.7" calcext:value-type="float">
            <text:p>235.7</text:p>
          </table:table-cell>
          <table:table-cell office:value-type="float" office:value="22963.5" calcext:value-type="float">
            <text:p>22963.5</text:p>
          </table:table-cell>
          <table:table-cell office:value-type="float" office:value="87.6" calcext:value-type="float">
            <text:p>87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 (loggia)</text:p>
          </table:table-cell>
          <table:table-cell office:value-type="string" calcext:value-type="string">
            <text:p>PVC (double glazed)</text:p>
          </table:table-cell>
          <table:table-cell office:value-type="float" office:value="127.9" calcext:value-type="float">
            <text:p>127.9</text:p>
          </table:table-cell>
          <table:table-cell office:value-type="float" office:value="12460.6" calcext:value-type="float">
            <text:p>12460.6</text:p>
          </table:table-cell>
          <table:table-cell office:value-type="float" office:value="61.2" calcext:value-type="float">
            <text:p>61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New windows (loggia)</text:p>
          </table:table-cell>
          <table:table-cell office:value-type="string" calcext:value-type="string">
            <text:p>PVC (double glazed)</text:p>
          </table:table-cell>
          <table:table-cell office:value-type="float" office:value="98.1" calcext:value-type="float">
            <text:p>98.1</text:p>
          </table:table-cell>
          <table:table-cell office:value-type="float" office:value="9554" calcext:value-type="float">
            <text:p>9554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windows (loggia)</text:p>
          </table:table-cell>
          <table:table-cell office:value-type="string" calcext:value-type="string">
            <text:p>Wood (double glazed)</text:p>
          </table:table-cell>
          <table:table-cell office:value-type="float" office:value="203.8" calcext:value-type="float">
            <text:p>203.8</text:p>
          </table:table-cell>
          <table:table-cell office:value-type="float" office:value="19854.4" calcext:value-type="float">
            <text:p>19854.4</text:p>
          </table:table-cell>
          <table:table-cell office:value-type="float" office:value="136.8" calcext:value-type="float">
            <text:p>136.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57:.D168])" office:value-type="float" office:value="5974.9" calcext:value-type="float">
            <text:p>5974.9</text:p>
          </table:table-cell>
          <table:table-cell table:style-name="ce2" table:formula="of:=SUM([.E157:.E168])" office:value-type="float" office:value="582190.4" calcext:value-type="float">
            <text:p>582190.4</text:p>
          </table:table-cell>
          <table:table-cell table:style-name="ce2" table:formula="of:=SUM([.F157:.F168])" office:value-type="float" office:value="6192.1" calcext:value-type="float">
            <text:p>6192.1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Staircase wall</text:p>
          </table:table-cell>
          <table:table-cell office:value-type="string" calcext:value-type="string">
            <text:p>Clay bricks/Decoration</text:p>
          </table:table-cell>
          <table:table-cell office:value-type="float" office:value="539.3" calcext:value-type="float">
            <text:p>539.3</text:p>
          </table:table-cell>
          <table:table-cell office:value-type="float" office:value="26272.3" calcext:value-type="float">
            <text:p>26272.3</text:p>
          </table:table-cell>
          <table:table-cell office:value-type="float" office:value="411.8" calcext:value-type="float">
            <text:p>411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all</text:p>
          </table:table-cell>
          <table:table-cell office:value-type="string" calcext:value-type="string">
            <text:p>Clay bricks/Expanded clay concrete</text:p>
          </table:table-cell>
          <table:table-cell office:value-type="float" office:value="89.4" calcext:value-type="float">
            <text:p>89.4</text:p>
          </table:table-cell>
          <table:table-cell office:value-type="float" office:value="4353.6" calcext:value-type="float">
            <text:p>4353.6</text:p>
          </table:table-cell>
          <table:table-cell office:value-type="float" office:value="108.2" calcext:value-type="float">
            <text:p>108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28" calcext:value-type="float">
            <text:p>128</text:p>
          </table:table-cell>
          <table:table-cell office:value-type="float" office:value="6234.4" calcext:value-type="float">
            <text:p>6234.4</text:p>
          </table:table-cell>
          <table:table-cell office:value-type="float" office:value="105.2" calcext:value-type="float">
            <text:p>105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41.6" calcext:value-type="float">
            <text:p>141.6</text:p>
          </table:table-cell>
          <table:table-cell office:value-type="float" office:value="6899.5" calcext:value-type="float">
            <text:p>6899.5</text:p>
          </table:table-cell>
          <table:table-cell office:value-type="float" office:value="246.8" calcext:value-type="float">
            <text:p>246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New 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04.3" calcext:value-type="float">
            <text:p>104.3</text:p>
          </table:table-cell>
          <table:table-cell office:value-type="float" office:value="5079.6" calcext:value-type="float">
            <text:p>5079.6</text:p>
          </table:table-cell>
          <table:table-cell office:value-type="float" office:value="58.3" calcext:value-type="float">
            <text:p>58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Metal</text:p>
          </table:table-cell>
          <table:table-cell office:value-type="float" office:value="34" calcext:value-type="float">
            <text:p>34</text:p>
          </table:table-cell>
          <table:table-cell office:value-type="float" office:value="1658.4" calcext:value-type="float">
            <text:p>1658.4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71:.D176])" office:value-type="float" office:value="1036.6" calcext:value-type="float">
            <text:p>1036.6</text:p>
          </table:table-cell>
          <table:table-cell table:formula="of:=SUM([.E171:.E176])" office:value-type="float" office:value="50497.8" calcext:value-type="float">
            <text:p>50497.8</text:p>
          </table:table-cell>
          <table:table-cell table:formula="of:=SUM([.F171:.F176])" office:value-type="float" office:value="951.3" calcext:value-type="float">
            <text:p>951.3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69];[.E177])" office:value-type="float" office:value="632688.2" calcext:value-type="float">
            <text:p>632688.2</text:p>
          </table:table-cell>
          <table:table-cell table:formula="of:=SUM([.F169];[.F177])" office:value-type="float" office:value="7143.4" calcext:value-type="float">
            <text:p>7143.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Wood</text:p>
          </table:table-cell>
          <table:table-cell office:value-type="float" office:value="114.2" calcext:value-type="float">
            <text:p>114.2</text:p>
          </table:table-cell>
          <table:table-cell office:value-type="float" office:value="11405839.2" calcext:value-type="float">
            <text:p>11405839.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/Doors/Glass walls 1</text:p>
          </table:table-cell>
          <table:table-cell office:value-type="string" calcext:value-type="string">
            <text:p>Double glazed</text:p>
          </table:table-cell>
          <table:table-cell office:value-type="float" office:value="699.05" calcext:value-type="float">
            <text:p>699.05</text:p>
          </table:table-cell>
          <table:table-cell office:value-type="float" office:value="69818517.55" calcext:value-type="float">
            <text:p>69818517.55</text:p>
          </table:table-cell>
          <table:table-cell office:value-type="float" office:value="392.18" calcext:value-type="float">
            <text:p>392.1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/Doors/Glass walls 2</text:p>
          </table:table-cell>
          <table:table-cell office:value-type="string" calcext:value-type="string">
            <text:p>Wood</text:p>
          </table:table-cell>
          <table:table-cell office:value-type="float" office:value="300.43" calcext:value-type="float">
            <text:p>300.43</text:p>
          </table:table-cell>
          <table:table-cell office:value-type="float" office:value="30005247.3" calcext:value-type="float">
            <text:p>30005247.3</text:p>
          </table:table-cell>
          <table:table-cell office:value-type="float" office:value="125.85" calcext:value-type="float">
            <text:p>125.8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/Doors/Glass walls 3</text:p>
          </table:table-cell>
          <table:table-cell office:value-type="string" calcext:value-type="string">
            <text:p>Glass blocks</text:p>
          </table:table-cell>
          <table:table-cell office:value-type="float" office:value="74.37" calcext:value-type="float">
            <text:p>74.37</text:p>
          </table:table-cell>
          <table:table-cell office:value-type="float" office:value="7427278.74" calcext:value-type="float">
            <text:p>7427278.74</text:p>
          </table:table-cell>
          <table:table-cell office:value-type="float" office:value="18.85" calcext:value-type="float">
            <text:p>18.8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 1</text:p>
          </table:table-cell>
          <table:table-cell office:value-type="string" calcext:value-type="string">
            <text:p>Attic cover</text:p>
          </table:table-cell>
          <table:table-cell office:value-type="float" office:value="882.72" calcext:value-type="float">
            <text:p>882.72</text:p>
          </table:table-cell>
          <table:table-cell office:value-type="float" office:value="49457036.16" calcext:value-type="float">
            <text:p>49457036.16</text:p>
          </table:table-cell>
          <table:table-cell office:value-type="float" office:value="735.6" calcext:value-type="float">
            <text:p>735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 2</text:p>
          </table:table-cell>
          <table:table-cell office:value-type="string" calcext:value-type="string">
            <text:p>Overhang</text:p>
          </table:table-cell>
          <table:table-cell office:value-type="float" office:value="58.5" calcext:value-type="float">
            <text:p>58.5</text:p>
          </table:table-cell>
          <table:table-cell office:value-type="float" office:value="5842746" calcext:value-type="float">
            <text:p>5842746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1</text:p>
          </table:table-cell>
          <table:table-cell office:value-type="string" calcext:value-type="string">
            <text:p>Ceramic brick wall</text:p>
          </table:table-cell>
          <table:table-cell office:value-type="float" office:value="736.14" calcext:value-type="float">
            <text:p>736.14</text:p>
          </table:table-cell>
          <table:table-cell office:value-type="float" office:value="73522988.31" calcext:value-type="float">
            <text:p>73522988.31</text:p>
          </table:table-cell>
          <table:table-cell office:value-type="float" office:value="758.91" calcext:value-type="float">
            <text:p>758.9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2</text:p>
          </table:table-cell>
          <table:table-cell office:value-type="string" calcext:value-type="string">
            <text:p>Autoclaved aerated concrete</text:p>
          </table:table-cell>
          <table:table-cell office:value-type="float" office:value="1257" calcext:value-type="float">
            <text:p>1257</text:p>
          </table:table-cell>
          <table:table-cell office:value-type="float" office:value="125544211.9" calcext:value-type="float">
            <text:p>125544211.9</text:p>
          </table:table-cell>
          <table:table-cell office:value-type="float" office:value="1428.41" calcext:value-type="float">
            <text:p>1428.4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3</text:p>
          </table:table-cell>
          <table:table-cell office:value-type="string" calcext:value-type="string">
            <text:p>Attic wall</text:p>
          </table:table-cell>
          <table:table-cell office:value-type="float" office:value="97" calcext:value-type="float">
            <text:p>97</text:p>
          </table:table-cell>
          <table:table-cell office:value-type="float" office:value="9687972" calcext:value-type="float">
            <text:p>9687972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1</text:p>
          </table:table-cell>
          <table:table-cell office:value-type="string" calcext:value-type="string">
            <text:p>Attic</text:p>
          </table:table-cell>
          <table:table-cell office:value-type="float" office:value="640.53" calcext:value-type="float">
            <text:p>640.53</text:p>
          </table:table-cell>
          <table:table-cell office:value-type="float" office:value="63973574.28" calcext:value-type="float">
            <text:p>63973574.28</text:p>
          </table:table-cell>
          <table:table-cell office:value-type="float" office:value="711.7" calcext:value-type="float">
            <text:p>711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2</text:p>
          </table:table-cell>
          <table:table-cell office:value-type="string" calcext:value-type="string">
            <text:p>Roof</text:p>
          </table:table-cell>
          <table:table-cell office:value-type="float" office:value="94.62" calcext:value-type="float">
            <text:p>94.62</text:p>
          </table:table-cell>
          <table:table-cell office:value-type="float" office:value="9450267.12" calcext:value-type="float">
            <text:p>9450267.12</text:p>
          </table:table-cell>
          <table:table-cell office:value-type="float" office:value="99.6" calcext:value-type="float">
            <text:p>99.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83:.D193])" office:value-type="float" office:value="4954.56" calcext:value-type="float">
            <text:p>4954.56</text:p>
          </table:table-cell>
          <table:table-cell table:style-name="ce2" table:formula="of:=SUM([.E183:.E193])" office:value-type="float" office:value="456135678.56" calcext:value-type="float">
            <text:p>456135678.56</text:p>
          </table:table-cell>
          <table:table-cell table:style-name="ce2" table:formula="of:=SUM([.F183:.F193])" office:value-type="float" office:value="4444.1" calcext:value-type="float">
            <text:p>4444.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94])" office:value-type="float" office:value="456135678.56" calcext:value-type="float">
            <text:p>456135678.56</text:p>
          </table:table-cell>
          <table:table-cell table:formula="of:=SUM([.F194])" office:value-type="float" office:value="4444.1" calcext:value-type="float">
            <text:p>4444.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table:number-columns-repeated="2" office:value-type="string" calcext:value-type="string">
            <text:p>Doors</text:p>
          </table:table-cell>
          <table:table-cell office:value-type="float" office:value="9.42" calcext:value-type="float">
            <text:p>9.42</text:p>
          </table:table-cell>
          <table:table-cell office:value-type="float" office:value="858222.29" calcext:value-type="float">
            <text:p>858222.29</text:p>
          </table:table-cell>
          <table:table-cell office:value-type="float" office:value="4.2" calcext:value-type="float">
            <text:p>4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/Doors/Glass walls 1</text:p>
          </table:table-cell>
          <table:table-cell office:value-type="string" calcext:value-type="string">
            <text:p>Double glazed</text:p>
          </table:table-cell>
          <table:table-cell office:value-type="float" office:value="247.08" calcext:value-type="float">
            <text:p>247.08</text:p>
          </table:table-cell>
          <table:table-cell office:value-type="float" office:value="22510569.31" calcext:value-type="float">
            <text:p>22510569.31</text:p>
          </table:table-cell>
          <table:table-cell office:value-type="float" office:value="144.6" calcext:value-type="float">
            <text:p>144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/Doors/Glass walls 2</text:p>
          </table:table-cell>
          <table:table-cell office:value-type="string" calcext:value-type="string">
            <text:p>Wood</text:p>
          </table:table-cell>
          <table:table-cell office:value-type="float" office:value="100.54" calcext:value-type="float">
            <text:p>100.54</text:p>
          </table:table-cell>
          <table:table-cell office:value-type="float" office:value="9159746.35" calcext:value-type="float">
            <text:p>9159746.35</text:p>
          </table:table-cell>
          <table:table-cell office:value-type="float" office:value="41.71" calcext:value-type="float">
            <text:p>41.71</text:p>
          </table:table-cell>
          <table:table-cell table:number-columns-repeated="1018"/>
        </table:table-row>
        <table:table-row table:style-name="ro5">
          <table:table-cell/>
          <table:table-cell table:number-columns-repeated="2" office:value-type="string" calcext:value-type="string">
            <text:p>Floor on ground</text:p>
          </table:table-cell>
          <table:table-cell office:value-type="float" office:value="148.53" calcext:value-type="float">
            <text:p>148.53</text:p>
          </table:table-cell>
          <table:table-cell office:value-type="float" office:value="9914109.78" calcext:value-type="float">
            <text:p>9914109.78</text:p>
          </table:table-cell>
          <table:table-cell office:value-type="float" office:value="322.9" calcext:value-type="float">
            <text:p>322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</text:p>
          </table:table-cell>
          <table:table-cell office:value-type="string" calcext:value-type="string">
            <text:p>Calcium silicate bricks</text:p>
          </table:table-cell>
          <table:table-cell office:value-type="float" office:value="765.52" calcext:value-type="float">
            <text:p>765.52</text:p>
          </table:table-cell>
          <table:table-cell office:value-type="float" office:value="69743634.67" calcext:value-type="float">
            <text:p>69743634.67</text:p>
          </table:table-cell>
          <table:table-cell office:value-type="float" office:value="677.45" calcext:value-type="float">
            <text:p>677.4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Hollow-core reinforced concrete</text:p>
          </table:table-cell>
          <table:table-cell office:value-type="float" office:value="586.8" calcext:value-type="float">
            <text:p>586.8</text:p>
          </table:table-cell>
          <table:table-cell office:value-type="float" office:value="53461235.52" calcext:value-type="float">
            <text:p>53461235.52</text:p>
          </table:table-cell>
          <table:table-cell office:value-type="float" office:value="326" calcext:value-type="float">
            <text:p>32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202:.D207])" office:value-type="float" office:value="1857.89" calcext:value-type="float">
            <text:p>1857.89</text:p>
          </table:table-cell>
          <table:table-cell table:style-name="ce2" table:formula="of:=SUM([.E202:.E207])" office:value-type="float" office:value="165647517.92" calcext:value-type="float">
            <text:p>165647517.92</text:p>
          </table:table-cell>
          <table:table-cell table:style-name="ce2" table:formula="of:=SUM([.F202:.F207])" office:value-type="float" office:value="1516.86" calcext:value-type="float">
            <text:p>1516.8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otal Zone 2</text:p>
          </table:table-cell>
          <table:table-cell table:number-columns-repeated="2"/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208])" office:value-type="float" office:value="165647517.92" calcext:value-type="float">
            <text:p>165647517.92</text:p>
          </table:table-cell>
          <table:table-cell table:formula="of:=SUM([.F208])" office:value-type="float" office:value="1516.86" calcext:value-type="float">
            <text:p>1516.8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Wood</text:p>
          </table:table-cell>
          <table:table-cell office:value-type="float" office:value="49.85" calcext:value-type="float">
            <text:p>49.85</text:p>
          </table:table-cell>
          <table:table-cell office:value-type="float" office:value="4226.09" calcext:value-type="float">
            <text:p>4226.09</text:p>
          </table:table-cell>
          <table:table-cell office:value-type="float" office:value="18.38" calcext:value-type="float">
            <text:p>18.3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/Doors/Glass walls 1</text:p>
          </table:table-cell>
          <table:table-cell office:value-type="string" calcext:value-type="string">
            <text:p>Double glazed</text:p>
          </table:table-cell>
          <table:table-cell office:value-type="float" office:value="353.76" calcext:value-type="float">
            <text:p>353.76</text:p>
          </table:table-cell>
          <table:table-cell office:value-type="float" office:value="29989.23" calcext:value-type="float">
            <text:p>29989.23</text:p>
          </table:table-cell>
          <table:table-cell office:value-type="float" office:value="201" calcext:value-type="float">
            <text:p>20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/Doors/Glass walls 2</text:p>
          </table:table-cell>
          <table:table-cell office:value-type="string" calcext:value-type="string">
            <text:p>Wood</text:p>
          </table:table-cell>
          <table:table-cell office:value-type="float" office:value="133.67" calcext:value-type="float">
            <text:p>133.67</text:p>
          </table:table-cell>
          <table:table-cell office:value-type="float" office:value="11331.41" calcext:value-type="float">
            <text:p>11331.41</text:p>
          </table:table-cell>
          <table:table-cell office:value-type="float" office:value="55.48" calcext:value-type="float">
            <text:p>55.4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/Doors/Glass walls 3</text:p>
          </table:table-cell>
          <table:table-cell office:value-type="string" calcext:value-type="string">
            <text:p>Glass</text:p>
          </table:table-cell>
          <table:table-cell office:value-type="float" office:value="29.06" calcext:value-type="float">
            <text:p>29.06</text:p>
          </table:table-cell>
          <table:table-cell office:value-type="float" office:value="2463.84" calcext:value-type="float">
            <text:p>2463.84</text:p>
          </table:table-cell>
          <table:table-cell office:value-type="float" office:value="18.48" calcext:value-type="float">
            <text:p>18.4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 1</text:p>
          </table:table-cell>
          <table:table-cell office:value-type="string" calcext:value-type="string">
            <text:p>Attic cover</text:p>
          </table:table-cell>
          <table:table-cell office:value-type="float" office:value="261" calcext:value-type="float">
            <text:p>261</text:p>
          </table:table-cell>
          <table:table-cell office:value-type="float" office:value="11952.96" calcext:value-type="float">
            <text:p>11952.96</text:p>
          </table:table-cell>
          <table:table-cell office:value-type="float" office:value="290" calcext:value-type="float">
            <text:p>29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 2</text:p>
          </table:table-cell>
          <table:table-cell office:value-type="string" calcext:value-type="string">
            <text:p>Floor on ground</text:p>
          </table:table-cell>
          <table:table-cell office:value-type="float" office:value="16.65" calcext:value-type="float">
            <text:p>16.65</text:p>
          </table:table-cell>
          <table:table-cell office:value-type="float" office:value="1005.87" calcext:value-type="float">
            <text:p>1005.87</text:p>
          </table:table-cell>
          <table:table-cell office:value-type="float" office:value="55.5" calcext:value-type="float">
            <text:p>55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1</text:p>
          </table:table-cell>
          <table:table-cell office:value-type="string" calcext:value-type="string">
            <text:p>Calcium silicate bricks</text:p>
          </table:table-cell>
          <table:table-cell office:value-type="float" office:value="1224.45" calcext:value-type="float">
            <text:p>1224.45</text:p>
          </table:table-cell>
          <table:table-cell office:value-type="float" office:value="103800.18" calcext:value-type="float">
            <text:p>103800.18</text:p>
          </table:table-cell>
          <table:table-cell office:value-type="float" office:value="1123.35" calcext:value-type="float">
            <text:p>1123.3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2</text:p>
          </table:table-cell>
          <table:table-cell office:value-type="string" calcext:value-type="string">
            <text:p>Calcium silicate bricks</text:p>
          </table:table-cell>
          <table:table-cell office:value-type="float" office:value="299.56" calcext:value-type="float">
            <text:p>299.56</text:p>
          </table:table-cell>
          <table:table-cell office:value-type="float" office:value="25394.54" calcext:value-type="float">
            <text:p>25394.54</text:p>
          </table:table-cell>
          <table:table-cell office:value-type="float" office:value="299.56" calcext:value-type="float">
            <text:p>299.5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3</text:p>
          </table:table-cell>
          <table:table-cell office:value-type="string" calcext:value-type="string">
            <text:p>Calcium silicate bricks</text:p>
          </table:table-cell>
          <table:table-cell office:value-type="float" office:value="89.41" calcext:value-type="float">
            <text:p>89.41</text:p>
          </table:table-cell>
          <table:table-cell office:value-type="float" office:value="7579.37" calcext:value-type="float">
            <text:p>7579.37</text:p>
          </table:table-cell>
          <table:table-cell office:value-type="float" office:value="55.88" calcext:value-type="float">
            <text:p>55.8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Wood shavings/Slag</text:p>
          </table:table-cell>
          <table:table-cell office:value-type="float" office:value="276" calcext:value-type="float">
            <text:p>276</text:p>
          </table:table-cell>
          <table:table-cell office:value-type="float" office:value="23397.29" calcext:value-type="float">
            <text:p>23397.29</text:p>
          </table:table-cell>
          <table:table-cell office:value-type="float" office:value="345" calcext:value-type="float">
            <text:p>34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216:.D225])" office:value-type="float" office:value="2733.41" calcext:value-type="float">
            <text:p>2733.41</text:p>
          </table:table-cell>
          <table:table-cell table:style-name="ce2" table:formula="of:=SUM([.E216:.E225])" office:value-type="float" office:value="221140.78" calcext:value-type="float">
            <text:p>221140.78</text:p>
          </table:table-cell>
          <table:table-cell table:style-name="ce2" table:formula="of:=SUM([.F216:.F225])" office:value-type="float" office:value="2462.63" calcext:value-type="float">
            <text:p>2462.63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226])" office:value-type="float" office:value="221140.78" calcext:value-type="float">
            <text:p>221140.78</text:p>
          </table:table-cell>
          <table:table-cell table:formula="of:=SUM([.F226])" office:value-type="float" office:value="2462.63" calcext:value-type="float">
            <text:p>2462.63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Wood</text:p>
          </table:table-cell>
          <table:table-cell office:value-type="float" office:value="74.4" calcext:value-type="float">
            <text:p>74.4</text:p>
          </table:table-cell>
          <table:table-cell office:value-type="float" office:value="7249536" calcext:value-type="float">
            <text:p>7249536</text:p>
          </table:table-cell>
          <table:table-cell office:value-type="float" office:value="22.2" calcext:value-type="float">
            <text:p>22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/Doors/Glass walls 1</text:p>
          </table:table-cell>
          <table:table-cell office:value-type="string" calcext:value-type="string">
            <text:p>Double glazed</text:p>
          </table:table-cell>
          <table:table-cell office:value-type="float" office:value="663.5" calcext:value-type="float">
            <text:p>663.5</text:p>
          </table:table-cell>
          <table:table-cell office:value-type="float" office:value="64651050.24" calcext:value-type="float">
            <text:p>64651050.24</text:p>
          </table:table-cell>
          <table:table-cell office:value-type="float" office:value="359.56" calcext:value-type="float">
            <text:p>359.5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/Doors/Glass walls 2</text:p>
          </table:table-cell>
          <table:table-cell office:value-type="string" calcext:value-type="string">
            <text:p>Wood</text:p>
          </table:table-cell>
          <table:table-cell office:value-type="float" office:value="39.67" calcext:value-type="float">
            <text:p>39.67</text:p>
          </table:table-cell>
          <table:table-cell office:value-type="float" office:value="3865737.12" calcext:value-type="float">
            <text:p>3865737.12</text:p>
          </table:table-cell>
          <table:table-cell office:value-type="float" office:value="17.01" calcext:value-type="float">
            <text:p>17.0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/Doors/Glass walls 3</text:p>
          </table:table-cell>
          <table:table-cell office:value-type="string" calcext:value-type="string">
            <text:p>Glass blocks</text:p>
          </table:table-cell>
          <table:table-cell office:value-type="float" office:value="16.12" calcext:value-type="float">
            <text:p>16.12</text:p>
          </table:table-cell>
          <table:table-cell office:value-type="float" office:value="1570732.8" calcext:value-type="float">
            <text:p>1570732.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Attic cover</text:p>
          </table:table-cell>
          <table:table-cell office:value-type="float" office:value="309.48" calcext:value-type="float">
            <text:p>309.48</text:p>
          </table:table-cell>
          <table:table-cell office:value-type="float" office:value="18093438.72" calcext:value-type="float">
            <text:p>18093438.72</text:p>
          </table:table-cell>
          <table:table-cell office:value-type="float" office:value="257.9" calcext:value-type="float">
            <text:p>257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1</text:p>
          </table:table-cell>
          <table:table-cell office:value-type="string" calcext:value-type="string">
            <text:p>Ceramic brick wall</text:p>
          </table:table-cell>
          <table:table-cell office:value-type="float" office:value="962.25" calcext:value-type="float">
            <text:p>962.25</text:p>
          </table:table-cell>
          <table:table-cell office:value-type="float" office:value="93761201.52" calcext:value-type="float">
            <text:p>93761201.52</text:p>
          </table:table-cell>
          <table:table-cell office:value-type="float" office:value="1012.89" calcext:value-type="float">
            <text:p>1012.8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2</text:p>
          </table:table-cell>
          <table:table-cell office:value-type="string" calcext:value-type="string">
            <text:p>Autoclaved aerated concrete</text:p>
          </table:table-cell>
          <table:table-cell office:value-type="float" office:value="370.1" calcext:value-type="float">
            <text:p>370.1</text:p>
          </table:table-cell>
          <table:table-cell office:value-type="float" office:value="36062699.9" calcext:value-type="float">
            <text:p>36062699.9</text:p>
          </table:table-cell>
          <table:table-cell office:value-type="float" office:value="420.57" calcext:value-type="float">
            <text:p>420.5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3</text:p>
          </table:table-cell>
          <table:table-cell office:value-type="string" calcext:value-type="string">
            <text:p>Autoclaved aerated concrete (loggia)</text:p>
          </table:table-cell>
          <table:table-cell office:value-type="float" office:value="283.45" calcext:value-type="float">
            <text:p>283.45</text:p>
          </table:table-cell>
          <table:table-cell office:value-type="float" office:value="27619173.12" calcext:value-type="float">
            <text:p>27619173.12</text:p>
          </table:table-cell>
          <table:table-cell office:value-type="float" office:value="322.1" calcext:value-type="float">
            <text:p>322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Attic</text:p>
          </table:table-cell>
          <table:table-cell office:value-type="float" office:value="386.85" calcext:value-type="float">
            <text:p>386.85</text:p>
          </table:table-cell>
          <table:table-cell office:value-type="float" office:value="37694664" calcext:value-type="float">
            <text:p>37694664</text:p>
          </table:table-cell>
          <table:table-cell office:value-type="float" office:value="257.9" calcext:value-type="float">
            <text:p>257.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234:.D242])" office:value-type="float" office:value="3105.82" calcext:value-type="float">
            <text:p>3105.82</text:p>
          </table:table-cell>
          <table:table-cell table:style-name="ce2" table:formula="of:=SUM([.E234:.E242])" office:value-type="float" office:value="290568233.42" calcext:value-type="float">
            <text:p>290568233.42</text:p>
          </table:table-cell>
          <table:table-cell table:style-name="ce2" table:formula="of:=SUM([.F234:.F242])" office:value-type="float" office:value="2674.13" calcext:value-type="float">
            <text:p>2674.13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243])" office:value-type="float" office:value="290568233.42" calcext:value-type="float">
            <text:p>290568233.42</text:p>
          </table:table-cell>
          <table:table-cell table:formula="of:=SUM([.F243])" office:value-type="float" office:value="2674.13" calcext:value-type="float">
            <text:p>2674.13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table:number-columns-repeated="2" office:value-type="string" calcext:value-type="string">
            <text:p>Doors</text:p>
          </table:table-cell>
          <table:table-cell office:value-type="float" office:value="6.52" calcext:value-type="float">
            <text:p>6.52</text:p>
          </table:table-cell>
          <table:table-cell office:value-type="float" office:value="571.43" calcext:value-type="float">
            <text:p>571.43</text:p>
          </table:table-cell>
          <table:table-cell office:value-type="float" office:value="3.14" calcext:value-type="float">
            <text:p>3.1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/Doors/Glass walls 1</text:p>
          </table:table-cell>
          <table:table-cell office:value-type="string" calcext:value-type="string">
            <text:p>Double glazed</text:p>
          </table:table-cell>
          <table:table-cell office:value-type="float" office:value="43.39" calcext:value-type="float">
            <text:p>43.39</text:p>
          </table:table-cell>
          <table:table-cell office:value-type="float" office:value="3805.43" calcext:value-type="float">
            <text:p>3805.43</text:p>
          </table:table-cell>
          <table:table-cell office:value-type="float" office:value="24.13" calcext:value-type="float">
            <text:p>24.1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/Doors/Glass walls 2</text:p>
          </table:table-cell>
          <table:table-cell office:value-type="string" calcext:value-type="string">
            <text:p>Wood</text:p>
          </table:table-cell>
          <table:table-cell office:value-type="float" office:value="57.05" calcext:value-type="float">
            <text:p>57.05</text:p>
          </table:table-cell>
          <table:table-cell office:value-type="float" office:value="5003.3" calcext:value-type="float">
            <text:p>5003.3</text:p>
          </table:table-cell>
          <table:table-cell office:value-type="float" office:value="20.88" calcext:value-type="float">
            <text:p>20.8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 1</text:p>
          </table:table-cell>
          <table:table-cell office:value-type="string" calcext:value-type="string">
            <text:p>Attic cover</text:p>
          </table:table-cell>
          <table:table-cell office:value-type="float" office:value="46.75" calcext:value-type="float">
            <text:p>46.75</text:p>
          </table:table-cell>
          <table:table-cell office:value-type="float" office:value="2960.96" calcext:value-type="float">
            <text:p>2960.96</text:p>
          </table:table-cell>
          <table:table-cell office:value-type="float" office:value="42.5" calcext:value-type="float">
            <text:p>42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 2</text:p>
          </table:table-cell>
          <table:table-cell office:value-type="string" calcext:value-type="string">
            <text:p>Floor on ground</text:p>
          </table:table-cell>
          <table:table-cell office:value-type="float" office:value="41.52" calcext:value-type="float">
            <text:p>41.52</text:p>
          </table:table-cell>
          <table:table-cell office:value-type="float" office:value="2629.71" calcext:value-type="float">
            <text:p>2629.71</text:p>
          </table:table-cell>
          <table:table-cell office:value-type="float" office:value="103.8" calcext:value-type="float">
            <text:p>103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415.03" calcext:value-type="float">
            <text:p>415.03</text:p>
          </table:table-cell>
          <table:table-cell office:value-type="float" office:value="36396.3" calcext:value-type="float">
            <text:p>36396.3</text:p>
          </table:table-cell>
          <table:table-cell office:value-type="float" office:value="334.7" calcext:value-type="float">
            <text:p>334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Shavings/Slag</text:p>
          </table:table-cell>
          <table:table-cell office:value-type="float" office:value="62.91" calcext:value-type="float">
            <text:p>62.91</text:p>
          </table:table-cell>
          <table:table-cell office:value-type="float" office:value="5516.87" calcext:value-type="float">
            <text:p>5516.87</text:p>
          </table:table-cell>
          <table:table-cell office:value-type="float" office:value="146.3" calcext:value-type="float">
            <text:p>146.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251:.D257])" office:value-type="float" office:value="673.17" calcext:value-type="float">
            <text:p>673.17</text:p>
          </table:table-cell>
          <table:table-cell table:style-name="ce2" table:formula="of:=SUM([.E251:.E257])" office:value-type="float" office:value="56884" calcext:value-type="float">
            <text:p>56884</text:p>
          </table:table-cell>
          <table:table-cell table:style-name="ce2" table:formula="of:=SUM([.F251:.F257])" office:value-type="float" office:value="675.45" calcext:value-type="float">
            <text:p>675.4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258])" office:value-type="float" office:value="56884" calcext:value-type="float">
            <text:p>56884</text:p>
          </table:table-cell>
          <table:table-cell table:formula="of:=SUM([.F258])" office:value-type="float" office:value="675.45" calcext:value-type="float">
            <text:p>675.4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table:number-columns-repeated="2" office:value-type="string" calcext:value-type="string">
            <text:p>Doors</text:p>
          </table:table-cell>
          <table:table-cell office:value-type="float" office:value="4.68" calcext:value-type="float">
            <text:p>4.68</text:p>
          </table:table-cell>
          <table:table-cell office:value-type="float" office:value="410.42" calcext:value-type="float">
            <text:p>410.42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/Doors/Glass walls 1</text:p>
          </table:table-cell>
          <table:table-cell office:value-type="string" calcext:value-type="string">
            <text:p>Double glazed</text:p>
          </table:table-cell>
          <table:table-cell office:value-type="float" office:value="156.77" calcext:value-type="float">
            <text:p>156.77</text:p>
          </table:table-cell>
          <table:table-cell office:value-type="float" office:value="13748.1" calcext:value-type="float">
            <text:p>13748.1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/Doors/Glass walls 2</text:p>
          </table:table-cell>
          <table:table-cell office:value-type="string" calcext:value-type="string">
            <text:p>Wood</text:p>
          </table:table-cell>
          <table:table-cell office:value-type="float" office:value="57.08" calcext:value-type="float">
            <text:p>57.08</text:p>
          </table:table-cell>
          <table:table-cell office:value-type="float" office:value="5005.34" calcext:value-type="float">
            <text:p>5005.34</text:p>
          </table:table-cell>
          <table:table-cell office:value-type="float" office:value="20.64" calcext:value-type="float">
            <text:p>20.6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/Doors/Glass walls 3</text:p>
          </table:table-cell>
          <table:table-cell office:value-type="string" calcext:value-type="string">
            <text:p>Staircase windows</text:p>
          </table:table-cell>
          <table:table-cell office:value-type="float" office:value="10.64" calcext:value-type="float">
            <text:p>10.64</text:p>
          </table:table-cell>
          <table:table-cell office:value-type="float" office:value="933.09" calcext:value-type="float">
            <text:p>933.0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 1</text:p>
          </table:table-cell>
          <table:table-cell office:value-type="string" calcext:value-type="string">
            <text:p>Basement cover</text:p>
          </table:table-cell>
          <table:table-cell office:value-type="float" office:value="114.03" calcext:value-type="float">
            <text:p>114.03</text:p>
          </table:table-cell>
          <table:table-cell office:value-type="float" office:value="7778.03" calcext:value-type="float">
            <text:p>7778.03</text:p>
          </table:table-cell>
          <table:table-cell office:value-type="float" office:value="99.6" calcext:value-type="float">
            <text:p>99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 2</text:p>
          </table:table-cell>
          <table:table-cell office:value-type="string" calcext:value-type="string">
            <text:p>Floor on ground</text:p>
          </table:table-cell>
          <table:table-cell office:value-type="float" office:value="34.89" calcext:value-type="float">
            <text:p>34.89</text:p>
          </table:table-cell>
          <table:table-cell office:value-type="float" office:value="2379.67" calcext:value-type="float">
            <text:p>2379.67</text:p>
          </table:table-cell>
          <table:table-cell office:value-type="float" office:value="77.53" calcext:value-type="float">
            <text:p>77.5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</text:p>
          </table:table-cell>
          <table:table-cell office:value-type="float" office:value="616.41" calcext:value-type="float">
            <text:p>616.41</text:p>
          </table:table-cell>
          <table:table-cell office:value-type="float" office:value="54056.66" calcext:value-type="float">
            <text:p>54056.66</text:p>
          </table:table-cell>
          <table:table-cell office:value-type="float" office:value="481.57" calcext:value-type="float">
            <text:p>481.5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Slag</text:p>
          </table:table-cell>
          <table:table-cell office:value-type="float" office:value="212.8" calcext:value-type="float">
            <text:p>212.8</text:p>
          </table:table-cell>
          <table:table-cell office:value-type="float" office:value="18661.34" calcext:value-type="float">
            <text:p>18661.34</text:p>
          </table:table-cell>
          <table:table-cell office:value-type="float" office:value="1.19" calcext:value-type="float">
            <text:p>1.1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266:.D273])" office:value-type="float" office:value="1207.3" calcext:value-type="float">
            <text:p>1207.3</text:p>
          </table:table-cell>
          <table:table-cell table:style-name="ce2" table:formula="of:=SUM([.E266:.E273])" office:value-type="float" office:value="102972.65" calcext:value-type="float">
            <text:p>102972.65</text:p>
          </table:table-cell>
          <table:table-cell table:style-name="ce2" table:formula="of:=SUM([.F266:.F273])" office:value-type="float" office:value="758.63" calcext:value-type="float">
            <text:p>758.63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Total: </text:p>
          </table:table-cell>
          <table:table-cell table:formula="of:=SUM([.E274])" office:value-type="float" office:value="102972.65" calcext:value-type="float">
            <text:p>102972.65</text:p>
          </table:table-cell>
          <table:table-cell table:formula="of:=SUM([.F274])" office:value-type="float" office:value="758.63" calcext:value-type="float">
            <text:p>758.63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facade)</text:p>
          </table:table-cell>
          <table:table-cell office:value-type="string" calcext:value-type="string">
            <text:p>Clay bricks/Decoration</text:p>
          </table:table-cell>
          <table:table-cell office:value-type="float" office:value="257" calcext:value-type="float">
            <text:p>257</text:p>
          </table:table-cell>
          <table:table-cell office:value-type="float" office:value="23164" calcext:value-type="float">
            <text:p>23164</text:p>
          </table:table-cell>
          <table:table-cell office:value-type="float" office:value="316" calcext:value-type="float">
            <text:p>31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facade)</text:p>
          </table:table-cell>
          <table:table-cell office:value-type="string" calcext:value-type="string">
            <text:p>Clay bricks/Decoration</text:p>
          </table:table-cell>
          <table:table-cell office:value-type="float" office:value="205.5" calcext:value-type="float">
            <text:p>205.5</text:p>
          </table:table-cell>
          <table:table-cell office:value-type="float" office:value="18522.3" calcext:value-type="float">
            <text:p>18522.3</text:p>
          </table:table-cell>
          <table:table-cell office:value-type="float" office:value="252.5" calcext:value-type="float">
            <text:p>252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lay bricks/Decoration</text:p>
          </table:table-cell>
          <table:table-cell office:value-type="float" office:value="41.2" calcext:value-type="float">
            <text:p>41.2</text:p>
          </table:table-cell>
          <table:table-cell office:value-type="float" office:value="3716.7" calcext:value-type="float">
            <text:p>3716.7</text:p>
          </table:table-cell>
          <table:table-cell office:value-type="float" office:value="50.3" calcext:value-type="float">
            <text:p>50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partment walls (attic floor)</text:p>
          </table:table-cell>
          <table:table-cell office:value-type="string" calcext:value-type="string">
            <text:p>Autoclaved aerated concrete/Decoration</text:p>
          </table:table-cell>
          <table:table-cell office:value-type="float" office:value="33.9" calcext:value-type="float">
            <text:p>33.9</text:p>
          </table:table-cell>
          <table:table-cell office:value-type="float" office:value="3053.1" calcext:value-type="float">
            <text:p>3053.1</text:p>
          </table:table-cell>
          <table:table-cell office:value-type="float" office:value="44.1" calcext:value-type="float">
            <text:p>44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apartments)</text:p>
          </table:table-cell>
          <table:table-cell office:value-type="string" calcext:value-type="string">
            <text:p>Wood/Slag</text:p>
          </table:table-cell>
          <table:table-cell office:value-type="float" office:value="116.7" calcext:value-type="float">
            <text:p>116.7</text:p>
          </table:table-cell>
          <table:table-cell office:value-type="float" office:value="10513.9" calcext:value-type="float">
            <text:p>10513.9</text:p>
          </table:table-cell>
          <table:table-cell office:value-type="float" office:value="156.3" calcext:value-type="float">
            <text:p>156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partment roof cover (attic floor)</text:p>
          </table:table-cell>
          <table:table-cell office:value-type="string" calcext:value-type="string">
            <text:p>Plasterboard/Glass wool/Wood</text:p>
          </table:table-cell>
          <table:table-cell office:value-type="float" office:value="15.7" calcext:value-type="float">
            <text:p>15.7</text:p>
          </table:table-cell>
          <table:table-cell office:value-type="float" office:value="1415.1" calcext:value-type="float">
            <text:p>1415.1</text:p>
          </table:table-cell>
          <table:table-cell office:value-type="float" office:value="98.4" calcext:value-type="float">
            <text:p>98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Clay bricks/Slag/Wood</text:p>
          </table:table-cell>
          <table:table-cell office:value-type="float" office:value="97.3" calcext:value-type="float">
            <text:p>97.3</text:p>
          </table:table-cell>
          <table:table-cell office:value-type="float" office:value="8767.5" calcext:value-type="float">
            <text:p>8767.5</text:p>
          </table:table-cell>
          <table:table-cell office:value-type="float" office:value="226" calcext:value-type="float">
            <text:p>22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PVC</text:p>
          </table:table-cell>
          <table:table-cell office:value-type="float" office:value="5.8" calcext:value-type="float">
            <text:p>5.8</text:p>
          </table:table-cell>
          <table:table-cell office:value-type="float" office:value="522.8" calcext:value-type="float">
            <text:p>522.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shop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4" calcext:value-type="float">
            <text:p>34</text:p>
          </table:table-cell>
          <table:table-cell office:value-type="float" office:value="3061.8" calcext:value-type="float">
            <text:p>3061.8</text:p>
          </table:table-cell>
          <table:table-cell office:value-type="float" office:value="17.9" calcext:value-type="float">
            <text:p>17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35.1" calcext:value-type="float">
            <text:p>135.1</text:p>
          </table:table-cell>
          <table:table-cell office:value-type="float" office:value="12177" calcext:value-type="float">
            <text:p>12177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3" calcext:value-type="float">
            <text:p>43</text:p>
          </table:table-cell>
          <table:table-cell office:value-type="float" office:value="3878.9" calcext:value-type="float">
            <text:p>3878.9</text:p>
          </table:table-cell>
          <table:table-cell office:value-type="float" office:value="22.6" calcext:value-type="float">
            <text:p>2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76.7" calcext:value-type="float">
            <text:p>76.7</text:p>
          </table:table-cell>
          <table:table-cell office:value-type="float" office:value="6916.4" calcext:value-type="float">
            <text:p>6916.4</text:p>
          </table:table-cell>
          <table:table-cell office:value-type="float" office:value="28.4" calcext:value-type="float">
            <text:p>28.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282:.D293])" office:value-type="float" office:value="1061.9" calcext:value-type="float">
            <text:p>1061.9</text:p>
          </table:table-cell>
          <table:table-cell table:style-name="ce2" table:formula="of:=SUM([.E282:.E293])" office:value-type="float" office:value="95709.5" calcext:value-type="float">
            <text:p>95709.5</text:p>
          </table:table-cell>
          <table:table-cell table:style-name="ce2" table:formula="of:=SUM([.F282:.F293])" office:value-type="float" office:value="1265.5" calcext:value-type="float">
            <text:p>1265.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, facade)</text:p>
          </table:table-cell>
          <table:table-cell office:value-type="string" calcext:value-type="string">
            <text:p>Clay bricks/Decoration</text:p>
          </table:table-cell>
          <table:table-cell office:value-type="float" office:value="10.7" calcext:value-type="float">
            <text:p>10.7</text:p>
          </table:table-cell>
          <table:table-cell office:value-type="float" office:value="727.8" calcext:value-type="float">
            <text:p>727.8</text:p>
          </table:table-cell>
          <table:table-cell office:value-type="float" office:value="12.7" calcext:value-type="float">
            <text:p>12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taircase, facade)</text:p>
          </table:table-cell>
          <table:table-cell office:value-type="string" calcext:value-type="string">
            <text:p>Clay bricks/Decoration</text:p>
          </table:table-cell>
          <table:table-cell office:value-type="float" office:value="1.2" calcext:value-type="float">
            <text:p>1.2</text:p>
          </table:table-cell>
          <table:table-cell office:value-type="float" office:value="84.3" calcext:value-type="float">
            <text:p>84.3</text:p>
          </table:table-cell>
          <table:table-cell office:value-type="float" office:value="1.4" calcext:value-type="float">
            <text:p>1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 (staircase)</text:p>
          </table:table-cell>
          <table:table-cell office:value-type="string" calcext:value-type="string">
            <text:p>Clay bricks/Decoration</text:p>
          </table:table-cell>
          <table:table-cell office:value-type="float" office:value="21.4" calcext:value-type="float">
            <text:p>21.4</text:p>
          </table:table-cell>
          <table:table-cell office:value-type="float" office:value="1460.3" calcext:value-type="float">
            <text:p>1460.3</text:p>
          </table:table-cell>
          <table:table-cell office:value-type="float" office:value="31.6" calcext:value-type="float">
            <text:p>31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Clay bricks/Slag/Wood</text:p>
          </table:table-cell>
          <table:table-cell office:value-type="float" office:value="11.9" calcext:value-type="float">
            <text:p>11.9</text:p>
          </table:table-cell>
          <table:table-cell office:value-type="float" office:value="808.5" calcext:value-type="float">
            <text:p>808.5</text:p>
          </table:table-cell>
          <table:table-cell office:value-type="float" office:value="28.7" calcext:value-type="float">
            <text:p>28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doors</text:p>
          </table:table-cell>
          <table:table-cell office:value-type="string" calcext:value-type="string">
            <text:p>Wood</text:p>
          </table:table-cell>
          <table:table-cell office:value-type="float" office:value="11.1" calcext:value-type="float">
            <text:p>11.1</text:p>
          </table:table-cell>
          <table:table-cell office:value-type="float" office:value="758.5" calcext:value-type="float">
            <text:p>758.5</text:p>
          </table:table-cell>
          <table:table-cell office:value-type="float" office:value="3.8" calcext:value-type="float">
            <text:p>3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doors (attic)</text:p>
          </table:table-cell>
          <table:table-cell office:value-type="string" calcext:value-type="string">
            <text:p>Metal</text:p>
          </table:table-cell>
          <table:table-cell office:value-type="float" office:value="11.8" calcext:value-type="float">
            <text:p>11.8</text:p>
          </table:table-cell>
          <table:table-cell office:value-type="float" office:value="804.9" calcext:value-type="float">
            <text:p>804.9</text:p>
          </table:table-cell>
          <table:table-cell office:value-type="float" office:value="4.4" calcext:value-type="float">
            <text:p>4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4.1" calcext:value-type="float">
            <text:p>4.1</text:p>
          </table:table-cell>
          <table:table-cell office:value-type="float" office:value="280.2" calcext:value-type="float">
            <text:p>280.2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Metal</text:p>
          </table:table-cell>
          <table:table-cell office:value-type="float" office:value="70.3" calcext:value-type="float">
            <text:p>70.3</text:p>
          </table:table-cell>
          <table:table-cell office:value-type="float" office:value="4797.5" calcext:value-type="float">
            <text:p>4797.5</text:p>
          </table:table-cell>
          <table:table-cell office:value-type="float" office:value="22.7" calcext:value-type="float">
            <text:p>22.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296:.D303])" office:value-type="float" office:value="142.5" calcext:value-type="float">
            <text:p>142.5</text:p>
          </table:table-cell>
          <table:table-cell table:formula="of:=SUM([.E296:.E303])" office:value-type="float" office:value="9722" calcext:value-type="float">
            <text:p>9722</text:p>
          </table:table-cell>
          <table:table-cell table:formula="of:=SUM([.F296:.F303])" office:value-type="float" office:value="106.8" calcext:value-type="float">
            <text:p>106.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294];[.E304])" office:value-type="float" office:value="105431.5" calcext:value-type="float">
            <text:p>105431.5</text:p>
          </table:table-cell>
          <table:table-cell table:formula="of:=SUM([.F294];[.F304])" office:value-type="float" office:value="1372.3" calcext:value-type="float">
            <text:p>1372.3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7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Autoclaved aerated concrete/Decoration</text:p>
          </table:table-cell>
          <table:table-cell office:value-type="float" office:value="970.4" calcext:value-type="float">
            <text:p>970.4</text:p>
          </table:table-cell>
          <table:table-cell office:value-type="float" office:value="108736.4" calcext:value-type="float">
            <text:p>108736.4</text:p>
          </table:table-cell>
          <table:table-cell office:value-type="float" office:value="1062.8" calcext:value-type="float">
            <text:p>1062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lay bricks/Decoration</text:p>
          </table:table-cell>
          <table:table-cell office:value-type="float" office:value="1004.5" calcext:value-type="float">
            <text:p>1004.5</text:p>
          </table:table-cell>
          <table:table-cell office:value-type="float" office:value="112561.4" calcext:value-type="float">
            <text:p>112561.4</text:p>
          </table:table-cell>
          <table:table-cell office:value-type="float" office:value="1065.2" calcext:value-type="float">
            <text:p>1065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below ground)</text:p>
          </table:table-cell>
          <table:table-cell office:value-type="string" calcext:value-type="string">
            <text:p>Concrete</text:p>
          </table:table-cell>
          <table:table-cell office:value-type="float" office:value="12.5" calcext:value-type="float">
            <text:p>12.5</text:p>
          </table:table-cell>
          <table:table-cell office:value-type="float" office:value="1404.3" calcext:value-type="float">
            <text:p>1404.3</text:p>
          </table:table-cell>
          <table:table-cell office:value-type="float" office:value="15.5" calcext:value-type="float">
            <text:p>15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bove ground)</text:p>
          </table:table-cell>
          <table:table-cell office:value-type="string" calcext:value-type="string">
            <text:p>Concrete</text:p>
          </table:table-cell>
          <table:table-cell office:value-type="float" office:value="51" calcext:value-type="float">
            <text:p>51</text:p>
          </table:table-cell>
          <table:table-cell office:value-type="float" office:value="5712.6" calcext:value-type="float">
            <text:p>5712.6</text:p>
          </table:table-cell>
          <table:table-cell office:value-type="float" office:value="19.7" calcext:value-type="float">
            <text:p>19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walls (uninsulated)</text:p>
          </table:table-cell>
          <table:table-cell office:value-type="string" calcext:value-type="string">
            <text:p>Concrete</text:p>
          </table:table-cell>
          <table:table-cell office:value-type="float" office:value="122.2" calcext:value-type="float">
            <text:p>122.2</text:p>
          </table:table-cell>
          <table:table-cell office:value-type="float" office:value="13691.2" calcext:value-type="float">
            <text:p>13691.2</text:p>
          </table:table-cell>
          <table:table-cell office:value-type="float" office:value="71.4" calcext:value-type="float">
            <text:p>71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apartments)</text:p>
          </table:table-cell>
          <table:table-cell office:value-type="string" calcext:value-type="string">
            <text:p>Hollow-core reinforced concrete/Expanded clay/Cement</text:p>
          </table:table-cell>
          <table:table-cell office:value-type="float" office:value="310.2" calcext:value-type="float">
            <text:p>310.2</text:p>
          </table:table-cell>
          <table:table-cell office:value-type="float" office:value="34756.4" calcext:value-type="float">
            <text:p>34756.4</text:p>
          </table:table-cell>
          <table:table-cell office:value-type="float" office:value="372.7" calcext:value-type="float">
            <text:p>372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Expanded clay/Wool</text:p>
          </table:table-cell>
          <table:table-cell office:value-type="float" office:value="203.8" calcext:value-type="float">
            <text:p>203.8</text:p>
          </table:table-cell>
          <table:table-cell office:value-type="float" office:value="22838.3" calcext:value-type="float">
            <text:p>22838.3</text:p>
          </table:table-cell>
          <table:table-cell office:value-type="float" office:value="351" calcext:value-type="float">
            <text:p>35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einforced concrete/Concrete/Sand</text:p>
          </table:table-cell>
          <table:table-cell office:value-type="float" office:value="28.7" calcext:value-type="float">
            <text:p>28.7</text:p>
          </table:table-cell>
          <table:table-cell office:value-type="float" office:value="3218.5" calcext:value-type="float">
            <text:p>3218.5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794.8" calcext:value-type="float">
            <text:p>794.8</text:p>
          </table:table-cell>
          <table:table-cell office:value-type="float" office:value="85189.2" calcext:value-type="float">
            <text:p>85189.2</text:p>
          </table:table-cell>
          <table:table-cell office:value-type="float" office:value="389.2" calcext:value-type="float">
            <text:p>389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795.8" calcext:value-type="float">
            <text:p>795.8</text:p>
          </table:table-cell>
          <table:table-cell office:value-type="float" office:value="85295.3" calcext:value-type="float">
            <text:p>85295.3</text:p>
          </table:table-cell>
          <table:table-cell office:value-type="float" office:value="261.6" calcext:value-type="float">
            <text:p>261.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310:.D319])" office:value-type="float" office:value="4293.9" calcext:value-type="float">
            <text:p>4293.9</text:p>
          </table:table-cell>
          <table:table-cell table:style-name="ce2" table:formula="of:=SUM([.E310:.E319])" office:value-type="float" office:value="473403.6" calcext:value-type="float">
            <text:p>473403.6</text:p>
          </table:table-cell>
          <table:table-cell table:style-name="ce2" table:formula="of:=SUM([.F310:.F319])" office:value-type="float" office:value="3702.1" calcext:value-type="float">
            <text:p>3702.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Staircase walls (attic)</text:p>
          </table:table-cell>
          <table:table-cell office:value-type="string" calcext:value-type="string">
            <text:p>Clay bricks/Decoration</text:p>
          </table:table-cell>
          <table:table-cell office:value-type="float" office:value="54" calcext:value-type="float">
            <text:p>54</text:p>
          </table:table-cell>
          <table:table-cell office:value-type="float" office:value="4212.9" calcext:value-type="float">
            <text:p>4212.9</text:p>
          </table:table-cell>
          <table:table-cell office:value-type="float" office:value="44.5" calcext:value-type="float">
            <text:p>44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Autoclaved aerated concrete/Decoration</text:p>
          </table:table-cell>
          <table:table-cell office:value-type="float" office:value="66" calcext:value-type="float">
            <text:p>66</text:p>
          </table:table-cell>
          <table:table-cell office:value-type="float" office:value="5145.5" calcext:value-type="float">
            <text:p>5145.5</text:p>
          </table:table-cell>
          <table:table-cell office:value-type="float" office:value="72.3" calcext:value-type="float">
            <text:p>72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s/Decoration</text:p>
          </table:table-cell>
          <table:table-cell office:value-type="float" office:value="200.6" calcext:value-type="float">
            <text:p>200.6</text:p>
          </table:table-cell>
          <table:table-cell office:value-type="float" office:value="15633.8" calcext:value-type="float">
            <text:p>15633.8</text:p>
          </table:table-cell>
          <table:table-cell office:value-type="float" office:value="212.8" calcext:value-type="float">
            <text:p>212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/Expanded clay/Cement</text:p>
          </table:table-cell>
          <table:table-cell office:value-type="float" office:value="53.9" calcext:value-type="float">
            <text:p>53.9</text:p>
          </table:table-cell>
          <table:table-cell office:value-type="float" office:value="4199.3" calcext:value-type="float">
            <text:p>4199.3</text:p>
          </table:table-cell>
          <table:table-cell office:value-type="float" office:value="64.5" calcext:value-type="float">
            <text:p>64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roof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24.2" calcext:value-type="float">
            <text:p>24.2</text:p>
          </table:table-cell>
          <table:table-cell office:value-type="float" office:value="1889.2" calcext:value-type="float">
            <text:p>1889.2</text:p>
          </table:table-cell>
          <table:table-cell office:value-type="float" office:value="19.7" calcext:value-type="float">
            <text:p>19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65.7" calcext:value-type="float">
            <text:p>265.7</text:p>
          </table:table-cell>
          <table:table-cell office:value-type="float" office:value="20712.6" calcext:value-type="float">
            <text:p>20712.6</text:p>
          </table:table-cell>
          <table:table-cell office:value-type="float" office:value="87.3" calcext:value-type="float">
            <text:p>87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Glass blocks</text:p>
          </table:table-cell>
          <table:table-cell office:value-type="float" office:value="14.3" calcext:value-type="float">
            <text:p>14.3</text:p>
          </table:table-cell>
          <table:table-cell office:value-type="float" office:value="1112.4" calcext:value-type="float">
            <text:p>1112.4</text:p>
          </table:table-cell>
          <table:table-cell office:value-type="float" office:value="4.4" calcext:value-type="float">
            <text:p>4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0.1" calcext:value-type="float">
            <text:p>10.1</text:p>
          </table:table-cell>
          <table:table-cell office:value-type="float" office:value="783.4" calcext:value-type="float">
            <text:p>783.4</text:p>
          </table:table-cell>
          <table:table-cell office:value-type="float" office:value="4.4" calcext:value-type="float">
            <text:p>4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98.3" calcext:value-type="float">
            <text:p>198.3</text:p>
          </table:table-cell>
          <table:table-cell office:value-type="float" office:value="15460.2" calcext:value-type="float">
            <text:p>15460.2</text:p>
          </table:table-cell>
          <table:table-cell office:value-type="float" office:value="52.4" calcext:value-type="float">
            <text:p>52.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322:.D330])" office:value-type="float" office:value="887.1" calcext:value-type="float">
            <text:p>887.1</text:p>
          </table:table-cell>
          <table:table-cell table:formula="of:=SUM([.E322:.E330])" office:value-type="float" office:value="69149.3" calcext:value-type="float">
            <text:p>69149.3</text:p>
          </table:table-cell>
          <table:table-cell table:formula="of:=SUM([.F322:.F330])" office:value-type="float" office:value="562.3" calcext:value-type="float">
            <text:p>562.3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320];[.E331])" office:value-type="float" office:value="542552.9" calcext:value-type="float">
            <text:p>542552.9</text:p>
          </table:table-cell>
          <table:table-cell table:formula="of:=SUM([.F320];[.F331])" office:value-type="float" office:value="4264.4" calcext:value-type="float">
            <text:p>4264.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alcium silicate bricks</text:p>
          </table:table-cell>
          <table:table-cell office:value-type="float" office:value="1203.9" calcext:value-type="float">
            <text:p>1203.9</text:p>
          </table:table-cell>
          <table:table-cell office:value-type="float" office:value="120237.8" calcext:value-type="float">
            <text:p>120237.8</text:p>
          </table:table-cell>
          <table:table-cell office:value-type="float" office:value="1026.8" calcext:value-type="float">
            <text:p>1026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apartments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475.3" calcext:value-type="float">
            <text:p>475.3</text:p>
          </table:table-cell>
          <table:table-cell office:value-type="float" office:value="47468.9" calcext:value-type="float">
            <text:p>47468.9</text:p>
          </table:table-cell>
          <table:table-cell office:value-type="float" office:value="556.9" calcext:value-type="float">
            <text:p>556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apartments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78.5" calcext:value-type="float">
            <text:p>178.5</text:p>
          </table:table-cell>
          <table:table-cell office:value-type="float" office:value="17828.1" calcext:value-type="float">
            <text:p>17828.1</text:p>
          </table:table-cell>
          <table:table-cell office:value-type="float" office:value="295.4" calcext:value-type="float">
            <text:p>295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58.1" calcext:value-type="float">
            <text:p>458.1</text:p>
          </table:table-cell>
          <table:table-cell office:value-type="float" office:value="45756.4" calcext:value-type="float">
            <text:p>45756.4</text:p>
          </table:table-cell>
          <table:table-cell office:value-type="float" office:value="221.9" calcext:value-type="float">
            <text:p>221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83.7" calcext:value-type="float">
            <text:p>183.7</text:p>
          </table:table-cell>
          <table:table-cell office:value-type="float" office:value="18344.4" calcext:value-type="float">
            <text:p>18344.4</text:p>
          </table:table-cell>
          <table:table-cell office:value-type="float" office:value="59.9" calcext:value-type="float">
            <text:p>59.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337:.D341])" office:value-type="float" office:value="2499.5" calcext:value-type="float">
            <text:p>2499.5</text:p>
          </table:table-cell>
          <table:table-cell table:style-name="ce2" table:formula="of:=SUM([.E337:.E341])" office:value-type="float" office:value="249635.6" calcext:value-type="float">
            <text:p>249635.6</text:p>
          </table:table-cell>
          <table:table-cell table:style-name="ce2" table:formula="of:=SUM([.F337:.F341])" office:value-type="float" office:value="2160.9" calcext:value-type="float">
            <text:p>2160.9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47.9" calcext:value-type="float">
            <text:p>47.9</text:p>
          </table:table-cell>
          <table:table-cell office:value-type="float" office:value="3734.6" calcext:value-type="float">
            <text:p>3734.6</text:p>
          </table:table-cell>
          <table:table-cell office:value-type="float" office:value="40.8" calcext:value-type="float">
            <text:p>40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7.3" calcext:value-type="float">
            <text:p>27.3</text:p>
          </table:table-cell>
          <table:table-cell office:value-type="float" office:value="2130.6" calcext:value-type="float">
            <text:p>2130.6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9.5" calcext:value-type="float">
            <text:p>19.5</text:p>
          </table:table-cell>
          <table:table-cell office:value-type="float" office:value="1523.2" calcext:value-type="float">
            <text:p>1523.2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7.4" calcext:value-type="float">
            <text:p>37.4</text:p>
          </table:table-cell>
          <table:table-cell office:value-type="float" office:value="2913.5" calcext:value-type="float">
            <text:p>2913.5</text:p>
          </table:table-cell>
          <table:table-cell office:value-type="float" office:value="18.2" calcext:value-type="float">
            <text:p>18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2.3" calcext:value-type="float">
            <text:p>22.3</text:p>
          </table:table-cell>
          <table:table-cell office:value-type="float" office:value="1739.1" calcext:value-type="float">
            <text:p>1739.1</text:p>
          </table:table-cell>
          <table:table-cell office:value-type="float" office:value="9.9" calcext:value-type="float">
            <text:p>9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8.6" calcext:value-type="float">
            <text:p>18.6</text:p>
          </table:table-cell>
          <table:table-cell office:value-type="float" office:value="1448.4" calcext:value-type="float">
            <text:p>1448.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344:.D349])" office:value-type="float" office:value="173" calcext:value-type="float">
            <text:p>173</text:p>
          </table:table-cell>
          <table:table-cell table:formula="of:=SUM([.E344:.E349])" office:value-type="float" office:value="13489.4" calcext:value-type="float">
            <text:p>13489.4</text:p>
          </table:table-cell>
          <table:table-cell table:formula="of:=SUM([.F344:.F349])" office:value-type="float" office:value="137.9" calcext:value-type="float">
            <text:p>137.9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342];[.E350])" office:value-type="float" office:value="263125" calcext:value-type="float">
            <text:p>263125</text:p>
          </table:table-cell>
          <table:table-cell table:formula="of:=SUM([.F342];[.F350])" office:value-type="float" office:value="2298.8" calcext:value-type="float">
            <text:p>2298.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1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lay bricks/Decoration</text:p>
          </table:table-cell>
          <table:table-cell office:value-type="float" office:value="553.9" calcext:value-type="float">
            <text:p>553.9</text:p>
          </table:table-cell>
          <table:table-cell office:value-type="float" office:value="53969.3" calcext:value-type="float">
            <text:p>53969.3</text:p>
          </table:table-cell>
          <table:table-cell office:value-type="float" office:value="472.4" calcext:value-type="float">
            <text:p>472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apartments)</text:p>
          </table:table-cell>
          <table:table-cell office:value-type="string" calcext:value-type="string">
            <text:p>Wood/Slag (black ceiling)</text:p>
          </table:table-cell>
          <table:table-cell office:value-type="float" office:value="36.3" calcext:value-type="float">
            <text:p>36.3</text:p>
          </table:table-cell>
          <table:table-cell office:value-type="float" office:value="3535.9" calcext:value-type="float">
            <text:p>3535.9</text:p>
          </table:table-cell>
          <table:table-cell office:value-type="float" office:value="239.3" calcext:value-type="float">
            <text:p>239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apartments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96.9" calcext:value-type="float">
            <text:p>96.9</text:p>
          </table:table-cell>
          <table:table-cell office:value-type="float" office:value="9445" calcext:value-type="float">
            <text:p>9445</text:p>
          </table:table-cell>
          <table:table-cell office:value-type="float" office:value="168.8" calcext:value-type="float">
            <text:p>168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51.9" calcext:value-type="float">
            <text:p>151.9</text:p>
          </table:table-cell>
          <table:table-cell office:value-type="float" office:value="14800.4" calcext:value-type="float">
            <text:p>14800.4</text:p>
          </table:table-cell>
          <table:table-cell office:value-type="float" office:value="80.6" calcext:value-type="float">
            <text:p>80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45.9" calcext:value-type="float">
            <text:p>45.9</text:p>
          </table:table-cell>
          <table:table-cell office:value-type="float" office:value="4473.9" calcext:value-type="float">
            <text:p>4473.9</text:p>
          </table:table-cell>
          <table:table-cell office:value-type="float" office:value="17.1" calcext:value-type="float">
            <text:p>17.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356:.D360])" office:value-type="float" office:value="884.9" calcext:value-type="float">
            <text:p>884.9</text:p>
          </table:table-cell>
          <table:table-cell table:style-name="ce2" table:formula="of:=SUM([.E356:.E360])" office:value-type="float" office:value="86224.5" calcext:value-type="float">
            <text:p>86224.5</text:p>
          </table:table-cell>
          <table:table-cell table:style-name="ce2" table:formula="of:=SUM([.F356:.F360])" office:value-type="float" office:value="978.2" calcext:value-type="float">
            <text:p>978.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 (staircase)</text:p>
          </table:table-cell>
          <table:table-cell office:value-type="string" calcext:value-type="string">
            <text:p>Clay bricks/Decoration</text:p>
          </table:table-cell>
          <table:table-cell office:value-type="float" office:value="13.3" calcext:value-type="float">
            <text:p>13.3</text:p>
          </table:table-cell>
          <table:table-cell office:value-type="float" office:value="969.8" calcext:value-type="float">
            <text:p>969.8</text:p>
          </table:table-cell>
          <table:table-cell office:value-type="float" office:value="11.3" calcext:value-type="float">
            <text:p>11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roof</text:p>
          </table:table-cell>
          <table:table-cell office:value-type="string" calcext:value-type="string">
            <text:p>Reinforced concrete/Slag</text:p>
          </table:table-cell>
          <table:table-cell office:value-type="float" office:value="9.5" calcext:value-type="float">
            <text:p>9.5</text:p>
          </table:table-cell>
          <table:table-cell office:value-type="float" office:value="693.2" calcext:value-type="float">
            <text:p>693.2</text:p>
          </table:table-cell>
          <table:table-cell office:value-type="float" office:value="10.9" calcext:value-type="float">
            <text:p>10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6.3" calcext:value-type="float">
            <text:p>6.3</text:p>
          </table:table-cell>
          <table:table-cell office:value-type="float" office:value="459.8" calcext:value-type="float">
            <text:p>459.8</text:p>
          </table:table-cell>
          <table:table-cell office:value-type="float" office:value="10.9" calcext:value-type="float">
            <text:p>10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9" calcext:value-type="float">
            <text:p>9</text:p>
          </table:table-cell>
          <table:table-cell office:value-type="float" office:value="661" calcext:value-type="float">
            <text:p>661</text:p>
          </table:table-cell>
          <table:table-cell office:value-type="float" office:value="4.8" calcext:value-type="float">
            <text:p>4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20.2" calcext:value-type="float">
            <text:p>20.2</text:p>
          </table:table-cell>
          <table:table-cell office:value-type="float" office:value="1473.3" calcext:value-type="float">
            <text:p>1473.3</text:p>
          </table:table-cell>
          <table:table-cell office:value-type="float" office:value="5.4" calcext:value-type="float">
            <text:p>5.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363:.D367])" office:value-type="float" office:value="58.3" calcext:value-type="float">
            <text:p>58.3</text:p>
          </table:table-cell>
          <table:table-cell table:formula="of:=SUM([.E363:.E367])" office:value-type="float" office:value="4257.1" calcext:value-type="float">
            <text:p>4257.1</text:p>
          </table:table-cell>
          <table:table-cell table:formula="of:=SUM([.F363:.F367])" office:value-type="float" office:value="43.3" calcext:value-type="float">
            <text:p>43.3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361];[.E368])" office:value-type="float" office:value="90481.6" calcext:value-type="float">
            <text:p>90481.6</text:p>
          </table:table-cell>
          <table:table-cell table:formula="of:=SUM([.F361];[.F368])" office:value-type="float" office:value="1021.5" calcext:value-type="float">
            <text:p>1021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lay bricks/Decoration</text:p>
          </table:table-cell>
          <table:table-cell office:value-type="float" office:value="758.1" calcext:value-type="float">
            <text:p>758.1</text:p>
          </table:table-cell>
          <table:table-cell office:value-type="float" office:value="73866.7" calcext:value-type="float">
            <text:p>73866.7</text:p>
          </table:table-cell>
          <table:table-cell office:value-type="float" office:value="646.6" calcext:value-type="float">
            <text:p>646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apartments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84.1" calcext:value-type="float">
            <text:p>284.1</text:p>
          </table:table-cell>
          <table:table-cell office:value-type="float" office:value="27680.8" calcext:value-type="float">
            <text:p>27680.8</text:p>
          </table:table-cell>
          <table:table-cell office:value-type="float" office:value="398.5" calcext:value-type="float">
            <text:p>398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apartments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29.1" calcext:value-type="float">
            <text:p>129.1</text:p>
          </table:table-cell>
          <table:table-cell office:value-type="float" office:value="12584.1" calcext:value-type="float">
            <text:p>12584.1</text:p>
          </table:table-cell>
          <table:table-cell office:value-type="float" office:value="242.5" calcext:value-type="float">
            <text:p>242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einforced concrete/Concrete/Sand</text:p>
          </table:table-cell>
          <table:table-cell office:value-type="float" office:value="37" calcext:value-type="float">
            <text:p>37</text:p>
          </table:table-cell>
          <table:table-cell office:value-type="float" office:value="3605.8" calcext:value-type="float">
            <text:p>3605.8</text:p>
          </table:table-cell>
          <table:table-cell office:value-type="float" office:value="73.9" calcext:value-type="float">
            <text:p>73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76.5" calcext:value-type="float">
            <text:p>276.5</text:p>
          </table:table-cell>
          <table:table-cell office:value-type="float" office:value="26939.2" calcext:value-type="float">
            <text:p>26939.2</text:p>
          </table:table-cell>
          <table:table-cell office:value-type="float" office:value="149.4" calcext:value-type="float">
            <text:p>149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63.2" calcext:value-type="float">
            <text:p>63.2</text:p>
          </table:table-cell>
          <table:table-cell office:value-type="float" office:value="6153.3" calcext:value-type="float">
            <text:p>6153.3</text:p>
          </table:table-cell>
          <table:table-cell office:value-type="float" office:value="20.7" calcext:value-type="float">
            <text:p>20.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374:.D379])" office:value-type="float" office:value="1548" calcext:value-type="float">
            <text:p>1548</text:p>
          </table:table-cell>
          <table:table-cell table:style-name="ce2" table:formula="of:=SUM([.E374:.E379])" office:value-type="float" office:value="150829.9" calcext:value-type="float">
            <text:p>150829.9</text:p>
          </table:table-cell>
          <table:table-cell table:style-name="ce2" table:formula="of:=SUM([.F374:.F379])" office:value-type="float" office:value="1531.6" calcext:value-type="float">
            <text:p>1531.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 (staircase)</text:p>
          </table:table-cell>
          <table:table-cell office:value-type="string" calcext:value-type="string">
            <text:p>Clay bricks/Decoration</text:p>
          </table:table-cell>
          <table:table-cell office:value-type="float" office:value="23.3" calcext:value-type="float">
            <text:p>23.3</text:p>
          </table:table-cell>
          <table:table-cell office:value-type="float" office:value="1706.3" calcext:value-type="float">
            <text:p>1706.3</text:p>
          </table:table-cell>
          <table:table-cell office:value-type="float" office:value="19.9" calcext:value-type="float">
            <text:p>19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5.1" calcext:value-type="float">
            <text:p>15.1</text:p>
          </table:table-cell>
          <table:table-cell office:value-type="float" office:value="1105.3" calcext:value-type="float">
            <text:p>1105.3</text:p>
          </table:table-cell>
          <table:table-cell office:value-type="float" office:value="21.1" calcext:value-type="float">
            <text:p>21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1.4" calcext:value-type="float">
            <text:p>11.4</text:p>
          </table:table-cell>
          <table:table-cell office:value-type="float" office:value="830.3" calcext:value-type="float">
            <text:p>830.3</text:p>
          </table:table-cell>
          <table:table-cell office:value-type="float" office:value="21.1" calcext:value-type="float">
            <text:p>21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6.7" calcext:value-type="float">
            <text:p>16.7</text:p>
          </table:table-cell>
          <table:table-cell office:value-type="float" office:value="1217.5" calcext:value-type="float">
            <text:p>1217.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0.7" calcext:value-type="float">
            <text:p>10.7</text:p>
          </table:table-cell>
          <table:table-cell office:value-type="float" office:value="782" calcext:value-type="float">
            <text:p>782</text:p>
          </table:table-cell>
          <table:table-cell office:value-type="float" office:value="2.8" calcext:value-type="float">
            <text:p>2.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382:.D386])" office:value-type="float" office:value="77.2" calcext:value-type="float">
            <text:p>77.2</text:p>
          </table:table-cell>
          <table:table-cell table:formula="of:=SUM([.E382:.E386])" office:value-type="float" office:value="5641.4" calcext:value-type="float">
            <text:p>5641.4</text:p>
          </table:table-cell>
          <table:table-cell table:formula="of:=SUM([.F382:.F386])" office:value-type="float" office:value="73.9" calcext:value-type="float">
            <text:p>73.9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380];[.E387])" office:value-type="float" office:value="156471.3" calcext:value-type="float">
            <text:p>156471.3</text:p>
          </table:table-cell>
          <table:table-cell table:formula="of:=SUM([.F380];[.F387])" office:value-type="float" office:value="1605.5" calcext:value-type="float">
            <text:p>1605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045.3" calcext:value-type="float">
            <text:p>1045.3</text:p>
          </table:table-cell>
          <table:table-cell office:value-type="float" office:value="96765.9" calcext:value-type="float">
            <text:p>96765.9</text:p>
          </table:table-cell>
          <table:table-cell office:value-type="float" office:value="1070.7" calcext:value-type="float">
            <text:p>1070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309.8" calcext:value-type="float">
            <text:p>309.8</text:p>
          </table:table-cell>
          <table:table-cell office:value-type="float" office:value="28673.4" calcext:value-type="float">
            <text:p>28673.4</text:p>
          </table:table-cell>
          <table:table-cell office:value-type="float" office:value="317.1" calcext:value-type="float">
            <text:p>317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i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22.3" calcext:value-type="float">
            <text:p>22.3</text:p>
          </table:table-cell>
          <table:table-cell office:value-type="float" office:value="2064.8" calcext:value-type="float">
            <text:p>2064.8</text:p>
          </table:table-cell>
          <table:table-cell office:value-type="float" office:value="33.9" calcext:value-type="float">
            <text:p>33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Concrete/Wood</text:p>
          </table:table-cell>
          <table:table-cell office:value-type="float" office:value="350.9" calcext:value-type="float">
            <text:p>350.9</text:p>
          </table:table-cell>
          <table:table-cell office:value-type="float" office:value="32480.2" calcext:value-type="float">
            <text:p>32480.2</text:p>
          </table:table-cell>
          <table:table-cell office:value-type="float" office:value="755.7" calcext:value-type="float">
            <text:p>755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Wood/Slag</text:p>
          </table:table-cell>
          <table:table-cell office:value-type="float" office:value="388.6" calcext:value-type="float">
            <text:p>388.6</text:p>
          </table:table-cell>
          <table:table-cell office:value-type="float" office:value="35976.5" calcext:value-type="float">
            <text:p>35976.5</text:p>
          </table:table-cell>
          <table:table-cell office:value-type="float" office:value="755.7" calcext:value-type="float">
            <text:p>755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26" calcext:value-type="float">
            <text:p>526</text:p>
          </table:table-cell>
          <table:table-cell office:value-type="float" office:value="48688" calcext:value-type="float">
            <text:p>48688</text:p>
          </table:table-cell>
          <table:table-cell office:value-type="float" office:value="286.9" calcext:value-type="float">
            <text:p>286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73.1" calcext:value-type="float">
            <text:p>73.1</text:p>
          </table:table-cell>
          <table:table-cell office:value-type="float" office:value="6764.7" calcext:value-type="float">
            <text:p>6764.7</text:p>
          </table:table-cell>
          <table:table-cell office:value-type="float" office:value="27.8" calcext:value-type="float">
            <text:p>27.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393:.D399])" office:value-type="float" office:value="2716" calcext:value-type="float">
            <text:p>2716</text:p>
          </table:table-cell>
          <table:table-cell table:style-name="ce2" table:formula="of:=SUM([.E393:.E399])" office:value-type="float" office:value="251413.5" calcext:value-type="float">
            <text:p>251413.5</text:p>
          </table:table-cell>
          <table:table-cell table:style-name="ce2" table:formula="of:=SUM([.F393:.F399])" office:value-type="float" office:value="3247.8" calcext:value-type="float">
            <text:p>3247.8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10.4" calcext:value-type="float">
            <text:p>110.4</text:p>
          </table:table-cell>
          <table:table-cell office:value-type="float" office:value="8607.8" calcext:value-type="float">
            <text:p>8607.8</text:p>
          </table:table-cell>
          <table:table-cell office:value-type="float" office:value="111.2" calcext:value-type="float">
            <text:p>111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cover (over staircase)</text:p>
          </table:table-cell>
          <table:table-cell office:value-type="string" calcext:value-type="string">
            <text:p>Hollow-core reinforced concrete/Wood</text:p>
          </table:table-cell>
          <table:table-cell office:value-type="float" office:value="45.2" calcext:value-type="float">
            <text:p>45.2</text:p>
          </table:table-cell>
          <table:table-cell office:value-type="float" office:value="3524.3" calcext:value-type="float">
            <text:p>3524.3</text:p>
          </table:table-cell>
          <table:table-cell office:value-type="float" office:value="56.5" calcext:value-type="float">
            <text:p>56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Concrete/Wood</text:p>
          </table:table-cell>
          <table:table-cell office:value-type="float" office:value="24.9" calcext:value-type="float">
            <text:p>24.9</text:p>
          </table:table-cell>
          <table:table-cell office:value-type="float" office:value="1937.3" calcext:value-type="float">
            <text:p>1937.3</text:p>
          </table:table-cell>
          <table:table-cell office:value-type="float" office:value="56.5" calcext:value-type="float">
            <text:p>56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 (insulated)</text:p>
          </table:table-cell>
          <table:table-cell office:value-type="float" office:value="14.1" calcext:value-type="float">
            <text:p>14.1</text:p>
          </table:table-cell>
          <table:table-cell office:value-type="float" office:value="1101.5" calcext:value-type="float">
            <text:p>1101.5</text:p>
          </table:table-cell>
          <table:table-cell office:value-type="float" office:value="7.3" calcext:value-type="float">
            <text:p>7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23.6" calcext:value-type="float">
            <text:p>23.6</text:p>
          </table:table-cell>
          <table:table-cell office:value-type="float" office:value="1840.5" calcext:value-type="float">
            <text:p>1840.5</text:p>
          </table:table-cell>
          <table:table-cell office:value-type="float" office:value="7.1" calcext:value-type="float">
            <text:p>7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5.3" calcext:value-type="float">
            <text:p>55.3</text:p>
          </table:table-cell>
          <table:table-cell office:value-type="float" office:value="4309.8" calcext:value-type="float">
            <text:p>4309.8</text:p>
          </table:table-cell>
          <table:table-cell office:value-type="float" office:value="30.2" calcext:value-type="float">
            <text:p>30.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402:.D407])" office:value-type="float" office:value="273.5" calcext:value-type="float">
            <text:p>273.5</text:p>
          </table:table-cell>
          <table:table-cell table:formula="of:=SUM([.E402:.E407])" office:value-type="float" office:value="21321.2" calcext:value-type="float">
            <text:p>21321.2</text:p>
          </table:table-cell>
          <table:table-cell table:formula="of:=SUM([.F402:.F407])" office:value-type="float" office:value="268.8" calcext:value-type="float">
            <text:p>268.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400];[.E408])" office:value-type="float" office:value="272734.7" calcext:value-type="float">
            <text:p>272734.7</text:p>
          </table:table-cell>
          <table:table-cell table:formula="of:=SUM([.F400];[.F408])" office:value-type="float" office:value="3516.6" calcext:value-type="float">
            <text:p>3516.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657.3" calcext:value-type="float">
            <text:p>1657.3</text:p>
          </table:table-cell>
          <table:table-cell office:value-type="float" office:value="173596.5" calcext:value-type="float">
            <text:p>173596.5</text:p>
          </table:table-cell>
          <table:table-cell office:value-type="float" office:value="1408.8" calcext:value-type="float">
            <text:p>1408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472.7" calcext:value-type="float">
            <text:p>472.7</text:p>
          </table:table-cell>
          <table:table-cell office:value-type="float" office:value="49517" calcext:value-type="float">
            <text:p>49517</text:p>
          </table:table-cell>
          <table:table-cell office:value-type="float" office:value="554.2" calcext:value-type="float">
            <text:p>554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56.1" calcext:value-type="float">
            <text:p>256.1</text:p>
          </table:table-cell>
          <table:table-cell office:value-type="float" office:value="26829.3" calcext:value-type="float">
            <text:p>26829.3</text:p>
          </table:table-cell>
          <table:table-cell office:value-type="float" office:value="489.5" calcext:value-type="float">
            <text:p>489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45.9" calcext:value-type="float">
            <text:p>545.9</text:p>
          </table:table-cell>
          <table:table-cell office:value-type="float" office:value="57177" calcext:value-type="float">
            <text:p>57177</text:p>
          </table:table-cell>
          <table:table-cell office:value-type="float" office:value="292.6" calcext:value-type="float">
            <text:p>292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68.1" calcext:value-type="float">
            <text:p>168.1</text:p>
          </table:table-cell>
          <table:table-cell office:value-type="float" office:value="17610.5" calcext:value-type="float">
            <text:p>17610.5</text:p>
          </table:table-cell>
          <table:table-cell office:value-type="float" office:value="63.1" calcext:value-type="float">
            <text:p>63.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414:.D418])" office:value-type="float" office:value="3100.1" calcext:value-type="float">
            <text:p>3100.1</text:p>
          </table:table-cell>
          <table:table-cell table:style-name="ce2" table:formula="of:=SUM([.E414:.E418])" office:value-type="float" office:value="324730.3" calcext:value-type="float">
            <text:p>324730.3</text:p>
          </table:table-cell>
          <table:table-cell table:style-name="ce2" table:formula="of:=SUM([.F414:.F418])" office:value-type="float" office:value="2808.2" calcext:value-type="float">
            <text:p>2808.2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90.3" calcext:value-type="float">
            <text:p>90.3</text:p>
          </table:table-cell>
          <table:table-cell office:value-type="float" office:value="6598.7" calcext:value-type="float">
            <text:p>6598.7</text:p>
          </table:table-cell>
          <table:table-cell office:value-type="float" office:value="76.5" calcext:value-type="float">
            <text:p>76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9.5" calcext:value-type="float">
            <text:p>29.5</text:p>
          </table:table-cell>
          <table:table-cell office:value-type="float" office:value="2155.1" calcext:value-type="float">
            <text:p>2155.1</text:p>
          </table:table-cell>
          <table:table-cell office:value-type="float" office:value="34.3" calcext:value-type="float">
            <text:p>34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7.7" calcext:value-type="float">
            <text:p>17.7</text:p>
          </table:table-cell>
          <table:table-cell office:value-type="float" office:value="1296.4" calcext:value-type="float">
            <text:p>1296.4</text:p>
          </table:table-cell>
          <table:table-cell office:value-type="float" office:value="34.3" calcext:value-type="float">
            <text:p>34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New 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0.3" calcext:value-type="float">
            <text:p>40.3</text:p>
          </table:table-cell>
          <table:table-cell office:value-type="float" office:value="2944.3" calcext:value-type="float">
            <text:p>2944.3</text:p>
          </table:table-cell>
          <table:table-cell office:value-type="float" office:value="24.2" calcext:value-type="float">
            <text:p>24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Old doors</text:p>
          </table:table-cell>
          <table:table-cell office:value-type="float" office:value="61.5" calcext:value-type="float">
            <text:p>61.5</text:p>
          </table:table-cell>
          <table:table-cell office:value-type="float" office:value="4493" calcext:value-type="float">
            <text:p>4493</text:p>
          </table:table-cell>
          <table:table-cell office:value-type="float" office:value="15.9" calcext:value-type="float">
            <text:p>15.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421:.D425])" office:value-type="float" office:value="239.3" calcext:value-type="float">
            <text:p>239.3</text:p>
          </table:table-cell>
          <table:table-cell table:formula="of:=SUM([.E421:.E425])" office:value-type="float" office:value="17487.5" calcext:value-type="float">
            <text:p>17487.5</text:p>
          </table:table-cell>
          <table:table-cell table:formula="of:=SUM([.F421:.F425])" office:value-type="float" office:value="185.2" calcext:value-type="float">
            <text:p>185.2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419];[.E426])" office:value-type="float" office:value="342217.8" calcext:value-type="float">
            <text:p>342217.8</text:p>
          </table:table-cell>
          <table:table-cell table:formula="of:=SUM([.F419];[.F426])" office:value-type="float" office:value="2993.4" calcext:value-type="float">
            <text:p>2993.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alcium silicate bricks/Decoration (perforated)</text:p>
          </table:table-cell>
          <table:table-cell office:value-type="float" office:value="390.1" calcext:value-type="float">
            <text:p>390.1</text:p>
          </table:table-cell>
          <table:table-cell office:value-type="float" office:value="38957.6" calcext:value-type="float">
            <text:p>38957.6</text:p>
          </table:table-cell>
          <table:table-cell office:value-type="float" office:value="305.1" calcext:value-type="float">
            <text:p>305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alcium silicate bricks/Decoration (perforated)</text:p>
          </table:table-cell>
          <table:table-cell office:value-type="float" office:value="152.8" calcext:value-type="float">
            <text:p>152.8</text:p>
          </table:table-cell>
          <table:table-cell office:value-type="float" office:value="15265.6" calcext:value-type="float">
            <text:p>15265.6</text:p>
          </table:table-cell>
          <table:table-cell office:value-type="float" office:value="211.6" calcext:value-type="float">
            <text:p>211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loggia)</text:p>
          </table:table-cell>
          <table:table-cell office:value-type="string" calcext:value-type="string">
            <text:p>Autoclaved aerated concrete/Decoration</text:p>
          </table:table-cell>
          <table:table-cell office:value-type="float" office:value="991.8" calcext:value-type="float">
            <text:p>991.8</text:p>
          </table:table-cell>
          <table:table-cell office:value-type="float" office:value="99053" calcext:value-type="float">
            <text:p>99053</text:p>
          </table:table-cell>
          <table:table-cell office:value-type="float" office:value="1108.8" calcext:value-type="float">
            <text:p>1108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Autoclaved aerated concrete/Decoration</text:p>
          </table:table-cell>
          <table:table-cell office:value-type="float" office:value="430.9" calcext:value-type="float">
            <text:p>430.9</text:p>
          </table:table-cell>
          <table:table-cell office:value-type="float" office:value="43037.6" calcext:value-type="float">
            <text:p>43037.6</text:p>
          </table:table-cell>
          <table:table-cell office:value-type="float" office:value="485.1" calcext:value-type="float">
            <text:p>485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passage) 1</text:p>
          </table:table-cell>
          <table:table-cell office:value-type="string" calcext:value-type="string">
            <text:p>Calcium silicate bricks/Decoration (perforated)</text:p>
          </table:table-cell>
          <table:table-cell office:value-type="float" office:value="20.6" calcext:value-type="float">
            <text:p>20.6</text:p>
          </table:table-cell>
          <table:table-cell office:value-type="float" office:value="2061.8" calcext:value-type="float">
            <text:p>2061.8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passage) 1</text:p>
          </table:table-cell>
          <table:table-cell office:value-type="string" calcext:value-type="string">
            <text:p>Calcium silicate bricks/Decoration (perforated)</text:p>
          </table:table-cell>
          <table:table-cell office:value-type="float" office:value="14.6" calcext:value-type="float">
            <text:p>14.6</text:p>
          </table:table-cell>
          <table:table-cell office:value-type="float" office:value="1462.1" calcext:value-type="float">
            <text:p>1462.1</text:p>
          </table:table-cell>
          <table:table-cell office:value-type="float" office:value="17.2" calcext:value-type="float">
            <text:p>17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 (side)</text:p>
          </table:table-cell>
          <table:table-cell office:value-type="string" calcext:value-type="string">
            <text:p>Calcium silicate bricks/Decoration (perforated)</text:p>
          </table:table-cell>
          <table:table-cell office:value-type="float" office:value="56.9" calcext:value-type="float">
            <text:p>56.9</text:p>
          </table:table-cell>
          <table:table-cell office:value-type="float" office:value="5680.3" calcext:value-type="float">
            <text:p>5680.3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 (side)</text:p>
          </table:table-cell>
          <table:table-cell office:value-type="string" calcext:value-type="string">
            <text:p>Calcium silicate bricks/Decoration (perforated)</text:p>
          </table:table-cell>
          <table:table-cell office:value-type="float" office:value="57.3" calcext:value-type="float">
            <text:p>57.3</text:p>
          </table:table-cell>
          <table:table-cell office:value-type="float" office:value="5724.9" calcext:value-type="float">
            <text:p>5724.9</text:p>
          </table:table-cell>
          <table:table-cell office:value-type="float" office:value="84.4" calcext:value-type="float">
            <text:p>84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Technical floor cover (over apartments)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697" calcext:value-type="float">
            <text:p>697</text:p>
          </table:table-cell>
          <table:table-cell office:value-type="float" office:value="69609" calcext:value-type="float">
            <text:p>69609</text:p>
          </table:table-cell>
          <table:table-cell office:value-type="float" office:value="755.8" calcext:value-type="float">
            <text:p>755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Concrete/Wood</text:p>
          </table:table-cell>
          <table:table-cell office:value-type="float" office:value="363.7" calcext:value-type="float">
            <text:p>363.7</text:p>
          </table:table-cell>
          <table:table-cell office:value-type="float" office:value="36322.8" calcext:value-type="float">
            <text:p>36322.8</text:p>
          </table:table-cell>
          <table:table-cell office:value-type="float" office:value="753.1" calcext:value-type="float">
            <text:p>753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908.3" calcext:value-type="float">
            <text:p>908.3</text:p>
          </table:table-cell>
          <table:table-cell office:value-type="float" office:value="90722" calcext:value-type="float">
            <text:p>90722</text:p>
          </table:table-cell>
          <table:table-cell office:value-type="float" office:value="484.1" calcext:value-type="float">
            <text:p>484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433.8" calcext:value-type="float">
            <text:p>433.8</text:p>
          </table:table-cell>
          <table:table-cell office:value-type="float" office:value="43326.6" calcext:value-type="float">
            <text:p>43326.6</text:p>
          </table:table-cell>
          <table:table-cell office:value-type="float" office:value="141" calcext:value-type="float">
            <text:p>14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432:.D443])" office:value-type="float" office:value="4517.8" calcext:value-type="float">
            <text:p>4517.8</text:p>
          </table:table-cell>
          <table:table-cell table:style-name="ce2" table:formula="of:=SUM([.E432:.E443])" office:value-type="float" office:value="451223.3" calcext:value-type="float">
            <text:p>451223.3</text:p>
          </table:table-cell>
          <table:table-cell table:style-name="ce2" table:formula="of:=SUM([.F432:.F443])" office:value-type="float" office:value="4434.2" calcext:value-type="float">
            <text:p>4434.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 1</text:p>
          </table:table-cell>
          <table:table-cell office:value-type="string" calcext:value-type="string">
            <text:p>Calcium silicate bricks/Decoration (perforated)</text:p>
          </table:table-cell>
          <table:table-cell office:value-type="float" office:value="1256.4" calcext:value-type="float">
            <text:p>1256.4</text:p>
          </table:table-cell>
          <table:table-cell office:value-type="float" office:value="104060.4" calcext:value-type="float">
            <text:p>104060.4</text:p>
          </table:table-cell>
          <table:table-cell office:value-type="float" office:value="986.3" calcext:value-type="float">
            <text:p>986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taircase) 2</text:p>
          </table:table-cell>
          <table:table-cell office:value-type="string" calcext:value-type="string">
            <text:p>Calcium silicate bricks/Decoration (perforated)</text:p>
          </table:table-cell>
          <table:table-cell office:value-type="float" office:value="123.6" calcext:value-type="float">
            <text:p>123.6</text:p>
          </table:table-cell>
          <table:table-cell office:value-type="float" office:value="10240" calcext:value-type="float">
            <text:p>10240</text:p>
          </table:table-cell>
          <table:table-cell office:value-type="float" office:value="122.4" calcext:value-type="float">
            <text:p>122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Technical floor cover (over staircase)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114" calcext:value-type="float">
            <text:p>114</text:p>
          </table:table-cell>
          <table:table-cell office:value-type="float" office:value="9441.9" calcext:value-type="float">
            <text:p>9441.9</text:p>
          </table:table-cell>
          <table:table-cell office:value-type="float" office:value="113.8" calcext:value-type="float">
            <text:p>113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Concrete/Wood</text:p>
          </table:table-cell>
          <table:table-cell office:value-type="float" office:value="29.3" calcext:value-type="float">
            <text:p>29.3</text:p>
          </table:table-cell>
          <table:table-cell office:value-type="float" office:value="2423.4" calcext:value-type="float">
            <text:p>2423.4</text:p>
          </table:table-cell>
          <table:table-cell office:value-type="float" office:value="63.9" calcext:value-type="float">
            <text:p>63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doors</text:p>
          </table:table-cell>
          <table:table-cell office:value-type="string" calcext:value-type="string">
            <text:p>Metal (insulated)</text:p>
          </table:table-cell>
          <table:table-cell office:value-type="float" office:value="76.1" calcext:value-type="float">
            <text:p>76.1</text:p>
          </table:table-cell>
          <table:table-cell office:value-type="float" office:value="6302.1" calcext:value-type="float">
            <text:p>6302.1</text:p>
          </table:table-cell>
          <table:table-cell office:value-type="float" office:value="25.6" calcext:value-type="float">
            <text:p>25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Glass blocks</text:p>
          </table:table-cell>
          <table:table-cell office:value-type="float" office:value="72.5" calcext:value-type="float">
            <text:p>72.5</text:p>
          </table:table-cell>
          <table:table-cell office:value-type="float" office:value="6008.1" calcext:value-type="float">
            <text:p>6008.1</text:p>
          </table:table-cell>
          <table:table-cell office:value-type="float" office:value="22.1" calcext:value-type="float">
            <text:p>22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20.5" calcext:value-type="float">
            <text:p>120.5</text:p>
          </table:table-cell>
          <table:table-cell office:value-type="float" office:value="9977.8" calcext:value-type="float">
            <text:p>9977.8</text:p>
          </table:table-cell>
          <table:table-cell office:value-type="float" office:value="64.2" calcext:value-type="float">
            <text:p>64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52.4" calcext:value-type="float">
            <text:p>52.4</text:p>
          </table:table-cell>
          <table:table-cell office:value-type="float" office:value="4337.3" calcext:value-type="float">
            <text:p>4337.3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446:.D453])" office:value-type="float" office:value="1844.8" calcext:value-type="float">
            <text:p>1844.8</text:p>
          </table:table-cell>
          <table:table-cell table:formula="of:=SUM([.E446:.E453])" office:value-type="float" office:value="152791" calcext:value-type="float">
            <text:p>152791</text:p>
          </table:table-cell>
          <table:table-cell table:formula="of:=SUM([.F446:.F453])" office:value-type="float" office:value="1415.3" calcext:value-type="float">
            <text:p>1415.3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444];[.E454])" office:value-type="float" office:value="604014.3" calcext:value-type="float">
            <text:p>604014.3</text:p>
          </table:table-cell>
          <table:table-cell table:formula="of:=SUM([.F444];[.F454])" office:value-type="float" office:value="5849.5" calcext:value-type="float">
            <text:p>5849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4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 blocks and panels</text:p>
          </table:table-cell>
          <table:table-cell office:value-type="float" office:value="208" calcext:value-type="float">
            <text:p>208</text:p>
          </table:table-cell>
          <table:table-cell office:value-type="float" office:value="20748" calcext:value-type="float">
            <text:p>20748</text:p>
          </table:table-cell>
          <table:table-cell office:value-type="float" office:value="230.82" calcext:value-type="float">
            <text:p>230.8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303" calcext:value-type="float">
            <text:p>303</text:p>
          </table:table-cell>
          <table:table-cell office:value-type="float" office:value="30270" calcext:value-type="float">
            <text:p>30270</text:p>
          </table:table-cell>
          <table:table-cell office:value-type="float" office:value="294.25" calcext:value-type="float">
            <text:p>294.2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69" calcext:value-type="float">
            <text:p>69</text:p>
          </table:table-cell>
          <table:table-cell office:value-type="float" office:value="6934" calcext:value-type="float">
            <text:p>6934</text:p>
          </table:table-cell>
          <table:table-cell office:value-type="float" office:value="24.8" calcext:value-type="float">
            <text:p>24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34" calcext:value-type="float">
            <text:p>134</text:p>
          </table:table-cell>
          <table:table-cell office:value-type="float" office:value="13373" calcext:value-type="float">
            <text:p>13373</text:p>
          </table:table-cell>
          <table:table-cell office:value-type="float" office:value="74.39" calcext:value-type="float">
            <text:p>74.3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 blocks and panels</text:p>
          </table:table-cell>
          <table:table-cell office:value-type="float" office:value="123" calcext:value-type="float">
            <text:p>123</text:p>
          </table:table-cell>
          <table:table-cell office:value-type="float" office:value="12306" calcext:value-type="float">
            <text:p>12306</text:p>
          </table:table-cell>
          <table:table-cell office:value-type="float" office:value="136.91" calcext:value-type="float">
            <text:p>136.9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</text:p>
          </table:table-cell>
          <table:table-cell office:value-type="float" office:value="234" calcext:value-type="float">
            <text:p>234</text:p>
          </table:table-cell>
          <table:table-cell office:value-type="float" office:value="23376" calcext:value-type="float">
            <text:p>23376</text:p>
          </table:table-cell>
          <table:table-cell office:value-type="float" office:value="227.24" calcext:value-type="float">
            <text:p>227.2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00" calcext:value-type="float">
            <text:p>100</text:p>
          </table:table-cell>
          <table:table-cell office:value-type="float" office:value="9983" calcext:value-type="float">
            <text:p>9983</text:p>
          </table:table-cell>
          <table:table-cell office:value-type="float" office:value="35.7" calcext:value-type="float">
            <text:p>35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04" calcext:value-type="float">
            <text:p>104</text:p>
          </table:table-cell>
          <table:table-cell office:value-type="float" office:value="10353" calcext:value-type="float">
            <text:p>10353</text:p>
          </table:table-cell>
          <table:table-cell office:value-type="float" office:value="57.59" calcext:value-type="float">
            <text:p>57.5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 blocks and panels</text:p>
          </table:table-cell>
          <table:table-cell office:value-type="float" office:value="119" calcext:value-type="float">
            <text:p>119</text:p>
          </table:table-cell>
          <table:table-cell office:value-type="float" office:value="11873" calcext:value-type="float">
            <text:p>11873</text:p>
          </table:table-cell>
          <table:table-cell office:value-type="float" office:value="132.085" calcext:value-type="float">
            <text:p>132.08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</text:p>
          </table:table-cell>
          <table:table-cell office:value-type="float" office:value="275" calcext:value-type="float">
            <text:p>275</text:p>
          </table:table-cell>
          <table:table-cell office:value-type="float" office:value="27468" calcext:value-type="float">
            <text:p>27468</text:p>
          </table:table-cell>
          <table:table-cell office:value-type="float" office:value="267.01" calcext:value-type="float">
            <text:p>267.0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3" calcext:value-type="float">
            <text:p>23</text:p>
          </table:table-cell>
          <table:table-cell office:value-type="float" office:value="2319" calcext:value-type="float">
            <text:p>2319</text:p>
          </table:table-cell>
          <table:table-cell office:value-type="float" office:value="8.294" calcext:value-type="float">
            <text:p>8.29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74" calcext:value-type="float">
            <text:p>74</text:p>
          </table:table-cell>
          <table:table-cell office:value-type="float" office:value="7346" calcext:value-type="float">
            <text:p>7346</text:p>
          </table:table-cell>
          <table:table-cell office:value-type="float" office:value="40.861" calcext:value-type="float">
            <text:p>40.86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apartments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56" calcext:value-type="float">
            <text:p>356</text:p>
          </table:table-cell>
          <table:table-cell office:value-type="float" office:value="28620" calcext:value-type="float">
            <text:p>28620</text:p>
          </table:table-cell>
          <table:table-cell office:value-type="float" office:value="428.95" calcext:value-type="float">
            <text:p>428.9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 (apartments)</text:p>
          </table:table-cell>
          <table:table-cell office:value-type="string" calcext:value-type="string">
            <text:p>Hollow-core reinforced concrete/Wood (insulation)</text:p>
          </table:table-cell>
          <table:table-cell office:value-type="float" office:value="482" calcext:value-type="float">
            <text:p>482</text:p>
          </table:table-cell>
          <table:table-cell office:value-type="float" office:value="22330" calcext:value-type="float">
            <text:p>22330</text:p>
          </table:table-cell>
          <table:table-cell office:value-type="float" office:value="406.45" calcext:value-type="float">
            <text:p>406.4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460:.D473])" office:value-type="float" office:value="2604" calcext:value-type="float">
            <text:p>2604</text:p>
          </table:table-cell>
          <table:table-cell table:style-name="ce2" table:formula="of:=SUM([.E460:.E473])" office:value-type="float" office:value="227299" calcext:value-type="float">
            <text:p>227299</text:p>
          </table:table-cell>
          <table:table-cell table:style-name="ce2" table:formula="of:=SUM([.F460:.F473])" office:value-type="float" office:value="2365.35" calcext:value-type="float">
            <text:p>2365.3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</text:p>
          </table:table-cell>
          <table:table-cell office:value-type="float" office:value="64" calcext:value-type="float">
            <text:p>64</text:p>
          </table:table-cell>
          <table:table-cell office:value-type="float" office:value="3759" calcext:value-type="float">
            <text:p>3759</text:p>
          </table:table-cell>
          <table:table-cell office:value-type="float" office:value="62.415" calcext:value-type="float">
            <text:p>62.41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83" calcext:value-type="float">
            <text:p>83</text:p>
          </table:table-cell>
          <table:table-cell office:value-type="float" office:value="4881" calcext:value-type="float">
            <text:p>4881</text:p>
          </table:table-cell>
          <table:table-cell office:value-type="float" office:value="27.83" calcext:value-type="float">
            <text:p>27.8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9" calcext:value-type="float">
            <text:p>19</text:p>
          </table:table-cell>
          <table:table-cell office:value-type="float" office:value="1134" calcext:value-type="float">
            <text:p>1134</text:p>
          </table:table-cell>
          <table:table-cell office:value-type="float" office:value="10.78" calcext:value-type="float">
            <text:p>10.7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ntrance doors</text:p>
          </table:table-cell>
          <table:table-cell office:value-type="string" calcext:value-type="string">
            <text:p>Metal (insulated)</text:p>
          </table:table-cell>
          <table:table-cell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Wood</text:p>
          </table:table-cell>
          <table:table-cell office:value-type="float" office:value="6" calcext:value-type="float">
            <text:p>6</text:p>
          </table:table-cell>
          <table:table-cell office:value-type="float" office:value="368" calcext:value-type="float">
            <text:p>368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26" calcext:value-type="float">
            <text:p>26</text:p>
          </table:table-cell>
          <table:table-cell office:value-type="float" office:value="1019" calcext:value-type="float">
            <text:p>1019</text:p>
          </table:table-cell>
          <table:table-cell office:value-type="float" office:value="31.5" calcext:value-type="float">
            <text:p>31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cover (over staircase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21" calcext:value-type="float">
            <text:p>21</text:p>
          </table:table-cell>
          <table:table-cell office:value-type="float" office:value="1242" calcext:value-type="float">
            <text:p>1242</text:p>
          </table:table-cell>
          <table:table-cell office:value-type="float" office:value="25.6" calcext:value-type="float">
            <text:p>25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 (staircase)</text:p>
          </table:table-cell>
          <table:table-cell office:value-type="string" calcext:value-type="string">
            <text:p>Hollow-core reinforced concrete/Wood (insulation)</text:p>
          </table:table-cell>
          <table:table-cell office:value-type="float" office:value="68" calcext:value-type="float">
            <text:p>68</text:p>
          </table:table-cell>
          <table:table-cell office:value-type="float" office:value="330" calcext:value-type="float">
            <text:p>330</text:p>
          </table:table-cell>
          <table:table-cell office:value-type="float" office:value="57.1" calcext:value-type="float">
            <text:p>57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doors</text:p>
          </table:table-cell>
          <table:table-cell office:value-type="string" calcext:value-type="string">
            <text:p>Wood</text:p>
          </table:table-cell>
          <table:table-cell office:value-type="float" office:value="6" calcext:value-type="float">
            <text:p>6</text:p>
          </table:table-cell>
          <table:table-cell office:value-type="float" office:value="251" calcext:value-type="float">
            <text:p>251</text:p>
          </table:table-cell>
          <table:table-cell office:value-type="float" office:value="2.574" calcext:value-type="float">
            <text:p>2.57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alls (between staircase and attic)</text:p>
          </table:table-cell>
          <table:table-cell office:value-type="string" calcext:value-type="string">
            <text:p>Brick wall/Decoration</text:p>
          </table:table-cell>
          <table:table-cell office:value-type="float" office:value="15" calcext:value-type="float">
            <text:p>15</text:p>
          </table:table-cell>
          <table:table-cell office:value-type="float" office:value="576" calcext:value-type="float">
            <text:p>576</text:p>
          </table:table-cell>
          <table:table-cell office:value-type="float" office:value="11.916" calcext:value-type="float">
            <text:p>11.91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476:.D485])" office:value-type="float" office:value="313" calcext:value-type="float">
            <text:p>313</text:p>
          </table:table-cell>
          <table:table-cell table:formula="of:=SUM([.E476:.E485])" office:value-type="float" office:value="13867" calcext:value-type="float">
            <text:p>13867</text:p>
          </table:table-cell>
          <table:table-cell table:formula="of:=SUM([.F476:.F485])" office:value-type="float" office:value="233.915" calcext:value-type="float">
            <text:p>233.915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474];[.E486])" office:value-type="float" office:value="241166" calcext:value-type="float">
            <text:p>241166</text:p>
          </table:table-cell>
          <table:table-cell table:formula="of:=SUM([.F474];[.F486])" office:value-type="float" office:value="2599.265" calcext:value-type="float">
            <text:p>2599.26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375" calcext:value-type="float">
            <text:p>375</text:p>
          </table:table-cell>
          <table:table-cell office:value-type="float" office:value="39285" calcext:value-type="float">
            <text:p>39285</text:p>
          </table:table-cell>
          <table:table-cell office:value-type="float" office:value="403.3" calcext:value-type="float">
            <text:p>403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 blocks/Decoration</text:p>
          </table:table-cell>
          <table:table-cell office:value-type="float" office:value="25" calcext:value-type="float">
            <text:p>25</text:p>
          </table:table-cell>
          <table:table-cell office:value-type="float" office:value="2645" calcext:value-type="float">
            <text:p>2645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43" calcext:value-type="float">
            <text:p>143</text:p>
          </table:table-cell>
          <table:table-cell office:value-type="float" office:value="14946" calcext:value-type="float">
            <text:p>14946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24" calcext:value-type="float">
            <text:p>124</text:p>
          </table:table-cell>
          <table:table-cell office:value-type="float" office:value="13040" calcext:value-type="float">
            <text:p>13040</text:p>
          </table:table-cell>
          <table:table-cell office:value-type="float" office:value="69.2" calcext:value-type="float">
            <text:p>69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508" calcext:value-type="float">
            <text:p>508</text:p>
          </table:table-cell>
          <table:table-cell office:value-type="float" office:value="53177" calcext:value-type="float">
            <text:p>53177</text:p>
          </table:table-cell>
          <table:table-cell office:value-type="float" office:value="545.9" calcext:value-type="float">
            <text:p>545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83" calcext:value-type="float">
            <text:p>183</text:p>
          </table:table-cell>
          <table:table-cell office:value-type="float" office:value="19181" calcext:value-type="float">
            <text:p>19181</text:p>
          </table:table-cell>
          <table:table-cell office:value-type="float" office:value="65.4" calcext:value-type="float">
            <text:p>65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209" calcext:value-type="float">
            <text:p>209</text:p>
          </table:table-cell>
          <table:table-cell office:value-type="float" office:value="21941" calcext:value-type="float">
            <text:p>21941</text:p>
          </table:table-cell>
          <table:table-cell office:value-type="float" office:value="116.4" calcext:value-type="float">
            <text:p>116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473" calcext:value-type="float">
            <text:p>473</text:p>
          </table:table-cell>
          <table:table-cell office:value-type="float" office:value="49553" calcext:value-type="float">
            <text:p>49553</text:p>
          </table:table-cell>
          <table:table-cell office:value-type="float" office:value="508.7" calcext:value-type="float">
            <text:p>508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9" calcext:value-type="float">
            <text:p>9</text:p>
          </table:table-cell>
          <table:table-cell office:value-type="float" office:value="985" calcext:value-type="float">
            <text:p>985</text:p>
          </table:table-cell>
          <table:table-cell office:value-type="float" office:value="3.4" calcext:value-type="float">
            <text:p>3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21" calcext:value-type="float">
            <text:p>21</text:p>
          </table:table-cell>
          <table:table-cell office:value-type="float" office:value="2217" calcext:value-type="float">
            <text:p>2217</text:p>
          </table:table-cell>
          <table:table-cell office:value-type="float" office:value="11.8" calcext:value-type="float">
            <text:p>11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cover (over apartments)</text:p>
          </table:table-cell>
          <table:table-cell office:value-type="string" calcext:value-type="string">
            <text:p>Reinforced concrete/Wood wool</text:p>
          </table:table-cell>
          <table:table-cell office:value-type="float" office:value="149" calcext:value-type="float">
            <text:p>149</text:p>
          </table:table-cell>
          <table:table-cell office:value-type="float" office:value="11945" calcext:value-type="float">
            <text:p>11945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 (apartments)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284" calcext:value-type="float">
            <text:p>284</text:p>
          </table:table-cell>
          <table:table-cell office:value-type="float" office:value="14547" calcext:value-type="float">
            <text:p>14547</text:p>
          </table:table-cell>
          <table:table-cell office:value-type="float" office:value="253.9" calcext:value-type="float">
            <text:p>253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cover</text:p>
          </table:table-cell>
          <table:table-cell office:value-type="string" calcext:value-type="string">
            <text:p>Hollow-core reinforced concrete/Wood wool</text:p>
          </table:table-cell>
          <table:table-cell office:value-type="float" office:value="161" calcext:value-type="float">
            <text:p>161</text:p>
          </table:table-cell>
          <table:table-cell office:value-type="float" office:value="16888" calcext:value-type="float">
            <text:p>16888</text:p>
          </table:table-cell>
          <table:table-cell office:value-type="float" office:value="137.8" calcext:value-type="float">
            <text:p>137.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492:.D504])" office:value-type="float" office:value="2664" calcext:value-type="float">
            <text:p>2664</text:p>
          </table:table-cell>
          <table:table-cell table:style-name="ce2" table:formula="of:=SUM([.E492:.E504])" office:value-type="float" office:value="260350" calcext:value-type="float">
            <text:p>260350</text:p>
          </table:table-cell>
          <table:table-cell table:style-name="ce2" table:formula="of:=SUM([.F492:.F504])" office:value-type="float" office:value="2322.8" calcext:value-type="float">
            <text:p>2322.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125" calcext:value-type="float">
            <text:p>125</text:p>
          </table:table-cell>
          <table:table-cell office:value-type="float" office:value="8541" calcext:value-type="float">
            <text:p>8541</text:p>
          </table:table-cell>
          <table:table-cell office:value-type="float" office:value="134.6" calcext:value-type="float">
            <text:p>134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50" calcext:value-type="float">
            <text:p>50</text:p>
          </table:table-cell>
          <table:table-cell office:value-type="float" office:value="3422" calcext:value-type="float">
            <text:p>3422</text:p>
          </table:table-cell>
          <table:table-cell office:value-type="float" office:value="17.9" calcext:value-type="float">
            <text:p>17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ntrance doors</text:p>
          </table:table-cell>
          <table:table-cell office:value-type="string" calcext:value-type="string">
            <text:p>Metal (insulated)</text:p>
          </table:table-cell>
          <table:table-cell office:value-type="float" office:value="9" calcext:value-type="float">
            <text:p>9</text:p>
          </table:table-cell>
          <table:table-cell office:value-type="float" office:value="589" calcext:value-type="float">
            <text:p>589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Technical doors</text:p>
          </table:table-cell>
          <table:table-cell office:value-type="string" calcext:value-type="string">
            <text:p>Wood</text:p>
          </table:table-cell>
          <table:table-cell office:value-type="float" office:value="7" calcext:value-type="float">
            <text:p>7</text:p>
          </table:table-cell>
          <table:table-cell office:value-type="float" office:value="471" calcext:value-type="float">
            <text:p>471</text:p>
          </table:table-cell>
          <table:table-cell office:value-type="float" office:value="2.3" calcext:value-type="float">
            <text:p>2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cover (over staircase)</text:p>
          </table:table-cell>
          <table:table-cell office:value-type="string" calcext:value-type="string">
            <text:p>Hollow-core reinforced concrete/Wood wool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float" office:value="13.3" calcext:value-type="float">
            <text:p>13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 (staircase)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office:value-type="float" office:value="13.3" calcext:value-type="float">
            <text:p>13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 (attic)</text:p>
          </table:table-cell>
          <table:table-cell office:value-type="string" calcext:value-type="string">
            <text:p>Wood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36" calcext:value-type="float">
            <text:p>36</text:p>
          </table:table-cell>
          <table:table-cell office:value-type="float" office:value="1560" calcext:value-type="float">
            <text:p>1560</text:p>
          </table:table-cell>
          <table:table-cell office:value-type="float" office:value="38.245" calcext:value-type="float">
            <text:p>38.24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507:.D514])" office:value-type="float" office:value="262" calcext:value-type="float">
            <text:p>262</text:p>
          </table:table-cell>
          <table:table-cell table:formula="of:=SUM([.E507:.E514])" office:value-type="float" office:value="15648" calcext:value-type="float">
            <text:p>15648</text:p>
          </table:table-cell>
          <table:table-cell table:formula="of:=SUM([.F507:.F514])" office:value-type="float" office:value="224.045" calcext:value-type="float">
            <text:p>224.04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505];[.E515])" office:value-type="float" office:value="275998" calcext:value-type="float">
            <text:p>275998</text:p>
          </table:table-cell>
          <table:table-cell table:formula="of:=SUM([.F505];[.F515])" office:value-type="float" office:value="2546.845" calcext:value-type="float">
            <text:p>2546.84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4">
          <table:table-cell table:style-name="ce2" office:value-type="string" calcext:value-type="string">
            <text:p>BUILDING 2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sid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281.6" calcext:value-type="float">
            <text:p>281.6</text:p>
          </table:table-cell>
          <table:table-cell office:value-type="float" office:value="27441" calcext:value-type="float">
            <text:p>27441</text:p>
          </table:table-cell>
          <table:table-cell office:value-type="float" office:value="308" calcext:value-type="float">
            <text:p>30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facad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1136.4" calcext:value-type="float">
            <text:p>1136.4</text:p>
          </table:table-cell>
          <table:table-cell office:value-type="float" office:value="110733" calcext:value-type="float">
            <text:p>110733</text:p>
          </table:table-cell>
          <table:table-cell office:value-type="float" office:value="1251.6" calcext:value-type="float">
            <text:p>1251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452.9" calcext:value-type="float">
            <text:p>452.9</text:p>
          </table:table-cell>
          <table:table-cell office:value-type="float" office:value="44130" calcext:value-type="float">
            <text:p>44130</text:p>
          </table:table-cell>
          <table:table-cell office:value-type="float" office:value="661" calcext:value-type="float">
            <text:p>66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27.3" calcext:value-type="float">
            <text:p>327.3</text:p>
          </table:table-cell>
          <table:table-cell office:value-type="float" office:value="31888" calcext:value-type="float">
            <text:p>31888</text:p>
          </table:table-cell>
          <table:table-cell office:value-type="float" office:value="590.1" calcext:value-type="float">
            <text:p>590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474.7" calcext:value-type="float">
            <text:p>474.7</text:p>
          </table:table-cell>
          <table:table-cell office:value-type="float" office:value="46257" calcext:value-type="float">
            <text:p>46257</text:p>
          </table:table-cell>
          <table:table-cell office:value-type="float" office:value="183.8" calcext:value-type="float">
            <text:p>183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650.5" calcext:value-type="float">
            <text:p>650.5</text:p>
          </table:table-cell>
          <table:table-cell office:value-type="float" office:value="63385" calcext:value-type="float">
            <text:p>63385</text:p>
          </table:table-cell>
          <table:table-cell office:value-type="float" office:value="384.6" calcext:value-type="float">
            <text:p>384.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521:.D526])" office:value-type="float" office:value="3323.4" calcext:value-type="float">
            <text:p>3323.4</text:p>
          </table:table-cell>
          <table:table-cell table:style-name="ce2" table:formula="of:=SUM([.E521:.E526])" office:value-type="float" office:value="323834" calcext:value-type="float">
            <text:p>323834</text:p>
          </table:table-cell>
          <table:table-cell table:style-name="ce2" table:formula="of:=SUM([.F521:.F526])" office:value-type="float" office:value="3379.1" calcext:value-type="float">
            <text:p>3379.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86.9" calcext:value-type="float">
            <text:p>86.9</text:p>
          </table:table-cell>
          <table:table-cell office:value-type="float" office:value="5930" calcext:value-type="float">
            <text:p>5930</text:p>
          </table:table-cell>
          <table:table-cell office:value-type="float" office:value="75.4" calcext:value-type="float">
            <text:p>75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42.9" calcext:value-type="float">
            <text:p>42.9</text:p>
          </table:table-cell>
          <table:table-cell office:value-type="float" office:value="2923" calcext:value-type="float">
            <text:p>2923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4.4" calcext:value-type="float">
            <text:p>34.4</text:p>
          </table:table-cell>
          <table:table-cell office:value-type="float" office:value="2346" calcext:value-type="float">
            <text:p>2346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87.2" calcext:value-type="float">
            <text:p>87.2</text:p>
          </table:table-cell>
          <table:table-cell office:value-type="float" office:value="5944" calcext:value-type="float">
            <text:p>5944</text:p>
          </table:table-cell>
          <table:table-cell office:value-type="float" office:value="54.1" calcext:value-type="float">
            <text:p>54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60.9" calcext:value-type="float">
            <text:p>60.9</text:p>
          </table:table-cell>
          <table:table-cell office:value-type="float" office:value="4154" calcext:value-type="float">
            <text:p>4154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529:.D533])" office:value-type="float" office:value="312.3" calcext:value-type="float">
            <text:p>312.3</text:p>
          </table:table-cell>
          <table:table-cell table:formula="of:=SUM([.E529:.E533])" office:value-type="float" office:value="21297" calcext:value-type="float">
            <text:p>21297</text:p>
          </table:table-cell>
          <table:table-cell table:formula="of:=SUM([.F529:.F533])" office:value-type="float" office:value="280.5" calcext:value-type="float">
            <text:p>280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527];[.E534])" office:value-type="float" office:value="345131" calcext:value-type="float">
            <text:p>345131</text:p>
          </table:table-cell>
          <table:table-cell table:formula="of:=SUM([.F527];[.F534])" office:value-type="float" office:value="3659.6" calcext:value-type="float">
            <text:p>3659.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 blocks and panels</text:p>
          </table:table-cell>
          <table:table-cell office:value-type="float" office:value="168" calcext:value-type="float">
            <text:p>168</text:p>
          </table:table-cell>
          <table:table-cell office:value-type="float" office:value="17234" calcext:value-type="float">
            <text:p>17234</text:p>
          </table:table-cell>
          <table:table-cell office:value-type="float" office:value="187.2" calcext:value-type="float">
            <text:p>187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406" calcext:value-type="float">
            <text:p>406</text:p>
          </table:table-cell>
          <table:table-cell office:value-type="float" office:value="41589" calcext:value-type="float">
            <text:p>41589</text:p>
          </table:table-cell>
          <table:table-cell office:value-type="float" office:value="394.7" calcext:value-type="float">
            <text:p>394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50" calcext:value-type="float">
            <text:p>50</text:p>
          </table:table-cell>
          <table:table-cell office:value-type="float" office:value="5095" calcext:value-type="float">
            <text:p>5095</text:p>
          </table:table-cell>
          <table:table-cell office:value-type="float" office:value="17.8" calcext:value-type="float">
            <text:p>17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52" calcext:value-type="float">
            <text:p>152</text:p>
          </table:table-cell>
          <table:table-cell office:value-type="float" office:value="15527" calcext:value-type="float">
            <text:p>15527</text:p>
          </table:table-cell>
          <table:table-cell office:value-type="float" office:value="84.3" calcext:value-type="float">
            <text:p>84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 blocks and panels</text:p>
          </table:table-cell>
          <table:table-cell office:value-type="float" office:value="146" calcext:value-type="float">
            <text:p>146</text:p>
          </table:table-cell>
          <table:table-cell office:value-type="float" office:value="14923" calcext:value-type="float">
            <text:p>14923</text:p>
          </table:table-cell>
          <table:table-cell office:value-type="float" office:value="162.1" calcext:value-type="float">
            <text:p>162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</text:p>
          </table:table-cell>
          <table:table-cell office:value-type="float" office:value="243" calcext:value-type="float">
            <text:p>243</text:p>
          </table:table-cell>
          <table:table-cell office:value-type="float" office:value="24818" calcext:value-type="float">
            <text:p>24818</text:p>
          </table:table-cell>
          <table:table-cell office:value-type="float" office:value="235.5" calcext:value-type="float">
            <text:p>235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96" calcext:value-type="float">
            <text:p>96</text:p>
          </table:table-cell>
          <table:table-cell office:value-type="float" office:value="9867" calcext:value-type="float">
            <text:p>9867</text:p>
          </table:table-cell>
          <table:table-cell office:value-type="float" office:value="34.4" calcext:value-type="float">
            <text:p>34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98" calcext:value-type="float">
            <text:p>198</text:p>
          </table:table-cell>
          <table:table-cell office:value-type="float" office:value="20238" calcext:value-type="float">
            <text:p>20238</text:p>
          </table:table-cell>
          <table:table-cell office:value-type="float" office:value="109.9" calcext:value-type="float">
            <text:p>109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 blocks and panels</text:p>
          </table:table-cell>
          <table:table-cell office:value-type="float" office:value="258" calcext:value-type="float">
            <text:p>258</text:p>
          </table:table-cell>
          <table:table-cell office:value-type="float" office:value="26363" calcext:value-type="float">
            <text:p>26363</text:p>
          </table:table-cell>
          <table:table-cell office:value-type="float" office:value="286.3" calcext:value-type="float">
            <text:p>286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461" calcext:value-type="float">
            <text:p>461</text:p>
          </table:table-cell>
          <table:table-cell office:value-type="float" office:value="47189" calcext:value-type="float">
            <text:p>47189</text:p>
          </table:table-cell>
          <table:table-cell office:value-type="float" office:value="447.8" calcext:value-type="float">
            <text:p>447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66" calcext:value-type="float">
            <text:p>66</text:p>
          </table:table-cell>
          <table:table-cell office:value-type="float" office:value="6726" calcext:value-type="float">
            <text:p>6726</text:p>
          </table:table-cell>
          <table:table-cell office:value-type="float" office:value="23.5" calcext:value-type="float">
            <text:p>23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86" calcext:value-type="float">
            <text:p>186</text:p>
          </table:table-cell>
          <table:table-cell office:value-type="float" office:value="19026" calcext:value-type="float">
            <text:p>19026</text:p>
          </table:table-cell>
          <table:table-cell office:value-type="float" office:value="103.3" calcext:value-type="float">
            <text:p>103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cover (over apartments)</text:p>
          </table:table-cell>
          <table:table-cell office:value-type="string" calcext:value-type="string">
            <text:p>Hollow-core reinforced concrete/Autoclaved aerated concrete/Roofing material</text:p>
          </table:table-cell>
          <table:table-cell office:value-type="float" office:value="338" calcext:value-type="float">
            <text:p>338</text:p>
          </table:table-cell>
          <table:table-cell office:value-type="float" office:value="34553" calcext:value-type="float">
            <text:p>34553</text:p>
          </table:table-cell>
          <table:table-cell office:value-type="float" office:value="512.5" calcext:value-type="float">
            <text:p>512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Cardboard/Wood</text:p>
          </table:table-cell>
          <table:table-cell office:value-type="float" office:value="451" calcext:value-type="float">
            <text:p>451</text:p>
          </table:table-cell>
          <table:table-cell office:value-type="float" office:value="21993" calcext:value-type="float">
            <text:p>21993</text:p>
          </table:table-cell>
          <table:table-cell office:value-type="float" office:value="467.3" calcext:value-type="float">
            <text:p>467.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540:.D553])" office:value-type="float" office:value="3219" calcext:value-type="float">
            <text:p>3219</text:p>
          </table:table-cell>
          <table:table-cell table:style-name="ce2" table:formula="of:=SUM([.E540:.E553])" office:value-type="float" office:value="305141" calcext:value-type="float">
            <text:p>305141</text:p>
          </table:table-cell>
          <table:table-cell table:style-name="ce2" table:formula="of:=SUM([.F540:.F553])" office:value-type="float" office:value="3066.6" calcext:value-type="float">
            <text:p>3066.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 blocks and panels</text:p>
          </table:table-cell>
          <table:table-cell office:value-type="float" office:value="12" calcext:value-type="float">
            <text:p>12</text:p>
          </table:table-cell>
          <table:table-cell office:value-type="float" office:value="816" calcext:value-type="float">
            <text:p>816</text:p>
          </table:table-cell>
          <table:table-cell office:value-type="float" office:value="13.3" calcext:value-type="float">
            <text:p>13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</text:p>
          </table:table-cell>
          <table:table-cell office:value-type="float" office:value="562" calcext:value-type="float">
            <text:p>562</text:p>
          </table:table-cell>
          <table:table-cell office:value-type="float" office:value="38335" calcext:value-type="float">
            <text:p>38335</text:p>
          </table:table-cell>
          <table:table-cell office:value-type="float" office:value="545.7" calcext:value-type="float">
            <text:p>545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2" calcext:value-type="float">
            <text:p>32</text:p>
          </table:table-cell>
          <table:table-cell office:value-type="float" office:value="2166" calcext:value-type="float">
            <text:p>2166</text:p>
          </table:table-cell>
          <table:table-cell office:value-type="float" office:value="11.3" calcext:value-type="float">
            <text:p>11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48" calcext:value-type="float">
            <text:p>48</text:p>
          </table:table-cell>
          <table:table-cell office:value-type="float" office:value="3273" calcext:value-type="float">
            <text:p>3273</text:p>
          </table:table-cell>
          <table:table-cell office:value-type="float" office:value="26.7" calcext:value-type="float">
            <text:p>26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ntrance doors</text:p>
          </table:table-cell>
          <table:table-cell office:value-type="string" calcext:value-type="string">
            <text:p>Metal (insulated)</text:p>
          </table:table-cell>
          <table:table-cell office:value-type="float" office:value="8" calcext:value-type="float">
            <text:p>8</text:p>
          </table:table-cell>
          <table:table-cell office:value-type="float" office:value="552" calcext:value-type="float">
            <text:p>552</text:p>
          </table:table-cell>
          <table:table-cell office:value-type="float" office:value="3.2" calcext:value-type="float">
            <text:p>3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Wood</text:p>
          </table:table-cell>
          <table:table-cell office:value-type="float" office:value="6" calcext:value-type="float">
            <text:p>6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cover (over staircase)</text:p>
          </table:table-cell>
          <table:table-cell office:value-type="string" calcext:value-type="string">
            <text:p>Hollow-core reinforced concrete/Autoclaved aerated concrete/Roofing material</text:p>
          </table:table-cell>
          <table:table-cell office:value-type="float" office:value="34" calcext:value-type="float">
            <text:p>34</text:p>
          </table:table-cell>
          <table:table-cell office:value-type="float" office:value="2322" calcext:value-type="float">
            <text:p>2322</text:p>
          </table:table-cell>
          <table:table-cell office:value-type="float" office:value="51.7" calcext:value-type="float">
            <text:p>51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 (insulation)</text:p>
          </table:table-cell>
          <table:table-cell office:value-type="float" office:value="87" calcext:value-type="float">
            <text:p>87</text:p>
          </table:table-cell>
          <table:table-cell office:value-type="float" office:value="1266" calcext:value-type="float">
            <text:p>1266</text:p>
          </table:table-cell>
          <table:table-cell office:value-type="float" office:value="89.7" calcext:value-type="float">
            <text:p>89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doors</text:p>
          </table:table-cell>
          <table:table-cell office:value-type="string" calcext:value-type="string">
            <text:p>Wood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556:.D564])" office:value-type="float" office:value="793" calcext:value-type="float">
            <text:p>793</text:p>
          </table:table-cell>
          <table:table-cell table:formula="of:=SUM([.E556:.E564])" office:value-type="float" office:value="49195" calcext:value-type="float">
            <text:p>49195</text:p>
          </table:table-cell>
          <table:table-cell table:formula="of:=SUM([.F556:.F564])" office:value-type="float" office:value="744.9" calcext:value-type="float">
            <text:p>744.9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Total: </text:p>
          </table:table-cell>
          <table:table-cell table:formula="of:=SUM([.E554];[.E565])" office:value-type="float" office:value="354336" calcext:value-type="float">
            <text:p>354336</text:p>
          </table:table-cell>
          <table:table-cell table:formula="of:=SUM([.F554];[.F565])" office:value-type="float" office:value="3811.5" calcext:value-type="float">
            <text:p>3811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1664.4" calcext:value-type="float">
            <text:p>1664.4</text:p>
          </table:table-cell>
          <table:table-cell office:value-type="float" office:value="162177.3" calcext:value-type="float">
            <text:p>162177.3</text:p>
          </table:table-cell>
          <table:table-cell office:value-type="float" office:value="1766.8" calcext:value-type="float">
            <text:p>1766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loggia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1105.6" calcext:value-type="float">
            <text:p>1105.6</text:p>
          </table:table-cell>
          <table:table-cell office:value-type="float" office:value="107729.2" calcext:value-type="float">
            <text:p>107729.2</text:p>
          </table:table-cell>
          <table:table-cell office:value-type="float" office:value="1024.7" calcext:value-type="float">
            <text:p>1024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 (apartments, sid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19.6" calcext:value-type="float">
            <text:p>19.6</text:p>
          </table:table-cell>
          <table:table-cell office:value-type="float" office:value="1914.2" calcext:value-type="float">
            <text:p>1914.2</text:p>
          </table:table-cell>
          <table:table-cell office:value-type="float" office:value="40.8" calcext:value-type="float">
            <text:p>40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447.8" calcext:value-type="float">
            <text:p>447.8</text:p>
          </table:table-cell>
          <table:table-cell office:value-type="float" office:value="43628.5" calcext:value-type="float">
            <text:p>43628.5</text:p>
          </table:table-cell>
          <table:table-cell office:value-type="float" office:value="694" calcext:value-type="float">
            <text:p>69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408.69" calcext:value-type="float">
            <text:p>408.69</text:p>
          </table:table-cell>
          <table:table-cell office:value-type="float" office:value="39823.2" calcext:value-type="float">
            <text:p>39823.2</text:p>
          </table:table-cell>
          <table:table-cell office:value-type="float" office:value="674.6" calcext:value-type="float">
            <text:p>674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628.5" calcext:value-type="float">
            <text:p>628.5</text:p>
          </table:table-cell>
          <table:table-cell office:value-type="float" office:value="61245.7" calcext:value-type="float">
            <text:p>61245.7</text:p>
          </table:table-cell>
          <table:table-cell office:value-type="float" office:value="328.3" calcext:value-type="float">
            <text:p>328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New windows (loggia)</text:p>
          </table:table-cell>
          <table:table-cell office:value-type="string" calcext:value-type="string">
            <text:p>PVC (double glazed)</text:p>
          </table:table-cell>
          <table:table-cell office:value-type="float" office:value="390.6" calcext:value-type="float">
            <text:p>390.6</text:p>
          </table:table-cell>
          <table:table-cell office:value-type="float" office:value="38059.9" calcext:value-type="float">
            <text:p>38059.9</text:p>
          </table:table-cell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24.2" calcext:value-type="float">
            <text:p>224.2</text:p>
          </table:table-cell>
          <table:table-cell office:value-type="float" office:value="21841.4" calcext:value-type="float">
            <text:p>21841.4</text:p>
          </table:table-cell>
          <table:table-cell office:value-type="float" office:value="82.6" calcext:value-type="float">
            <text:p>82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windows (loggia)</text:p>
          </table:table-cell>
          <table:table-cell office:value-type="string" calcext:value-type="string">
            <text:p>Wood (double glazed)</text:p>
          </table:table-cell>
          <table:table-cell office:value-type="float" office:value="352.4" calcext:value-type="float">
            <text:p>352.4</text:p>
          </table:table-cell>
          <table:table-cell office:value-type="float" office:value="34336.7" calcext:value-type="float">
            <text:p>34336.7</text:p>
          </table:table-cell>
          <table:table-cell office:value-type="float" office:value="129.8" calcext:value-type="float">
            <text:p>129.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571:.D579])" office:value-type="float" office:value="5241.79" calcext:value-type="float">
            <text:p>5241.79</text:p>
          </table:table-cell>
          <table:table-cell table:style-name="ce2" table:formula="of:=SUM([.E571:.E579])" office:value-type="float" office:value="510756.1" calcext:value-type="float">
            <text:p>510756.1</text:p>
          </table:table-cell>
          <table:table-cell table:style-name="ce2" table:formula="of:=SUM([.F571:.F579])" office:value-type="float" office:value="4945.6" calcext:value-type="float">
            <text:p>4945.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215.5" calcext:value-type="float">
            <text:p>215.5</text:p>
          </table:table-cell>
          <table:table-cell office:value-type="float" office:value="16798.5" calcext:value-type="float">
            <text:p>16798.5</text:p>
          </table:table-cell>
          <table:table-cell office:value-type="float" office:value="217.8" calcext:value-type="float">
            <text:p>217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9.3" calcext:value-type="float">
            <text:p>9.3</text:p>
          </table:table-cell>
          <table:table-cell office:value-type="float" office:value="726.2" calcext:value-type="float">
            <text:p>726.2</text:p>
          </table:table-cell>
          <table:table-cell office:value-type="float" office:value="17.3" calcext:value-type="float">
            <text:p>17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30.1" calcext:value-type="float">
            <text:p>30.1</text:p>
          </table:table-cell>
          <table:table-cell office:value-type="float" office:value="2344.2" calcext:value-type="float">
            <text:p>2344.2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39.44" calcext:value-type="float">
            <text:p>39.44</text:p>
          </table:table-cell>
          <table:table-cell office:value-type="float" office:value="3074.8" calcext:value-type="float">
            <text:p>3074.8</text:p>
          </table:table-cell>
          <table:table-cell office:value-type="float" office:value="67.4" calcext:value-type="float">
            <text:p>67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 (insulated)</text:p>
          </table:table-cell>
          <table:table-cell office:value-type="float" office:value="12.81" calcext:value-type="float">
            <text:p>12.81</text:p>
          </table:table-cell>
          <table:table-cell office:value-type="float" office:value="998.57" calcext:value-type="float">
            <text:p>998.57</text:p>
          </table:table-cell>
          <table:table-cell office:value-type="float" office:value="6.62" calcext:value-type="float">
            <text:p>6.6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28.7" calcext:value-type="float">
            <text:p>128.7</text:p>
          </table:table-cell>
          <table:table-cell office:value-type="float" office:value="10029.8" calcext:value-type="float">
            <text:p>10029.8</text:p>
          </table:table-cell>
          <table:table-cell office:value-type="float" office:value="67.2" calcext:value-type="float">
            <text:p>67.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582:.D587])" office:value-type="float" office:value="435.85" calcext:value-type="float">
            <text:p>435.85</text:p>
          </table:table-cell>
          <table:table-cell table:formula="of:=SUM([.E582:.E587])" office:value-type="float" office:value="33972.07" calcext:value-type="float">
            <text:p>33972.07</text:p>
          </table:table-cell>
          <table:table-cell table:formula="of:=SUM([.F582:.F587])" office:value-type="float" office:value="424.32" calcext:value-type="float">
            <text:p>424.32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580];[.E588])" office:value-type="float" office:value="544728.17" calcext:value-type="float">
            <text:p>544728.17</text:p>
          </table:table-cell>
          <table:table-cell table:formula="of:=SUM([.F580];[.F588])" office:value-type="float" office:value="5369.92" calcext:value-type="float">
            <text:p>5369.92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2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339.4" calcext:value-type="float">
            <text:p>339.4</text:p>
          </table:table-cell>
          <table:table-cell office:value-type="float" office:value="33900" calcext:value-type="float">
            <text:p>33900</text:p>
          </table:table-cell>
          <table:table-cell office:value-type="float" office:value="307.4" calcext:value-type="float">
            <text:p>307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2440.6" calcext:value-type="float">
            <text:p>2440.6</text:p>
          </table:table-cell>
          <table:table-cell office:value-type="float" office:value="243757" calcext:value-type="float">
            <text:p>243757</text:p>
          </table:table-cell>
          <table:table-cell office:value-type="float" office:value="2234.2" calcext:value-type="float">
            <text:p>2234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Hollow-core reinforced concrete/Autoclaved aerated concrete/Expanded clay concrete</text:p>
          </table:table-cell>
          <table:table-cell office:value-type="float" office:value="1008.4" calcext:value-type="float">
            <text:p>1008.4</text:p>
          </table:table-cell>
          <table:table-cell office:value-type="float" office:value="100711" calcext:value-type="float">
            <text:p>100711</text:p>
          </table:table-cell>
          <table:table-cell office:value-type="float" office:value="1283.5" calcext:value-type="float">
            <text:p>1283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573.9" calcext:value-type="float">
            <text:p>573.9</text:p>
          </table:table-cell>
          <table:table-cell office:value-type="float" office:value="57321" calcext:value-type="float">
            <text:p>57321</text:p>
          </table:table-cell>
          <table:table-cell office:value-type="float" office:value="1016.7" calcext:value-type="float">
            <text:p>1016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754.1" calcext:value-type="float">
            <text:p>754.1</text:p>
          </table:table-cell>
          <table:table-cell office:value-type="float" office:value="75314" calcext:value-type="float">
            <text:p>75314</text:p>
          </table:table-cell>
          <table:table-cell office:value-type="float" office:value="293.2" calcext:value-type="float">
            <text:p>293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276.7" calcext:value-type="float">
            <text:p>1276.7</text:p>
          </table:table-cell>
          <table:table-cell office:value-type="float" office:value="127512" calcext:value-type="float">
            <text:p>127512</text:p>
          </table:table-cell>
          <table:table-cell office:value-type="float" office:value="720.5" calcext:value-type="float">
            <text:p>720.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594:.D599])" office:value-type="float" office:value="6393.1" calcext:value-type="float">
            <text:p>6393.1</text:p>
          </table:table-cell>
          <table:table-cell table:style-name="ce2" table:formula="of:=SUM([.E594:.E599])" office:value-type="float" office:value="638515" calcext:value-type="float">
            <text:p>638515</text:p>
          </table:table-cell>
          <table:table-cell table:style-name="ce2" table:formula="of:=SUM([.F594:.F599])" office:value-type="float" office:value="5855.5" calcext:value-type="float">
            <text:p>5855.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55.3" calcext:value-type="float">
            <text:p>155.3</text:p>
          </table:table-cell>
          <table:table-cell office:value-type="float" office:value="12108" calcext:value-type="float">
            <text:p>12108</text:p>
          </table:table-cell>
          <table:table-cell office:value-type="float" office:value="127.2" calcext:value-type="float">
            <text:p>127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(over staircase)</text:p>
          </table:table-cell>
          <table:table-cell office:value-type="string" calcext:value-type="string">
            <text:p>Hollow-core reinforced concrete/Autoclaved aerated concrete/Expanded clay concrete</text:p>
          </table:table-cell>
          <table:table-cell office:value-type="float" office:value="76.6" calcext:value-type="float">
            <text:p>76.6</text:p>
          </table:table-cell>
          <table:table-cell office:value-type="float" office:value="5971" calcext:value-type="float">
            <text:p>5971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44.9" calcext:value-type="float">
            <text:p>44.9</text:p>
          </table:table-cell>
          <table:table-cell office:value-type="float" office:value="3501" calcext:value-type="float">
            <text:p>3501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41.4" calcext:value-type="float">
            <text:p>341.4</text:p>
          </table:table-cell>
          <table:table-cell office:value-type="float" office:value="26614" calcext:value-type="float">
            <text:p>26614</text:p>
          </table:table-cell>
          <table:table-cell office:value-type="float" office:value="112.7" calcext:value-type="float">
            <text:p>112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123.3" calcext:value-type="float">
            <text:p>123.3</text:p>
          </table:table-cell>
          <table:table-cell office:value-type="float" office:value="9611" calcext:value-type="float">
            <text:p>9611</text:p>
          </table:table-cell>
          <table:table-cell office:value-type="float" office:value="40.1" calcext:value-type="float">
            <text:p>40.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602:.D606])" office:value-type="float" office:value="741.5" calcext:value-type="float">
            <text:p>741.5</text:p>
          </table:table-cell>
          <table:table-cell table:formula="of:=SUM([.E602:.E606])" office:value-type="float" office:value="57805" calcext:value-type="float">
            <text:p>57805</text:p>
          </table:table-cell>
          <table:table-cell table:formula="of:=SUM([.F602:.F606])" office:value-type="float" office:value="463" calcext:value-type="float">
            <text:p>463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600];[.E607])" office:value-type="float" office:value="696320" calcext:value-type="float">
            <text:p>696320</text:p>
          </table:table-cell>
          <table:table-cell table:formula="of:=SUM([.F600];[.F607])" office:value-type="float" office:value="6318.5" calcext:value-type="float">
            <text:p>6318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Autoclaved aerated concrete blocks and panels/Wood/Wool</text:p>
          </table:table-cell>
          <table:table-cell office:value-type="float" office:value="952" calcext:value-type="float">
            <text:p>952</text:p>
          </table:table-cell>
          <table:table-cell office:value-type="float" office:value="97401" calcext:value-type="float">
            <text:p>97401</text:p>
          </table:table-cell>
          <table:table-cell office:value-type="float" office:value="1030" calcext:value-type="float">
            <text:p>103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lay bricks/Decoration (perforated)</text:p>
          </table:table-cell>
          <table:table-cell office:value-type="float" office:value="1498.3" calcext:value-type="float">
            <text:p>1498.3</text:p>
          </table:table-cell>
          <table:table-cell office:value-type="float" office:value="153290" calcext:value-type="float">
            <text:p>153290</text:p>
          </table:table-cell>
          <table:table-cell office:value-type="float" office:value="1554" calcext:value-type="float">
            <text:p>155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332.9" calcext:value-type="float">
            <text:p>332.9</text:p>
          </table:table-cell>
          <table:table-cell office:value-type="float" office:value="34064" calcext:value-type="float">
            <text:p>34064</text:p>
          </table:table-cell>
          <table:table-cell office:value-type="float" office:value="414" calcext:value-type="float">
            <text:p>41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159.2" calcext:value-type="float">
            <text:p>159.2</text:p>
          </table:table-cell>
          <table:table-cell office:value-type="float" office:value="16293" calcext:value-type="float">
            <text:p>16293</text:p>
          </table:table-cell>
          <table:table-cell office:value-type="float" office:value="273.98" calcext:value-type="float">
            <text:p>273.9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einforced concrete/Concrete/Sand/Rammed earth</text:p>
          </table:table-cell>
          <table:table-cell office:value-type="float" office:value="27.7" calcext:value-type="float">
            <text:p>27.7</text:p>
          </table:table-cell>
          <table:table-cell office:value-type="float" office:value="2832" calcext:value-type="float">
            <text:p>2832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872.8" calcext:value-type="float">
            <text:p>872.8</text:p>
          </table:table-cell>
          <table:table-cell office:value-type="float" office:value="89298" calcext:value-type="float">
            <text:p>89298</text:p>
          </table:table-cell>
          <table:table-cell office:value-type="float" office:value="503" calcext:value-type="float">
            <text:p>50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81.3" calcext:value-type="float">
            <text:p>281.3</text:p>
          </table:table-cell>
          <table:table-cell office:value-type="float" office:value="28776" calcext:value-type="float">
            <text:p>28776</text:p>
          </table:table-cell>
          <table:table-cell office:value-type="float" office:value="109" calcext:value-type="float">
            <text:p>10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613:.D619])" office:value-type="float" office:value="4124.2" calcext:value-type="float">
            <text:p>4124.2</text:p>
          </table:table-cell>
          <table:table-cell table:style-name="ce2" table:formula="of:=SUM([.E613:.E619])" office:value-type="float" office:value="421954" calcext:value-type="float">
            <text:p>421954</text:p>
          </table:table-cell>
          <table:table-cell table:style-name="ce2" table:formula="of:=SUM([.F613:.F619])" office:value-type="float" office:value="3919.98" calcext:value-type="float">
            <text:p>3919.98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s/Decoration (perforated)</text:p>
          </table:table-cell>
          <table:table-cell office:value-type="float" office:value="88.5" calcext:value-type="float">
            <text:p>88.5</text:p>
          </table:table-cell>
          <table:table-cell office:value-type="float" office:value="6899" calcext:value-type="float">
            <text:p>6899</text:p>
          </table:table-cell>
          <table:table-cell office:value-type="float" office:value="89.9" calcext:value-type="float">
            <text:p>89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s/Decoration (perforated)</text:p>
          </table:table-cell>
          <table:table-cell office:value-type="float" office:value="292.3" calcext:value-type="float">
            <text:p>292.3</text:p>
          </table:table-cell>
          <table:table-cell office:value-type="float" office:value="22789" calcext:value-type="float">
            <text:p>22789</text:p>
          </table:table-cell>
          <table:table-cell office:value-type="float" office:value="176.3" calcext:value-type="float">
            <text:p>176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doors</text:p>
          </table:table-cell>
          <table:table-cell office:value-type="string" calcext:value-type="string">
            <text:p>Wood</text:p>
          </table:table-cell>
          <table:table-cell office:value-type="float" office:value="154.8" calcext:value-type="float">
            <text:p>154.8</text:p>
          </table:table-cell>
          <table:table-cell office:value-type="float" office:value="12065" calcext:value-type="float">
            <text:p>12065</text:p>
          </table:table-cell>
          <table:table-cell office:value-type="float" office:value="46.4" calcext:value-type="float">
            <text:p>46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33.8" calcext:value-type="float">
            <text:p>33.8</text:p>
          </table:table-cell>
          <table:table-cell office:value-type="float" office:value="2635" calcext:value-type="float">
            <text:p>263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622:.D625])" office:value-type="float" office:value="569.4" calcext:value-type="float">
            <text:p>569.4</text:p>
          </table:table-cell>
          <table:table-cell table:formula="of:=SUM([.E622:.E625])" office:value-type="float" office:value="44388" calcext:value-type="float">
            <text:p>44388</text:p>
          </table:table-cell>
          <table:table-cell table:formula="of:=SUM([.F622:.F625])" office:value-type="float" office:value="322.6" calcext:value-type="float">
            <text:p>322.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620];[.E626])" office:value-type="float" office:value="466342" calcext:value-type="float">
            <text:p>466342</text:p>
          </table:table-cell>
          <table:table-cell table:formula="of:=SUM([.F620];[.F626])" office:value-type="float" office:value="4242.58" calcext:value-type="float">
            <text:p>4242.5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246.2" calcext:value-type="float">
            <text:p>246.2</text:p>
          </table:table-cell>
          <table:table-cell office:value-type="float" office:value="25191" calcext:value-type="float">
            <text:p>25191</text:p>
          </table:table-cell>
          <table:table-cell office:value-type="float" office:value="230.3" calcext:value-type="float">
            <text:p>230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647.9" calcext:value-type="float">
            <text:p>647.9</text:p>
          </table:table-cell>
          <table:table-cell office:value-type="float" office:value="66283" calcext:value-type="float">
            <text:p>66283</text:p>
          </table:table-cell>
          <table:table-cell office:value-type="float" office:value="603" calcext:value-type="float">
            <text:p>60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48.9" calcext:value-type="float">
            <text:p>248.9</text:p>
          </table:table-cell>
          <table:table-cell office:value-type="float" office:value="25468" calcext:value-type="float">
            <text:p>25468</text:p>
          </table:table-cell>
          <table:table-cell office:value-type="float" office:value="348.5" calcext:value-type="float">
            <text:p>348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66.4" calcext:value-type="float">
            <text:p>166.4</text:p>
          </table:table-cell>
          <table:table-cell office:value-type="float" office:value="17022" calcext:value-type="float">
            <text:p>17022</text:p>
          </table:table-cell>
          <table:table-cell office:value-type="float" office:value="295.4" calcext:value-type="float">
            <text:p>295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75.3" calcext:value-type="float">
            <text:p>75.3</text:p>
          </table:table-cell>
          <table:table-cell office:value-type="float" office:value="7703" calcext:value-type="float">
            <text:p>7703</text:p>
          </table:table-cell>
          <table:table-cell office:value-type="float" office:value="28.8" calcext:value-type="float">
            <text:p>28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39" calcext:value-type="float">
            <text:p>339</text:p>
          </table:table-cell>
          <table:table-cell office:value-type="float" office:value="34688" calcext:value-type="float">
            <text:p>34688</text:p>
          </table:table-cell>
          <table:table-cell office:value-type="float" office:value="184.9" calcext:value-type="float">
            <text:p>184.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632:.D637])" office:value-type="float" office:value="1723.7" calcext:value-type="float">
            <text:p>1723.7</text:p>
          </table:table-cell>
          <table:table-cell table:style-name="ce2" table:formula="of:=SUM([.E632:.E637])" office:value-type="float" office:value="176355" calcext:value-type="float">
            <text:p>176355</text:p>
          </table:table-cell>
          <table:table-cell table:style-name="ce2" table:formula="of:=SUM([.F632:.F637])" office:value-type="float" office:value="1690.9" calcext:value-type="float">
            <text:p>1690.9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38.4" calcext:value-type="float">
            <text:p>38.4</text:p>
          </table:table-cell>
          <table:table-cell office:value-type="float" office:value="3367" calcext:value-type="float">
            <text:p>3367</text:p>
          </table:table-cell>
          <table:table-cell office:value-type="float" office:value="33.3" calcext:value-type="float">
            <text:p>33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7.6" calcext:value-type="float">
            <text:p>17.6</text:p>
          </table:table-cell>
          <table:table-cell office:value-type="float" office:value="1543" calcext:value-type="float">
            <text:p>1543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1.8" calcext:value-type="float">
            <text:p>11.8</text:p>
          </table:table-cell>
          <table:table-cell office:value-type="float" office:value="1035" calcext:value-type="float">
            <text:p>1035</text:p>
          </table:table-cell>
          <table:table-cell office:value-type="float" office:value="21.4" calcext:value-type="float">
            <text:p>21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5" calcext:value-type="float">
            <text:p>35</text:p>
          </table:table-cell>
          <table:table-cell office:value-type="float" office:value="3073" calcext:value-type="float">
            <text:p>3073</text:p>
          </table:table-cell>
          <table:table-cell office:value-type="float" office:value="13.4" calcext:value-type="float">
            <text:p>13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 (insulated)</text:p>
          </table:table-cell>
          <table:table-cell office:value-type="float" office:value="23" calcext:value-type="float">
            <text:p>23</text:p>
          </table:table-cell>
          <table:table-cell office:value-type="float" office:value="2014" calcext:value-type="float">
            <text:p>2014</text:p>
          </table:table-cell>
          <table:table-cell office:value-type="float" office:value="9.2" calcext:value-type="float">
            <text:p>9.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640:.D644])" office:value-type="float" office:value="125.8" calcext:value-type="float">
            <text:p>125.8</text:p>
          </table:table-cell>
          <table:table-cell table:formula="of:=SUM([.E640:.E644])" office:value-type="float" office:value="11032" calcext:value-type="float">
            <text:p>11032</text:p>
          </table:table-cell>
          <table:table-cell table:formula="of:=SUM([.F640:.F644])" office:value-type="float" office:value="102.3" calcext:value-type="float">
            <text:p>102.3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638];[.E645])" office:value-type="float" office:value="187387" calcext:value-type="float">
            <text:p>187387</text:p>
          </table:table-cell>
          <table:table-cell table:formula="of:=SUM([.F638];[.F645])" office:value-type="float" office:value="1793.2" calcext:value-type="float">
            <text:p>1793.2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1804" calcext:value-type="float">
            <text:p>1804</text:p>
          </table:table-cell>
          <table:table-cell office:value-type="float" office:value="184619" calcext:value-type="float">
            <text:p>184619</text:p>
          </table:table-cell>
          <table:table-cell office:value-type="float" office:value="1915.6" calcext:value-type="float">
            <text:p>1915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loggia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469.5" calcext:value-type="float">
            <text:p>469.5</text:p>
          </table:table-cell>
          <table:table-cell office:value-type="float" office:value="48030.9" calcext:value-type="float">
            <text:p>48030.9</text:p>
          </table:table-cell>
          <table:table-cell office:value-type="float" office:value="494.2" calcext:value-type="float">
            <text:p>494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Expanded clay/Mineral wool</text:p>
          </table:table-cell>
          <table:table-cell office:value-type="float" office:value="78.9" calcext:value-type="float">
            <text:p>78.9</text:p>
          </table:table-cell>
          <table:table-cell office:value-type="float" office:value="8067.8" calcext:value-type="float">
            <text:p>8067.8</text:p>
          </table:table-cell>
          <table:table-cell office:value-type="float" office:value="512" calcext:value-type="float">
            <text:p>51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69.7" calcext:value-type="float">
            <text:p>269.7</text:p>
          </table:table-cell>
          <table:table-cell office:value-type="float" office:value="27595.1" calcext:value-type="float">
            <text:p>27595.1</text:p>
          </table:table-cell>
          <table:table-cell office:value-type="float" office:value="485.5" calcext:value-type="float">
            <text:p>485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New windows</text:p>
          </table:table-cell>
          <table:table-cell office:value-type="string" calcext:value-type="string">
            <text:p>PVC (double glazed)</text:p>
          </table:table-cell>
          <table:table-cell office:value-type="float" office:value="738" calcext:value-type="float">
            <text:p>738</text:p>
          </table:table-cell>
          <table:table-cell office:value-type="float" office:value="75510.4" calcext:value-type="float">
            <text:p>75510.4</text:p>
          </table:table-cell>
          <table:table-cell office:value-type="float" office:value="388.8" calcext:value-type="float">
            <text:p>388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New windows (loggia)</text:p>
          </table:table-cell>
          <table:table-cell office:value-type="string" calcext:value-type="string">
            <text:p>PVC (double glazed)</text:p>
          </table:table-cell>
          <table:table-cell office:value-type="float" office:value="244.2" calcext:value-type="float">
            <text:p>244.2</text:p>
          </table:table-cell>
          <table:table-cell office:value-type="float" office:value="24987.7" calcext:value-type="float">
            <text:p>24987.7</text:p>
          </table:table-cell>
          <table:table-cell office:value-type="float" office:value="128.7" calcext:value-type="float">
            <text:p>128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86.2" calcext:value-type="float">
            <text:p>186.2</text:p>
          </table:table-cell>
          <table:table-cell office:value-type="float" office:value="19048.5" calcext:value-type="float">
            <text:p>19048.5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windows (loggia)</text:p>
          </table:table-cell>
          <table:table-cell office:value-type="string" calcext:value-type="string">
            <text:p>Wood (double glazed)</text:p>
          </table:table-cell>
          <table:table-cell office:value-type="float" office:value="184.7" calcext:value-type="float">
            <text:p>184.7</text:p>
          </table:table-cell>
          <table:table-cell office:value-type="float" office:value="18892.9" calcext:value-type="float">
            <text:p>18892.9</text:p>
          </table:table-cell>
          <table:table-cell office:value-type="float" office:value="68.4" calcext:value-type="float">
            <text:p>68.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651:.D658])" office:value-type="float" office:value="3975.2" calcext:value-type="float">
            <text:p>3975.2</text:p>
          </table:table-cell>
          <table:table-cell table:style-name="ce2" table:formula="of:=SUM([.E651:.E658])" office:value-type="float" office:value="406752.3" calcext:value-type="float">
            <text:p>406752.3</text:p>
          </table:table-cell>
          <table:table-cell table:style-name="ce2" table:formula="of:=SUM([.F651:.F658])" office:value-type="float" office:value="4062.2" calcext:value-type="float">
            <text:p>4062.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272.8" calcext:value-type="float">
            <text:p>272.8</text:p>
          </table:table-cell>
          <table:table-cell office:value-type="float" office:value="19932.7" calcext:value-type="float">
            <text:p>19932.7</text:p>
          </table:table-cell>
          <table:table-cell office:value-type="float" office:value="285.3" calcext:value-type="float">
            <text:p>285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16.8" calcext:value-type="float">
            <text:p>16.8</text:p>
          </table:table-cell>
          <table:table-cell office:value-type="float" office:value="1228.4" calcext:value-type="float">
            <text:p>1228.4</text:p>
          </table:table-cell>
          <table:table-cell office:value-type="float" office:value="31.4" calcext:value-type="float">
            <text:p>31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staircase)</text:p>
          </table:table-cell>
          <table:table-cell office:value-type="string" calcext:value-type="string">
            <text:p>Hollow-core reinforced concrete/Expanded clay/Mineral wool</text:p>
          </table:table-cell>
          <table:table-cell office:value-type="float" office:value="5.3" calcext:value-type="float">
            <text:p>5.3</text:p>
          </table:table-cell>
          <table:table-cell office:value-type="float" office:value="389.5" calcext:value-type="float">
            <text:p>389.5</text:p>
          </table:table-cell>
          <table:table-cell office:value-type="float" office:value="37.5" calcext:value-type="float">
            <text:p>37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34.3" calcext:value-type="float">
            <text:p>34.3</text:p>
          </table:table-cell>
          <table:table-cell office:value-type="float" office:value="2504.5" calcext:value-type="float">
            <text:p>2504.5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 (insulated)</text:p>
          </table:table-cell>
          <table:table-cell office:value-type="float" office:value="12.6" calcext:value-type="float">
            <text:p>12.6</text:p>
          </table:table-cell>
          <table:table-cell office:value-type="float" office:value="917.2" calcext:value-type="float">
            <text:p>917.2</text:p>
          </table:table-cell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(double glazed)</text:p>
          </table:table-cell>
          <table:table-cell office:value-type="float" office:value="137.5" calcext:value-type="float">
            <text:p>137.5</text:p>
          </table:table-cell>
          <table:table-cell office:value-type="float" office:value="10046" calcext:value-type="float">
            <text:p>10046</text:p>
          </table:table-cell>
          <table:table-cell office:value-type="float" office:value="50.9" calcext:value-type="float">
            <text:p>50.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661:.D666])" office:value-type="float" office:value="479.3" calcext:value-type="float">
            <text:p>479.3</text:p>
          </table:table-cell>
          <table:table-cell table:formula="of:=SUM([.E661:.E666])" office:value-type="float" office:value="35018.3" calcext:value-type="float">
            <text:p>35018.3</text:p>
          </table:table-cell>
          <table:table-cell table:formula="of:=SUM([.F661:.F666])" office:value-type="float" office:value="475.6" calcext:value-type="float">
            <text:p>475.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659];[.E667])" office:value-type="float" office:value="441770.6" calcext:value-type="float">
            <text:p>441770.6</text:p>
          </table:table-cell>
          <table:table-cell table:formula="of:=SUM([.F659];[.F667])" office:value-type="float" office:value="4537.8" calcext:value-type="float">
            <text:p>4537.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Autoclaved aerated concrete/Decoration</text:p>
          </table:table-cell>
          <table:table-cell office:value-type="float" office:value="1058.4" calcext:value-type="float">
            <text:p>1058.4</text:p>
          </table:table-cell>
          <table:table-cell office:value-type="float" office:value="110865" calcext:value-type="float">
            <text:p>110865</text:p>
          </table:table-cell>
          <table:table-cell office:value-type="float" office:value="1092" calcext:value-type="float">
            <text:p>109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Autoclaved aerated concrete/Decoration</text:p>
          </table:table-cell>
          <table:table-cell office:value-type="float" office:value="3489.8" calcext:value-type="float">
            <text:p>3489.8</text:p>
          </table:table-cell>
          <table:table-cell office:value-type="float" office:value="365547" calcext:value-type="float">
            <text:p>365547</text:p>
          </table:table-cell>
          <table:table-cell office:value-type="float" office:value="3594.5" calcext:value-type="float">
            <text:p>3594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Concrete/Expanded clay/Wood wool</text:p>
          </table:table-cell>
          <table:table-cell office:value-type="float" office:value="1380.7" calcext:value-type="float">
            <text:p>1380.7</text:p>
          </table:table-cell>
          <table:table-cell office:value-type="float" office:value="144621" calcext:value-type="float">
            <text:p>144621</text:p>
          </table:table-cell>
          <table:table-cell office:value-type="float" office:value="1879" calcext:value-type="float">
            <text:p>187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62.9" calcext:value-type="float">
            <text:p>62.9</text:p>
          </table:table-cell>
          <table:table-cell office:value-type="float" office:value="6584" calcext:value-type="float">
            <text:p>6584</text:p>
          </table:table-cell>
          <table:table-cell office:value-type="float" office:value="78.6" calcext:value-type="float">
            <text:p>78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1031" calcext:value-type="float">
            <text:p>1031</text:p>
          </table:table-cell>
          <table:table-cell office:value-type="float" office:value="107990" calcext:value-type="float">
            <text:p>107990</text:p>
          </table:table-cell>
          <table:table-cell office:value-type="float" office:value="1794.4" calcext:value-type="float">
            <text:p>1794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862.5" calcext:value-type="float">
            <text:p>862.5</text:p>
          </table:table-cell>
          <table:table-cell office:value-type="float" office:value="90349" calcext:value-type="float">
            <text:p>90349</text:p>
          </table:table-cell>
          <table:table-cell office:value-type="float" office:value="307.9" calcext:value-type="float">
            <text:p>307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224.3" calcext:value-type="float">
            <text:p>2224.3</text:p>
          </table:table-cell>
          <table:table-cell office:value-type="float" office:value="232993" calcext:value-type="float">
            <text:p>232993</text:p>
          </table:table-cell>
          <table:table-cell office:value-type="float" office:value="1240.7" calcext:value-type="float">
            <text:p>1240.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673:.D679])" office:value-type="float" office:value="10109.6" calcext:value-type="float">
            <text:p>10109.6</text:p>
          </table:table-cell>
          <table:table-cell table:style-name="ce2" table:formula="of:=SUM([.E673:.E679])" office:value-type="float" office:value="1058949" calcext:value-type="float">
            <text:p>1058949</text:p>
          </table:table-cell>
          <table:table-cell table:style-name="ce2" table:formula="of:=SUM([.F673:.F679])" office:value-type="float" office:value="9987.1" calcext:value-type="float">
            <text:p>9987.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oncrete/Decoration</text:p>
          </table:table-cell>
          <table:table-cell office:value-type="float" office:value="561.5" calcext:value-type="float">
            <text:p>561.5</text:p>
          </table:table-cell>
          <table:table-cell office:value-type="float" office:value="45138" calcext:value-type="float">
            <text:p>45138</text:p>
          </table:table-cell>
          <table:table-cell office:value-type="float" office:value="440.7" calcext:value-type="float">
            <text:p>440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/Concrete/Expanded clay/Wood wool</text:p>
          </table:table-cell>
          <table:table-cell office:value-type="float" office:value="183.2" calcext:value-type="float">
            <text:p>183.2</text:p>
          </table:table-cell>
          <table:table-cell office:value-type="float" office:value="14724" calcext:value-type="float">
            <text:p>14724</text:p>
          </table:table-cell>
          <table:table-cell office:value-type="float" office:value="254" calcext:value-type="float">
            <text:p>25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112.8" calcext:value-type="float">
            <text:p>112.8</text:p>
          </table:table-cell>
          <table:table-cell office:value-type="float" office:value="9065" calcext:value-type="float">
            <text:p>9065</text:p>
          </table:table-cell>
          <table:table-cell office:value-type="float" office:value="202" calcext:value-type="float">
            <text:p>20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50.5" calcext:value-type="float">
            <text:p>350.5</text:p>
          </table:table-cell>
          <table:table-cell office:value-type="float" office:value="28174" calcext:value-type="float">
            <text:p>28174</text:p>
          </table:table-cell>
          <table:table-cell office:value-type="float" office:value="91.7" calcext:value-type="float">
            <text:p>91.7</text:p>
          </table:table-cell>
          <table:table-cell table:number-columns-repeated="1018"/>
        </table:table-row>
        <table:table-row table:style-name="ro5">
          <table:table-cell/>
          <table:table-cell table:number-columns-repeated="2" office:value-type="string" calcext:value-type="string">
            <text:p>Glass blocks</text:p>
          </table:table-cell>
          <table:table-cell office:value-type="float" office:value="124.2" calcext:value-type="float">
            <text:p>124.2</text:p>
          </table:table-cell>
          <table:table-cell office:value-type="float" office:value="9984" calcext:value-type="float">
            <text:p>9984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320.7" calcext:value-type="float">
            <text:p>320.7</text:p>
          </table:table-cell>
          <table:table-cell office:value-type="float" office:value="25779" calcext:value-type="float">
            <text:p>25779</text:p>
          </table:table-cell>
          <table:table-cell office:value-type="float" office:value="94.9" calcext:value-type="float">
            <text:p>94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82.6" calcext:value-type="float">
            <text:p>182.6</text:p>
          </table:table-cell>
          <table:table-cell office:value-type="float" office:value="14679" calcext:value-type="float">
            <text:p>14679</text:p>
          </table:table-cell>
          <table:table-cell office:value-type="float" office:value="56.7" calcext:value-type="float">
            <text:p>56.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682:.D688])" office:value-type="float" office:value="1835.5" calcext:value-type="float">
            <text:p>1835.5</text:p>
          </table:table-cell>
          <table:table-cell table:formula="of:=SUM([.E682:.E688])" office:value-type="float" office:value="147543" calcext:value-type="float">
            <text:p>147543</text:p>
          </table:table-cell>
          <table:table-cell table:formula="of:=SUM([.F682:.F688])" office:value-type="float" office:value="1176" calcext:value-type="float">
            <text:p>117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680];[.E689])" office:value-type="float" office:value="1206492" calcext:value-type="float">
            <text:p>1206492</text:p>
          </table:table-cell>
          <table:table-cell table:formula="of:=SUM([.F680];[.F689])" office:value-type="float" office:value="11163.1" calcext:value-type="float">
            <text:p>11163.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Concrete/Decoration</text:p>
          </table:table-cell>
          <table:table-cell office:value-type="float" office:value="566.4" calcext:value-type="float">
            <text:p>566.4</text:p>
          </table:table-cell>
          <table:table-cell office:value-type="float" office:value="57945" calcext:value-type="float">
            <text:p>57945</text:p>
          </table:table-cell>
          <table:table-cell office:value-type="float" office:value="504" calcext:value-type="float">
            <text:p>50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Concrete/Decoration</text:p>
          </table:table-cell>
          <table:table-cell office:value-type="float" office:value="1723.4" calcext:value-type="float">
            <text:p>1723.4</text:p>
          </table:table-cell>
          <table:table-cell office:value-type="float" office:value="176326" calcext:value-type="float">
            <text:p>176326</text:p>
          </table:table-cell>
          <table:table-cell office:value-type="float" office:value="1551.3" calcext:value-type="float">
            <text:p>1551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Expanded clay/Wood wool</text:p>
          </table:table-cell>
          <table:table-cell office:value-type="float" office:value="346.5" calcext:value-type="float">
            <text:p>346.5</text:p>
          </table:table-cell>
          <table:table-cell office:value-type="float" office:value="35452" calcext:value-type="float">
            <text:p>35452</text:p>
          </table:table-cell>
          <table:table-cell office:value-type="float" office:value="430.5" calcext:value-type="float">
            <text:p>430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227.9" calcext:value-type="float">
            <text:p>227.9</text:p>
          </table:table-cell>
          <table:table-cell office:value-type="float" office:value="23314" calcext:value-type="float">
            <text:p>23314</text:p>
          </table:table-cell>
          <table:table-cell office:value-type="float" office:value="365.2" calcext:value-type="float">
            <text:p>365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404.2" calcext:value-type="float">
            <text:p>404.2</text:p>
          </table:table-cell>
          <table:table-cell office:value-type="float" office:value="41355" calcext:value-type="float">
            <text:p>41355</text:p>
          </table:table-cell>
          <table:table-cell office:value-type="float" office:value="145" calcext:value-type="float">
            <text:p>14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776.2" calcext:value-type="float">
            <text:p>776.2</text:p>
          </table:table-cell>
          <table:table-cell office:value-type="float" office:value="79410" calcext:value-type="float">
            <text:p>79410</text:p>
          </table:table-cell>
          <table:table-cell office:value-type="float" office:value="430.6" calcext:value-type="float">
            <text:p>430.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695:.D700])" office:value-type="float" office:value="4044.6" calcext:value-type="float">
            <text:p>4044.6</text:p>
          </table:table-cell>
          <table:table-cell table:style-name="ce2" table:formula="of:=SUM([.E695:.E700])" office:value-type="float" office:value="413802" calcext:value-type="float">
            <text:p>413802</text:p>
          </table:table-cell>
          <table:table-cell table:style-name="ce2" table:formula="of:=SUM([.F695:.F700])" office:value-type="float" office:value="3426.6" calcext:value-type="float">
            <text:p>3426.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oncrete/Decoration</text:p>
          </table:table-cell>
          <table:table-cell office:value-type="float" office:value="324.3" calcext:value-type="float">
            <text:p>324.3</text:p>
          </table:table-cell>
          <table:table-cell office:value-type="float" office:value="20541" calcext:value-type="float">
            <text:p>20541</text:p>
          </table:table-cell>
          <table:table-cell office:value-type="float" office:value="266.1" calcext:value-type="float">
            <text:p>266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/Expanded clay/Wood wool</text:p>
          </table:table-cell>
          <table:table-cell office:value-type="float" office:value="32.8" calcext:value-type="float">
            <text:p>32.8</text:p>
          </table:table-cell>
          <table:table-cell office:value-type="float" office:value="2079" calcext:value-type="float">
            <text:p>2079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19.8" calcext:value-type="float">
            <text:p>19.8</text:p>
          </table:table-cell>
          <table:table-cell office:value-type="float" office:value="1257" calcext:value-type="float">
            <text:p>1257</text:p>
          </table:table-cell>
          <table:table-cell office:value-type="float" office:value="33.4" calcext:value-type="float">
            <text:p>33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6.2" calcext:value-type="float">
            <text:p>56.2</text:p>
          </table:table-cell>
          <table:table-cell office:value-type="float" office:value="3557" calcext:value-type="float">
            <text:p>3557</text:p>
          </table:table-cell>
          <table:table-cell office:value-type="float" office:value="30.6" calcext:value-type="float">
            <text:p>30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8.3" calcext:value-type="float">
            <text:p>18.3</text:p>
          </table:table-cell>
          <table:table-cell office:value-type="float" office:value="1159" calcext:value-type="float">
            <text:p>1159</text:p>
          </table:table-cell>
          <table:table-cell office:value-type="float" office:value="5.7" calcext:value-type="float">
            <text:p>5.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703:.D707])" office:value-type="float" office:value="451.4" calcext:value-type="float">
            <text:p>451.4</text:p>
          </table:table-cell>
          <table:table-cell table:formula="of:=SUM([.E703:.E707])" office:value-type="float" office:value="28593" calcext:value-type="float">
            <text:p>28593</text:p>
          </table:table-cell>
          <table:table-cell table:formula="of:=SUM([.F703:.F707])" office:value-type="float" office:value="377.8" calcext:value-type="float">
            <text:p>377.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701];[.E708])" office:value-type="float" office:value="442395" calcext:value-type="float">
            <text:p>442395</text:p>
          </table:table-cell>
          <table:table-cell table:formula="of:=SUM([.F701];[.F708])" office:value-type="float" office:value="3804.4" calcext:value-type="float">
            <text:p>3804.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Calcium silicate bricks/Metal/Polystyrene foam</text:p>
          </table:table-cell>
          <table:table-cell office:value-type="float" office:value="46.1" calcext:value-type="float">
            <text:p>46.1</text:p>
          </table:table-cell>
          <table:table-cell office:value-type="float" office:value="4717" calcext:value-type="float">
            <text:p>4717</text:p>
          </table:table-cell>
          <table:table-cell office:value-type="float" office:value="92.4" calcext:value-type="float">
            <text:p>92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335.2" calcext:value-type="float">
            <text:p>335.2</text:p>
          </table:table-cell>
          <table:table-cell office:value-type="float" office:value="34299" calcext:value-type="float">
            <text:p>34299</text:p>
          </table:table-cell>
          <table:table-cell office:value-type="float" office:value="310.7" calcext:value-type="float">
            <text:p>310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68.3" calcext:value-type="float">
            <text:p>168.3</text:p>
          </table:table-cell>
          <table:table-cell office:value-type="float" office:value="17214" calcext:value-type="float">
            <text:p>17214</text:p>
          </table:table-cell>
          <table:table-cell office:value-type="float" office:value="232.4" calcext:value-type="float">
            <text:p>232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98.4" calcext:value-type="float">
            <text:p>98.4</text:p>
          </table:table-cell>
          <table:table-cell office:value-type="float" office:value="10064" calcext:value-type="float">
            <text:p>10064</text:p>
          </table:table-cell>
          <table:table-cell office:value-type="float" office:value="169.1" calcext:value-type="float">
            <text:p>169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92.8" calcext:value-type="float">
            <text:p>92.8</text:p>
          </table:table-cell>
          <table:table-cell office:value-type="float" office:value="9495" calcext:value-type="float">
            <text:p>9495</text:p>
          </table:table-cell>
          <table:table-cell office:value-type="float" office:value="35.5" calcext:value-type="float">
            <text:p>35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36.2" calcext:value-type="float">
            <text:p>136.2</text:p>
          </table:table-cell>
          <table:table-cell office:value-type="float" office:value="13931" calcext:value-type="float">
            <text:p>13931</text:p>
          </table:table-cell>
          <table:table-cell office:value-type="float" office:value="75.1" calcext:value-type="float">
            <text:p>75.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714:.D719])" office:value-type="float" office:value="877" calcext:value-type="float">
            <text:p>877</text:p>
          </table:table-cell>
          <table:table-cell table:style-name="ce2" table:formula="of:=SUM([.E714:.E719])" office:value-type="float" office:value="89720" calcext:value-type="float">
            <text:p>89720</text:p>
          </table:table-cell>
          <table:table-cell table:style-name="ce2" table:formula="of:=SUM([.F714:.F719])" office:value-type="float" office:value="915.2" calcext:value-type="float">
            <text:p>915.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6.2" calcext:value-type="float">
            <text:p>16.2</text:p>
          </table:table-cell>
          <table:table-cell office:value-type="float" office:value="1183" calcext:value-type="float">
            <text:p>1183</text:p>
          </table:table-cell>
          <table:table-cell office:value-type="float" office:value="13.2" calcext:value-type="float">
            <text:p>13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2.4" calcext:value-type="float">
            <text:p>12.4</text:p>
          </table:table-cell>
          <table:table-cell office:value-type="float" office:value="904" calcext:value-type="float">
            <text:p>904</text:p>
          </table:table-cell>
          <table:table-cell office:value-type="float" office:value="17.5" calcext:value-type="float">
            <text:p>17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9.9" calcext:value-type="float">
            <text:p>9.9</text:p>
          </table:table-cell>
          <table:table-cell office:value-type="float" office:value="725" calcext:value-type="float">
            <text:p>725</text:p>
          </table:table-cell>
          <table:table-cell office:value-type="float" office:value="17.5" calcext:value-type="float">
            <text:p>17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2.8" calcext:value-type="float">
            <text:p>12.8</text:p>
          </table:table-cell>
          <table:table-cell office:value-type="float" office:value="934" calcext:value-type="float">
            <text:p>934</text:p>
          </table:table-cell>
          <table:table-cell office:value-type="float" office:value="4.7" calcext:value-type="float">
            <text:p>4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6" calcext:value-type="float">
            <text:p>16</text:p>
          </table:table-cell>
          <table:table-cell office:value-type="float" office:value="1172" calcext:value-type="float">
            <text:p>1172</text:p>
          </table:table-cell>
          <table:table-cell office:value-type="float" office:value="4.7" calcext:value-type="float">
            <text:p>4.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722:.D726])" office:value-type="float" office:value="67.3" calcext:value-type="float">
            <text:p>67.3</text:p>
          </table:table-cell>
          <table:table-cell table:formula="of:=SUM([.E722:.E726])" office:value-type="float" office:value="4918" calcext:value-type="float">
            <text:p>4918</text:p>
          </table:table-cell>
          <table:table-cell table:formula="of:=SUM([.F722:.F726])" office:value-type="float" office:value="57.6" calcext:value-type="float">
            <text:p>57.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720];[.E727])" office:value-type="float" office:value="94638" calcext:value-type="float">
            <text:p>94638</text:p>
          </table:table-cell>
          <table:table-cell table:formula="of:=SUM([.F720];[.F727])" office:value-type="float" office:value="972.8" calcext:value-type="float">
            <text:p>972.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63.8" calcext:value-type="float">
            <text:p>163.8</text:p>
          </table:table-cell>
          <table:table-cell office:value-type="float" office:value="15565" calcext:value-type="float">
            <text:p>15565</text:p>
          </table:table-cell>
          <table:table-cell office:value-type="float" office:value="159" calcext:value-type="float">
            <text:p>15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364.3" calcext:value-type="float">
            <text:p>364.3</text:p>
          </table:table-cell>
          <table:table-cell office:value-type="float" office:value="34615" calcext:value-type="float">
            <text:p>34615</text:p>
          </table:table-cell>
          <table:table-cell office:value-type="float" office:value="354.8" calcext:value-type="float">
            <text:p>354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77.5" calcext:value-type="float">
            <text:p>177.5</text:p>
          </table:table-cell>
          <table:table-cell office:value-type="float" office:value="16866" calcext:value-type="float">
            <text:p>16866</text:p>
          </table:table-cell>
          <table:table-cell office:value-type="float" office:value="232.5" calcext:value-type="float">
            <text:p>232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02.2" calcext:value-type="float">
            <text:p>102.2</text:p>
          </table:table-cell>
          <table:table-cell office:value-type="float" office:value="9713" calcext:value-type="float">
            <text:p>9713</text:p>
          </table:table-cell>
          <table:table-cell office:value-type="float" office:value="182" calcext:value-type="float">
            <text:p>18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63.7" calcext:value-type="float">
            <text:p>163.7</text:p>
          </table:table-cell>
          <table:table-cell office:value-type="float" office:value="15556" calcext:value-type="float">
            <text:p>15556</text:p>
          </table:table-cell>
          <table:table-cell office:value-type="float" office:value="63.8" calcext:value-type="float">
            <text:p>63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38.5" calcext:value-type="float">
            <text:p>138.5</text:p>
          </table:table-cell>
          <table:table-cell office:value-type="float" office:value="13156" calcext:value-type="float">
            <text:p>13156</text:p>
          </table:table-cell>
          <table:table-cell office:value-type="float" office:value="75.3" calcext:value-type="float">
            <text:p>75.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733:.D738])" office:value-type="float" office:value="1110" calcext:value-type="float">
            <text:p>1110</text:p>
          </table:table-cell>
          <table:table-cell table:style-name="ce2" table:formula="of:=SUM([.E733:.E738])" office:value-type="float" office:value="105471" calcext:value-type="float">
            <text:p>105471</text:p>
          </table:table-cell>
          <table:table-cell table:style-name="ce2" table:formula="of:=SUM([.F733:.F738])" office:value-type="float" office:value="1067.4" calcext:value-type="float">
            <text:p>1067.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6.7" calcext:value-type="float">
            <text:p>16.7</text:p>
          </table:table-cell>
          <table:table-cell office:value-type="float" office:value="1060" calcext:value-type="float">
            <text:p>1060</text:p>
          </table:table-cell>
          <table:table-cell office:value-type="float" office:value="14.2" calcext:value-type="float">
            <text:p>14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3.1" calcext:value-type="float">
            <text:p>13.1</text:p>
          </table:table-cell>
          <table:table-cell office:value-type="float" office:value="828" calcext:value-type="float">
            <text:p>828</text:p>
          </table:table-cell>
          <table:table-cell office:value-type="float" office:value="17.5" calcext:value-type="float">
            <text:p>17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9.6" calcext:value-type="float">
            <text:p>9.6</text:p>
          </table:table-cell>
          <table:table-cell office:value-type="float" office:value="606" calcext:value-type="float">
            <text:p>606</text:p>
          </table:table-cell>
          <table:table-cell office:value-type="float" office:value="17.5" calcext:value-type="float">
            <text:p>17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8.6" calcext:value-type="float">
            <text:p>8.6</text:p>
          </table:table-cell>
          <table:table-cell office:value-type="float" office:value="542" calcext:value-type="float">
            <text:p>542</text:p>
          </table:table-cell>
          <table:table-cell office:value-type="float" office:value="4.6" calcext:value-type="float">
            <text:p>4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.2" calcext:value-type="float">
            <text:p>1.2</text:p>
          </table:table-cell>
          <table:table-cell office:value-type="float" office:value="73" calcext:value-type="float">
            <text:p>73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1.7" calcext:value-type="float">
            <text:p>11.7</text:p>
          </table:table-cell>
          <table:table-cell office:value-type="float" office:value="741" calcext:value-type="float">
            <text:p>741</text:p>
          </table:table-cell>
          <table:table-cell office:value-type="float" office:value="3.4" calcext:value-type="float">
            <text:p>3.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741:.D746])" office:value-type="float" office:value="60.9" calcext:value-type="float">
            <text:p>60.9</text:p>
          </table:table-cell>
          <table:table-cell table:formula="of:=SUM([.E741:.E746])" office:value-type="float" office:value="3850" calcext:value-type="float">
            <text:p>3850</text:p>
          </table:table-cell>
          <table:table-cell table:formula="of:=SUM([.F741:.F746])" office:value-type="float" office:value="57.6" calcext:value-type="float">
            <text:p>57.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739];[.E747])" office:value-type="float" office:value="109321" calcext:value-type="float">
            <text:p>109321</text:p>
          </table:table-cell>
          <table:table-cell table:formula="of:=SUM([.F739];[.F747])" office:value-type="float" office:value="1125" calcext:value-type="float">
            <text:p>112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305.3" calcext:value-type="float">
            <text:p>305.3</text:p>
          </table:table-cell>
          <table:table-cell office:value-type="float" office:value="29002" calcext:value-type="float">
            <text:p>29002</text:p>
          </table:table-cell>
          <table:table-cell office:value-type="float" office:value="289.1" calcext:value-type="float">
            <text:p>289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214.1" calcext:value-type="float">
            <text:p>1214.1</text:p>
          </table:table-cell>
          <table:table-cell office:value-type="float" office:value="115345" calcext:value-type="float">
            <text:p>115345</text:p>
          </table:table-cell>
          <table:table-cell office:value-type="float" office:value="1156.9" calcext:value-type="float">
            <text:p>1156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459.1" calcext:value-type="float">
            <text:p>459.1</text:p>
          </table:table-cell>
          <table:table-cell office:value-type="float" office:value="43615" calcext:value-type="float">
            <text:p>43615</text:p>
          </table:table-cell>
          <table:table-cell office:value-type="float" office:value="633" calcext:value-type="float">
            <text:p>63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70.1" calcext:value-type="float">
            <text:p>270.1</text:p>
          </table:table-cell>
          <table:table-cell office:value-type="float" office:value="25658" calcext:value-type="float">
            <text:p>25658</text:p>
          </table:table-cell>
          <table:table-cell office:value-type="float" office:value="505.7" calcext:value-type="float">
            <text:p>505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44.3" calcext:value-type="float">
            <text:p>244.3</text:p>
          </table:table-cell>
          <table:table-cell office:value-type="float" office:value="23211" calcext:value-type="float">
            <text:p>23211</text:p>
          </table:table-cell>
          <table:table-cell office:value-type="float" office:value="94.8" calcext:value-type="float">
            <text:p>94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642.1" calcext:value-type="float">
            <text:p>642.1</text:p>
          </table:table-cell>
          <table:table-cell office:value-type="float" office:value="61002" calcext:value-type="float">
            <text:p>61002</text:p>
          </table:table-cell>
          <table:table-cell office:value-type="float" office:value="377.4" calcext:value-type="float">
            <text:p>377.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753:.D758])" office:value-type="float" office:value="3135" calcext:value-type="float">
            <text:p>3135</text:p>
          </table:table-cell>
          <table:table-cell table:style-name="ce2" table:formula="of:=SUM([.E753:.E758])" office:value-type="float" office:value="297833" calcext:value-type="float">
            <text:p>297833</text:p>
          </table:table-cell>
          <table:table-cell table:style-name="ce2" table:formula="of:=SUM([.F753:.F758])" office:value-type="float" office:value="3056.9" calcext:value-type="float">
            <text:p>3056.9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83.6" calcext:value-type="float">
            <text:p>83.6</text:p>
          </table:table-cell>
          <table:table-cell office:value-type="float" office:value="6110" calcext:value-type="float">
            <text:p>6110</text:p>
          </table:table-cell>
          <table:table-cell office:value-type="float" office:value="75.8" calcext:value-type="float">
            <text:p>75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3.6" calcext:value-type="float">
            <text:p>3.6</text:p>
          </table:table-cell>
          <table:table-cell office:value-type="float" office:value="262" calcext:value-type="float">
            <text:p>262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1.2" calcext:value-type="float">
            <text:p>21.2</text:p>
          </table:table-cell>
          <table:table-cell office:value-type="float" office:value="1548" calcext:value-type="float">
            <text:p>1548</text:p>
          </table:table-cell>
          <table:table-cell office:value-type="float" office:value="40.7" calcext:value-type="float">
            <text:p>40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17.6" calcext:value-type="float">
            <text:p>117.6</text:p>
          </table:table-cell>
          <table:table-cell office:value-type="float" office:value="8593" calcext:value-type="float">
            <text:p>8593</text:p>
          </table:table-cell>
          <table:table-cell office:value-type="float" office:value="50.7" calcext:value-type="float">
            <text:p>50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39.3" calcext:value-type="float">
            <text:p>39.3</text:p>
          </table:table-cell>
          <table:table-cell office:value-type="float" office:value="2868" calcext:value-type="float">
            <text:p>2868</text:p>
          </table:table-cell>
          <table:table-cell office:value-type="float" office:value="12.5" calcext:value-type="float">
            <text:p>12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761:.D765])" office:value-type="float" office:value="265.3" calcext:value-type="float">
            <text:p>265.3</text:p>
          </table:table-cell>
          <table:table-cell table:formula="of:=SUM([.E761:.E765])" office:value-type="float" office:value="19381" calcext:value-type="float">
            <text:p>19381</text:p>
          </table:table-cell>
          <table:table-cell table:formula="of:=SUM([.F761:.F765])" office:value-type="float" office:value="239.7" calcext:value-type="float">
            <text:p>239.7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759];[.E766])" office:value-type="float" office:value="317214" calcext:value-type="float">
            <text:p>317214</text:p>
          </table:table-cell>
          <table:table-cell table:formula="of:=SUM([.F759];[.F766])" office:value-type="float" office:value="3296.6" calcext:value-type="float">
            <text:p>3296.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ide, first floor)</text:p>
          </table:table-cell>
          <table:table-cell office:value-type="string" calcext:value-type="string">
            <text:p>Clay bricks/Decoration</text:p>
          </table:table-cell>
          <table:table-cell office:value-type="float" office:value="86.5" calcext:value-type="float">
            <text:p>86.5</text:p>
          </table:table-cell>
          <table:table-cell office:value-type="float" office:value="8005" calcext:value-type="float">
            <text:p>8005</text:p>
          </table:table-cell>
          <table:table-cell office:value-type="float" office:value="79.3" calcext:value-type="float">
            <text:p>79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ide, 2nd-5th floor)</text:p>
          </table:table-cell>
          <table:table-cell office:value-type="string" calcext:value-type="string">
            <text:p>Clay bricks/Decoration</text:p>
          </table:table-cell>
          <table:table-cell office:value-type="float" office:value="359.8" calcext:value-type="float">
            <text:p>359.8</text:p>
          </table:table-cell>
          <table:table-cell office:value-type="float" office:value="33309" calcext:value-type="float">
            <text:p>33309</text:p>
          </table:table-cell>
          <table:table-cell office:value-type="float" office:value="317.3" calcext:value-type="float">
            <text:p>317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facade, first floor)</text:p>
          </table:table-cell>
          <table:table-cell office:value-type="string" calcext:value-type="string">
            <text:p>Clay bricks/Decoration</text:p>
          </table:table-cell>
          <table:table-cell office:value-type="float" office:value="63.5" calcext:value-type="float">
            <text:p>63.5</text:p>
          </table:table-cell>
          <table:table-cell office:value-type="float" office:value="5877" calcext:value-type="float">
            <text:p>5877</text:p>
          </table:table-cell>
          <table:table-cell office:value-type="float" office:value="63.6" calcext:value-type="float">
            <text:p>63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facade, 2nd-5th floor)</text:p>
          </table:table-cell>
          <table:table-cell office:value-type="string" calcext:value-type="string">
            <text:p>Clay bricks/Decoration</text:p>
          </table:table-cell>
          <table:table-cell office:value-type="float" office:value="317.6" calcext:value-type="float">
            <text:p>317.6</text:p>
          </table:table-cell>
          <table:table-cell office:value-type="float" office:value="29402" calcext:value-type="float">
            <text:p>29402</text:p>
          </table:table-cell>
          <table:table-cell office:value-type="float" office:value="283.3" calcext:value-type="float">
            <text:p>283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assage walls</text:p>
          </table:table-cell>
          <table:table-cell office:value-type="string" calcext:value-type="string">
            <text:p>Clay bricks/Decoration</text:p>
          </table:table-cell>
          <table:table-cell office:value-type="float" office:value="89.9" calcext:value-type="float">
            <text:p>89.9</text:p>
          </table:table-cell>
          <table:table-cell office:value-type="float" office:value="8324" calcext:value-type="float">
            <text:p>8324</text:p>
          </table:table-cell>
          <table:table-cell office:value-type="float" office:value="79.2" calcext:value-type="float">
            <text:p>79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assage ceiling</text:p>
          </table:table-cell>
          <table:table-cell office:value-type="string" calcext:value-type="string">
            <text:p>Reinforced concrete/Slag</text:p>
          </table:table-cell>
          <table:table-cell office:value-type="float" office:value="50.1" calcext:value-type="float">
            <text:p>50.1</text:p>
          </table:table-cell>
          <table:table-cell office:value-type="float" office:value="4639" calcext:value-type="float">
            <text:p>4639</text:p>
          </table:table-cell>
          <table:table-cell office:value-type="float" office:value="39.6" calcext:value-type="float">
            <text:p>39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lag</text:p>
          </table:table-cell>
          <table:table-cell office:value-type="float" office:value="153.1" calcext:value-type="float">
            <text:p>153.1</text:p>
          </table:table-cell>
          <table:table-cell office:value-type="float" office:value="14171" calcext:value-type="float">
            <text:p>14171</text:p>
          </table:table-cell>
          <table:table-cell office:value-type="float" office:value="195.3" calcext:value-type="float">
            <text:p>195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Reinforced concrete/Slag</text:p>
          </table:table-cell>
          <table:table-cell office:value-type="float" office:value="92" calcext:value-type="float">
            <text:p>92</text:p>
          </table:table-cell>
          <table:table-cell office:value-type="float" office:value="8519" calcext:value-type="float">
            <text:p>8519</text:p>
          </table:table-cell>
          <table:table-cell office:value-type="float" office:value="175.9" calcext:value-type="float">
            <text:p>175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59.9" calcext:value-type="float">
            <text:p>159.9</text:p>
          </table:table-cell>
          <table:table-cell office:value-type="float" office:value="14802" calcext:value-type="float">
            <text:p>14802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65.2" calcext:value-type="float">
            <text:p>65.2</text:p>
          </table:table-cell>
          <table:table-cell office:value-type="float" office:value="6037" calcext:value-type="float">
            <text:p>603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772:.D781])" office:value-type="float" office:value="1437.6" calcext:value-type="float">
            <text:p>1437.6</text:p>
          </table:table-cell>
          <table:table-cell table:style-name="ce2" table:formula="of:=SUM([.E772:.E781])" office:value-type="float" office:value="133085" calcext:value-type="float">
            <text:p>133085</text:p>
          </table:table-cell>
          <table:table-cell table:style-name="ce2" table:formula="of:=SUM([.F772:.F781])" office:value-type="float" office:value="1344.5" calcext:value-type="float">
            <text:p>1344.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Staircase walls (attic)</text:p>
          </table:table-cell>
          <table:table-cell office:value-type="string" calcext:value-type="string">
            <text:p>Clay bricks/Decoration</text:p>
          </table:table-cell>
          <table:table-cell office:value-type="float" office:value="49" calcext:value-type="float">
            <text:p>49</text:p>
          </table:table-cell>
          <table:table-cell office:value-type="float" office:value="2862" calcext:value-type="float">
            <text:p>2862</text:p>
          </table:table-cell>
          <table:table-cell office:value-type="float" office:value="38.9" calcext:value-type="float">
            <text:p>38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roof</text:p>
          </table:table-cell>
          <table:table-cell office:value-type="string" calcext:value-type="string">
            <text:p>Reinforced concrete/Slag</text:p>
          </table:table-cell>
          <table:table-cell office:value-type="float" office:value="19.8" calcext:value-type="float">
            <text:p>19.8</text:p>
          </table:table-cell>
          <table:table-cell office:value-type="float" office:value="1158" calcext:value-type="float">
            <text:p>1158</text:p>
          </table:table-cell>
          <table:table-cell office:value-type="float" office:value="20.2" calcext:value-type="float">
            <text:p>20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doors</text:p>
          </table:table-cell>
          <table:table-cell office:value-type="string" calcext:value-type="string">
            <text:p>Metal (insulated)</text:p>
          </table:table-cell>
          <table:table-cell office:value-type="float" office:value="15.4" calcext:value-type="float">
            <text:p>15.4</text:p>
          </table:table-cell>
          <table:table-cell office:value-type="float" office:value="898" calcext:value-type="float">
            <text:p>898</text:p>
          </table:table-cell>
          <table:table-cell office:value-type="float" office:value="6.3" calcext:value-type="float">
            <text:p>6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doors (attic)</text:p>
          </table:table-cell>
          <table:table-cell office:value-type="string" calcext:value-type="string">
            <text:p>Wood</text:p>
          </table:table-cell>
          <table:table-cell office:value-type="float" office:value="7.7" calcext:value-type="float">
            <text:p>7.7</text:p>
          </table:table-cell>
          <table:table-cell office:value-type="float" office:value="448" calcext:value-type="float">
            <text:p>448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64.2" calcext:value-type="float">
            <text:p>64.2</text:p>
          </table:table-cell>
          <table:table-cell office:value-type="float" office:value="3752" calcext:value-type="float">
            <text:p>3752</text:p>
          </table:table-cell>
          <table:table-cell office:value-type="float" office:value="17.7" calcext:value-type="float">
            <text:p>17.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784:.D788])" office:value-type="float" office:value="156.1" calcext:value-type="float">
            <text:p>156.1</text:p>
          </table:table-cell>
          <table:table-cell table:formula="of:=SUM([.E784:.E788])" office:value-type="float" office:value="9118" calcext:value-type="float">
            <text:p>9118</text:p>
          </table:table-cell>
          <table:table-cell table:formula="of:=SUM([.F784:.F788])" office:value-type="float" office:value="84.9" calcext:value-type="float">
            <text:p>84.9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782];[.E789])" office:value-type="float" office:value="142203" calcext:value-type="float">
            <text:p>142203</text:p>
          </table:table-cell>
          <table:table-cell table:formula="of:=SUM([.F782];[.F789])" office:value-type="float" office:value="1429.4" calcext:value-type="float">
            <text:p>1429.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3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Concrete blocks/Decoration</text:p>
          </table:table-cell>
          <table:table-cell office:value-type="float" office:value="244.7" calcext:value-type="float">
            <text:p>244.7</text:p>
          </table:table-cell>
          <table:table-cell office:value-type="float" office:value="23842" calcext:value-type="float">
            <text:p>23842</text:p>
          </table:table-cell>
          <table:table-cell office:value-type="float" office:value="197.9" calcext:value-type="float">
            <text:p>197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Concrete blocks/Decoration</text:p>
          </table:table-cell>
          <table:table-cell office:value-type="float" office:value="671" calcext:value-type="float">
            <text:p>671</text:p>
          </table:table-cell>
          <table:table-cell office:value-type="float" office:value="65382" calcext:value-type="float">
            <text:p>65382</text:p>
          </table:table-cell>
          <table:table-cell office:value-type="float" office:value="542.5" calcext:value-type="float">
            <text:p>542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Reinforced concrete/Slag</text:p>
          </table:table-cell>
          <table:table-cell office:value-type="float" office:value="343.9" calcext:value-type="float">
            <text:p>343.9</text:p>
          </table:table-cell>
          <table:table-cell office:value-type="float" office:value="33513" calcext:value-type="float">
            <text:p>33513</text:p>
          </table:table-cell>
          <table:table-cell office:value-type="float" office:value="449.4" calcext:value-type="float">
            <text:p>449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Reinforced concrete/Slag</text:p>
          </table:table-cell>
          <table:table-cell office:value-type="float" office:value="170.6" calcext:value-type="float">
            <text:p>170.6</text:p>
          </table:table-cell>
          <table:table-cell office:value-type="float" office:value="16619" calcext:value-type="float">
            <text:p>16619</text:p>
          </table:table-cell>
          <table:table-cell office:value-type="float" office:value="302.9" calcext:value-type="float">
            <text:p>302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0.2" calcext:value-type="float">
            <text:p>30.2</text:p>
          </table:table-cell>
          <table:table-cell office:value-type="float" office:value="2941" calcext:value-type="float">
            <text:p>294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40.7" calcext:value-type="float">
            <text:p>340.7</text:p>
          </table:table-cell>
          <table:table-cell office:value-type="float" office:value="33200" calcext:value-type="float">
            <text:p>33200</text:p>
          </table:table-cell>
          <table:table-cell office:value-type="float" office:value="186.7" calcext:value-type="float">
            <text:p>186.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795:.D800])" office:value-type="float" office:value="1801.1" calcext:value-type="float">
            <text:p>1801.1</text:p>
          </table:table-cell>
          <table:table-cell table:style-name="ce2" table:formula="of:=SUM([.E795:.E800])" office:value-type="float" office:value="175497" calcext:value-type="float">
            <text:p>175497</text:p>
          </table:table-cell>
          <table:table-cell table:style-name="ce2" table:formula="of:=SUM([.F795:.F800])" office:value-type="float" office:value="1690.4" calcext:value-type="float">
            <text:p>1690.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oncrete blocks/Decoration</text:p>
          </table:table-cell>
          <table:table-cell office:value-type="float" office:value="42.8" calcext:value-type="float">
            <text:p>42.8</text:p>
          </table:table-cell>
          <table:table-cell office:value-type="float" office:value="3131" calcext:value-type="float">
            <text:p>3131</text:p>
          </table:table-cell>
          <table:table-cell office:value-type="float" office:value="33.7" calcext:value-type="float">
            <text:p>33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Reinforced concrete/Slag</text:p>
          </table:table-cell>
          <table:table-cell office:value-type="float" office:value="31.5" calcext:value-type="float">
            <text:p>31.5</text:p>
          </table:table-cell>
          <table:table-cell office:value-type="float" office:value="2305" calcext:value-type="float">
            <text:p>2305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Reinforced concrete/Slag</text:p>
          </table:table-cell>
          <table:table-cell office:value-type="float" office:value="23.1" calcext:value-type="float">
            <text:p>23.1</text:p>
          </table:table-cell>
          <table:table-cell office:value-type="float" office:value="1691" calcext:value-type="float">
            <text:p>1691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7.4" calcext:value-type="float">
            <text:p>27.4</text:p>
          </table:table-cell>
          <table:table-cell office:value-type="float" office:value="1999" calcext:value-type="float">
            <text:p>1999</text:p>
          </table:table-cell>
          <table:table-cell office:value-type="float" office:value="14.6" calcext:value-type="float">
            <text:p>14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54.5" calcext:value-type="float">
            <text:p>54.5</text:p>
          </table:table-cell>
          <table:table-cell office:value-type="float" office:value="3983" calcext:value-type="float">
            <text:p>3983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803:.D807])" office:value-type="float" office:value="179.3" calcext:value-type="float">
            <text:p>179.3</text:p>
          </table:table-cell>
          <table:table-cell table:formula="of:=SUM([.E803:.E807])" office:value-type="float" office:value="13109" calcext:value-type="float">
            <text:p>13109</text:p>
          </table:table-cell>
          <table:table-cell table:formula="of:=SUM([.F803:.F807])" office:value-type="float" office:value="152.3" calcext:value-type="float">
            <text:p>152.3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801];[.E808])" office:value-type="float" office:value="188606" calcext:value-type="float">
            <text:p>188606</text:p>
          </table:table-cell>
          <table:table-cell table:formula="of:=SUM([.F801];[.F808])" office:value-type="float" office:value="1842.7" calcext:value-type="float">
            <text:p>1842.7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4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Brick wall/Decoration</text:p>
          </table:table-cell>
          <table:table-cell office:value-type="float" office:value="262.1" calcext:value-type="float">
            <text:p>262.1</text:p>
          </table:table-cell>
          <table:table-cell office:value-type="float" office:value="25541" calcext:value-type="float">
            <text:p>25541</text:p>
          </table:table-cell>
          <table:table-cell office:value-type="float" office:value="324.2" calcext:value-type="float">
            <text:p>324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 (apartments)</text:p>
          </table:table-cell>
          <table:table-cell office:value-type="string" calcext:value-type="string">
            <text:p>Brick wall/Decoration</text:p>
          </table:table-cell>
          <table:table-cell office:value-type="float" office:value="524.8" calcext:value-type="float">
            <text:p>524.8</text:p>
          </table:table-cell>
          <table:table-cell office:value-type="float" office:value="51140" calcext:value-type="float">
            <text:p>51140</text:p>
          </table:table-cell>
          <table:table-cell office:value-type="float" office:value="644.6" calcext:value-type="float">
            <text:p>644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assage walls</text:p>
          </table:table-cell>
          <table:table-cell office:value-type="string" calcext:value-type="string">
            <text:p>Brick wall/Decoration</text:p>
          </table:table-cell>
          <table:table-cell office:value-type="float" office:value="39.3" calcext:value-type="float">
            <text:p>39.3</text:p>
          </table:table-cell>
          <table:table-cell office:value-type="float" office:value="3830" calcext:value-type="float">
            <text:p>3830</text:p>
          </table:table-cell>
          <table:table-cell office:value-type="float" office:value="53.2" calcext:value-type="float">
            <text:p>53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linth (insulated basement)</text:p>
          </table:table-cell>
          <table:table-cell office:value-type="string" calcext:value-type="string">
            <text:p>Brick wall/Decoration</text:p>
          </table:table-cell>
          <table:table-cell office:value-type="float" office:value="45" calcext:value-type="float">
            <text:p>45</text:p>
          </table:table-cell>
          <table:table-cell office:value-type="float" office:value="4387" calcext:value-type="float">
            <text:p>4387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lag</text:p>
          </table:table-cell>
          <table:table-cell office:value-type="float" office:value="275.4" calcext:value-type="float">
            <text:p>275.4</text:p>
          </table:table-cell>
          <table:table-cell office:value-type="float" office:value="26833" calcext:value-type="float">
            <text:p>26833</text:p>
          </table:table-cell>
          <table:table-cell office:value-type="float" office:value="379.7" calcext:value-type="float">
            <text:p>379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Brick wall/Slag</text:p>
          </table:table-cell>
          <table:table-cell office:value-type="float" office:value="42" calcext:value-type="float">
            <text:p>42</text:p>
          </table:table-cell>
          <table:table-cell office:value-type="float" office:value="4090" calcext:value-type="float">
            <text:p>4090</text:p>
          </table:table-cell>
          <table:table-cell office:value-type="float" office:value="74.2" calcext:value-type="float">
            <text:p>74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 (basement, insulated)</text:p>
          </table:table-cell>
          <table:table-cell office:value-type="string" calcext:value-type="string">
            <text:p>Concrete/Rammed earth/Sand</text:p>
          </table:table-cell>
          <table:table-cell office:value-type="float" office:value="121.1" calcext:value-type="float">
            <text:p>121.1</text:p>
          </table:table-cell>
          <table:table-cell office:value-type="float" office:value="11799" calcext:value-type="float">
            <text:p>11799</text:p>
          </table:table-cell>
          <table:table-cell office:value-type="float" office:value="293.3" calcext:value-type="float">
            <text:p>293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walls</text:p>
          </table:table-cell>
          <table:table-cell office:value-type="string" calcext:value-type="string">
            <text:p>Brick wall/Decoration</text:p>
          </table:table-cell>
          <table:table-cell office:value-type="float" office:value="42.2" calcext:value-type="float">
            <text:p>42.2</text:p>
          </table:table-cell>
          <table:table-cell office:value-type="float" office:value="4112" calcext:value-type="float">
            <text:p>4112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28.9" calcext:value-type="float">
            <text:p>128.9</text:p>
          </table:table-cell>
          <table:table-cell office:value-type="float" office:value="12556" calcext:value-type="float">
            <text:p>12556</text:p>
          </table:table-cell>
          <table:table-cell office:value-type="float" office:value="49.1" calcext:value-type="float">
            <text:p>49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25.4" calcext:value-type="float">
            <text:p>225.4</text:p>
          </table:table-cell>
          <table:table-cell office:value-type="float" office:value="21963" calcext:value-type="float">
            <text:p>21963</text:p>
          </table:table-cell>
          <table:table-cell office:value-type="float" office:value="127.6" calcext:value-type="float">
            <text:p>127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 (basement, insulated)</text:p>
          </table:table-cell>
          <table:table-cell office:value-type="string" calcext:value-type="string">
            <text:p>PVC (double glazed)</text:p>
          </table:table-cell>
          <table:table-cell office:value-type="float" office:value="12.2" calcext:value-type="float">
            <text:p>12.2</text:p>
          </table:table-cell>
          <table:table-cell office:value-type="float" office:value="1191" calcext:value-type="float">
            <text:p>1191</text:p>
          </table:table-cell>
          <table:table-cell office:value-type="float" office:value="5.1" calcext:value-type="float">
            <text:p>5.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814:.D824])" office:value-type="float" office:value="1718.4" calcext:value-type="float">
            <text:p>1718.4</text:p>
          </table:table-cell>
          <table:table-cell table:style-name="ce2" table:formula="of:=SUM([.E814:.E824])" office:value-type="float" office:value="167442" calcext:value-type="float">
            <text:p>167442</text:p>
          </table:table-cell>
          <table:table-cell table:style-name="ce2" table:formula="of:=SUM([.F814:.F824])" office:value-type="float" office:value="2095" calcext:value-type="float">
            <text:p>209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 (staircase)</text:p>
          </table:table-cell>
          <table:table-cell office:value-type="string" calcext:value-type="string">
            <text:p>Brick wall/Decoration</text:p>
          </table:table-cell>
          <table:table-cell office:value-type="float" office:value="33.4" calcext:value-type="float">
            <text:p>33.4</text:p>
          </table:table-cell>
          <table:table-cell office:value-type="float" office:value="2441" calcext:value-type="float">
            <text:p>2441</text:p>
          </table:table-cell>
          <table:table-cell office:value-type="float" office:value="34.5" calcext:value-type="float">
            <text:p>34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Wood/Slag</text:p>
          </table:table-cell>
          <table:table-cell office:value-type="float" office:value="15.9" calcext:value-type="float">
            <text:p>15.9</text:p>
          </table:table-cell>
          <table:table-cell office:value-type="float" office:value="1162" calcext:value-type="float">
            <text:p>1162</text:p>
          </table:table-cell>
          <table:table-cell office:value-type="float" office:value="22.6" calcext:value-type="float">
            <text:p>22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ceiling</text:p>
          </table:table-cell>
          <table:table-cell office:value-type="string" calcext:value-type="string">
            <text:p>Wood (double glazed)</text:p>
          </table:table-cell>
          <table:table-cell office:value-type="float" office:value="15.6" calcext:value-type="float">
            <text:p>15.6</text:p>
          </table:table-cell>
          <table:table-cell office:value-type="float" office:value="1140" calcext:value-type="float">
            <text:p>114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3.2" calcext:value-type="float">
            <text:p>13.2</text:p>
          </table:table-cell>
          <table:table-cell office:value-type="float" office:value="965" calcext:value-type="float">
            <text:p>965</text:p>
          </table:table-cell>
          <table:table-cell office:value-type="float" office:value="7.6" calcext:value-type="float">
            <text:p>7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doors</text:p>
          </table:table-cell>
          <table:table-cell office:value-type="string" calcext:value-type="string">
            <text:p>Wood</text:p>
          </table:table-cell>
          <table:table-cell office:value-type="float" office:value="30.7" calcext:value-type="float">
            <text:p>30.7</text:p>
          </table:table-cell>
          <table:table-cell office:value-type="float" office:value="2244" calcext:value-type="float">
            <text:p>2244</text:p>
          </table:table-cell>
          <table:table-cell office:value-type="float" office:value="8.5" calcext:value-type="float">
            <text:p>8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827:.D831])" office:value-type="float" office:value="108.8" calcext:value-type="float">
            <text:p>108.8</text:p>
          </table:table-cell>
          <table:table-cell table:formula="of:=SUM([.E827:.E831])" office:value-type="float" office:value="7952" calcext:value-type="float">
            <text:p>7952</text:p>
          </table:table-cell>
          <table:table-cell table:formula="of:=SUM([.F827:.F831])" office:value-type="float" office:value="79.2" calcext:value-type="float">
            <text:p>79.2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825];[.E832])" office:value-type="float" office:value="175394" calcext:value-type="float">
            <text:p>175394</text:p>
          </table:table-cell>
          <table:table-cell table:formula="of:=SUM([.F825];[.F832])" office:value-type="float" office:value="2174.2" calcext:value-type="float">
            <text:p>2174.2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4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 (apartments)</text:p>
          </table:table-cell>
          <table:table-cell office:value-type="string" calcext:value-type="string">
            <text:p>Clay bricks/Decoration (insulation)</text:p>
          </table:table-cell>
          <table:table-cell office:value-type="float" office:value="756.7" calcext:value-type="float">
            <text:p>756.7</text:p>
          </table:table-cell>
          <table:table-cell office:value-type="float" office:value="73729" calcext:value-type="float">
            <text:p>73729</text:p>
          </table:table-cell>
          <table:table-cell office:value-type="float" office:value="1064" calcext:value-type="float">
            <text:p>106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lag</text:p>
          </table:table-cell>
          <table:table-cell office:value-type="float" office:value="72.4" calcext:value-type="float">
            <text:p>72.4</text:p>
          </table:table-cell>
          <table:table-cell office:value-type="float" office:value="7059" calcext:value-type="float">
            <text:p>7059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(over 5th floor apartment)</text:p>
          </table:table-cell>
          <table:table-cell office:value-type="string" calcext:value-type="string">
            <text:p>Wood/Mineral wool</text:p>
          </table:table-cell>
          <table:table-cell office:value-type="float" office:value="56.2" calcext:value-type="float">
            <text:p>56.2</text:p>
          </table:table-cell>
          <table:table-cell office:value-type="float" office:value="5478" calcext:value-type="float">
            <text:p>5478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Brick wall</text:p>
          </table:table-cell>
          <table:table-cell office:value-type="float" office:value="69" calcext:value-type="float">
            <text:p>69</text:p>
          </table:table-cell>
          <table:table-cell office:value-type="float" office:value="6723" calcext:value-type="float">
            <text:p>6723</text:p>
          </table:table-cell>
          <table:table-cell office:value-type="float" office:value="145.7" calcext:value-type="float">
            <text:p>145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Concrete/Sand</text:p>
          </table:table-cell>
          <table:table-cell office:value-type="float" office:value="26" calcext:value-type="float">
            <text:p>26</text:p>
          </table:table-cell>
          <table:table-cell office:value-type="float" office:value="2530" calcext:value-type="float">
            <text:p>2530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1.8" calcext:value-type="float">
            <text:p>11.8</text:p>
          </table:table-cell>
          <table:table-cell office:value-type="float" office:value="1146" calcext:value-type="float">
            <text:p>1146</text:p>
          </table:table-cell>
          <table:table-cell office:value-type="float" office:value="4.5" calcext:value-type="float">
            <text:p>4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59.9" calcext:value-type="float">
            <text:p>259.9</text:p>
          </table:table-cell>
          <table:table-cell office:value-type="float" office:value="25320" calcext:value-type="float">
            <text:p>25320</text:p>
          </table:table-cell>
          <table:table-cell office:value-type="float" office:value="155.1" calcext:value-type="float">
            <text:p>155.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838:.D844])" office:value-type="float" office:value="1252" calcext:value-type="float">
            <text:p>1252</text:p>
          </table:table-cell>
          <table:table-cell table:style-name="ce2" table:formula="of:=SUM([.E838:.E844])" office:value-type="float" office:value="121985" calcext:value-type="float">
            <text:p>121985</text:p>
          </table:table-cell>
          <table:table-cell table:style-name="ce2" table:formula="of:=SUM([.F838:.F844])" office:value-type="float" office:value="1644.3" calcext:value-type="float">
            <text:p>1644.3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s/Decoration (insulation)</text:p>
          </table:table-cell>
          <table:table-cell office:value-type="float" office:value="46.9" calcext:value-type="float">
            <text:p>46.9</text:p>
          </table:table-cell>
          <table:table-cell office:value-type="float" office:value="3198" calcext:value-type="float">
            <text:p>3198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Wood/Slag</text:p>
          </table:table-cell>
          <table:table-cell office:value-type="float" office:value="10.3" calcext:value-type="float">
            <text:p>10.3</text:p>
          </table:table-cell>
          <table:table-cell office:value-type="float" office:value="699" calcext:value-type="float">
            <text:p>69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Brick wall</text:p>
          </table:table-cell>
          <table:table-cell office:value-type="float" office:value="5.1" calcext:value-type="float">
            <text:p>5.1</text:p>
          </table:table-cell>
          <table:table-cell office:value-type="float" office:value="350" calcext:value-type="float">
            <text:p>350</text:p>
          </table:table-cell>
          <table:table-cell office:value-type="float" office:value="11.3" calcext:value-type="float">
            <text:p>11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0.2" calcext:value-type="float">
            <text:p>20.2</text:p>
          </table:table-cell>
          <table:table-cell office:value-type="float" office:value="1378" calcext:value-type="float">
            <text:p>1378</text:p>
          </table:table-cell>
          <table:table-cell office:value-type="float" office:value="11.6" calcext:value-type="float">
            <text:p>11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Double glazed</text:p>
          </table:table-cell>
          <table:table-cell office:value-type="float" office:value="25.5" calcext:value-type="float">
            <text:p>25.5</text:p>
          </table:table-cell>
          <table:table-cell office:value-type="float" office:value="1738" calcext:value-type="float">
            <text:p>1738</text:p>
          </table:table-cell>
          <table:table-cell office:value-type="float" office:value="10.8" calcext:value-type="float">
            <text:p>10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6.8" calcext:value-type="float">
            <text:p>16.8</text:p>
          </table:table-cell>
          <table:table-cell office:value-type="float" office:value="1149" calcext:value-type="float">
            <text:p>1149</text:p>
          </table:table-cell>
          <table:table-cell office:value-type="float" office:value="4.6" calcext:value-type="float">
            <text:p>4.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847:.D852])" office:value-type="float" office:value="124.8" calcext:value-type="float">
            <text:p>124.8</text:p>
          </table:table-cell>
          <table:table-cell table:formula="of:=SUM([.E847:.E852])" office:value-type="float" office:value="8512" calcext:value-type="float">
            <text:p>8512</text:p>
          </table:table-cell>
          <table:table-cell table:formula="of:=SUM([.F847:.F852])" office:value-type="float" office:value="97.3" calcext:value-type="float">
            <text:p>97.3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845];[.E853])" office:value-type="float" office:value="130497" calcext:value-type="float">
            <text:p>130497</text:p>
          </table:table-cell>
          <table:table-cell table:formula="of:=SUM([.F845];[.F853])" office:value-type="float" office:value="1741.6" calcext:value-type="float">
            <text:p>1741.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4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 (apartments, side)</text:p>
          </table:table-cell>
          <table:table-cell office:value-type="string" calcext:value-type="string">
            <text:p>Brick wall/Decoration</text:p>
          </table:table-cell>
          <table:table-cell office:value-type="float" office:value="375" calcext:value-type="float">
            <text:p>375</text:p>
          </table:table-cell>
          <table:table-cell office:value-type="float" office:value="34711" calcext:value-type="float">
            <text:p>34711</text:p>
          </table:table-cell>
          <table:table-cell office:value-type="float" office:value="371.2" calcext:value-type="float">
            <text:p>371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 (apartments, facade)</text:p>
          </table:table-cell>
          <table:table-cell office:value-type="string" calcext:value-type="string">
            <text:p>Brick wall/Decoration</text:p>
          </table:table-cell>
          <table:table-cell office:value-type="float" office:value="826.6" calcext:value-type="float">
            <text:p>826.6</text:p>
          </table:table-cell>
          <table:table-cell office:value-type="float" office:value="76519" calcext:value-type="float">
            <text:p>76519</text:p>
          </table:table-cell>
          <table:table-cell office:value-type="float" office:value="823.5" calcext:value-type="float">
            <text:p>823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Wool</text:p>
          </table:table-cell>
          <table:table-cell office:value-type="float" office:value="67.3" calcext:value-type="float">
            <text:p>67.3</text:p>
          </table:table-cell>
          <table:table-cell office:value-type="float" office:value="6228" calcext:value-type="float">
            <text:p>6228</text:p>
          </table:table-cell>
          <table:table-cell office:value-type="float" office:value="463.2" calcext:value-type="float">
            <text:p>463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Reinforced concrete/Concrete/Slag</text:p>
          </table:table-cell>
          <table:table-cell office:value-type="float" office:value="172" calcext:value-type="float">
            <text:p>172</text:p>
          </table:table-cell>
          <table:table-cell office:value-type="float" office:value="15917" calcext:value-type="float">
            <text:p>15917</text:p>
          </table:table-cell>
          <table:table-cell office:value-type="float" office:value="322.5" calcext:value-type="float">
            <text:p>322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32.3" calcext:value-type="float">
            <text:p>132.3</text:p>
          </table:table-cell>
          <table:table-cell office:value-type="float" office:value="12247" calcext:value-type="float">
            <text:p>12247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96.9" calcext:value-type="float">
            <text:p>296.9</text:p>
          </table:table-cell>
          <table:table-cell office:value-type="float" office:value="27483" calcext:value-type="float">
            <text:p>27483</text:p>
          </table:table-cell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859:.D864])" office:value-type="float" office:value="1870.1" calcext:value-type="float">
            <text:p>1870.1</text:p>
          </table:table-cell>
          <table:table-cell table:style-name="ce2" table:formula="of:=SUM([.E859:.E864])" office:value-type="float" office:value="173105" calcext:value-type="float">
            <text:p>173105</text:p>
          </table:table-cell>
          <table:table-cell table:style-name="ce2" table:formula="of:=SUM([.F859:.F864])" office:value-type="float" office:value="2208.4" calcext:value-type="float">
            <text:p>2208.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 (staircase)</text:p>
          </table:table-cell>
          <table:table-cell office:value-type="string" calcext:value-type="string">
            <text:p>Brick wall/Decoration</text:p>
          </table:table-cell>
          <table:table-cell office:value-type="float" office:value="65.7" calcext:value-type="float">
            <text:p>65.7</text:p>
          </table:table-cell>
          <table:table-cell office:value-type="float" office:value="4803" calcext:value-type="float">
            <text:p>4803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Wood/Wool</text:p>
          </table:table-cell>
          <table:table-cell office:value-type="float" office:value="11.6" calcext:value-type="float">
            <text:p>11.6</text:p>
          </table:table-cell>
          <table:table-cell office:value-type="float" office:value="848" calcext:value-type="float">
            <text:p>848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Reinforced concrete/Concrete/Slag</text:p>
          </table:table-cell>
          <table:table-cell office:value-type="float" office:value="35" calcext:value-type="float">
            <text:p>35</text:p>
          </table:table-cell>
          <table:table-cell office:value-type="float" office:value="2555" calcext:value-type="float">
            <text:p>2555</text:p>
          </table:table-cell>
          <table:table-cell office:value-type="float" office:value="66.6" calcext:value-type="float">
            <text:p>66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6.3" calcext:value-type="float">
            <text:p>26.3</text:p>
          </table:table-cell>
          <table:table-cell office:value-type="float" office:value="1922" calcext:value-type="float">
            <text:p>1922</text:p>
          </table:table-cell>
          <table:table-cell office:value-type="float" office:value="15.4" calcext:value-type="float">
            <text:p>15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30.8" calcext:value-type="float">
            <text:p>30.8</text:p>
          </table:table-cell>
          <table:table-cell office:value-type="float" office:value="2251" calcext:value-type="float">
            <text:p>225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23" calcext:value-type="float">
            <text:p>23</text:p>
          </table:table-cell>
          <table:table-cell office:value-type="float" office:value="1681" calcext:value-type="float">
            <text:p>168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867:.D872])" office:value-type="float" office:value="192.4" calcext:value-type="float">
            <text:p>192.4</text:p>
          </table:table-cell>
          <table:table-cell table:formula="of:=SUM([.E867:.E872])" office:value-type="float" office:value="14060" calcext:value-type="float">
            <text:p>14060</text:p>
          </table:table-cell>
          <table:table-cell table:formula="of:=SUM([.F867:.F872])" office:value-type="float" office:value="246" calcext:value-type="float">
            <text:p>24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865];[.E873])" office:value-type="float" office:value="187165" calcext:value-type="float">
            <text:p>187165</text:p>
          </table:table-cell>
          <table:table-cell table:formula="of:=SUM([.F865];[.F873])" office:value-type="float" office:value="2454.4" calcext:value-type="float">
            <text:p>2454.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4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 (apartments, side)</text:p>
          </table:table-cell>
          <table:table-cell office:value-type="string" calcext:value-type="string">
            <text:p>Expanded clay concrete/Decoration/Polystyrene foam</text:p>
          </table:table-cell>
          <table:table-cell office:value-type="float" office:value="257.4" calcext:value-type="float">
            <text:p>257.4</text:p>
          </table:table-cell>
          <table:table-cell office:value-type="float" office:value="26338" calcext:value-type="float">
            <text:p>26338</text:p>
          </table:table-cell>
          <table:table-cell office:value-type="float" office:value="529.2" calcext:value-type="float">
            <text:p>529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 (apartments, facad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2644.1" calcext:value-type="float">
            <text:p>2644.1</text:p>
          </table:table-cell>
          <table:table-cell office:value-type="float" office:value="270528" calcext:value-type="float">
            <text:p>270528</text:p>
          </table:table-cell>
          <table:table-cell office:value-type="float" office:value="2574.4" calcext:value-type="float">
            <text:p>2574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542.8" calcext:value-type="float">
            <text:p>542.8</text:p>
          </table:table-cell>
          <table:table-cell office:value-type="float" office:value="55534" calcext:value-type="float">
            <text:p>55534</text:p>
          </table:table-cell>
          <table:table-cell office:value-type="float" office:value="700.5" calcext:value-type="float">
            <text:p>700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04.8" calcext:value-type="float">
            <text:p>304.8</text:p>
          </table:table-cell>
          <table:table-cell office:value-type="float" office:value="31182" calcext:value-type="float">
            <text:p>31182</text:p>
          </table:table-cell>
          <table:table-cell office:value-type="float" office:value="541" calcext:value-type="float">
            <text:p>54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799.1" calcext:value-type="float">
            <text:p>799.1</text:p>
          </table:table-cell>
          <table:table-cell office:value-type="float" office:value="81758" calcext:value-type="float">
            <text:p>81758</text:p>
          </table:table-cell>
          <table:table-cell office:value-type="float" office:value="288.5" calcext:value-type="float">
            <text:p>288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324.2" calcext:value-type="float">
            <text:p>1324.2</text:p>
          </table:table-cell>
          <table:table-cell office:value-type="float" office:value="135480" calcext:value-type="float">
            <text:p>135480</text:p>
          </table:table-cell>
          <table:table-cell office:value-type="float" office:value="745.8" calcext:value-type="float">
            <text:p>745.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879:.D884])" office:value-type="float" office:value="5872.4" calcext:value-type="float">
            <text:p>5872.4</text:p>
          </table:table-cell>
          <table:table-cell table:style-name="ce2" table:formula="of:=SUM([.E879:.E884])" office:value-type="float" office:value="600820" calcext:value-type="float">
            <text:p>600820</text:p>
          </table:table-cell>
          <table:table-cell table:style-name="ce2" table:formula="of:=SUM([.F879:.F884])" office:value-type="float" office:value="5379.4" calcext:value-type="float">
            <text:p>5379.4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 (staircase)</text:p>
          </table:table-cell>
          <table:table-cell office:value-type="string" calcext:value-type="string">
            <text:p>Expanded clay concrete/Decoration (insulation)</text:p>
          </table:table-cell>
          <table:table-cell office:value-type="float" office:value="355.9" calcext:value-type="float">
            <text:p>355.9</text:p>
          </table:table-cell>
          <table:table-cell office:value-type="float" office:value="27740" calcext:value-type="float">
            <text:p>27740</text:p>
          </table:table-cell>
          <table:table-cell office:value-type="float" office:value="376.2" calcext:value-type="float">
            <text:p>376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82.6" calcext:value-type="float">
            <text:p>82.6</text:p>
          </table:table-cell>
          <table:table-cell office:value-type="float" office:value="6442" calcext:value-type="float">
            <text:p>6442</text:p>
          </table:table-cell>
          <table:table-cell office:value-type="float" office:value="108" calcext:value-type="float">
            <text:p>10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50.9" calcext:value-type="float">
            <text:p>50.9</text:p>
          </table:table-cell>
          <table:table-cell office:value-type="float" office:value="3968" calcext:value-type="float">
            <text:p>3968</text:p>
          </table:table-cell>
          <table:table-cell office:value-type="float" office:value="92.1" calcext:value-type="float">
            <text:p>92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88.3" calcext:value-type="float">
            <text:p>88.3</text:p>
          </table:table-cell>
          <table:table-cell office:value-type="float" office:value="6885" calcext:value-type="float">
            <text:p>6885</text:p>
          </table:table-cell>
          <table:table-cell office:value-type="float" office:value="31.2" calcext:value-type="float">
            <text:p>31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7.1" calcext:value-type="float">
            <text:p>57.1</text:p>
          </table:table-cell>
          <table:table-cell office:value-type="float" office:value="4453" calcext:value-type="float">
            <text:p>4453</text:p>
          </table:table-cell>
          <table:table-cell office:value-type="float" office:value="31.2" calcext:value-type="float">
            <text:p>31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47.4" calcext:value-type="float">
            <text:p>47.4</text:p>
          </table:table-cell>
          <table:table-cell office:value-type="float" office:value="3695" calcext:value-type="float">
            <text:p>3695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887:.D892])" office:value-type="float" office:value="682.2" calcext:value-type="float">
            <text:p>682.2</text:p>
          </table:table-cell>
          <table:table-cell table:formula="of:=SUM([.E887:.E892])" office:value-type="float" office:value="53183" calcext:value-type="float">
            <text:p>53183</text:p>
          </table:table-cell>
          <table:table-cell table:formula="of:=SUM([.F887:.F892])" office:value-type="float" office:value="653.7" calcext:value-type="float">
            <text:p>653.7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885];[.E893])" office:value-type="float" office:value="654003" calcext:value-type="float">
            <text:p>654003</text:p>
          </table:table-cell>
          <table:table-cell table:formula="of:=SUM([.F885];[.F893])" office:value-type="float" office:value="6033.1" calcext:value-type="float">
            <text:p>6033.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4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 (apartments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2493.9" calcext:value-type="float">
            <text:p>2493.9</text:p>
          </table:table-cell>
          <table:table-cell office:value-type="float" office:value="230855.7" calcext:value-type="float">
            <text:p>230855.7</text:p>
          </table:table-cell>
          <table:table-cell office:value-type="float" office:value="2617.1" calcext:value-type="float">
            <text:p>2617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partment walls (against basement/staircase)</text:p>
          </table:table-cell>
          <table:table-cell office:value-type="string" calcext:value-type="string">
            <text:p>Reinforced concrete</text:p>
          </table:table-cell>
          <table:table-cell office:value-type="float" office:value="21.7" calcext:value-type="float">
            <text:p>21.7</text:p>
          </table:table-cell>
          <table:table-cell office:value-type="float" office:value="2006.2" calcext:value-type="float">
            <text:p>2006.2</text:p>
          </table:table-cell>
          <table:table-cell office:value-type="float" office:value="20.5" calcext:value-type="float">
            <text:p>20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apartments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58.9" calcext:value-type="float">
            <text:p>358.9</text:p>
          </table:table-cell>
          <table:table-cell office:value-type="float" office:value="33226.5" calcext:value-type="float">
            <text:p>33226.5</text:p>
          </table:table-cell>
          <table:table-cell office:value-type="float" office:value="518.1" calcext:value-type="float">
            <text:p>518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apartments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236" calcext:value-type="float">
            <text:p>236</text:p>
          </table:table-cell>
          <table:table-cell office:value-type="float" office:value="21844.4" calcext:value-type="float">
            <text:p>21844.4</text:p>
          </table:table-cell>
          <table:table-cell office:value-type="float" office:value="413.1" calcext:value-type="float">
            <text:p>413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930.1" calcext:value-type="float">
            <text:p>930.1</text:p>
          </table:table-cell>
          <table:table-cell office:value-type="float" office:value="86097.5" calcext:value-type="float">
            <text:p>86097.5</text:p>
          </table:table-cell>
          <table:table-cell office:value-type="float" office:value="485.8" calcext:value-type="float">
            <text:p>485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80.2" calcext:value-type="float">
            <text:p>280.2</text:p>
          </table:table-cell>
          <table:table-cell office:value-type="float" office:value="25932.9" calcext:value-type="float">
            <text:p>25932.9</text:p>
          </table:table-cell>
          <table:table-cell office:value-type="float" office:value="103.2" calcext:value-type="float">
            <text:p>103.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899:.D904])" office:value-type="float" office:value="4320.8" calcext:value-type="float">
            <text:p>4320.8</text:p>
          </table:table-cell>
          <table:table-cell table:style-name="ce2" table:formula="of:=SUM([.E899:.E904])" office:value-type="float" office:value="399963.2" calcext:value-type="float">
            <text:p>399963.2</text:p>
          </table:table-cell>
          <table:table-cell table:style-name="ce2" table:formula="of:=SUM([.F899:.F904])" office:value-type="float" office:value="4157.8" calcext:value-type="float">
            <text:p>4157.8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 (staircas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241.7" calcext:value-type="float">
            <text:p>241.7</text:p>
          </table:table-cell>
          <table:table-cell office:value-type="float" office:value="17665.8" calcext:value-type="float">
            <text:p>17665.8</text:p>
          </table:table-cell>
          <table:table-cell office:value-type="float" office:value="248.1" calcext:value-type="float">
            <text:p>248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 (staircas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28" calcext:value-type="float">
            <text:p>28</text:p>
          </table:table-cell>
          <table:table-cell office:value-type="float" office:value="2049.6" calcext:value-type="float">
            <text:p>2049.6</text:p>
          </table:table-cell>
          <table:table-cell office:value-type="float" office:value="27.2" calcext:value-type="float">
            <text:p>27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2.8" calcext:value-type="float">
            <text:p>22.8</text:p>
          </table:table-cell>
          <table:table-cell office:value-type="float" office:value="1665.9" calcext:value-type="float">
            <text:p>1665.9</text:p>
          </table:table-cell>
          <table:table-cell office:value-type="float" office:value="33.1" calcext:value-type="float">
            <text:p>33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23.6" calcext:value-type="float">
            <text:p>23.6</text:p>
          </table:table-cell>
          <table:table-cell office:value-type="float" office:value="1723.3" calcext:value-type="float">
            <text:p>1723.3</text:p>
          </table:table-cell>
          <table:table-cell office:value-type="float" office:value="41.5" calcext:value-type="float">
            <text:p>41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8.6" calcext:value-type="float">
            <text:p>8.6</text:p>
          </table:table-cell>
          <table:table-cell office:value-type="float" office:value="628.5" calcext:value-type="float">
            <text:p>628.5</text:p>
          </table:table-cell>
          <table:table-cell office:value-type="float" office:value="4.1" calcext:value-type="float">
            <text:p>4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4.3" calcext:value-type="float">
            <text:p>4.3</text:p>
          </table:table-cell>
          <table:table-cell office:value-type="float" office:value="314.2" calcext:value-type="float">
            <text:p>314.2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09.9" calcext:value-type="float">
            <text:p>109.9</text:p>
          </table:table-cell>
          <table:table-cell office:value-type="float" office:value="8034.4" calcext:value-type="float">
            <text:p>8034.4</text:p>
          </table:table-cell>
          <table:table-cell office:value-type="float" office:value="40.5" calcext:value-type="float">
            <text:p>40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907:.D913])" office:value-type="float" office:value="438.9" calcext:value-type="float">
            <text:p>438.9</text:p>
          </table:table-cell>
          <table:table-cell table:formula="of:=SUM([.E907:.E913])" office:value-type="float" office:value="32081.7" calcext:value-type="float">
            <text:p>32081.7</text:p>
          </table:table-cell>
          <table:table-cell table:formula="of:=SUM([.F907:.F913])" office:value-type="float" office:value="396.6" calcext:value-type="float">
            <text:p>396.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905];[.E914])" office:value-type="float" office:value="432044.9" calcext:value-type="float">
            <text:p>432044.9</text:p>
          </table:table-cell>
          <table:table-cell table:formula="of:=SUM([.F905];[.F914])" office:value-type="float" office:value="4554.4" calcext:value-type="float">
            <text:p>4554.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4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1095.4" calcext:value-type="float">
            <text:p>1095.4</text:p>
          </table:table-cell>
          <table:table-cell office:value-type="float" office:value="98730.8" calcext:value-type="float">
            <text:p>98730.8</text:p>
          </table:table-cell>
          <table:table-cell office:value-type="float" office:value="1279.9" calcext:value-type="float">
            <text:p>1279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53.4" calcext:value-type="float">
            <text:p>53.4</text:p>
          </table:table-cell>
          <table:table-cell office:value-type="float" office:value="4815.5" calcext:value-type="float">
            <text:p>4815.5</text:p>
          </table:table-cell>
          <table:table-cell office:value-type="float" office:value="64.1" calcext:value-type="float">
            <text:p>64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basement)</text:p>
          </table:table-cell>
          <table:table-cell office:value-type="string" calcext:value-type="string">
            <text:p>Reinforced concrete</text:p>
          </table:table-cell>
          <table:table-cell office:value-type="float" office:value="13.5" calcext:value-type="float">
            <text:p>13.5</text:p>
          </table:table-cell>
          <table:table-cell office:value-type="float" office:value="1217.2" calcext:value-type="float">
            <text:p>1217.2</text:p>
          </table:table-cell>
          <table:table-cell office:value-type="float" office:value="12.8" calcext:value-type="float">
            <text:p>12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apartments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74.2" calcext:value-type="float">
            <text:p>374.2</text:p>
          </table:table-cell>
          <table:table-cell office:value-type="float" office:value="33729.1" calcext:value-type="float">
            <text:p>33729.1</text:p>
          </table:table-cell>
          <table:table-cell office:value-type="float" office:value="563.8" calcext:value-type="float">
            <text:p>563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apartments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244.4" calcext:value-type="float">
            <text:p>244.4</text:p>
          </table:table-cell>
          <table:table-cell office:value-type="float" office:value="22032.5" calcext:value-type="float">
            <text:p>22032.5</text:p>
          </table:table-cell>
          <table:table-cell office:value-type="float" office:value="442.8" calcext:value-type="float">
            <text:p>442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83.4" calcext:value-type="float">
            <text:p>583.4</text:p>
          </table:table-cell>
          <table:table-cell office:value-type="float" office:value="52587.1" calcext:value-type="float">
            <text:p>52587.1</text:p>
          </table:table-cell>
          <table:table-cell office:value-type="float" office:value="325.3" calcext:value-type="float">
            <text:p>325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01.5" calcext:value-type="float">
            <text:p>201.5</text:p>
          </table:table-cell>
          <table:table-cell office:value-type="float" office:value="18163" calcext:value-type="float">
            <text:p>18163</text:p>
          </table:table-cell>
          <table:table-cell office:value-type="float" office:value="77.7" calcext:value-type="float">
            <text:p>77.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920:.D926])" office:value-type="float" office:value="2565.8" calcext:value-type="float">
            <text:p>2565.8</text:p>
          </table:table-cell>
          <table:table-cell table:style-name="ce2" table:formula="of:=SUM([.E920:.E926])" office:value-type="float" office:value="231275.2" calcext:value-type="float">
            <text:p>231275.2</text:p>
          </table:table-cell>
          <table:table-cell table:style-name="ce2" table:formula="of:=SUM([.F920:.F926])" office:value-type="float" office:value="2766.4" calcext:value-type="float">
            <text:p>2766.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31" calcext:value-type="float">
            <text:p>31</text:p>
          </table:table-cell>
          <table:table-cell office:value-type="float" office:value="2268.4" calcext:value-type="float">
            <text:p>2268.4</text:p>
          </table:table-cell>
          <table:table-cell office:value-type="float" office:value="36.1" calcext:value-type="float">
            <text:p>36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13" calcext:value-type="float">
            <text:p>13</text:p>
          </table:table-cell>
          <table:table-cell office:value-type="float" office:value="951.9" calcext:value-type="float">
            <text:p>951.9</text:p>
          </table:table-cell>
          <table:table-cell office:value-type="float" office:value="20.6" calcext:value-type="float">
            <text:p>20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staircase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6" calcext:value-type="float">
            <text:p>36</text:p>
          </table:table-cell>
          <table:table-cell office:value-type="float" office:value="2633.2" calcext:value-type="float">
            <text:p>2633.2</text:p>
          </table:table-cell>
          <table:table-cell office:value-type="float" office:value="54.2" calcext:value-type="float">
            <text:p>54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0.1" calcext:value-type="float">
            <text:p>30.1</text:p>
          </table:table-cell>
          <table:table-cell office:value-type="float" office:value="2197" calcext:value-type="float">
            <text:p>2197</text:p>
          </table:table-cell>
          <table:table-cell office:value-type="float" office:value="54.2" calcext:value-type="float">
            <text:p>54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1.9" calcext:value-type="float">
            <text:p>11.9</text:p>
          </table:table-cell>
          <table:table-cell office:value-type="float" office:value="868.2" calcext:value-type="float">
            <text:p>868.2</text:p>
          </table:table-cell>
          <table:table-cell office:value-type="float" office:value="5.8" calcext:value-type="float">
            <text:p>5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87.3" calcext:value-type="float">
            <text:p>87.3</text:p>
          </table:table-cell>
          <table:table-cell office:value-type="float" office:value="6383.5" calcext:value-type="float">
            <text:p>6383.5</text:p>
          </table:table-cell>
          <table:table-cell office:value-type="float" office:value="48.7" calcext:value-type="float">
            <text:p>48.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929:.D934])" office:value-type="float" office:value="209.3" calcext:value-type="float">
            <text:p>209.3</text:p>
          </table:table-cell>
          <table:table-cell table:formula="of:=SUM([.E929:.E934])" office:value-type="float" office:value="15302.2" calcext:value-type="float">
            <text:p>15302.2</text:p>
          </table:table-cell>
          <table:table-cell table:formula="of:=SUM([.F929:.F934])" office:value-type="float" office:value="219.6" calcext:value-type="float">
            <text:p>219.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927];[.E935])" office:value-type="float" office:value="246577.4" calcext:value-type="float">
            <text:p>246577.4</text:p>
          </table:table-cell>
          <table:table-cell table:formula="of:=SUM([.F927];[.F935])" office:value-type="float" office:value="2986" calcext:value-type="float">
            <text:p>298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4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first floor)</text:p>
          </table:table-cell>
          <table:table-cell office:value-type="string" calcext:value-type="string">
            <text:p>Bricks/Decoration</text:p>
          </table:table-cell>
          <table:table-cell office:value-type="float" office:value="122.6" calcext:value-type="float">
            <text:p>122.6</text:p>
          </table:table-cell>
          <table:table-cell office:value-type="float" office:value="10747.7" calcext:value-type="float">
            <text:p>10747.7</text:p>
          </table:table-cell>
          <table:table-cell office:value-type="float" office:value="143.5" calcext:value-type="float">
            <text:p>143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2nd-4th floor)</text:p>
          </table:table-cell>
          <table:table-cell office:value-type="string" calcext:value-type="string">
            <text:p>Wood/Concrete/Bricks</text:p>
          </table:table-cell>
          <table:table-cell office:value-type="float" office:value="409.1" calcext:value-type="float">
            <text:p>409.1</text:p>
          </table:table-cell>
          <table:table-cell office:value-type="float" office:value="35878.7" calcext:value-type="float">
            <text:p>35878.7</text:p>
          </table:table-cell>
          <table:table-cell office:value-type="float" office:value="386.9" calcext:value-type="float">
            <text:p>386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walls (apartments)</text:p>
          </table:table-cell>
          <table:table-cell office:value-type="string" calcext:value-type="string">
            <text:p>Concrete/Decoration</text:p>
          </table:table-cell>
          <table:table-cell office:value-type="float" office:value="5.6" calcext:value-type="float">
            <text:p>5.6</text:p>
          </table:table-cell>
          <table:table-cell office:value-type="float" office:value="491.6" calcext:value-type="float">
            <text:p>491.6</text:p>
          </table:table-cell>
          <table:table-cell office:value-type="float" office:value="9.8" calcext:value-type="float">
            <text:p>9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apartments)</text:p>
          </table:table-cell>
          <table:table-cell office:value-type="string" calcext:value-type="string">
            <text:p>Wood/Slag</text:p>
          </table:table-cell>
          <table:table-cell office:value-type="float" office:value="117.8" calcext:value-type="float">
            <text:p>117.8</text:p>
          </table:table-cell>
          <table:table-cell office:value-type="float" office:value="10329.6" calcext:value-type="float">
            <text:p>10329.6</text:p>
          </table:table-cell>
          <table:table-cell office:value-type="float" office:value="239.3" calcext:value-type="float">
            <text:p>239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Wood/Slag</text:p>
          </table:table-cell>
          <table:table-cell office:value-type="float" office:value="14.4" calcext:value-type="float">
            <text:p>14.4</text:p>
          </table:table-cell>
          <table:table-cell office:value-type="float" office:value="1262.6" calcext:value-type="float">
            <text:p>1262.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 (over apartments)</text:p>
          </table:table-cell>
          <table:table-cell office:value-type="string" calcext:value-type="string">
            <text:p>Concrete/Slag</text:p>
          </table:table-cell>
          <table:table-cell office:value-type="float" office:value="41" calcext:value-type="float">
            <text:p>41</text:p>
          </table:table-cell>
          <table:table-cell office:value-type="float" office:value="3598.9" calcext:value-type="float">
            <text:p>3598.9</text:p>
          </table:table-cell>
          <table:table-cell office:value-type="float" office:value="87.5" calcext:value-type="float">
            <text:p>87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Concrete/Sand</text:p>
          </table:table-cell>
          <table:table-cell office:value-type="float" office:value="36.7" calcext:value-type="float">
            <text:p>36.7</text:p>
          </table:table-cell>
          <table:table-cell office:value-type="float" office:value="3218.9" calcext:value-type="float">
            <text:p>3218.9</text:p>
          </table:table-cell>
          <table:table-cell office:value-type="float" office:value="113.5" calcext:value-type="float">
            <text:p>113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62.1" calcext:value-type="float">
            <text:p>162.1</text:p>
          </table:table-cell>
          <table:table-cell office:value-type="float" office:value="14215.5" calcext:value-type="float">
            <text:p>14215.5</text:p>
          </table:table-cell>
          <table:table-cell office:value-type="float" office:value="87.3" calcext:value-type="float">
            <text:p>87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40.4" calcext:value-type="float">
            <text:p>40.4</text:p>
          </table:table-cell>
          <table:table-cell office:value-type="float" office:value="3541.2" calcext:value-type="float">
            <text:p>3541.2</text:p>
          </table:table-cell>
          <table:table-cell office:value-type="float" office:value="15.2" calcext:value-type="float">
            <text:p>15.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941:.D949])" office:value-type="float" office:value="949.7" calcext:value-type="float">
            <text:p>949.7</text:p>
          </table:table-cell>
          <table:table-cell table:style-name="ce2" table:formula="of:=SUM([.E941:.E949])" office:value-type="float" office:value="83284.7" calcext:value-type="float">
            <text:p>83284.7</text:p>
          </table:table-cell>
          <table:table-cell table:style-name="ce2" table:formula="of:=SUM([.F941:.F949])" office:value-type="float" office:value="1101" calcext:value-type="float">
            <text:p>110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Bricks/Decoration</text:p>
          </table:table-cell>
          <table:table-cell office:value-type="float" office:value="16.9" calcext:value-type="float">
            <text:p>16.9</text:p>
          </table:table-cell>
          <table:table-cell office:value-type="float" office:value="1238.6" calcext:value-type="float">
            <text:p>1238.6</text:p>
          </table:table-cell>
          <table:table-cell office:value-type="float" office:value="19.7" calcext:value-type="float">
            <text:p>19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doors (attic)</text:p>
          </table:table-cell>
          <table:table-cell office:value-type="string" calcext:value-type="string">
            <text:p>Bricks/Decoration</text:p>
          </table:table-cell>
          <table:table-cell office:value-type="float" office:value="9.1" calcext:value-type="float">
            <text:p>9.1</text:p>
          </table:table-cell>
          <table:table-cell office:value-type="float" office:value="663.5" calcext:value-type="float">
            <text:p>663.5</text:p>
          </table:table-cell>
          <table:table-cell office:value-type="float" office:value="13.4" calcext:value-type="float">
            <text:p>13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cover (over staircase)</text:p>
          </table:table-cell>
          <table:table-cell office:value-type="string" calcext:value-type="string">
            <text:p>Wood/Slag</text:p>
          </table:table-cell>
          <table:table-cell office:value-type="float" office:value="9.7" calcext:value-type="float">
            <text:p>9.7</text:p>
          </table:table-cell>
          <table:table-cell office:value-type="float" office:value="708.7" calcext:value-type="float">
            <text:p>708.7</text:p>
          </table:table-cell>
          <table:table-cell office:value-type="float" office:value="12.3" calcext:value-type="float">
            <text:p>12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 (under staircase)</text:p>
          </table:table-cell>
          <table:table-cell office:value-type="string" calcext:value-type="string">
            <text:p>Concrete/Slag</text:p>
          </table:table-cell>
          <table:table-cell office:value-type="float" office:value="5.4" calcext:value-type="float">
            <text:p>5.4</text:p>
          </table:table-cell>
          <table:table-cell office:value-type="float" office:value="394.3" calcext:value-type="float">
            <text:p>394.3</text:p>
          </table:table-cell>
          <table:table-cell office:value-type="float" office:value="11.4" calcext:value-type="float">
            <text:p>11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6.2" calcext:value-type="float">
            <text:p>6.2</text:p>
          </table:table-cell>
          <table:table-cell office:value-type="float" office:value="453.1" calcext:value-type="float">
            <text:p>453.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 (attic)</text:p>
          </table:table-cell>
          <table:table-cell office:value-type="string" calcext:value-type="string">
            <text:p>Wood</text:p>
          </table:table-cell>
          <table:table-cell office:value-type="float" office:value="4.1" calcext:value-type="float">
            <text:p>4.1</text:p>
          </table:table-cell>
          <table:table-cell office:value-type="float" office:value="299.6" calcext:value-type="float">
            <text:p>299.6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4.9" calcext:value-type="float">
            <text:p>14.9</text:p>
          </table:table-cell>
          <table:table-cell office:value-type="float" office:value="1087.4" calcext:value-type="float">
            <text:p>1087.4</text:p>
          </table:table-cell>
          <table:table-cell office:value-type="float" office:value="5.6" calcext:value-type="float">
            <text:p>5.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952:.D958])" office:value-type="float" office:value="66.3" calcext:value-type="float">
            <text:p>66.3</text:p>
          </table:table-cell>
          <table:table-cell table:formula="of:=SUM([.E952:.E958])" office:value-type="float" office:value="4845.2" calcext:value-type="float">
            <text:p>4845.2</text:p>
          </table:table-cell>
          <table:table-cell table:formula="of:=SUM([.F952:.F958])" office:value-type="float" office:value="65.9" calcext:value-type="float">
            <text:p>65.9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950];[.E959])" office:value-type="float" office:value="88129.9" calcext:value-type="float">
            <text:p>88129.9</text:p>
          </table:table-cell>
          <table:table-cell table:formula="of:=SUM([.F950];[.F959])" office:value-type="float" office:value="1166.9" calcext:value-type="float">
            <text:p>1166.9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4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 (apartments)</text:p>
          </table:table-cell>
          <table:table-cell office:value-type="string" calcext:value-type="string">
            <text:p>Autoclaved aerated concrete/Decoration</text:p>
          </table:table-cell>
          <table:table-cell office:value-type="float" office:value="2785.1" calcext:value-type="float">
            <text:p>2785.1</text:p>
          </table:table-cell>
          <table:table-cell office:value-type="float" office:value="271377.9" calcext:value-type="float">
            <text:p>271377.9</text:p>
          </table:table-cell>
          <table:table-cell office:value-type="float" office:value="3075.3" calcext:value-type="float">
            <text:p>3075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hielding between windows</text:p>
          </table:table-cell>
          <table:table-cell office:value-type="string" calcext:value-type="string">
            <text:p>Autoclaved aerated concrete/Decoration</text:p>
          </table:table-cell>
          <table:table-cell office:value-type="float" office:value="194.8" calcext:value-type="float">
            <text:p>194.8</text:p>
          </table:table-cell>
          <table:table-cell office:value-type="float" office:value="18980.2" calcext:value-type="float">
            <text:p>18980.2</text:p>
          </table:table-cell>
          <table:table-cell office:value-type="float" office:value="178.6" calcext:value-type="float">
            <text:p>178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apartments)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301.5" calcext:value-type="float">
            <text:p>301.5</text:p>
          </table:table-cell>
          <table:table-cell office:value-type="float" office:value="29382.8" calcext:value-type="float">
            <text:p>29382.8</text:p>
          </table:table-cell>
          <table:table-cell office:value-type="float" office:value="434.9" calcext:value-type="float">
            <text:p>434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eiling (under apartments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208.3" calcext:value-type="float">
            <text:p>208.3</text:p>
          </table:table-cell>
          <table:table-cell office:value-type="float" office:value="20297.1" calcext:value-type="float">
            <text:p>20297.1</text:p>
          </table:table-cell>
          <table:table-cell office:value-type="float" office:value="358" calcext:value-type="float">
            <text:p>35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177.6" calcext:value-type="float">
            <text:p>1177.6</text:p>
          </table:table-cell>
          <table:table-cell office:value-type="float" office:value="114749.6" calcext:value-type="float">
            <text:p>114749.6</text:p>
          </table:table-cell>
          <table:table-cell office:value-type="float" office:value="655.3" calcext:value-type="float">
            <text:p>655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475.3" calcext:value-type="float">
            <text:p>475.3</text:p>
          </table:table-cell>
          <table:table-cell office:value-type="float" office:value="46310.4" calcext:value-type="float">
            <text:p>46310.4</text:p>
          </table:table-cell>
          <table:table-cell office:value-type="float" office:value="183" calcext:value-type="float">
            <text:p>18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965:.D970])" office:value-type="float" office:value="5142.6" calcext:value-type="float">
            <text:p>5142.6</text:p>
          </table:table-cell>
          <table:table-cell table:style-name="ce2" table:formula="of:=SUM([.E965:.E970])" office:value-type="float" office:value="501098" calcext:value-type="float">
            <text:p>501098</text:p>
          </table:table-cell>
          <table:table-cell table:style-name="ce2" table:formula="of:=SUM([.F965:.F970])" office:value-type="float" office:value="4885.1" calcext:value-type="float">
            <text:p>4885.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Autoclaved aerated concrete/Decoration</text:p>
          </table:table-cell>
          <table:table-cell office:value-type="float" office:value="105.9" calcext:value-type="float">
            <text:p>105.9</text:p>
          </table:table-cell>
          <table:table-cell office:value-type="float" office:value="7738.9" calcext:value-type="float">
            <text:p>7738.9</text:p>
          </table:table-cell>
          <table:table-cell office:value-type="float" office:value="117" calcext:value-type="float">
            <text:p>11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Wood/Decoration</text:p>
          </table:table-cell>
          <table:table-cell office:value-type="float" office:value="38.4" calcext:value-type="float">
            <text:p>38.4</text:p>
          </table:table-cell>
          <table:table-cell office:value-type="float" office:value="2803.9" calcext:value-type="float">
            <text:p>2803.9</text:p>
          </table:table-cell>
          <table:table-cell office:value-type="float" office:value="19.2" calcext:value-type="float">
            <text:p>19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staircase)</text:p>
          </table:table-cell>
          <table:table-cell office:value-type="string" calcext:value-type="string">
            <text:p>Hollow-core reinforced concrete/Concrete/Slag</text:p>
          </table:table-cell>
          <table:table-cell office:value-type="float" office:value="52.4" calcext:value-type="float">
            <text:p>52.4</text:p>
          </table:table-cell>
          <table:table-cell office:value-type="float" office:value="3827.4" calcext:value-type="float">
            <text:p>3827.4</text:p>
          </table:table-cell>
          <table:table-cell office:value-type="float" office:value="59.3" calcext:value-type="float">
            <text:p>59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52.6" calcext:value-type="float">
            <text:p>52.6</text:p>
          </table:table-cell>
          <table:table-cell office:value-type="float" office:value="3846.5" calcext:value-type="float">
            <text:p>3846.5</text:p>
          </table:table-cell>
          <table:table-cell office:value-type="float" office:value="89.9" calcext:value-type="float">
            <text:p>89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14.3" calcext:value-type="float">
            <text:p>114.3</text:p>
          </table:table-cell>
          <table:table-cell office:value-type="float" office:value="8353" calcext:value-type="float">
            <text:p>8353</text:p>
          </table:table-cell>
          <table:table-cell office:value-type="float" office:value="30.9" calcext:value-type="float">
            <text:p>30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89.6" calcext:value-type="float">
            <text:p>89.6</text:p>
          </table:table-cell>
          <table:table-cell office:value-type="float" office:value="6546.5" calcext:value-type="float">
            <text:p>6546.5</text:p>
          </table:table-cell>
          <table:table-cell office:value-type="float" office:value="30.9" calcext:value-type="float">
            <text:p>30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4.2" calcext:value-type="float">
            <text:p>24.2</text:p>
          </table:table-cell>
          <table:table-cell office:value-type="float" office:value="1767.1" calcext:value-type="float">
            <text:p>1767.1</text:p>
          </table:table-cell>
          <table:table-cell office:value-type="float" office:value="12.1" calcext:value-type="float">
            <text:p>12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61.7" calcext:value-type="float">
            <text:p>61.7</text:p>
          </table:table-cell>
          <table:table-cell office:value-type="float" office:value="4512" calcext:value-type="float">
            <text:p>4512</text:p>
          </table:table-cell>
          <table:table-cell office:value-type="float" office:value="20.6" calcext:value-type="float">
            <text:p>20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Glass blocks (staircase)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546.2" calcext:value-type="float">
            <text:p>546.2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973:.D981])" office:value-type="float" office:value="546.6" calcext:value-type="float">
            <text:p>546.6</text:p>
          </table:table-cell>
          <table:table-cell table:formula="of:=SUM([.E973:.E981])" office:value-type="float" office:value="39941.5" calcext:value-type="float">
            <text:p>39941.5</text:p>
          </table:table-cell>
          <table:table-cell table:formula="of:=SUM([.F973:.F981])" office:value-type="float" office:value="382.1" calcext:value-type="float">
            <text:p>382.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971];[.E982])" office:value-type="float" office:value="541039.5" calcext:value-type="float">
            <text:p>541039.5</text:p>
          </table:table-cell>
          <table:table-cell table:formula="of:=SUM([.F971];[.F982])" office:value-type="float" office:value="5267.2" calcext:value-type="float">
            <text:p>5267.2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4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2945.6" calcext:value-type="float">
            <text:p>2945.6</text:p>
          </table:table-cell>
          <table:table-cell office:value-type="float" office:value="272672.4" calcext:value-type="float">
            <text:p>272672.4</text:p>
          </table:table-cell>
          <table:table-cell office:value-type="float" office:value="2761.8" calcext:value-type="float">
            <text:p>2761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hielding between windows</text:p>
          </table:table-cell>
          <table:table-cell office:value-type="string" calcext:value-type="string">
            <text:p>Wood/Decoration</text:p>
          </table:table-cell>
          <table:table-cell office:value-type="float" office:value="50.4" calcext:value-type="float">
            <text:p>50.4</text:p>
          </table:table-cell>
          <table:table-cell office:value-type="float" office:value="4661" calcext:value-type="float">
            <text:p>4661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partment walls (staircase)</text:p>
          </table:table-cell>
          <table:table-cell office:value-type="string" calcext:value-type="string">
            <text:p>Reinforced concrete</text:p>
          </table:table-cell>
          <table:table-cell office:value-type="float" office:value="54.1" calcext:value-type="float">
            <text:p>54.1</text:p>
          </table:table-cell>
          <table:table-cell office:value-type="float" office:value="5011.3" calcext:value-type="float">
            <text:p>5011.3</text:p>
          </table:table-cell>
          <table:table-cell office:value-type="float" office:value="50.4" calcext:value-type="float">
            <text:p>50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apartments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823.1" calcext:value-type="float">
            <text:p>823.1</text:p>
          </table:table-cell>
          <table:table-cell office:value-type="float" office:value="76194.1" calcext:value-type="float">
            <text:p>76194.1</text:p>
          </table:table-cell>
          <table:table-cell office:value-type="float" office:value="1240" calcext:value-type="float">
            <text:p>124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eiling (under apartments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530.1" calcext:value-type="float">
            <text:p>530.1</text:p>
          </table:table-cell>
          <table:table-cell office:value-type="float" office:value="49074" calcext:value-type="float">
            <text:p>49074</text:p>
          </table:table-cell>
          <table:table-cell office:value-type="float" office:value="943.5" calcext:value-type="float">
            <text:p>943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079.7" calcext:value-type="float">
            <text:p>1079.7</text:p>
          </table:table-cell>
          <table:table-cell office:value-type="float" office:value="99943.6" calcext:value-type="float">
            <text:p>99943.6</text:p>
          </table:table-cell>
          <table:table-cell office:value-type="float" office:value="569.9" calcext:value-type="float">
            <text:p>569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464.2" calcext:value-type="float">
            <text:p>464.2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72.3" calcext:value-type="float">
            <text:p>172.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988:.D994])" office:value-type="float" office:value="5947.2" calcext:value-type="float">
            <text:p>5947.2</text:p>
          </table:table-cell>
          <table:table-cell table:style-name="ce2" table:formula="of:=SUM([.E988:.E994])" office:value-type="float" office:value="550530.7" calcext:value-type="float">
            <text:p>550530.7</text:p>
          </table:table-cell>
          <table:table-cell table:style-name="ce2" table:formula="of:=SUM([.F988:.F994])" office:value-type="float" office:value="5791.9" calcext:value-type="float">
            <text:p>5791.9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 (staircas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204.4" calcext:value-type="float">
            <text:p>204.4</text:p>
          </table:table-cell>
          <table:table-cell office:value-type="float" office:value="14940.3" calcext:value-type="float">
            <text:p>14940.3</text:p>
          </table:table-cell>
          <table:table-cell office:value-type="float" office:value="191.6" calcext:value-type="float">
            <text:p>191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hielding between windows</text:p>
          </table:table-cell>
          <table:table-cell office:value-type="string" calcext:value-type="string">
            <text:p>Wood/Decoration</text:p>
          </table:table-cell>
          <table:table-cell office:value-type="float" office:value="43.9" calcext:value-type="float">
            <text:p>43.9</text:p>
          </table:table-cell>
          <table:table-cell office:value-type="float" office:value="3205" calcext:value-type="float">
            <text:p>3205</text:p>
          </table:table-cell>
          <table:table-cell office:value-type="float" office:value="46.7" calcext:value-type="float">
            <text:p>46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oncrete/Decoration</text:p>
          </table:table-cell>
          <table:table-cell office:value-type="float" office:value="52.1" calcext:value-type="float">
            <text:p>52.1</text:p>
          </table:table-cell>
          <table:table-cell office:value-type="float" office:value="3806.3" calcext:value-type="float">
            <text:p>3806.3</text:p>
          </table:table-cell>
          <table:table-cell office:value-type="float" office:value="62.4" calcext:value-type="float">
            <text:p>62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76" calcext:value-type="float">
            <text:p>76</text:p>
          </table:table-cell>
          <table:table-cell office:value-type="float" office:value="5556.6" calcext:value-type="float">
            <text:p>5556.6</text:p>
          </table:table-cell>
          <table:table-cell office:value-type="float" office:value="114.6" calcext:value-type="float">
            <text:p>114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64.6" calcext:value-type="float">
            <text:p>64.6</text:p>
          </table:table-cell>
          <table:table-cell office:value-type="float" office:value="4719.4" calcext:value-type="float">
            <text:p>4719.4</text:p>
          </table:table-cell>
          <table:table-cell office:value-type="float" office:value="114.6" calcext:value-type="float">
            <text:p>114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53.3" calcext:value-type="float">
            <text:p>53.3</text:p>
          </table:table-cell>
          <table:table-cell office:value-type="float" office:value="3895.9" calcext:value-type="float">
            <text:p>3895.9</text:p>
          </table:table-cell>
          <table:table-cell office:value-type="float" office:value="17.6" calcext:value-type="float">
            <text:p>17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221.2" calcext:value-type="float">
            <text:p>221.2</text:p>
          </table:table-cell>
          <table:table-cell office:value-type="float" office:value="16163.3" calcext:value-type="float">
            <text:p>16163.3</text:p>
          </table:table-cell>
          <table:table-cell office:value-type="float" office:value="82.1" calcext:value-type="float">
            <text:p>82.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997:.D1003])" office:value-type="float" office:value="715.5" calcext:value-type="float">
            <text:p>715.5</text:p>
          </table:table-cell>
          <table:table-cell table:formula="of:=SUM([.E997:.E1003])" office:value-type="float" office:value="52286.8" calcext:value-type="float">
            <text:p>52286.8</text:p>
          </table:table-cell>
          <table:table-cell table:formula="of:=SUM([.F997:.F1003])" office:value-type="float" office:value="629.6" calcext:value-type="float">
            <text:p>629.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995];[.E1004])" office:value-type="float" office:value="602817.5" calcext:value-type="float">
            <text:p>602817.5</text:p>
          </table:table-cell>
          <table:table-cell table:formula="of:=SUM([.F995];[.F1004])" office:value-type="float" office:value="6421.5" calcext:value-type="float">
            <text:p>6421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4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929.4" calcext:value-type="float">
            <text:p>1929.4</text:p>
          </table:table-cell>
          <table:table-cell office:value-type="float" office:value="197398.8" calcext:value-type="float">
            <text:p>197398.8</text:p>
          </table:table-cell>
          <table:table-cell office:value-type="float" office:value="1622.1" calcext:value-type="float">
            <text:p>1622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partment walls (staircase)</text:p>
          </table:table-cell>
          <table:table-cell office:value-type="string" calcext:value-type="string">
            <text:p>Reinforced concrete</text:p>
          </table:table-cell>
          <table:table-cell office:value-type="float" office:value="8" calcext:value-type="float">
            <text:p>8</text:p>
          </table:table-cell>
          <table:table-cell office:value-type="float" office:value="815.3" calcext:value-type="float">
            <text:p>815.3</text:p>
          </table:table-cell>
          <table:table-cell office:value-type="float" office:value="7.4" calcext:value-type="float">
            <text:p>7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apartments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650.3" calcext:value-type="float">
            <text:p>650.3</text:p>
          </table:table-cell>
          <table:table-cell office:value-type="float" office:value="66529.6" calcext:value-type="float">
            <text:p>66529.6</text:p>
          </table:table-cell>
          <table:table-cell office:value-type="float" office:value="719.5" calcext:value-type="float">
            <text:p>719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apartments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21.1" calcext:value-type="float">
            <text:p>321.1</text:p>
          </table:table-cell>
          <table:table-cell office:value-type="float" office:value="32855.7" calcext:value-type="float">
            <text:p>32855.7</text:p>
          </table:table-cell>
          <table:table-cell office:value-type="float" office:value="542.7" calcext:value-type="float">
            <text:p>542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84.1" calcext:value-type="float">
            <text:p>584.1</text:p>
          </table:table-cell>
          <table:table-cell office:value-type="float" office:value="59764.5" calcext:value-type="float">
            <text:p>59764.5</text:p>
          </table:table-cell>
          <table:table-cell office:value-type="float" office:value="307" calcext:value-type="float">
            <text:p>30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451.4" calcext:value-type="float">
            <text:p>451.4</text:p>
          </table:table-cell>
          <table:table-cell office:value-type="float" office:value="46178.5" calcext:value-type="float">
            <text:p>46178.5</text:p>
          </table:table-cell>
          <table:table-cell office:value-type="float" office:value="167" calcext:value-type="float">
            <text:p>16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010:.D1015])" office:value-type="float" office:value="3944.3" calcext:value-type="float">
            <text:p>3944.3</text:p>
          </table:table-cell>
          <table:table-cell table:style-name="ce2" table:formula="of:=SUM([.E1010:.E1015])" office:value-type="float" office:value="403542.4" calcext:value-type="float">
            <text:p>403542.4</text:p>
          </table:table-cell>
          <table:table-cell table:style-name="ce2" table:formula="of:=SUM([.F1010:.F1015])" office:value-type="float" office:value="3365.7" calcext:value-type="float">
            <text:p>3365.7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10" calcext:value-type="float">
            <text:p>110</text:p>
          </table:table-cell>
          <table:table-cell office:value-type="float" office:value="8572.5" calcext:value-type="float">
            <text:p>8572.5</text:p>
          </table:table-cell>
          <table:table-cell office:value-type="float" office:value="92.3" calcext:value-type="float">
            <text:p>92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 (staircase, attic)</text:p>
          </table:table-cell>
          <table:table-cell office:value-type="string" calcext:value-type="string">
            <text:p>Calcium silicate bricks</text:p>
          </table:table-cell>
          <table:table-cell office:value-type="float" office:value="41.7" calcext:value-type="float">
            <text:p>41.7</text:p>
          </table:table-cell>
          <table:table-cell office:value-type="float" office:value="3250.1" calcext:value-type="float">
            <text:p>3250.1</text:p>
          </table:table-cell>
          <table:table-cell office:value-type="float" office:value="50.8" calcext:value-type="float">
            <text:p>50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59.2" calcext:value-type="float">
            <text:p>59.2</text:p>
          </table:table-cell>
          <table:table-cell office:value-type="float" office:value="4612.8" calcext:value-type="float">
            <text:p>4612.8</text:p>
          </table:table-cell>
          <table:table-cell office:value-type="float" office:value="43.1" calcext:value-type="float">
            <text:p>43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23.9" calcext:value-type="float">
            <text:p>23.9</text:p>
          </table:table-cell>
          <table:table-cell office:value-type="float" office:value="1866.2" calcext:value-type="float">
            <text:p>1866.2</text:p>
          </table:table-cell>
          <table:table-cell office:value-type="float" office:value="40.4" calcext:value-type="float">
            <text:p>40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 (insulated)</text:p>
          </table:table-cell>
          <table:table-cell office:value-type="float" office:value="20.5" calcext:value-type="float">
            <text:p>20.5</text:p>
          </table:table-cell>
          <table:table-cell office:value-type="float" office:value="1594.1" calcext:value-type="float">
            <text:p>1594.1</text:p>
          </table:table-cell>
          <table:table-cell office:value-type="float" office:value="10.7" calcext:value-type="float">
            <text:p>10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doors (attic)</text:p>
          </table:table-cell>
          <table:table-cell office:value-type="string" calcext:value-type="string">
            <text:p>Metal</text:p>
          </table:table-cell>
          <table:table-cell office:value-type="float" office:value="20.6" calcext:value-type="float">
            <text:p>20.6</text:p>
          </table:table-cell>
          <table:table-cell office:value-type="float" office:value="1608.9" calcext:value-type="float">
            <text:p>1608.9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1.1" calcext:value-type="float">
            <text:p>31.1</text:p>
          </table:table-cell>
          <table:table-cell office:value-type="float" office:value="2423.5" calcext:value-type="float">
            <text:p>2423.5</text:p>
          </table:table-cell>
          <table:table-cell office:value-type="float" office:value="19.4" calcext:value-type="float">
            <text:p>19.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018:.D1024])" office:value-type="float" office:value="307" calcext:value-type="float">
            <text:p>307</text:p>
          </table:table-cell>
          <table:table-cell table:formula="of:=SUM([.E1018:.E1024])" office:value-type="float" office:value="23928.1" calcext:value-type="float">
            <text:p>23928.1</text:p>
          </table:table-cell>
          <table:table-cell table:formula="of:=SUM([.F1018:.F1024])" office:value-type="float" office:value="264.7" calcext:value-type="float">
            <text:p>264.7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016];[.E1025])" office:value-type="float" office:value="427470.5" calcext:value-type="float">
            <text:p>427470.5</text:p>
          </table:table-cell>
          <table:table-cell table:formula="of:=SUM([.F1016];[.F1025])" office:value-type="float" office:value="3630.4" calcext:value-type="float">
            <text:p>3630.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2836.6" calcext:value-type="float">
            <text:p>2836.6</text:p>
          </table:table-cell>
          <table:table-cell office:value-type="float" office:value="276400.4" calcext:value-type="float">
            <text:p>276400.4</text:p>
          </table:table-cell>
          <table:table-cell office:value-type="float" office:value="2652.4" calcext:value-type="float">
            <text:p>2652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partment windows</text:p>
          </table:table-cell>
          <table:table-cell office:value-type="string" calcext:value-type="string">
            <text:p>Autoclaved aerated concrete/Decoration</text:p>
          </table:table-cell>
          <table:table-cell office:value-type="float" office:value="125.5" calcext:value-type="float">
            <text:p>125.5</text:p>
          </table:table-cell>
          <table:table-cell office:value-type="float" office:value="12226.7" calcext:value-type="float">
            <text:p>12226.7</text:p>
          </table:table-cell>
          <table:table-cell office:value-type="float" office:value="136.5" calcext:value-type="float">
            <text:p>136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partment walls (staircase)</text:p>
          </table:table-cell>
          <table:table-cell office:value-type="string" calcext:value-type="string">
            <text:p>Reinforced concrete</text:p>
          </table:table-cell>
          <table:table-cell office:value-type="float" office:value="19" calcext:value-type="float">
            <text:p>19</text:p>
          </table:table-cell>
          <table:table-cell office:value-type="float" office:value="1851.1" calcext:value-type="float">
            <text:p>1851.1</text:p>
          </table:table-cell>
          <table:table-cell office:value-type="float" office:value="18.1" calcext:value-type="float">
            <text:p>18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apartments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318.3" calcext:value-type="float">
            <text:p>318.3</text:p>
          </table:table-cell>
          <table:table-cell office:value-type="float" office:value="31014.3" calcext:value-type="float">
            <text:p>31014.3</text:p>
          </table:table-cell>
          <table:table-cell office:value-type="float" office:value="500.9" calcext:value-type="float">
            <text:p>500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apartments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216.3" calcext:value-type="float">
            <text:p>216.3</text:p>
          </table:table-cell>
          <table:table-cell office:value-type="float" office:value="21076.6" calcext:value-type="float">
            <text:p>21076.6</text:p>
          </table:table-cell>
          <table:table-cell office:value-type="float" office:value="404.8" calcext:value-type="float">
            <text:p>404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069.4" calcext:value-type="float">
            <text:p>1069.4</text:p>
          </table:table-cell>
          <table:table-cell office:value-type="float" office:value="104203.3" calcext:value-type="float">
            <text:p>104203.3</text:p>
          </table:table-cell>
          <table:table-cell office:value-type="float" office:value="565" calcext:value-type="float">
            <text:p>56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12.6" calcext:value-type="float">
            <text:p>312.6</text:p>
          </table:table-cell>
          <table:table-cell office:value-type="float" office:value="30462.7" calcext:value-type="float">
            <text:p>30462.7</text:p>
          </table:table-cell>
          <table:table-cell office:value-type="float" office:value="116.1" calcext:value-type="float">
            <text:p>116.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031:.D1037])" office:value-type="float" office:value="4897.7" calcext:value-type="float">
            <text:p>4897.7</text:p>
          </table:table-cell>
          <table:table-cell table:style-name="ce2" table:formula="of:=SUM([.E1031:.E1037])" office:value-type="float" office:value="477235.1" calcext:value-type="float">
            <text:p>477235.1</text:p>
          </table:table-cell>
          <table:table-cell table:style-name="ce2" table:formula="of:=SUM([.F1031:.F1037])" office:value-type="float" office:value="4393.8" calcext:value-type="float">
            <text:p>4393.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 (staircas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72.5" calcext:value-type="float">
            <text:p>72.5</text:p>
          </table:table-cell>
          <table:table-cell office:value-type="float" office:value="5653" calcext:value-type="float">
            <text:p>5653</text:p>
          </table:table-cell>
          <table:table-cell office:value-type="float" office:value="67.8" calcext:value-type="float">
            <text:p>67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 (staircas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50.8" calcext:value-type="float">
            <text:p>50.8</text:p>
          </table:table-cell>
          <table:table-cell office:value-type="float" office:value="3963.4" calcext:value-type="float">
            <text:p>3963.4</text:p>
          </table:table-cell>
          <table:table-cell office:value-type="float" office:value="62.4" calcext:value-type="float">
            <text:p>62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40.8" calcext:value-type="float">
            <text:p>40.8</text:p>
          </table:table-cell>
          <table:table-cell office:value-type="float" office:value="3177.2" calcext:value-type="float">
            <text:p>3177.2</text:p>
          </table:table-cell>
          <table:table-cell office:value-type="float" office:value="65.2" calcext:value-type="float">
            <text:p>65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Expanded clay</text:p>
          </table:table-cell>
          <table:table-cell office:value-type="float" office:value="47.3" calcext:value-type="float">
            <text:p>47.3</text:p>
          </table:table-cell>
          <table:table-cell office:value-type="float" office:value="3687" calcext:value-type="float">
            <text:p>3687</text:p>
          </table:table-cell>
          <table:table-cell office:value-type="float" office:value="89.7" calcext:value-type="float">
            <text:p>89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7.8" calcext:value-type="float">
            <text:p>7.8</text:p>
          </table:table-cell>
          <table:table-cell office:value-type="float" office:value="610.4" calcext:value-type="float">
            <text:p>610.4</text:p>
          </table:table-cell>
          <table:table-cell office:value-type="float" office:value="3.9" calcext:value-type="float">
            <text:p>3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117.7" calcext:value-type="float">
            <text:p>117.7</text:p>
          </table:table-cell>
          <table:table-cell office:value-type="float" office:value="9172.6" calcext:value-type="float">
            <text:p>9172.6</text:p>
          </table:table-cell>
          <table:table-cell office:value-type="float" office:value="43.7" calcext:value-type="float">
            <text:p>43.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040:.D1045])" office:value-type="float" office:value="336.9" calcext:value-type="float">
            <text:p>336.9</text:p>
          </table:table-cell>
          <table:table-cell table:formula="of:=SUM([.E1040:.E1045])" office:value-type="float" office:value="26263.6" calcext:value-type="float">
            <text:p>26263.6</text:p>
          </table:table-cell>
          <table:table-cell table:formula="of:=SUM([.F1040:.F1045])" office:value-type="float" office:value="332.7" calcext:value-type="float">
            <text:p>332.7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038];[.E1046])" office:value-type="float" office:value="503498.7" calcext:value-type="float">
            <text:p>503498.7</text:p>
          </table:table-cell>
          <table:table-cell table:formula="of:=SUM([.F1038];[.F1046])" office:value-type="float" office:value="4726.5" calcext:value-type="float">
            <text:p>4726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296" calcext:value-type="float">
            <text:p>296</text:p>
          </table:table-cell>
          <table:table-cell office:value-type="float" office:value="25961.9" calcext:value-type="float">
            <text:p>25961.9</text:p>
          </table:table-cell>
          <table:table-cell office:value-type="float" office:value="285.6" calcext:value-type="float">
            <text:p>285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partment walls (staircase)</text:p>
          </table:table-cell>
          <table:table-cell office:value-type="string" calcext:value-type="string">
            <text:p>Reinforced concrete</text:p>
          </table:table-cell>
          <table:table-cell office:value-type="float" office:value="4.4" calcext:value-type="float">
            <text:p>4.4</text:p>
          </table:table-cell>
          <table:table-cell office:value-type="float" office:value="387.2" calcext:value-type="float">
            <text:p>387.2</text:p>
          </table:table-cell>
          <table:table-cell office:value-type="float" office:value="4.1" calcext:value-type="float">
            <text:p>4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apartments)</text:p>
          </table:table-cell>
          <table:table-cell office:value-type="string" calcext:value-type="string">
            <text:p>Reinforced concrete/Slag</text:p>
          </table:table-cell>
          <table:table-cell office:value-type="float" office:value="127.1" calcext:value-type="float">
            <text:p>127.1</text:p>
          </table:table-cell>
          <table:table-cell office:value-type="float" office:value="11150" calcext:value-type="float">
            <text:p>11150</text:p>
          </table:table-cell>
          <table:table-cell office:value-type="float" office:value="189.5" calcext:value-type="float">
            <text:p>189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apartments)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58.1" calcext:value-type="float">
            <text:p>58.1</text:p>
          </table:table-cell>
          <table:table-cell office:value-type="float" office:value="5098.4" calcext:value-type="float">
            <text:p>5098.4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Concrete/Sand</text:p>
          </table:table-cell>
          <table:table-cell office:value-type="float" office:value="37.6" calcext:value-type="float">
            <text:p>37.6</text:p>
          </table:table-cell>
          <table:table-cell office:value-type="float" office:value="3301.7" calcext:value-type="float">
            <text:p>3301.7</text:p>
          </table:table-cell>
          <table:table-cell office:value-type="float" office:value="93.9" calcext:value-type="float">
            <text:p>93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83.8" calcext:value-type="float">
            <text:p>83.8</text:p>
          </table:table-cell>
          <table:table-cell office:value-type="float" office:value="7344.7" calcext:value-type="float">
            <text:p>7344.7</text:p>
          </table:table-cell>
          <table:table-cell office:value-type="float" office:value="44.8" calcext:value-type="float">
            <text:p>44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9" calcext:value-type="float">
            <text:p>19</text:p>
          </table:table-cell>
          <table:table-cell office:value-type="float" office:value="1662.7" calcext:value-type="float">
            <text:p>1662.7</text:p>
          </table:table-cell>
          <table:table-cell office:value-type="float" office:value="7.1" calcext:value-type="float">
            <text:p>7.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052:.D1058])" office:value-type="float" office:value="626" calcext:value-type="float">
            <text:p>626</text:p>
          </table:table-cell>
          <table:table-cell table:style-name="ce2" table:formula="of:=SUM([.E1052:.E1058])" office:value-type="float" office:value="54906.6" calcext:value-type="float">
            <text:p>54906.6</text:p>
          </table:table-cell>
          <table:table-cell table:style-name="ce2" table:formula="of:=SUM([.F1052:.F1058])" office:value-type="float" office:value="716" calcext:value-type="float">
            <text:p>71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6.9" calcext:value-type="float">
            <text:p>6.9</text:p>
          </table:table-cell>
          <table:table-cell office:value-type="float" office:value="541.6" calcext:value-type="float">
            <text:p>541.6</text:p>
          </table:table-cell>
          <table:table-cell office:value-type="float" office:value="6.7" calcext:value-type="float">
            <text:p>6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staircase)</text:p>
          </table:table-cell>
          <table:table-cell office:value-type="string" calcext:value-type="string">
            <text:p>Reinforced concrete/Slag</text:p>
          </table:table-cell>
          <table:table-cell office:value-type="float" office:value="6.3" calcext:value-type="float">
            <text:p>6.3</text:p>
          </table:table-cell>
          <table:table-cell office:value-type="float" office:value="493" calcext:value-type="float">
            <text:p>493</text:p>
          </table:table-cell>
          <table:table-cell office:value-type="float" office:value="9.4" calcext:value-type="float">
            <text:p>9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8.8" calcext:value-type="float">
            <text:p>8.8</text:p>
          </table:table-cell>
          <table:table-cell office:value-type="float" office:value="686.6" calcext:value-type="float">
            <text:p>686.6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 (insulated)</text:p>
          </table:table-cell>
          <table:table-cell office:value-type="float" office:value="6.9" calcext:value-type="float">
            <text:p>6.9</text:p>
          </table:table-cell>
          <table:table-cell office:value-type="float" office:value="534" calcext:value-type="float">
            <text:p>534</text:p>
          </table:table-cell>
          <table:table-cell office:value-type="float" office:value="2.9" calcext:value-type="float">
            <text:p>2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9.1" calcext:value-type="float">
            <text:p>9.1</text:p>
          </table:table-cell>
          <table:table-cell office:value-type="float" office:value="707.8" calcext:value-type="float">
            <text:p>707.8</text:p>
          </table:table-cell>
          <table:table-cell office:value-type="float" office:value="3.4" calcext:value-type="float">
            <text:p>3.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061:.D1065])" office:value-type="float" office:value="38" calcext:value-type="float">
            <text:p>38</text:p>
          </table:table-cell>
          <table:table-cell table:formula="of:=SUM([.E1061:.E1065])" office:value-type="float" office:value="2963" calcext:value-type="float">
            <text:p>2963</text:p>
          </table:table-cell>
          <table:table-cell table:formula="of:=SUM([.F1061:.F1065])" office:value-type="float" office:value="36.4" calcext:value-type="float">
            <text:p>36.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059];[.E1066])" office:value-type="float" office:value="57869.6" calcext:value-type="float">
            <text:p>57869.6</text:p>
          </table:table-cell>
          <table:table-cell table:formula="of:=SUM([.F1059];[.F1066])" office:value-type="float" office:value="752.4" calcext:value-type="float">
            <text:p>752.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Bricks/Decoration</text:p>
          </table:table-cell>
          <table:table-cell office:value-type="float" office:value="571.3" calcext:value-type="float">
            <text:p>571.3</text:p>
          </table:table-cell>
          <table:table-cell office:value-type="float" office:value="52884.7" calcext:value-type="float">
            <text:p>52884.7</text:p>
          </table:table-cell>
          <table:table-cell office:value-type="float" office:value="534.4" calcext:value-type="float">
            <text:p>534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partment walls (roof floor)</text:p>
          </table:table-cell>
          <table:table-cell office:value-type="string" calcext:value-type="string">
            <text:p>Autoclaved aerated concrete/Decoration</text:p>
          </table:table-cell>
          <table:table-cell office:value-type="float" office:value="42.3" calcext:value-type="float">
            <text:p>42.3</text:p>
          </table:table-cell>
          <table:table-cell office:value-type="float" office:value="3915.9" calcext:value-type="float">
            <text:p>3915.9</text:p>
          </table:table-cell>
          <table:table-cell office:value-type="float" office:value="45.9" calcext:value-type="float">
            <text:p>45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(over apartments)</text:p>
          </table:table-cell>
          <table:table-cell office:value-type="string" calcext:value-type="string">
            <text:p>Wood/Slag</text:p>
          </table:table-cell>
          <table:table-cell office:value-type="float" office:value="47.7" calcext:value-type="float">
            <text:p>47.7</text:p>
          </table:table-cell>
          <table:table-cell office:value-type="float" office:value="4415.3" calcext:value-type="float">
            <text:p>4415.3</text:p>
          </table:table-cell>
          <table:table-cell office:value-type="float" office:value="68.4" calcext:value-type="float">
            <text:p>68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(over apartments)</text:p>
          </table:table-cell>
          <table:table-cell office:value-type="string" calcext:value-type="string">
            <text:p>Wood/Slag</text:p>
          </table:table-cell>
          <table:table-cell office:value-type="float" office:value="72.2" calcext:value-type="float">
            <text:p>72.2</text:p>
          </table:table-cell>
          <table:table-cell office:value-type="float" office:value="6683.8" calcext:value-type="float">
            <text:p>6683.8</text:p>
          </table:table-cell>
          <table:table-cell office:value-type="float" office:value="160.6" calcext:value-type="float">
            <text:p>160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(over roof apartment)</text:p>
          </table:table-cell>
          <table:table-cell office:value-type="string" calcext:value-type="string">
            <text:p>Wood (insulation)</text:p>
          </table:table-cell>
          <table:table-cell office:value-type="float" office:value="7.1" calcext:value-type="float">
            <text:p>7.1</text:p>
          </table:table-cell>
          <table:table-cell office:value-type="float" office:value="653.7" calcext:value-type="float">
            <text:p>653.7</text:p>
          </table:table-cell>
          <table:table-cell office:value-type="float" office:value="58.7" calcext:value-type="float">
            <text:p>58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Concrete/Sand</text:p>
          </table:table-cell>
          <table:table-cell office:value-type="float" office:value="90.6" calcext:value-type="float">
            <text:p>90.6</text:p>
          </table:table-cell>
          <table:table-cell office:value-type="float" office:value="8388.6" calcext:value-type="float">
            <text:p>8388.6</text:p>
          </table:table-cell>
          <table:table-cell office:value-type="float" office:value="286.7" calcext:value-type="float">
            <text:p>286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19.5" calcext:value-type="float">
            <text:p>119.5</text:p>
          </table:table-cell>
          <table:table-cell office:value-type="float" office:value="11060" calcext:value-type="float">
            <text:p>11060</text:p>
          </table:table-cell>
          <table:table-cell office:value-type="float" office:value="64.3" calcext:value-type="float">
            <text:p>64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73.1" calcext:value-type="float">
            <text:p>73.1</text:p>
          </table:table-cell>
          <table:table-cell office:value-type="float" office:value="6766.7" calcext:value-type="float">
            <text:p>6766.7</text:p>
          </table:table-cell>
          <table:table-cell office:value-type="float" office:value="27.5" calcext:value-type="float">
            <text:p>27.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072:.D1079])" office:value-type="float" office:value="1023.8" calcext:value-type="float">
            <text:p>1023.8</text:p>
          </table:table-cell>
          <table:table-cell table:style-name="ce2" table:formula="of:=SUM([.E1072:.E1079])" office:value-type="float" office:value="94768.7" calcext:value-type="float">
            <text:p>94768.7</text:p>
          </table:table-cell>
          <table:table-cell table:style-name="ce2" table:formula="of:=SUM([.F1072:.F1079])" office:value-type="float" office:value="1246.5" calcext:value-type="float">
            <text:p>1246.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 (staircase)</text:p>
          </table:table-cell>
          <table:table-cell office:value-type="string" calcext:value-type="string">
            <text:p>Bricks/Decoration</text:p>
          </table:table-cell>
          <table:table-cell office:value-type="float" office:value="24.7" calcext:value-type="float">
            <text:p>24.7</text:p>
          </table:table-cell>
          <table:table-cell office:value-type="float" office:value="1803.4" calcext:value-type="float">
            <text:p>1803.4</text:p>
          </table:table-cell>
          <table:table-cell office:value-type="float" office:value="22.5" calcext:value-type="float">
            <text:p>22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cover (over staircase)</text:p>
          </table:table-cell>
          <table:table-cell office:value-type="string" calcext:value-type="string">
            <text:p>Wood/Slag</text:p>
          </table:table-cell>
          <table:table-cell office:value-type="float" office:value="10.5" calcext:value-type="float">
            <text:p>10.5</text:p>
          </table:table-cell>
          <table:table-cell office:value-type="float" office:value="765" calcext:value-type="float">
            <text:p>765</text:p>
          </table:table-cell>
          <table:table-cell office:value-type="float" office:value="15.1" calcext:value-type="float">
            <text:p>15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4" calcext:value-type="float">
            <text:p>4</text:p>
          </table:table-cell>
          <table:table-cell office:value-type="float" office:value="290.3" calcext:value-type="float">
            <text:p>290.3</text:p>
          </table:table-cell>
          <table:table-cell office:value-type="float" office:value="19.3" calcext:value-type="float">
            <text:p>19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Concrete/Sand</text:p>
          </table:table-cell>
          <table:table-cell office:value-type="float" office:value="2.7" calcext:value-type="float">
            <text:p>2.7</text:p>
          </table:table-cell>
          <table:table-cell office:value-type="float" office:value="193.8" calcext:value-type="float">
            <text:p>193.8</text:p>
          </table:table-cell>
          <table:table-cell office:value-type="float" office:value="8.4" calcext:value-type="float">
            <text:p>8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PVC</text:p>
          </table:table-cell>
          <table:table-cell office:value-type="float" office:value="9.8" calcext:value-type="float">
            <text:p>9.8</text:p>
          </table:table-cell>
          <table:table-cell office:value-type="float" office:value="715.5" calcext:value-type="float">
            <text:p>715.5</text:p>
          </table:table-cell>
          <table:table-cell office:value-type="float" office:value="4.9" calcext:value-type="float">
            <text:p>4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5.3" calcext:value-type="float">
            <text:p>5.3</text:p>
          </table:table-cell>
          <table:table-cell office:value-type="float" office:value="385.1" calcext:value-type="float">
            <text:p>385.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2.2" calcext:value-type="float">
            <text:p>12.2</text:p>
          </table:table-cell>
          <table:table-cell office:value-type="float" office:value="893.8" calcext:value-type="float">
            <text:p>893.8</text:p>
          </table:table-cell>
          <table:table-cell office:value-type="float" office:value="4.6" calcext:value-type="float">
            <text:p>4.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082:.D1088])" office:value-type="float" office:value="69.2" calcext:value-type="float">
            <text:p>69.2</text:p>
          </table:table-cell>
          <table:table-cell table:formula="of:=SUM([.E1082:.E1088])" office:value-type="float" office:value="5046.9" calcext:value-type="float">
            <text:p>5046.9</text:p>
          </table:table-cell>
          <table:table-cell table:formula="of:=SUM([.F1082:.F1088])" office:value-type="float" office:value="76.8" calcext:value-type="float">
            <text:p>76.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080];[.E1089])" office:value-type="float" office:value="99815.6" calcext:value-type="float">
            <text:p>99815.6</text:p>
          </table:table-cell>
          <table:table-cell table:formula="of:=SUM([.F1080];[.F1089])" office:value-type="float" office:value="1323.3" calcext:value-type="float">
            <text:p>1323.3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Bricks/Decoration</text:p>
          </table:table-cell>
          <table:table-cell office:value-type="float" office:value="1031.8" calcext:value-type="float">
            <text:p>1031.8</text:p>
          </table:table-cell>
          <table:table-cell office:value-type="float" office:value="95508" calcext:value-type="float">
            <text:p>95508</text:p>
          </table:table-cell>
          <table:table-cell office:value-type="float" office:value="967" calcext:value-type="float">
            <text:p>96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uninsulated)</text:p>
          </table:table-cell>
          <table:table-cell office:value-type="string" calcext:value-type="string">
            <text:p>Bricks/Decoration</text:p>
          </table:table-cell>
          <table:table-cell office:value-type="float" office:value="5.1" calcext:value-type="float">
            <text:p>5.1</text:p>
          </table:table-cell>
          <table:table-cell office:value-type="float" office:value="468.2" calcext:value-type="float">
            <text:p>468.2</text:p>
          </table:table-cell>
          <table:table-cell office:value-type="float" office:value="13.7" calcext:value-type="float">
            <text:p>13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partment walls (staircase)</text:p>
          </table:table-cell>
          <table:table-cell office:value-type="string" calcext:value-type="string">
            <text:p>Concrete/Decoration</text:p>
          </table:table-cell>
          <table:table-cell office:value-type="float" office:value="25.8" calcext:value-type="float">
            <text:p>25.8</text:p>
          </table:table-cell>
          <table:table-cell office:value-type="float" office:value="2388.7" calcext:value-type="float">
            <text:p>2388.7</text:p>
          </table:table-cell>
          <table:table-cell office:value-type="float" office:value="24.6" calcext:value-type="float">
            <text:p>24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apartments)</text:p>
          </table:table-cell>
          <table:table-cell office:value-type="string" calcext:value-type="string">
            <text:p>Concrete/Slag</text:p>
          </table:table-cell>
          <table:table-cell office:value-type="float" office:value="384.8" calcext:value-type="float">
            <text:p>384.8</text:p>
          </table:table-cell>
          <table:table-cell office:value-type="float" office:value="35616.7" calcext:value-type="float">
            <text:p>35616.7</text:p>
          </table:table-cell>
          <table:table-cell office:value-type="float" office:value="670.1" calcext:value-type="float">
            <text:p>670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ceiling (under apartments)</text:p>
          </table:table-cell>
          <table:table-cell office:value-type="string" calcext:value-type="string">
            <text:p>Concrete/Expanded clay</text:p>
          </table:table-cell>
          <table:table-cell office:value-type="float" office:value="137.5" calcext:value-type="float">
            <text:p>137.5</text:p>
          </table:table-cell>
          <table:table-cell office:value-type="float" office:value="12725.4" calcext:value-type="float">
            <text:p>12725.4</text:p>
          </table:table-cell>
          <table:table-cell office:value-type="float" office:value="252.8" calcext:value-type="float">
            <text:p>252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Concrete/Sand</text:p>
          </table:table-cell>
          <table:table-cell office:value-type="float" office:value="104.8" calcext:value-type="float">
            <text:p>104.8</text:p>
          </table:table-cell>
          <table:table-cell office:value-type="float" office:value="9699.8" calcext:value-type="float">
            <text:p>9699.8</text:p>
          </table:table-cell>
          <table:table-cell office:value-type="float" office:value="366.7" calcext:value-type="float">
            <text:p>366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87.4" calcext:value-type="float">
            <text:p>487.4</text:p>
          </table:table-cell>
          <table:table-cell office:value-type="float" office:value="45116.9" calcext:value-type="float">
            <text:p>45116.9</text:p>
          </table:table-cell>
          <table:table-cell office:value-type="float" office:value="259.5" calcext:value-type="float">
            <text:p>259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25.9" calcext:value-type="float">
            <text:p>125.9</text:p>
          </table:table-cell>
          <table:table-cell office:value-type="float" office:value="11652.5" calcext:value-type="float">
            <text:p>11652.5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095:.D1102])" office:value-type="float" office:value="2303.1" calcext:value-type="float">
            <text:p>2303.1</text:p>
          </table:table-cell>
          <table:table-cell table:style-name="ce2" table:formula="of:=SUM([.E1095:.E1102])" office:value-type="float" office:value="213176.2" calcext:value-type="float">
            <text:p>213176.2</text:p>
          </table:table-cell>
          <table:table-cell table:style-name="ce2" table:formula="of:=SUM([.F1095:.F1102])" office:value-type="float" office:value="2601.4" calcext:value-type="float">
            <text:p>2601.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 (staircase)</text:p>
          </table:table-cell>
          <table:table-cell office:value-type="string" calcext:value-type="string">
            <text:p>Bricks/Decoration</text:p>
          </table:table-cell>
          <table:table-cell office:value-type="float" office:value="74" calcext:value-type="float">
            <text:p>74</text:p>
          </table:table-cell>
          <table:table-cell office:value-type="float" office:value="5408.6" calcext:value-type="float">
            <text:p>5408.6</text:p>
          </table:table-cell>
          <table:table-cell office:value-type="float" office:value="68.5" calcext:value-type="float">
            <text:p>68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staircase)</text:p>
          </table:table-cell>
          <table:table-cell office:value-type="string" calcext:value-type="string">
            <text:p>Concrete/Slag</text:p>
          </table:table-cell>
          <table:table-cell office:value-type="float" office:value="36.6" calcext:value-type="float">
            <text:p>36.6</text:p>
          </table:table-cell>
          <table:table-cell office:value-type="float" office:value="2671.2" calcext:value-type="float">
            <text:p>2671.2</text:p>
          </table:table-cell>
          <table:table-cell office:value-type="float" office:value="63.6" calcext:value-type="float">
            <text:p>63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Concrete/Sand</text:p>
          </table:table-cell>
          <table:table-cell office:value-type="float" office:value="18.2" calcext:value-type="float">
            <text:p>18.2</text:p>
          </table:table-cell>
          <table:table-cell office:value-type="float" office:value="1331.3" calcext:value-type="float">
            <text:p>1331.3</text:p>
          </table:table-cell>
          <table:table-cell office:value-type="float" office:value="63.6" calcext:value-type="float">
            <text:p>63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 (insulated)</text:p>
          </table:table-cell>
          <table:table-cell office:value-type="float" office:value="25.6" calcext:value-type="float">
            <text:p>25.6</text:p>
          </table:table-cell>
          <table:table-cell office:value-type="float" office:value="1871.6" calcext:value-type="float">
            <text:p>1871.6</text:p>
          </table:table-cell>
          <table:table-cell office:value-type="float" office:value="13.8" calcext:value-type="float">
            <text:p>13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76.3" calcext:value-type="float">
            <text:p>76.3</text:p>
          </table:table-cell>
          <table:table-cell office:value-type="float" office:value="5578.2" calcext:value-type="float">
            <text:p>5578.2</text:p>
          </table:table-cell>
          <table:table-cell office:value-type="float" office:value="28.5" calcext:value-type="float">
            <text:p>28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105:.D1109])" office:value-type="float" office:value="230.7" calcext:value-type="float">
            <text:p>230.7</text:p>
          </table:table-cell>
          <table:table-cell table:formula="of:=SUM([.E1105:.E1109])" office:value-type="float" office:value="16860.9" calcext:value-type="float">
            <text:p>16860.9</text:p>
          </table:table-cell>
          <table:table-cell table:formula="of:=SUM([.F1105:.F1109])" office:value-type="float" office:value="238" calcext:value-type="float">
            <text:p>23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103];[.E1110])" office:value-type="float" office:value="230037.1" calcext:value-type="float">
            <text:p>230037.1</text:p>
          </table:table-cell>
          <table:table-cell table:formula="of:=SUM([.F1103];[.F1110])" office:value-type="float" office:value="2839.4" calcext:value-type="float">
            <text:p>2839.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Clay bricks/Decoration</text:p>
          </table:table-cell>
          <table:table-cell office:value-type="float" office:value="285.6" calcext:value-type="float">
            <text:p>285.6</text:p>
          </table:table-cell>
          <table:table-cell office:value-type="float" office:value="25044" calcext:value-type="float">
            <text:p>25044</text:p>
          </table:table-cell>
          <table:table-cell office:value-type="float" office:value="341.5" calcext:value-type="float">
            <text:p>341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Clay bricks/Decoration</text:p>
          </table:table-cell>
          <table:table-cell office:value-type="float" office:value="781.1" calcext:value-type="float">
            <text:p>781.1</text:p>
          </table:table-cell>
          <table:table-cell office:value-type="float" office:value="68501.6" calcext:value-type="float">
            <text:p>68501.6</text:p>
          </table:table-cell>
          <table:table-cell office:value-type="float" office:value="935.5" calcext:value-type="float">
            <text:p>935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Clay bricks/Decoration</text:p>
          </table:table-cell>
          <table:table-cell office:value-type="float" office:value="51.1" calcext:value-type="float">
            <text:p>51.1</text:p>
          </table:table-cell>
          <table:table-cell office:value-type="float" office:value="4478.1" calcext:value-type="float">
            <text:p>4478.1</text:p>
          </table:table-cell>
          <table:table-cell office:value-type="float" office:value="74.7" calcext:value-type="float">
            <text:p>74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, attic floor)</text:p>
          </table:table-cell>
          <table:table-cell office:value-type="string" calcext:value-type="string">
            <text:p>Wood/Decoration/Limestone</text:p>
          </table:table-cell>
          <table:table-cell office:value-type="float" office:value="103.4" calcext:value-type="float">
            <text:p>103.4</text:p>
          </table:table-cell>
          <table:table-cell office:value-type="float" office:value="9063.4" calcext:value-type="float">
            <text:p>9063.4</text:p>
          </table:table-cell>
          <table:table-cell office:value-type="float" office:value="90.7" calcext:value-type="float">
            <text:p>90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 (passage)</text:p>
          </table:table-cell>
          <table:table-cell office:value-type="string" calcext:value-type="string">
            <text:p>Clay bricks/Decoration</text:p>
          </table:table-cell>
          <table:table-cell office:value-type="float" office:value="37.2" calcext:value-type="float">
            <text:p>37.2</text:p>
          </table:table-cell>
          <table:table-cell office:value-type="float" office:value="3260" calcext:value-type="float">
            <text:p>3260</text:p>
          </table:table-cell>
          <table:table-cell office:value-type="float" office:value="43.8" calcext:value-type="float">
            <text:p>43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partment walls (attic floor)</text:p>
          </table:table-cell>
          <table:table-cell office:value-type="string" calcext:value-type="string">
            <text:p>Wood/Decoration/Limestone</text:p>
          </table:table-cell>
          <table:table-cell office:value-type="float" office:value="53.8" calcext:value-type="float">
            <text:p>53.8</text:p>
          </table:table-cell>
          <table:table-cell office:value-type="float" office:value="4717.3" calcext:value-type="float">
            <text:p>4717.3</text:p>
          </table:table-cell>
          <table:table-cell office:value-type="float" office:value="62.8" calcext:value-type="float">
            <text:p>62.8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Wool</text:p>
          </table:table-cell>
          <table:table-cell office:value-type="float" office:value="71.1" calcext:value-type="float">
            <text:p>71.1</text:p>
          </table:table-cell>
          <table:table-cell office:value-type="float" office:value="6233.7" calcext:value-type="float">
            <text:p>6233.7</text:p>
          </table:table-cell>
          <table:table-cell office:value-type="float" office:value="596.6" calcext:value-type="float">
            <text:p>596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assage ceiling</text:p>
          </table:table-cell>
          <table:table-cell office:value-type="string" calcext:value-type="string">
            <text:p>Clay bricks/Decoration/Wood</text:p>
          </table:table-cell>
          <table:table-cell office:value-type="float" office:value="18.5" calcext:value-type="float">
            <text:p>18.5</text:p>
          </table:table-cell>
          <table:table-cell office:value-type="float" office:value="1618.9" calcext:value-type="float">
            <text:p>1618.9</text:p>
          </table:table-cell>
          <table:table-cell office:value-type="float" office:value="21.9" calcext:value-type="float">
            <text:p>21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 (under apartments)</text:p>
          </table:table-cell>
          <table:table-cell office:value-type="string" calcext:value-type="string">
            <text:p>Clay bricks/Slag/Wood</text:p>
          </table:table-cell>
          <table:table-cell office:value-type="float" office:value="206.3" calcext:value-type="float">
            <text:p>206.3</text:p>
          </table:table-cell>
          <table:table-cell office:value-type="float" office:value="18091.9" calcext:value-type="float">
            <text:p>18091.9</text:p>
          </table:table-cell>
          <table:table-cell office:value-type="float" office:value="583.8" calcext:value-type="float">
            <text:p>583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27.7" calcext:value-type="float">
            <text:p>27.7</text:p>
          </table:table-cell>
          <table:table-cell office:value-type="float" office:value="2432.7" calcext:value-type="float">
            <text:p>2432.7</text:p>
          </table:table-cell>
          <table:table-cell office:value-type="float" office:value="9.5" calcext:value-type="float">
            <text:p>9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PVC</text:p>
          </table:table-cell>
          <table:table-cell office:value-type="float" office:value="6.7" calcext:value-type="float">
            <text:p>6.7</text:p>
          </table:table-cell>
          <table:table-cell office:value-type="float" office:value="588.4" calcext:value-type="float">
            <text:p>588.4</text:p>
          </table:table-cell>
          <table:table-cell office:value-type="float" office:value="2.9" calcext:value-type="float">
            <text:p>2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windows</text:p>
          </table:table-cell>
          <table:table-cell office:value-type="string" calcext:value-type="string">
            <text:p>PVC (double glazed)</text:p>
          </table:table-cell>
          <table:table-cell office:value-type="float" office:value="81.2" calcext:value-type="float">
            <text:p>81.2</text:p>
          </table:table-cell>
          <table:table-cell office:value-type="float" office:value="7120.2" calcext:value-type="float">
            <text:p>7120.2</text:p>
          </table:table-cell>
          <table:table-cell office:value-type="float" office:value="43.1" calcext:value-type="float">
            <text:p>43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06.5" calcext:value-type="float">
            <text:p>106.5</text:p>
          </table:table-cell>
          <table:table-cell office:value-type="float" office:value="9339.5" calcext:value-type="float">
            <text:p>9339.5</text:p>
          </table:table-cell>
          <table:table-cell office:value-type="float" office:value="39.7" calcext:value-type="float">
            <text:p>39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10.8" calcext:value-type="float">
            <text:p>210.8</text:p>
          </table:table-cell>
          <table:table-cell office:value-type="float" office:value="18487.5" calcext:value-type="float">
            <text:p>18487.5</text:p>
          </table:table-cell>
          <table:table-cell office:value-type="float" office:value="111.8" calcext:value-type="float">
            <text:p>111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08.5" calcext:value-type="float">
            <text:p>208.5</text:p>
          </table:table-cell>
          <table:table-cell office:value-type="float" office:value="18280.8" calcext:value-type="float">
            <text:p>18280.8</text:p>
          </table:table-cell>
          <table:table-cell office:value-type="float" office:value="77.6" calcext:value-type="float">
            <text:p>77.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116:.D1130])" office:value-type="float" office:value="2249.5" calcext:value-type="float">
            <text:p>2249.5</text:p>
          </table:table-cell>
          <table:table-cell table:style-name="ce2" table:formula="of:=SUM([.E1116:.E1130])" office:value-type="float" office:value="197258" calcext:value-type="float">
            <text:p>197258</text:p>
          </table:table-cell>
          <table:table-cell table:style-name="ce2" table:formula="of:=SUM([.F1116:.F1130])" office:value-type="float" office:value="3035.9" calcext:value-type="float">
            <text:p>3035.9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s/Decoration</text:p>
          </table:table-cell>
          <table:table-cell office:value-type="float" office:value="67.6" calcext:value-type="float">
            <text:p>67.6</text:p>
          </table:table-cell>
          <table:table-cell office:value-type="float" office:value="4941" calcext:value-type="float">
            <text:p>4941</text:p>
          </table:table-cell>
          <table:table-cell office:value-type="float" office:value="79.6" calcext:value-type="float">
            <text:p>79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staircase)</text:p>
          </table:table-cell>
          <table:table-cell office:value-type="string" calcext:value-type="string">
            <text:p>Wood/Wool</text:p>
          </table:table-cell>
          <table:table-cell office:value-type="float" office:value="4" calcext:value-type="float">
            <text:p>4</text:p>
          </table:table-cell>
          <table:table-cell office:value-type="float" office:value="291.6" calcext:value-type="float">
            <text:p>291.6</text:p>
          </table:table-cell>
          <table:table-cell office:value-type="float" office:value="49.9" calcext:value-type="float">
            <text:p>49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 (under staircase)</text:p>
          </table:table-cell>
          <table:table-cell office:value-type="string" calcext:value-type="string">
            <text:p>Clay bricks/Slag/Wood</text:p>
          </table:table-cell>
          <table:table-cell office:value-type="float" office:value="21.1" calcext:value-type="float">
            <text:p>21.1</text:p>
          </table:table-cell>
          <table:table-cell office:value-type="float" office:value="1538.9" calcext:value-type="float">
            <text:p>1538.9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doors</text:p>
          </table:table-cell>
          <table:table-cell office:value-type="string" calcext:value-type="string">
            <text:p>Wood</text:p>
          </table:table-cell>
          <table:table-cell office:value-type="float" office:value="16.6" calcext:value-type="float">
            <text:p>16.6</text:p>
          </table:table-cell>
          <table:table-cell office:value-type="float" office:value="1216.1" calcext:value-type="float">
            <text:p>1216.1</text:p>
          </table:table-cell>
          <table:table-cell office:value-type="float" office:value="5.7" calcext:value-type="float">
            <text:p>5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doors</text:p>
          </table:table-cell>
          <table:table-cell office:value-type="string" calcext:value-type="string">
            <text:p>Wood</text:p>
          </table:table-cell>
          <table:table-cell office:value-type="float" office:value="14.1" calcext:value-type="float">
            <text:p>14.1</text:p>
          </table:table-cell>
          <table:table-cell office:value-type="float" office:value="1033.4" calcext:value-type="float">
            <text:p>1033.4</text:p>
          </table:table-cell>
          <table:table-cell office:value-type="float" office:value="4.8" calcext:value-type="float">
            <text:p>4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doors (attic)</text:p>
          </table:table-cell>
          <table:table-cell office:value-type="string" calcext:value-type="string">
            <text:p>Metal</text:p>
          </table:table-cell>
          <table:table-cell office:value-type="float" office:value="6.3" calcext:value-type="float">
            <text:p>6.3</text:p>
          </table:table-cell>
          <table:table-cell office:value-type="float" office:value="459.7" calcext:value-type="float">
            <text:p>459.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7.8" calcext:value-type="float">
            <text:p>7.8</text:p>
          </table:table-cell>
          <table:table-cell office:value-type="float" office:value="571.9" calcext:value-type="float">
            <text:p>571.9</text:p>
          </table:table-cell>
          <table:table-cell office:value-type="float" office:value="2.9" calcext:value-type="float">
            <text:p>2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9.2" calcext:value-type="float">
            <text:p>29.2</text:p>
          </table:table-cell>
          <table:table-cell office:value-type="float" office:value="2135.4" calcext:value-type="float">
            <text:p>2135.4</text:p>
          </table:table-cell>
          <table:table-cell office:value-type="float" office:value="15.5" calcext:value-type="float">
            <text:p>15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133:.D1140])" office:value-type="float" office:value="166.7" calcext:value-type="float">
            <text:p>166.7</text:p>
          </table:table-cell>
          <table:table-cell table:formula="of:=SUM([.E1133:.E1140])" office:value-type="float" office:value="12188" calcext:value-type="float">
            <text:p>12188</text:p>
          </table:table-cell>
          <table:table-cell table:formula="of:=SUM([.F1133:.F1140])" office:value-type="float" office:value="223.1" calcext:value-type="float">
            <text:p>223.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Total: </text:p>
          </table:table-cell>
          <table:table-cell table:formula="of:=SUM([.E1131];[.E1141])" office:value-type="float" office:value="209446" calcext:value-type="float">
            <text:p>209446</text:p>
          </table:table-cell>
          <table:table-cell table:formula="of:=SUM([.F1131];[.F1141])" office:value-type="float" office:value="3259" calcext:value-type="float">
            <text:p>3259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2821.2" calcext:value-type="float">
            <text:p>2821.2</text:p>
          </table:table-cell>
          <table:table-cell office:value-type="float" office:value="261151" calcext:value-type="float">
            <text:p>261151</text:p>
          </table:table-cell>
          <table:table-cell office:value-type="float" office:value="2948.6" calcext:value-type="float">
            <text:p>2948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978.8" calcext:value-type="float">
            <text:p>978.8</text:p>
          </table:table-cell>
          <table:table-cell office:value-type="float" office:value="90604.8" calcext:value-type="float">
            <text:p>90604.8</text:p>
          </table:table-cell>
          <table:table-cell office:value-type="float" office:value="846.2" calcext:value-type="float">
            <text:p>846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faca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07.4" calcext:value-type="float">
            <text:p>107.4</text:p>
          </table:table-cell>
          <table:table-cell office:value-type="float" office:value="9946.1" calcext:value-type="float">
            <text:p>9946.1</text:p>
          </table:table-cell>
          <table:table-cell office:value-type="float" office:value="186.4" calcext:value-type="float">
            <text:p>186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assage wall (apartments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00.9" calcext:value-type="float">
            <text:p>100.9</text:p>
          </table:table-cell>
          <table:table-cell office:value-type="float" office:value="9340.3" calcext:value-type="float">
            <text:p>9340.3</text:p>
          </table:table-cell>
          <table:table-cell office:value-type="float" office:value="104.8" calcext:value-type="float">
            <text:p>104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apartments)</text:p>
          </table:table-cell>
          <table:table-cell office:value-type="string" calcext:value-type="string">
            <text:p>Hollow-core reinforced concrete/Slag/Wood</text:p>
          </table:table-cell>
          <table:table-cell office:value-type="float" office:value="1635.8" calcext:value-type="float">
            <text:p>1635.8</text:p>
          </table:table-cell>
          <table:table-cell office:value-type="float" office:value="151425.4" calcext:value-type="float">
            <text:p>151425.4</text:p>
          </table:table-cell>
          <table:table-cell office:value-type="float" office:value="1960" calcext:value-type="float">
            <text:p>196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apartments)</text:p>
          </table:table-cell>
          <table:table-cell office:value-type="string" calcext:value-type="string">
            <text:p>Hollow-core reinforced concrete/Wood (insulation)</text:p>
          </table:table-cell>
          <table:table-cell office:value-type="float" office:value="842.3" calcext:value-type="float">
            <text:p>842.3</text:p>
          </table:table-cell>
          <table:table-cell office:value-type="float" office:value="77966.9" calcext:value-type="float">
            <text:p>77966.9</text:p>
          </table:table-cell>
          <table:table-cell office:value-type="float" office:value="1640.1" calcext:value-type="float">
            <text:p>1640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539" calcext:value-type="float">
            <text:p>1539</text:p>
          </table:table-cell>
          <table:table-cell office:value-type="float" office:value="142458.5" calcext:value-type="float">
            <text:p>142458.5</text:p>
          </table:table-cell>
          <table:table-cell office:value-type="float" office:value="814.8" calcext:value-type="float">
            <text:p>814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19" calcext:value-type="float">
            <text:p>319</text:p>
          </table:table-cell>
          <table:table-cell office:value-type="float" office:value="29531" calcext:value-type="float">
            <text:p>29531</text:p>
          </table:table-cell>
          <table:table-cell office:value-type="float" office:value="118.7" calcext:value-type="float">
            <text:p>118.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147:.D1154])" office:value-type="float" office:value="8344.4" calcext:value-type="float">
            <text:p>8344.4</text:p>
          </table:table-cell>
          <table:table-cell table:style-name="ce2" table:formula="of:=SUM([.E1147:.E1154])" office:value-type="float" office:value="772424" calcext:value-type="float">
            <text:p>772424</text:p>
          </table:table-cell>
          <table:table-cell table:style-name="ce2" table:formula="of:=SUM([.F1147:.F1153])" office:value-type="float" office:value="8500.9" calcext:value-type="float">
            <text:p>8500.9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576.2" calcext:value-type="float">
            <text:p>576.2</text:p>
          </table:table-cell>
          <table:table-cell office:value-type="float" office:value="44915.9" calcext:value-type="float">
            <text:p>44915.9</text:p>
          </table:table-cell>
          <table:table-cell office:value-type="float" office:value="591.3" calcext:value-type="float">
            <text:p>591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cover (over staircase)</text:p>
          </table:table-cell>
          <table:table-cell office:value-type="string" calcext:value-type="string">
            <text:p>Hollow-core reinforced concrete/Slag/Wood</text:p>
          </table:table-cell>
          <table:table-cell office:value-type="float" office:value="128.3" calcext:value-type="float">
            <text:p>128.3</text:p>
          </table:table-cell>
          <table:table-cell office:value-type="float" office:value="9999.7" calcext:value-type="float">
            <text:p>9999.7</text:p>
          </table:table-cell>
          <table:table-cell office:value-type="float" office:value="158.8" calcext:value-type="float">
            <text:p>158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Wood (insulation)</text:p>
          </table:table-cell>
          <table:table-cell office:value-type="float" office:value="146.7" calcext:value-type="float">
            <text:p>146.7</text:p>
          </table:table-cell>
          <table:table-cell office:value-type="float" office:value="11438.3" calcext:value-type="float">
            <text:p>11438.3</text:p>
          </table:table-cell>
          <table:table-cell office:value-type="float" office:value="299.5" calcext:value-type="float">
            <text:p>299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258.2" calcext:value-type="float">
            <text:p>258.2</text:p>
          </table:table-cell>
          <table:table-cell office:value-type="float" office:value="20124.9" calcext:value-type="float">
            <text:p>20124.9</text:p>
          </table:table-cell>
          <table:table-cell office:value-type="float" office:value="65.7" calcext:value-type="float">
            <text:p>65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PVC (double glazed)</text:p>
          </table:table-cell>
          <table:table-cell office:value-type="float" office:value="8" calcext:value-type="float">
            <text:p>8</text:p>
          </table:table-cell>
          <table:table-cell office:value-type="float" office:value="626.7" calcext:value-type="float">
            <text:p>626.7</text:p>
          </table:table-cell>
          <table:table-cell office:value-type="float" office:value="3.2" calcext:value-type="float">
            <text:p>3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5.3" calcext:value-type="float">
            <text:p>15.3</text:p>
          </table:table-cell>
          <table:table-cell office:value-type="float" office:value="1189.6" calcext:value-type="float">
            <text:p>1189.6</text:p>
          </table:table-cell>
          <table:table-cell office:value-type="float" office:value="5.7" calcext:value-type="float">
            <text:p>5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16.4" calcext:value-type="float">
            <text:p>216.4</text:p>
          </table:table-cell>
          <table:table-cell office:value-type="float" office:value="16869.2" calcext:value-type="float">
            <text:p>16869.2</text:p>
          </table:table-cell>
          <table:table-cell office:value-type="float" office:value="114.6" calcext:value-type="float">
            <text:p>114.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157:.D1163])" office:value-type="float" office:value="1349.1" calcext:value-type="float">
            <text:p>1349.1</text:p>
          </table:table-cell>
          <table:table-cell table:formula="of:=SUM([.E1157:.E1163])" office:value-type="float" office:value="105164.3" calcext:value-type="float">
            <text:p>105164.3</text:p>
          </table:table-cell>
          <table:table-cell table:formula="of:=SUM([.F1157:.F1163])" office:value-type="float" office:value="1238.8" calcext:value-type="float">
            <text:p>1238.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155];[.E1164])" office:value-type="float" office:value="877588.3" calcext:value-type="float">
            <text:p>877588.3</text:p>
          </table:table-cell>
          <table:table-cell table:formula="of:=SUM([.F1155];[.F1164])" office:value-type="float" office:value="9739.7" calcext:value-type="float">
            <text:p>9739.7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766.3" calcext:value-type="float">
            <text:p>1766.3</text:p>
          </table:table-cell>
          <table:table-cell office:value-type="float" office:value="163499.5" calcext:value-type="float">
            <text:p>163499.5</text:p>
          </table:table-cell>
          <table:table-cell office:value-type="float" office:value="1583" calcext:value-type="float">
            <text:p>158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hop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26.7" calcext:value-type="float">
            <text:p>26.7</text:p>
          </table:table-cell>
          <table:table-cell office:value-type="float" office:value="2471.4" calcext:value-type="float">
            <text:p>2471.4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apartments)</text:p>
          </table:table-cell>
          <table:table-cell office:value-type="string" calcext:value-type="string">
            <text:p>Hollow-core reinforced concrete/Slag/Wood</text:p>
          </table:table-cell>
          <table:table-cell office:value-type="float" office:value="309.9" calcext:value-type="float">
            <text:p>309.9</text:p>
          </table:table-cell>
          <table:table-cell office:value-type="float" office:value="28685.2" calcext:value-type="float">
            <text:p>28685.2</text:p>
          </table:table-cell>
          <table:table-cell office:value-type="float" office:value="592" calcext:value-type="float">
            <text:p>59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apartments)</text:p>
          </table:table-cell>
          <table:table-cell office:value-type="string" calcext:value-type="string">
            <text:p>Hollow-core reinforced concrete/Concrete</text:p>
          </table:table-cell>
          <table:table-cell office:value-type="float" office:value="332.9" calcext:value-type="float">
            <text:p>332.9</text:p>
          </table:table-cell>
          <table:table-cell office:value-type="float" office:value="30818.9" calcext:value-type="float">
            <text:p>30818.9</text:p>
          </table:table-cell>
          <table:table-cell office:value-type="float" office:value="601.4" calcext:value-type="float">
            <text:p>601.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 (shop)</text:p>
          </table:table-cell>
          <table:table-cell office:value-type="string" calcext:value-type="string">
            <text:p>Metal</text:p>
          </table:table-cell>
          <table:table-cell office:value-type="float" office:value="14.9" calcext:value-type="float">
            <text:p>14.9</text:p>
          </table:table-cell>
          <table:table-cell office:value-type="float" office:value="1381.1" calcext:value-type="float">
            <text:p>1381.1</text:p>
          </table:table-cell>
          <table:table-cell office:value-type="float" office:value="5.4" calcext:value-type="float">
            <text:p>5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 (shop)</text:p>
          </table:table-cell>
          <table:table-cell office:value-type="string" calcext:value-type="string">
            <text:p>PVC (double glazed)</text:p>
          </table:table-cell>
          <table:table-cell office:value-type="float" office:value="15.6" calcext:value-type="float">
            <text:p>15.6</text:p>
          </table:table-cell>
          <table:table-cell office:value-type="float" office:value="1441.3" calcext:value-type="float">
            <text:p>1441.3</text:p>
          </table:table-cell>
          <table:table-cell office:value-type="float" office:value="6.7" calcext:value-type="float">
            <text:p>6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shop windows</text:p>
          </table:table-cell>
          <table:table-cell office:value-type="string" calcext:value-type="string">
            <text:p>PVC (double glazed)</text:p>
          </table:table-cell>
          <table:table-cell office:value-type="float" office:value="76.6" calcext:value-type="float">
            <text:p>76.6</text:p>
          </table:table-cell>
          <table:table-cell office:value-type="float" office:value="7088.2" calcext:value-type="float">
            <text:p>7088.2</text:p>
          </table:table-cell>
          <table:table-cell office:value-type="float" office:value="41.3" calcext:value-type="float">
            <text:p>41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84.6" calcext:value-type="float">
            <text:p>484.6</text:p>
          </table:table-cell>
          <table:table-cell office:value-type="float" office:value="44862.3" calcext:value-type="float">
            <text:p>44862.3</text:p>
          </table:table-cell>
          <table:table-cell office:value-type="float" office:value="261.2" calcext:value-type="float">
            <text:p>261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72.6" calcext:value-type="float">
            <text:p>172.6</text:p>
          </table:table-cell>
          <table:table-cell office:value-type="float" office:value="15974.7" calcext:value-type="float">
            <text:p>15974.7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170:.D1178])" office:value-type="float" office:value="3200.1" calcext:value-type="float">
            <text:p>3200.1</text:p>
          </table:table-cell>
          <table:table-cell table:style-name="ce2" table:formula="of:=SUM([.E1170:.E1178])" office:value-type="float" office:value="296222.6" calcext:value-type="float">
            <text:p>296222.6</text:p>
          </table:table-cell>
          <table:table-cell table:style-name="ce2" table:formula="of:=SUM([.F1170:.F1178])" office:value-type="float" office:value="3184" calcext:value-type="float">
            <text:p>318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19.7" calcext:value-type="float">
            <text:p>119.7</text:p>
          </table:table-cell>
          <table:table-cell office:value-type="float" office:value="9333.2" calcext:value-type="float">
            <text:p>9333.2</text:p>
          </table:table-cell>
          <table:table-cell office:value-type="float" office:value="105.8" calcext:value-type="float">
            <text:p>105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 (over staircase)</text:p>
          </table:table-cell>
          <table:table-cell office:value-type="string" calcext:value-type="string">
            <text:p>Hollow-core reinforced concrete/Concrete/Slag</text:p>
          </table:table-cell>
          <table:table-cell office:value-type="float" office:value="23.7" calcext:value-type="float">
            <text:p>23.7</text:p>
          </table:table-cell>
          <table:table-cell office:value-type="float" office:value="1843.7" calcext:value-type="float">
            <text:p>1843.7</text:p>
          </table:table-cell>
          <table:table-cell office:value-type="float" office:value="45.3" calcext:value-type="float">
            <text:p>45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Slag/Wood</text:p>
          </table:table-cell>
          <table:table-cell office:value-type="float" office:value="27.3" calcext:value-type="float">
            <text:p>27.3</text:p>
          </table:table-cell>
          <table:table-cell office:value-type="float" office:value="2128.3" calcext:value-type="float">
            <text:p>2128.3</text:p>
          </table:table-cell>
          <table:table-cell office:value-type="float" office:value="54.7" calcext:value-type="float">
            <text:p>54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doors</text:p>
          </table:table-cell>
          <table:table-cell office:value-type="string" calcext:value-type="string">
            <text:p>Metal</text:p>
          </table:table-cell>
          <table:table-cell office:value-type="float" office:value="24.2" calcext:value-type="float">
            <text:p>24.2</text:p>
          </table:table-cell>
          <table:table-cell office:value-type="float" office:value="1887.2" calcext:value-type="float">
            <text:p>1887.2</text:p>
          </table:table-cell>
          <table:table-cell office:value-type="float" office:value="8.5" calcext:value-type="float">
            <text:p>8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69.9" calcext:value-type="float">
            <text:p>69.9</text:p>
          </table:table-cell>
          <table:table-cell office:value-type="float" office:value="5445.3" calcext:value-type="float">
            <text:p>5445.3</text:p>
          </table:table-cell>
          <table:table-cell office:value-type="float" office:value="26.3" calcext:value-type="float">
            <text:p>26.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181:.D1185])" office:value-type="float" office:value="264.8" calcext:value-type="float">
            <text:p>264.8</text:p>
          </table:table-cell>
          <table:table-cell table:formula="of:=SUM([.E1181:.E1185])" office:value-type="float" office:value="20637.7" calcext:value-type="float">
            <text:p>20637.7</text:p>
          </table:table-cell>
          <table:table-cell table:formula="of:=SUM([.F1181:.F1185])" office:value-type="float" office:value="240.6" calcext:value-type="float">
            <text:p>240.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179];[.E1186])" office:value-type="float" office:value="316860.3" calcext:value-type="float">
            <text:p>316860.3</text:p>
          </table:table-cell>
          <table:table-cell table:formula="of:=SUM([.F1179];[.F1186])" office:value-type="float" office:value="3424.6" calcext:value-type="float">
            <text:p>3424.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/Decoration (perforated)</text:p>
          </table:table-cell>
          <table:table-cell office:value-type="float" office:value="1040.6" calcext:value-type="float">
            <text:p>1040.6</text:p>
          </table:table-cell>
          <table:table-cell office:value-type="float" office:value="91255" calcext:value-type="float">
            <text:p>91255</text:p>
          </table:table-cell>
          <table:table-cell office:value-type="float" office:value="979" calcext:value-type="float">
            <text:p>97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/Decoration (perforated)</text:p>
          </table:table-cell>
          <table:table-cell office:value-type="float" office:value="146.5" calcext:value-type="float">
            <text:p>146.5</text:p>
          </table:table-cell>
          <table:table-cell office:value-type="float" office:value="12849" calcext:value-type="float">
            <text:p>12849</text:p>
          </table:table-cell>
          <table:table-cell office:value-type="float" office:value="126" calcext:value-type="float">
            <text:p>12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/Decoration</text:p>
          </table:table-cell>
          <table:table-cell office:value-type="float" office:value="716" calcext:value-type="float">
            <text:p>716</text:p>
          </table:table-cell>
          <table:table-cell office:value-type="float" office:value="62792" calcext:value-type="float">
            <text:p>62792</text:p>
          </table:table-cell>
          <table:table-cell office:value-type="float" office:value="497" calcext:value-type="float">
            <text:p>49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 (insulation)</text:p>
          </table:table-cell>
          <table:table-cell office:value-type="float" office:value="271" calcext:value-type="float">
            <text:p>271</text:p>
          </table:table-cell>
          <table:table-cell office:value-type="float" office:value="23762" calcext:value-type="float">
            <text:p>23762</text:p>
          </table:table-cell>
          <table:table-cell office:value-type="float" office:value="253" calcext:value-type="float">
            <text:p>25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/Decoration/Steel (perforated) (insulation)</text:p>
          </table:table-cell>
          <table:table-cell office:value-type="float" office:value="6.9" calcext:value-type="float">
            <text:p>6.9</text:p>
          </table:table-cell>
          <table:table-cell office:value-type="float" office:value="601" calcext:value-type="float">
            <text:p>601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/first floor wall</text:p>
          </table:table-cell>
          <table:table-cell office:value-type="string" calcext:value-type="string">
            <text:p>Ceramic brick wall/Decoration (perforated)</text:p>
          </table:table-cell>
          <table:table-cell office:value-type="float" office:value="5.9" calcext:value-type="float">
            <text:p>5.9</text:p>
          </table:table-cell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347" calcext:value-type="float">
            <text:p>347</text:p>
          </table:table-cell>
          <table:table-cell office:value-type="float" office:value="16907" calcext:value-type="float">
            <text:p>16907</text:p>
          </table:table-cell>
          <table:table-cell office:value-type="float" office:value="253" calcext:value-type="float">
            <text:p>25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overing (12th floor)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419.8" calcext:value-type="float">
            <text:p>419.8</text:p>
          </table:table-cell>
          <table:table-cell office:value-type="float" office:value="36811" calcext:value-type="float">
            <text:p>36811</text:p>
          </table:table-cell>
          <table:table-cell office:value-type="float" office:value="306" calcext:value-type="float">
            <text:p>30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overing (2nd floor)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11.3" calcext:value-type="float">
            <text:p>11.3</text:p>
          </table:table-cell>
          <table:table-cell office:value-type="float" office:value="988" calcext:value-type="float">
            <text:p>988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</text:p>
          </table:table-cell>
          <table:table-cell office:value-type="float" office:value="877.6" calcext:value-type="float">
            <text:p>877.6</text:p>
          </table:table-cell>
          <table:table-cell office:value-type="float" office:value="76962" calcext:value-type="float">
            <text:p>76962</text:p>
          </table:table-cell>
          <table:table-cell office:value-type="float" office:value="442" calcext:value-type="float">
            <text:p>44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590" calcext:value-type="float">
            <text:p>590</text:p>
          </table:table-cell>
          <table:table-cell office:value-type="float" office:value="51741" calcext:value-type="float">
            <text:p>51741</text:p>
          </table:table-cell>
          <table:table-cell office:value-type="float" office:value="167" calcext:value-type="float">
            <text:p>16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192:.D1202])" office:value-type="float" office:value="4432.6" calcext:value-type="float">
            <text:p>4432.6</text:p>
          </table:table-cell>
          <table:table-cell table:style-name="ce2" table:formula="of:=SUM([.E1192:.E1202])" office:value-type="float" office:value="374954" calcext:value-type="float">
            <text:p>374954</text:p>
          </table:table-cell>
          <table:table-cell table:style-name="ce2" table:formula="of:=SUM([.F1192:.F1202])" office:value-type="float" office:value="3050" calcext:value-type="float">
            <text:p>305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/Decoration (perforated)</text:p>
          </table:table-cell>
          <table:table-cell office:value-type="float" office:value="43.8" calcext:value-type="float">
            <text:p>43.8</text:p>
          </table:table-cell>
          <table:table-cell office:value-type="float" office:value="2561" calcext:value-type="float">
            <text:p>2561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/Decoration (perforated)</text:p>
          </table:table-cell>
          <table:table-cell office:value-type="float" office:value="27.3" calcext:value-type="float">
            <text:p>27.3</text:p>
          </table:table-cell>
          <table:table-cell office:value-type="float" office:value="1596" calcext:value-type="float">
            <text:p>1596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Glass blocks</text:p>
          </table:table-cell>
          <table:table-cell office:value-type="float" office:value="32.4" calcext:value-type="float">
            <text:p>32.4</text:p>
          </table:table-cell>
          <table:table-cell office:value-type="float" office:value="1894" calcext:value-type="float">
            <text:p>189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</text:p>
          </table:table-cell>
          <table:table-cell office:value-type="float" office:value="35.5" calcext:value-type="float">
            <text:p>35.5</text:p>
          </table:table-cell>
          <table:table-cell office:value-type="float" office:value="2073" calcext:value-type="float">
            <text:p>2073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 (perforated)</text:p>
          </table:table-cell>
          <table:table-cell office:value-type="float" office:value="63.4" calcext:value-type="float">
            <text:p>63.4</text:p>
          </table:table-cell>
          <table:table-cell office:value-type="float" office:value="3707" calcext:value-type="float">
            <text:p>3707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 (perforated)</text:p>
          </table:table-cell>
          <table:table-cell office:value-type="float" office:value="111.2" calcext:value-type="float">
            <text:p>111.2</text:p>
          </table:table-cell>
          <table:table-cell office:value-type="float" office:value="6499" calcext:value-type="float">
            <text:p>6499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46.9" calcext:value-type="float">
            <text:p>46.9</text:p>
          </table:table-cell>
          <table:table-cell office:value-type="float" office:value="914" calcext:value-type="float">
            <text:p>914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einforced concrete</text:p>
          </table:table-cell>
          <table:table-cell office:value-type="float" office:value="35.3" calcext:value-type="float">
            <text:p>35.3</text:p>
          </table:table-cell>
          <table:table-cell office:value-type="float" office:value="1376" calcext:value-type="float">
            <text:p>1376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covering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86" calcext:value-type="float">
            <text:p>86</text:p>
          </table:table-cell>
          <table:table-cell office:value-type="float" office:value="5030" calcext:value-type="float">
            <text:p>5030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10.1" calcext:value-type="float">
            <text:p>10.1</text:p>
          </table:table-cell>
          <table:table-cell office:value-type="float" office:value="590" calcext:value-type="float">
            <text:p>59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00.3" calcext:value-type="float">
            <text:p>100.3</text:p>
          </table:table-cell>
          <table:table-cell office:value-type="float" office:value="5864" calcext:value-type="float">
            <text:p>5864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Metal</text:p>
          </table:table-cell>
          <table:table-cell office:value-type="float" office:value="6.8" calcext:value-type="float">
            <text:p>6.8</text:p>
          </table:table-cell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Wood</text:p>
          </table:table-cell>
          <table:table-cell office:value-type="float" office:value="18.4" calcext:value-type="float">
            <text:p>18.4</text:p>
          </table:table-cell>
          <table:table-cell office:value-type="float" office:value="1076" calcext:value-type="float">
            <text:p>107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 (basement)</text:p>
          </table:table-cell>
          <table:table-cell office:value-type="string" calcext:value-type="string">
            <text:p>Wood</text:p>
          </table:table-cell>
          <table:table-cell office:value-type="float" office:value="9.2" calcext:value-type="float">
            <text:p>9.2</text:p>
          </table:table-cell>
          <table:table-cell office:value-type="float" office:value="179" calcext:value-type="float">
            <text:p>179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s (staircase)</text:p>
          </table:table-cell>
          <table:table-cell office:value-type="string" calcext:value-type="string">
            <text:p>Wood</text:p>
          </table:table-cell>
          <table:table-cell office:value-type="float" office:value="229.7" calcext:value-type="float">
            <text:p>229.7</text:p>
          </table:table-cell>
          <table:table-cell office:value-type="float" office:value="13429" calcext:value-type="float">
            <text:p>13429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205:.D1219])" office:value-type="float" office:value="856.3" calcext:value-type="float">
            <text:p>856.3</text:p>
          </table:table-cell>
          <table:table-cell table:formula="of:=SUM([.E1205:.E1219])" office:value-type="float" office:value="47186" calcext:value-type="float">
            <text:p>47186</text:p>
          </table:table-cell>
          <table:table-cell table:formula="of:=SUM([.F1205:.F1219])" office:value-type="float" office:value="374.5" calcext:value-type="float">
            <text:p>374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203];[.E1220])" office:value-type="float" office:value="422140" calcext:value-type="float">
            <text:p>422140</text:p>
          </table:table-cell>
          <table:table-cell table:formula="of:=SUM([.F1203];[.F1220])" office:value-type="float" office:value="3424.5" calcext:value-type="float">
            <text:p>3424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032.9" calcext:value-type="float">
            <text:p>1032.9</text:p>
          </table:table-cell>
          <table:table-cell office:value-type="float" office:value="90577" calcext:value-type="float">
            <text:p>90577</text:p>
          </table:table-cell>
          <table:table-cell office:value-type="float" office:value="803.4" calcext:value-type="float">
            <text:p>803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29.7" calcext:value-type="float">
            <text:p>29.7</text:p>
          </table:table-cell>
          <table:table-cell office:value-type="float" office:value="1735" calcext:value-type="float">
            <text:p>1735</text:p>
          </table:table-cell>
          <table:table-cell office:value-type="float" office:value="17.5" calcext:value-type="float">
            <text:p>17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796" calcext:value-type="float">
            <text:p>796</text:p>
          </table:table-cell>
          <table:table-cell office:value-type="float" office:value="69803" calcext:value-type="float">
            <text:p>69803</text:p>
          </table:table-cell>
          <table:table-cell table:style-name="ce13" office:value-type="float" office:value="607.81" calcext:value-type="float">
            <text:p>607.8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723.6" calcext:value-type="float">
            <text:p>723.6</text:p>
          </table:table-cell>
          <table:table-cell office:value-type="float" office:value="42304" calcext:value-type="float">
            <text:p>42304</text:p>
          </table:table-cell>
          <table:table-cell table:style-name="ce13" office:value-type="float" office:value="636.24" calcext:value-type="float">
            <text:p>636.2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478.9" calcext:value-type="float">
            <text:p>478.9</text:p>
          </table:table-cell>
          <table:table-cell office:value-type="float" office:value="41998" calcext:value-type="float">
            <text:p>41998</text:p>
          </table:table-cell>
          <table:table-cell table:style-name="ce13" office:value-type="float" office:value="253.3" calcext:value-type="float">
            <text:p>253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84.7" calcext:value-type="float">
            <text:p>184.7</text:p>
          </table:table-cell>
          <table:table-cell office:value-type="float" office:value="16201" calcext:value-type="float">
            <text:p>16201</text:p>
          </table:table-cell>
          <table:table-cell table:style-name="ce13" office:value-type="float" office:value="53.4" calcext:value-type="float">
            <text:p>53.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226:.D1231])" office:value-type="float" office:value="3245.8" calcext:value-type="float">
            <text:p>3245.8</text:p>
          </table:table-cell>
          <table:table-cell table:style-name="ce2" table:formula="of:=SUM([.E1226:.E1231])" office:value-type="float" office:value="262618" calcext:value-type="float">
            <text:p>262618</text:p>
          </table:table-cell>
          <table:table-cell table:style-name="ce2" table:formula="of:=SUM([.F1226:.F1231])" office:value-type="float" office:value="2371.65" calcext:value-type="float">
            <text:p>2371.6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39.6" calcext:value-type="float">
            <text:p>39.6</text:p>
          </table:table-cell>
          <table:table-cell office:value-type="float" office:value="2317" calcext:value-type="float">
            <text:p>2317</text:p>
          </table:table-cell>
          <table:table-cell table:style-name="ce13" office:value-type="float" office:value="29.2" calcext:value-type="float">
            <text:p>29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54.6" calcext:value-type="float">
            <text:p>54.6</text:p>
          </table:table-cell>
          <table:table-cell office:value-type="float" office:value="3195" calcext:value-type="float">
            <text:p>3195</text:p>
          </table:table-cell>
          <table:table-cell table:style-name="ce13" office:value-type="float" office:value="42.24" calcext:value-type="float">
            <text:p>42.2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58.6" calcext:value-type="float">
            <text:p>58.6</text:p>
          </table:table-cell>
          <table:table-cell office:value-type="float" office:value="3428" calcext:value-type="float">
            <text:p>3428</text:p>
          </table:table-cell>
          <table:table-cell table:style-name="ce13" office:value-type="float" office:value="16.8" calcext:value-type="float">
            <text:p>16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Metal</text:p>
          </table:table-cell>
          <table:table-cell office:value-type="float" office:value="47.2" calcext:value-type="float">
            <text:p>47.2</text:p>
          </table:table-cell>
          <table:table-cell office:value-type="float" office:value="2760" calcext:value-type="float">
            <text:p>2760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Wood</text:p>
          </table:table-cell>
          <table:table-cell office:value-type="float" office:value="15.4" calcext:value-type="float">
            <text:p>15.4</text:p>
          </table:table-cell>
          <table:table-cell office:value-type="float" office:value="903" calcext:value-type="float">
            <text:p>903</text:p>
          </table:table-cell>
          <table:table-cell table:style-name="ce13" office:value-type="float" office:value="3.2" calcext:value-type="float">
            <text:p>3.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234:.D1238])" office:value-type="float" office:value="215.4" calcext:value-type="float">
            <text:p>215.4</text:p>
          </table:table-cell>
          <table:table-cell table:formula="of:=SUM([.E1234:.E1238])" office:value-type="float" office:value="12603" calcext:value-type="float">
            <text:p>12603</text:p>
          </table:table-cell>
          <table:table-cell table:formula="of:=SUM([.F1234:.F1238])" office:value-type="float" office:value="111.44" calcext:value-type="float">
            <text:p>111.4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232];[.E1239])" office:value-type="float" office:value="275221" calcext:value-type="float">
            <text:p>275221</text:p>
          </table:table-cell>
          <table:table-cell table:formula="of:=SUM([.F1232];[.F1239])" office:value-type="float" office:value="2483.09" calcext:value-type="float">
            <text:p>2483.09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5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337.7" calcext:value-type="float">
            <text:p>337.7</text:p>
          </table:table-cell>
          <table:table-cell office:value-type="float" office:value="29612" calcext:value-type="float">
            <text:p>29612</text:p>
          </table:table-cell>
          <table:table-cell table:style-name="ce13" office:value-type="float" office:value="262.5" calcext:value-type="float">
            <text:p>262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7.2" calcext:value-type="float">
            <text:p>7.2</text:p>
          </table:table-cell>
          <table:table-cell office:value-type="float" office:value="351" calcext:value-type="float">
            <text:p>351</text:p>
          </table:table-cell>
          <table:table-cell table:style-name="ce13" office:value-type="float" office:value="4.2" calcext:value-type="float">
            <text:p>4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Wood/Slag</text:p>
          </table:table-cell>
          <table:table-cell office:value-type="float" office:value="134.7" calcext:value-type="float">
            <text:p>134.7</text:p>
          </table:table-cell>
          <table:table-cell office:value-type="float" office:value="11812" calcext:value-type="float">
            <text:p>11812</text:p>
          </table:table-cell>
          <table:table-cell table:style-name="ce13" office:value-type="float" office:value="181.51" calcext:value-type="float">
            <text:p>181.5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Reinforced concrete/Expanded clay</text:p>
          </table:table-cell>
          <table:table-cell office:value-type="float" office:value="106.2" calcext:value-type="float">
            <text:p>106.2</text:p>
          </table:table-cell>
          <table:table-cell office:value-type="float" office:value="5175" calcext:value-type="float">
            <text:p>5175</text:p>
          </table:table-cell>
          <table:table-cell table:style-name="ce13" office:value-type="float" office:value="91.27" calcext:value-type="float">
            <text:p>91.27</text:p>
          </table:table-cell>
          <table:table-cell table:number-columns-repeated="1018"/>
        </table:table-row>
        <table:table-row table:style-name="ro5">
          <table:table-cell/>
          <table:table-cell table:number-columns-repeated="2" office:value-type="string" calcext:value-type="string">
            <text:p>Floor on ground</text:p>
          </table:table-cell>
          <table:table-cell office:value-type="float" office:value="62.5" calcext:value-type="float">
            <text:p>62.5</text:p>
          </table:table-cell>
          <table:table-cell office:value-type="float" office:value="4262" calcext:value-type="float">
            <text:p>4262</text:p>
          </table:table-cell>
          <table:table-cell table:style-name="ce13" office:value-type="float" office:value="91.76" calcext:value-type="float">
            <text:p>91.7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 </text:p>
          </table:table-cell>
          <table:table-cell office:value-type="float" office:value="73.4" calcext:value-type="float">
            <text:p>73.4</text:p>
          </table:table-cell>
          <table:table-cell office:value-type="float" office:value="6436" calcext:value-type="float">
            <text:p>6436</text:p>
          </table:table-cell>
          <table:table-cell table:style-name="ce13" office:value-type="float" office:value="38.4" calcext:value-type="float">
            <text:p>38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92.3" calcext:value-type="float">
            <text:p>92.3</text:p>
          </table:table-cell>
          <table:table-cell office:value-type="float" office:value="8090" calcext:value-type="float">
            <text:p>8090</text:p>
          </table:table-cell>
          <table:table-cell table:style-name="ce13" office:value-type="float" office:value="29.9" calcext:value-type="float">
            <text:p>29.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245:.D1251])" office:value-type="float" office:value="814" calcext:value-type="float">
            <text:p>814</text:p>
          </table:table-cell>
          <table:table-cell table:style-name="ce2" table:formula="of:=SUM([.E1245:.E1251])" office:value-type="float" office:value="65738" calcext:value-type="float">
            <text:p>65738</text:p>
          </table:table-cell>
          <table:table-cell table:style-name="ce2" table:formula="of:=SUM([.F1245:.F1251])" office:value-type="float" office:value="699.54" calcext:value-type="float">
            <text:p>699.54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9" calcext:value-type="float">
            <text:p>9</text:p>
          </table:table-cell>
          <table:table-cell office:value-type="float" office:value="528" calcext:value-type="float">
            <text:p>528</text:p>
          </table:table-cell>
          <table:table-cell table:style-name="ce13" office:value-type="float" office:value="6.4" calcext:value-type="float">
            <text:p>6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Wood/Slag</text:p>
          </table:table-cell>
          <table:table-cell office:value-type="float" office:value="6.8" calcext:value-type="float">
            <text:p>6.8</text:p>
          </table:table-cell>
          <table:table-cell office:value-type="float" office:value="398" calcext:value-type="float">
            <text:p>398</text:p>
          </table:table-cell>
          <table:table-cell table:style-name="ce13" office:value-type="float" office:value="9.52" calcext:value-type="float">
            <text:p>9.5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7.7" calcext:value-type="float">
            <text:p>7.7</text:p>
          </table:table-cell>
          <table:table-cell office:value-type="float" office:value="448" calcext:value-type="float">
            <text:p>448</text:p>
          </table:table-cell>
          <table:table-cell table:style-name="ce13" office:value-type="float" office:value="2.4" calcext:value-type="float">
            <text:p>2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Wood</text:p>
          </table:table-cell>
          <table:table-cell office:value-type="float" office:value="10.2" calcext:value-type="float">
            <text:p>10.2</text:p>
          </table:table-cell>
          <table:table-cell office:value-type="float" office:value="596" calcext:value-type="float">
            <text:p>596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Wood</text:p>
          </table:table-cell>
          <table:table-cell office:value-type="float" office:value="3.9" calcext:value-type="float">
            <text:p>3.9</text:p>
          </table:table-cell>
          <table:table-cell office:value-type="float" office:value="226" calcext:value-type="float">
            <text:p>226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254:.D1258])" office:value-type="float" office:value="37.6" calcext:value-type="float">
            <text:p>37.6</text:p>
          </table:table-cell>
          <table:table-cell table:formula="of:=SUM([.E1254:.E1258])" office:value-type="float" office:value="2196" calcext:value-type="float">
            <text:p>2196</text:p>
          </table:table-cell>
          <table:table-cell table:formula="of:=SUM([.F1254:.F1258])" office:value-type="float" office:value="22.12" calcext:value-type="float">
            <text:p>22.12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252];[.E1259])" office:value-type="float" office:value="67934" calcext:value-type="float">
            <text:p>67934</text:p>
          </table:table-cell>
          <table:table-cell table:formula="of:=SUM([.F1252];[.F1259])" office:value-type="float" office:value="721.66" calcext:value-type="float">
            <text:p>721.6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/Reinforced concrete/Decoration</text:p>
          </table:table-cell>
          <table:table-cell office:value-type="float" office:value="5266.4" calcext:value-type="float">
            <text:p>5266.4</text:p>
          </table:table-cell>
          <table:table-cell office:value-type="float" office:value="461840" calcext:value-type="float">
            <text:p>461840</text:p>
          </table:table-cell>
          <table:table-cell table:style-name="ce13" office:value-type="float" office:value="2998.6" calcext:value-type="float">
            <text:p>2998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walls</text:p>
          </table:table-cell>
          <table:table-cell office:value-type="string" calcext:value-type="string">
            <text:p>Reinforced concrete/Decoration</text:p>
          </table:table-cell>
          <table:table-cell office:value-type="float" office:value="40.2" calcext:value-type="float">
            <text:p>40.2</text:p>
          </table:table-cell>
          <table:table-cell office:value-type="float" office:value="3523" calcext:value-type="float">
            <text:p>3523</text:p>
          </table:table-cell>
          <table:table-cell table:style-name="ce13" office:value-type="float" office:value="11.6" calcext:value-type="float">
            <text:p>11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348.4" calcext:value-type="float">
            <text:p>348.4</text:p>
          </table:table-cell>
          <table:table-cell office:value-type="float" office:value="30554" calcext:value-type="float">
            <text:p>30554</text:p>
          </table:table-cell>
          <table:table-cell table:style-name="ce13" office:value-type="float" office:value="352.8" calcext:value-type="float">
            <text:p>352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248.9" calcext:value-type="float">
            <text:p>248.9</text:p>
          </table:table-cell>
          <table:table-cell office:value-type="float" office:value="12126" calcext:value-type="float">
            <text:p>12126</text:p>
          </table:table-cell>
          <table:table-cell table:style-name="ce13" office:value-type="float" office:value="279.4" calcext:value-type="float">
            <text:p>279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(over 8th floor loggias)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51.3" calcext:value-type="float">
            <text:p>51.3</text:p>
          </table:table-cell>
          <table:table-cell office:value-type="float" office:value="4496" calcext:value-type="float">
            <text:p>4496</text:p>
          </table:table-cell>
          <table:table-cell table:style-name="ce13" office:value-type="float" office:value="28.3" calcext:value-type="float">
            <text:p>28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(over 2nd floor loggia, insulated)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53.9" calcext:value-type="float">
            <text:p>53.9</text:p>
          </table:table-cell>
          <table:table-cell office:value-type="float" office:value="4730" calcext:value-type="float">
            <text:p>4730</text:p>
          </table:table-cell>
          <table:table-cell table:style-name="ce13" office:value-type="float" office:value="28.1" calcext:value-type="float">
            <text:p>28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880.3" calcext:value-type="float">
            <text:p>880.3</text:p>
          </table:table-cell>
          <table:table-cell office:value-type="float" office:value="77196" calcext:value-type="float">
            <text:p>77196</text:p>
          </table:table-cell>
          <table:table-cell table:style-name="ce13" office:value-type="float" office:value="465.5" calcext:value-type="float">
            <text:p>465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653" calcext:value-type="float">
            <text:p>653</text:p>
          </table:table-cell>
          <table:table-cell office:value-type="float" office:value="57261" calcext:value-type="float">
            <text:p>57261</text:p>
          </table:table-cell>
          <table:table-cell table:style-name="ce13" office:value-type="float" office:value="214" calcext:value-type="float">
            <text:p>21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Metal/Wood</text:p>
          </table:table-cell>
          <table:table-cell office:value-type="float" office:value="7.4" calcext:value-type="float">
            <text:p>7.4</text:p>
          </table:table-cell>
          <table:table-cell office:value-type="float" office:value="651" calcext:value-type="float">
            <text:p>651</text:p>
          </table:table-cell>
          <table:table-cell table:style-name="ce13" office:value-type="float" office:value="2.1" calcext:value-type="float">
            <text:p>2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PVC </text:p>
          </table:table-cell>
          <table:table-cell office:value-type="float" office:value="26.3" calcext:value-type="float">
            <text:p>26.3</text:p>
          </table:table-cell>
          <table:table-cell office:value-type="float" office:value="2308" calcext:value-type="float">
            <text:p>2308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265:.D1274])" office:value-type="float" office:value="7576.1" calcext:value-type="float">
            <text:p>7576.1</text:p>
          </table:table-cell>
          <table:table-cell table:style-name="ce2" table:formula="of:=SUM([.E1265:.E1274])" office:value-type="float" office:value="654685" calcext:value-type="float">
            <text:p>654685</text:p>
          </table:table-cell>
          <table:table-cell table:style-name="ce2" table:formula="of:=SUM([.F1265:.F1274])" office:value-type="float" office:value="4391.4" calcext:value-type="float">
            <text:p>4391.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Autoclaved aerated concrete/Reinforced concrete/Decoration</text:p>
          </table:table-cell>
          <table:table-cell office:value-type="float" office:value="226.2" calcext:value-type="float">
            <text:p>226.2</text:p>
          </table:table-cell>
          <table:table-cell office:value-type="float" office:value="13223" calcext:value-type="float">
            <text:p>13223</text:p>
          </table:table-cell>
          <table:table-cell table:style-name="ce13" office:value-type="float" office:value="126.4" calcext:value-type="float">
            <text:p>126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walls</text:p>
          </table:table-cell>
          <table:table-cell office:value-type="string" calcext:value-type="string">
            <text:p>Reinforced concrete/Decoration</text:p>
          </table:table-cell>
          <table:table-cell office:value-type="float" office:value="243.4" calcext:value-type="float">
            <text:p>243.4</text:p>
          </table:table-cell>
          <table:table-cell office:value-type="float" office:value="14229" calcext:value-type="float">
            <text:p>14229</text:p>
          </table:table-cell>
          <table:table-cell table:style-name="ce13" office:value-type="float" office:value="70.8" calcext:value-type="float">
            <text:p>70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cover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84.2" calcext:value-type="float">
            <text:p>84.2</text:p>
          </table:table-cell>
          <table:table-cell office:value-type="float" office:value="4924" calcext:value-type="float">
            <text:p>4924</text:p>
          </table:table-cell>
          <table:table-cell table:style-name="ce13" office:value-type="float" office:value="77.1" calcext:value-type="float">
            <text:p>77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114.4" calcext:value-type="float">
            <text:p>114.4</text:p>
          </table:table-cell>
          <table:table-cell office:value-type="float" office:value="2230" calcext:value-type="float">
            <text:p>2230</text:p>
          </table:table-cell>
          <table:table-cell table:style-name="ce13" office:value-type="float" office:value="136.9" calcext:value-type="float">
            <text:p>136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97.7" calcext:value-type="float">
            <text:p>297.7</text:p>
          </table:table-cell>
          <table:table-cell office:value-type="float" office:value="17407" calcext:value-type="float">
            <text:p>17407</text:p>
          </table:table-cell>
          <table:table-cell table:style-name="ce13" office:value-type="float" office:value="99.3" calcext:value-type="float">
            <text:p>99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Metal/Wood</text:p>
          </table:table-cell>
          <table:table-cell office:value-type="float" office:value="368" calcext:value-type="float">
            <text:p>368</text:p>
          </table:table-cell>
          <table:table-cell office:value-type="float" office:value="21512" calcext:value-type="float">
            <text:p>21512</text:p>
          </table:table-cell>
          <table:table-cell table:style-name="ce13" office:value-type="float" office:value="107.7" calcext:value-type="float">
            <text:p>107.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277:.D1282])" office:value-type="float" office:value="1333.9" calcext:value-type="float">
            <text:p>1333.9</text:p>
          </table:table-cell>
          <table:table-cell table:formula="of:=SUM([.E1277:.E1282])" office:value-type="float" office:value="73525" calcext:value-type="float">
            <text:p>73525</text:p>
          </table:table-cell>
          <table:table-cell table:formula="of:=SUM([.F1277:.F1282])" office:value-type="float" office:value="618.2" calcext:value-type="float">
            <text:p>618.2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275];[.E1283])" office:value-type="float" office:value="728210" calcext:value-type="float">
            <text:p>728210</text:p>
          </table:table-cell>
          <table:table-cell table:formula="of:=SUM([.F1275];[.F1283])" office:value-type="float" office:value="5009.6" calcext:value-type="float">
            <text:p>5009.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112.2" calcext:value-type="float">
            <text:p>112.2</text:p>
          </table:table-cell>
          <table:table-cell office:value-type="float" office:value="9842" calcext:value-type="float">
            <text:p>9842</text:p>
          </table:table-cell>
          <table:table-cell table:style-name="ce13" office:value-type="float" office:value="107.6" calcext:value-type="float">
            <text:p>107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465.1" calcext:value-type="float">
            <text:p>465.1</text:p>
          </table:table-cell>
          <table:table-cell office:value-type="float" office:value="40788" calcext:value-type="float">
            <text:p>40788</text:p>
          </table:table-cell>
          <table:table-cell table:style-name="ce13" office:value-type="float" office:value="375.5" calcext:value-type="float">
            <text:p>375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 (attic)</text:p>
          </table:table-cell>
          <table:table-cell office:value-type="float" office:value="29.7" calcext:value-type="float">
            <text:p>29.7</text:p>
          </table:table-cell>
          <table:table-cell office:value-type="float" office:value="2602" calcext:value-type="float">
            <text:p>2602</text:p>
          </table:table-cell>
          <table:table-cell table:style-name="ce13" office:value-type="float" office:value="61.7" calcext:value-type="float">
            <text:p>61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walls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37.8" calcext:value-type="float">
            <text:p>37.8</text:p>
          </table:table-cell>
          <table:table-cell office:value-type="float" office:value="2578" calcext:value-type="float">
            <text:p>2578</text:p>
          </table:table-cell>
          <table:table-cell table:style-name="ce13" office:value-type="float" office:value="90.9" calcext:value-type="float">
            <text:p>90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walls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16.4" calcext:value-type="float">
            <text:p>16.4</text:p>
          </table:table-cell>
          <table:table-cell office:value-type="float" office:value="798" calcext:value-type="float">
            <text:p>798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assage walls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31.9" calcext:value-type="float">
            <text:p>31.9</text:p>
          </table:table-cell>
          <table:table-cell office:value-type="float" office:value="2800" calcext:value-type="float">
            <text:p>2800</text:p>
          </table:table-cell>
          <table:table-cell table:style-name="ce13" office:value-type="float" office:value="30.7" calcext:value-type="float">
            <text:p>30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cover</text:p>
          </table:table-cell>
          <table:table-cell office:value-type="string" calcext:value-type="string">
            <text:p>Wood/Roofing material (insulation)</text:p>
          </table:table-cell>
          <table:table-cell office:value-type="float" office:value="141.3" calcext:value-type="float">
            <text:p>141.3</text:p>
          </table:table-cell>
          <table:table-cell office:value-type="float" office:value="12395" calcext:value-type="float">
            <text:p>12395</text:p>
          </table:table-cell>
          <table:table-cell table:style-name="ce13" office:value-type="float" office:value="292.2" calcext:value-type="float">
            <text:p>292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assage cover</text:p>
          </table:table-cell>
          <table:table-cell office:value-type="string" calcext:value-type="string">
            <text:p>Bricks</text:p>
          </table:table-cell>
          <table:table-cell office:value-type="float" office:value="52.5" calcext:value-type="float">
            <text:p>52.5</text:p>
          </table:table-cell>
          <table:table-cell office:value-type="float" office:value="4602" calcext:value-type="float">
            <text:p>4602</text:p>
          </table:table-cell>
          <table:table-cell table:style-name="ce13" office:value-type="float" office:value="51.6" calcext:value-type="float">
            <text:p>51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Bricks</text:p>
          </table:table-cell>
          <table:table-cell office:value-type="float" office:value="100.3" calcext:value-type="float">
            <text:p>100.3</text:p>
          </table:table-cell>
          <table:table-cell office:value-type="float" office:value="4885" calcext:value-type="float">
            <text:p>4885</text:p>
          </table:table-cell>
          <table:table-cell table:style-name="ce13" office:value-type="float" office:value="105.1" calcext:value-type="float">
            <text:p>105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floor</text:p>
          </table:table-cell>
          <table:table-cell office:value-type="string" calcext:value-type="string">
            <text:p>Concrete (insulation)</text:p>
          </table:table-cell>
          <table:table-cell office:value-type="float" office:value="52.7" calcext:value-type="float">
            <text:p>52.7</text:p>
          </table:table-cell>
          <table:table-cell office:value-type="float" office:value="3597" calcext:value-type="float">
            <text:p>3597</text:p>
          </table:table-cell>
          <table:table-cell table:style-name="ce13" office:value-type="float" office:value="107.7" calcext:value-type="float">
            <text:p>107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225.3" calcext:value-type="float">
            <text:p>225.3</text:p>
          </table:table-cell>
          <table:table-cell office:value-type="float" office:value="19754" calcext:value-type="float">
            <text:p>19754</text:p>
          </table:table-cell>
          <table:table-cell table:style-name="ce13" office:value-type="float" office:value="115.7" calcext:value-type="float">
            <text:p>115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93.8" calcext:value-type="float">
            <text:p>193.8</text:p>
          </table:table-cell>
          <table:table-cell office:value-type="float" office:value="16991" calcext:value-type="float">
            <text:p>16991</text:p>
          </table:table-cell>
          <table:table-cell table:style-name="ce13" office:value-type="float" office:value="52.5" calcext:value-type="float">
            <text:p>52.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289:.D1300])" office:value-type="float" office:value="1459" calcext:value-type="float">
            <text:p>1459</text:p>
          </table:table-cell>
          <table:table-cell table:style-name="ce2" table:formula="of:=SUM([.E1289:.E1300])" office:value-type="float" office:value="121632" calcext:value-type="float">
            <text:p>121632</text:p>
          </table:table-cell>
          <table:table-cell table:style-name="ce2" table:formula="of:=SUM([.F1289:.F1300])" office:value-type="float" office:value="1404.2" calcext:value-type="float">
            <text:p>1404.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12.2" calcext:value-type="float">
            <text:p>12.2</text:p>
          </table:table-cell>
          <table:table-cell office:value-type="float" office:value="710" calcext:value-type="float">
            <text:p>710</text:p>
          </table:table-cell>
          <table:table-cell table:style-name="ce13" office:value-type="float" office:value="10.7" calcext:value-type="float">
            <text:p>10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35.5" calcext:value-type="float">
            <text:p>35.5</text:p>
          </table:table-cell>
          <table:table-cell office:value-type="float" office:value="2073" calcext:value-type="float">
            <text:p>2073</text:p>
          </table:table-cell>
          <table:table-cell table:style-name="ce13" office:value-type="float" office:value="26.2" calcext:value-type="float">
            <text:p>26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walls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7.4" calcext:value-type="float">
            <text:p>7.4</text:p>
          </table:table-cell>
          <table:table-cell office:value-type="float" office:value="287" calcext:value-type="float">
            <text:p>287</text:p>
          </table:table-cell>
          <table:table-cell table:style-name="ce13" office:value-type="float" office:value="15.4" calcext:value-type="float">
            <text:p>15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walls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17.2" calcext:value-type="float">
            <text:p>17.2</text:p>
          </table:table-cell>
          <table:table-cell office:value-type="float" office:value="336" calcext:value-type="float">
            <text:p>336</text:p>
          </table:table-cell>
          <table:table-cell table:style-name="ce13" office:value-type="float" office:value="13.7" calcext:value-type="float">
            <text:p>13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assage callsweiling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26.5" calcext:value-type="float">
            <text:p>26.5</text:p>
          </table:table-cell>
          <table:table-cell office:value-type="float" office:value="1551" calcext:value-type="float">
            <text:p>1551</text:p>
          </table:table-cell>
          <table:table-cell table:style-name="ce13" office:value-type="float" office:value="25.4" calcext:value-type="float">
            <text:p>25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covering</text:p>
          </table:table-cell>
          <table:table-cell office:value-type="string" calcext:value-type="string">
            <text:p>Bricks/Roofing material</text:p>
          </table:table-cell>
          <table:table-cell office:value-type="float" office:value="22" calcext:value-type="float">
            <text:p>22</text:p>
          </table:table-cell>
          <table:table-cell office:value-type="float" office:value="1286" calcext:value-type="float">
            <text:p>1286</text:p>
          </table:table-cell>
          <table:table-cell table:style-name="ce13" office:value-type="float" office:value="12.4" calcext:value-type="float">
            <text:p>12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Bricks</text:p>
          </table:table-cell>
          <table:table-cell office:value-type="float" office:value="9.9" calcext:value-type="float">
            <text:p>9.9</text:p>
          </table:table-cell>
          <table:table-cell office:value-type="float" office:value="193" calcext:value-type="float">
            <text:p>193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floor</text:p>
          </table:table-cell>
          <table:table-cell office:value-type="string" calcext:value-type="string">
            <text:p>Concrete (insulation)</text:p>
          </table:table-cell>
          <table:table-cell office:value-type="float" office:value="10.4" calcext:value-type="float">
            <text:p>10.4</text:p>
          </table:table-cell>
          <table:table-cell office:value-type="float" office:value="404" calcext:value-type="float">
            <text:p>404</text:p>
          </table:table-cell>
          <table:table-cell table:style-name="ce13" office:value-type="float" office:value="21.6" calcext:value-type="float">
            <text:p>21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70.5" calcext:value-type="float">
            <text:p>70.5</text:p>
          </table:table-cell>
          <table:table-cell office:value-type="float" office:value="4119" calcext:value-type="float">
            <text:p>4119</text:p>
          </table:table-cell>
          <table:table-cell table:style-name="ce13" office:value-type="float" office:value="20.5" calcext:value-type="float">
            <text:p>20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Metal</text:p>
          </table:table-cell>
          <table:table-cell office:value-type="float" office:value="6.8" calcext:value-type="float">
            <text:p>6.8</text:p>
          </table:table-cell>
          <table:table-cell office:value-type="float" office:value="397" calcext:value-type="float">
            <text:p>397</text:p>
          </table:table-cell>
          <table:table-cell table:style-name="ce13" office:value-type="float" office:value="1.9" calcext:value-type="float">
            <text:p>1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Wood</text:p>
          </table:table-cell>
          <table:table-cell office:value-type="float" office:value="23.1" calcext:value-type="float">
            <text:p>23.1</text:p>
          </table:table-cell>
          <table:table-cell office:value-type="float" office:value="1349" calcext:value-type="float">
            <text:p>1349</text:p>
          </table:table-cell>
          <table:table-cell table:style-name="ce13" office:value-type="float" office:value="7.1" calcext:value-type="float">
            <text:p>7.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303:.D1313])" office:value-type="float" office:value="241.5" calcext:value-type="float">
            <text:p>241.5</text:p>
          </table:table-cell>
          <table:table-cell table:formula="of:=SUM([.E1303:.E1313])" office:value-type="float" office:value="12705" calcext:value-type="float">
            <text:p>12705</text:p>
          </table:table-cell>
          <table:table-cell table:formula="of:=SUM([.F1303:.F1313])" office:value-type="float" office:value="163.9" calcext:value-type="float">
            <text:p>163.9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Total: </text:p>
          </table:table-cell>
          <table:table-cell table:formula="of:=SUM([.E1301];[.E1314])" office:value-type="float" office:value="134337" calcext:value-type="float">
            <text:p>134337</text:p>
          </table:table-cell>
          <table:table-cell table:formula="of:=SUM([.F1301];[.F1314])" office:value-type="float" office:value="1568.1" calcext:value-type="float">
            <text:p>1568.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lay bricks/Decoration</text:p>
          </table:table-cell>
          <table:table-cell office:value-type="float" office:value="129" calcext:value-type="float">
            <text:p>129</text:p>
          </table:table-cell>
          <table:table-cell office:value-type="float" office:value="11315" calcext:value-type="float">
            <text:p>11315</text:p>
          </table:table-cell>
          <table:table-cell table:style-name="ce13" office:value-type="float" office:value="127" calcext:value-type="float">
            <text:p>12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walls</text:p>
          </table:table-cell>
          <table:table-cell office:value-type="string" calcext:value-type="string">
            <text:p>Clay bricks/Decoration</text:p>
          </table:table-cell>
          <table:table-cell office:value-type="float" office:value="10.4" calcext:value-type="float">
            <text:p>10.4</text:p>
          </table:table-cell>
          <table:table-cell office:value-type="float" office:value="304" calcext:value-type="float">
            <text:p>304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walls</text:p>
          </table:table-cell>
          <table:table-cell office:value-type="string" calcext:value-type="string">
            <text:p>Clay bricks/Decoration</text:p>
          </table:table-cell>
          <table:table-cell office:value-type="float" office:value="19.5" calcext:value-type="float">
            <text:p>19.5</text:p>
          </table:table-cell>
          <table:table-cell office:value-type="float" office:value="1236" calcext:value-type="float">
            <text:p>1236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floor</text:p>
          </table:table-cell>
          <table:table-cell office:value-type="string" calcext:value-type="string">
            <text:p>Reinforced concrete</text:p>
          </table:table-cell>
          <table:table-cell office:value-type="float" office:value="35.5" calcext:value-type="float">
            <text:p>35.5</text:p>
          </table:table-cell>
          <table:table-cell office:value-type="float" office:value="2249" calcext:value-type="float">
            <text:p>2249</text:p>
          </table:table-cell>
          <table:table-cell table:style-name="ce13" office:value-type="float" office:value="49" calcext:value-type="float">
            <text:p>4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overing (3rd floor)</text:p>
          </table:table-cell>
          <table:table-cell office:value-type="string" calcext:value-type="string">
            <text:p>Wood/Slag (insulation)</text:p>
          </table:table-cell>
          <table:table-cell office:value-type="float" office:value="33.7" calcext:value-type="float">
            <text:p>33.7</text:p>
          </table:table-cell>
          <table:table-cell office:value-type="float" office:value="2954" calcext:value-type="float">
            <text:p>2954</text:p>
          </table:table-cell>
          <table:table-cell table:style-name="ce13" office:value-type="float" office:value="52" calcext:value-type="float">
            <text:p>5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overing (4th floor)</text:p>
          </table:table-cell>
          <table:table-cell office:value-type="string" calcext:value-type="string">
            <text:p>Wood/Glass wool (insulation)</text:p>
          </table:table-cell>
          <table:table-cell office:value-type="float" office:value="8" calcext:value-type="float">
            <text:p>8</text:p>
          </table:table-cell>
          <table:table-cell office:value-type="float" office:value="702" calcext:value-type="float">
            <text:p>702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58.5" calcext:value-type="float">
            <text:p>58.5</text:p>
          </table:table-cell>
          <table:table-cell office:value-type="float" office:value="5130" calcext:value-type="float">
            <text:p>5130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66" calcext:value-type="float">
            <text:p>66</text:p>
          </table:table-cell>
          <table:table-cell office:value-type="float" office:value="5788" calcext:value-type="float">
            <text:p>5788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320:.D1327])" office:value-type="float" office:value="360.6" calcext:value-type="float">
            <text:p>360.6</text:p>
          </table:table-cell>
          <table:table-cell table:style-name="ce2" table:formula="of:=SUM([.E1320:.E1327])" office:value-type="float" office:value="29678" calcext:value-type="float">
            <text:p>29678</text:p>
          </table:table-cell>
          <table:table-cell table:style-name="ce2" table:formula="of:=SUM([.F1320:.F1327])" office:value-type="float" office:value="328" calcext:value-type="float">
            <text:p>32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lay bricks/Decoration</text:p>
          </table:table-cell>
          <table:table-cell office:value-type="float" office:value="17.1" calcext:value-type="float">
            <text:p>17.1</text:p>
          </table:table-cell>
          <table:table-cell office:value-type="float" office:value="997" calcext:value-type="float">
            <text:p>99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wall</text:p>
          </table:table-cell>
          <table:table-cell office:value-type="string" calcext:value-type="string">
            <text:p>Clay bricks/Decoration</text:p>
          </table:table-cell>
          <table:table-cell office:value-type="float" office:value="3.2" calcext:value-type="float">
            <text:p>3.2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floor</text:p>
          </table:table-cell>
          <table:table-cell office:value-type="string" calcext:value-type="string">
            <text:p>Reinforced concrete</text:p>
          </table:table-cell>
          <table:table-cell office:value-type="float" office:value="5.8" calcext:value-type="float">
            <text:p>5.8</text:p>
          </table:table-cell>
          <table:table-cell office:value-type="float" office:value="197" calcext:value-type="float">
            <text:p>197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covering</text:p>
          </table:table-cell>
          <table:table-cell office:value-type="string" calcext:value-type="string">
            <text:p>Wood/Slag (insulation)</text:p>
          </table:table-cell>
          <table:table-cell office:value-type="float" office:value="11.1" calcext:value-type="float">
            <text:p>11.1</text:p>
          </table:table-cell>
          <table:table-cell office:value-type="float" office:value="650" calcext:value-type="float">
            <text:p>65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17.8" calcext:value-type="float">
            <text:p>17.8</text:p>
          </table:table-cell>
          <table:table-cell office:value-type="float" office:value="1041" calcext:value-type="float">
            <text:p>104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Wood</text:p>
          </table:table-cell>
          <table:table-cell office:value-type="float" office:value="16.2" calcext:value-type="float">
            <text:p>16.2</text:p>
          </table:table-cell>
          <table:table-cell office:value-type="float" office:value="947" calcext:value-type="float">
            <text:p>947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Roof hatch</text:p>
          </table:table-cell>
          <table:table-cell office:value-type="float" office:value="2.5" calcext:value-type="float">
            <text:p>2.5</text:p>
          </table:table-cell>
          <table:table-cell office:value-type="float" office:value="143" calcext:value-type="float">
            <text:p>14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330:.D1336])" office:value-type="float" office:value="73.7" calcext:value-type="float">
            <text:p>73.7</text:p>
          </table:table-cell>
          <table:table-cell table:formula="of:=SUM([.E1330:.E1336])" office:value-type="float" office:value="4085" calcext:value-type="float">
            <text:p>4085</text:p>
          </table:table-cell>
          <table:table-cell table:formula="of:=SUM([.F1330:.F1336])" office:value-type="float" office:value="52.5" calcext:value-type="float">
            <text:p>52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328];[.E1337])" office:value-type="float" office:value="33763" calcext:value-type="float">
            <text:p>33763</text:p>
          </table:table-cell>
          <table:table-cell table:formula="of:=SUM([.F1328];[.F1337])" office:value-type="float" office:value="380.5" calcext:value-type="float">
            <text:p>380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189.4" calcext:value-type="float">
            <text:p>189.4</text:p>
          </table:table-cell>
          <table:table-cell office:value-type="float" office:value="16610" calcext:value-type="float">
            <text:p>16610</text:p>
          </table:table-cell>
          <table:table-cell table:style-name="ce13" office:value-type="float" office:value="181.3" calcext:value-type="float">
            <text:p>181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763.9" calcext:value-type="float">
            <text:p>763.9</text:p>
          </table:table-cell>
          <table:table-cell office:value-type="float" office:value="66994" calcext:value-type="float">
            <text:p>66994</text:p>
          </table:table-cell>
          <table:table-cell table:style-name="ce13" office:value-type="float" office:value="612.1" calcext:value-type="float">
            <text:p>612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17.2" calcext:value-type="float">
            <text:p>17.2</text:p>
          </table:table-cell>
          <table:table-cell office:value-type="float" office:value="1505" calcext:value-type="float">
            <text:p>1505</text:p>
          </table:table-cell>
          <table:table-cell table:style-name="ce13" office:value-type="float" office:value="21.7" calcext:value-type="float">
            <text:p>21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walls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58" calcext:value-type="float">
            <text:p>58</text:p>
          </table:table-cell>
          <table:table-cell office:value-type="float" office:value="3954" calcext:value-type="float">
            <text:p>3954</text:p>
          </table:table-cell>
          <table:table-cell table:style-name="ce13" office:value-type="float" office:value="147.3" calcext:value-type="float">
            <text:p>147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vering (attic floor)</text:p>
          </table:table-cell>
          <table:table-cell office:value-type="string" calcext:value-type="string">
            <text:p>Wood/Roofing material (insulation)</text:p>
          </table:table-cell>
          <table:table-cell office:value-type="float" office:value="189.1" calcext:value-type="float">
            <text:p>189.1</text:p>
          </table:table-cell>
          <table:table-cell office:value-type="float" office:value="16588" calcext:value-type="float">
            <text:p>16588</text:p>
          </table:table-cell>
          <table:table-cell table:style-name="ce13" office:value-type="float" office:value="406.9" calcext:value-type="float">
            <text:p>406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floor</text:p>
          </table:table-cell>
          <table:table-cell office:value-type="string" calcext:value-type="string">
            <text:p>Concrete</text:p>
          </table:table-cell>
          <table:table-cell office:value-type="float" office:value="152.2" calcext:value-type="float">
            <text:p>152.2</text:p>
          </table:table-cell>
          <table:table-cell office:value-type="float" office:value="10381" calcext:value-type="float">
            <text:p>10381</text:p>
          </table:table-cell>
          <table:table-cell table:style-name="ce13" office:value-type="float" office:value="339.2" calcext:value-type="float">
            <text:p>339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292.3" calcext:value-type="float">
            <text:p>292.3</text:p>
          </table:table-cell>
          <table:table-cell office:value-type="float" office:value="25636" calcext:value-type="float">
            <text:p>25636</text:p>
          </table:table-cell>
          <table:table-cell table:style-name="ce13" office:value-type="float" office:value="151.3" calcext:value-type="float">
            <text:p>151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12.3" calcext:value-type="float">
            <text:p>212.3</text:p>
          </table:table-cell>
          <table:table-cell office:value-type="float" office:value="18622" calcext:value-type="float">
            <text:p>18622</text:p>
          </table:table-cell>
          <table:table-cell table:style-name="ce13" office:value-type="float" office:value="60.4" calcext:value-type="float">
            <text:p>60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/gate</text:p>
          </table:table-cell>
          <table:table-cell office:value-type="string" calcext:value-type="string">
            <text:p>Metal/Wood</text:p>
          </table:table-cell>
          <table:table-cell office:value-type="float" office:value="19.9" calcext:value-type="float">
            <text:p>19.9</text:p>
          </table:table-cell>
          <table:table-cell office:value-type="float" office:value="1742" calcext:value-type="float">
            <text:p>1742</text:p>
          </table:table-cell>
          <table:table-cell table:style-name="ce13" office:value-type="float" office:value="5.8" calcext:value-type="float">
            <text:p>5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/gate</text:p>
          </table:table-cell>
          <table:table-cell office:value-type="string" calcext:value-type="string">
            <text:p>PVC</text:p>
          </table:table-cell>
          <table:table-cell office:value-type="float" office:value="22.4" calcext:value-type="float">
            <text:p>22.4</text:p>
          </table:table-cell>
          <table:table-cell office:value-type="float" office:value="1964" calcext:value-type="float">
            <text:p>1964</text:p>
          </table:table-cell>
          <table:table-cell table:style-name="ce13" office:value-type="float" office:value="9.5" calcext:value-type="float">
            <text:p>9.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343:.D1352])" office:value-type="float" office:value="1916.7" calcext:value-type="float">
            <text:p>1916.7</text:p>
          </table:table-cell>
          <table:table-cell table:style-name="ce2" table:formula="of:=SUM([.E1343:.E1352])" office:value-type="float" office:value="163996" calcext:value-type="float">
            <text:p>163996</text:p>
          </table:table-cell>
          <table:table-cell table:style-name="ce2" table:formula="of:=SUM([.F1343:.F1352])" office:value-type="float" office:value="1935.5" calcext:value-type="float">
            <text:p>1935.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7.1" calcext:value-type="float">
            <text:p>7.1</text:p>
          </table:table-cell>
          <table:table-cell office:value-type="float" office:value="415" calcext:value-type="float">
            <text:p>415</text:p>
          </table:table-cell>
          <table:table-cell table:style-name="ce13" office:value-type="float" office:value="5.6" calcext:value-type="float">
            <text:p>5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12.5" calcext:value-type="float">
            <text:p>12.5</text:p>
          </table:table-cell>
          <table:table-cell office:value-type="float" office:value="729" calcext:value-type="float">
            <text:p>729</text:p>
          </table:table-cell>
          <table:table-cell table:style-name="ce13" office:value-type="float" office:value="8.1" calcext:value-type="float">
            <text:p>8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1.9" calcext:value-type="float">
            <text:p>1.9</text:p>
          </table:table-cell>
          <table:table-cell office:value-type="float" office:value="108" calcext:value-type="float">
            <text:p>108</text:p>
          </table:table-cell>
          <table:table-cell table:style-name="ce13" office:value-type="float" office:value="2.1" calcext:value-type="float">
            <text:p>2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walls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2.8" calcext:value-type="float">
            <text:p>2.8</text:p>
          </table:table-cell>
          <table:table-cell office:value-type="float" office:value="108" calcext:value-type="float">
            <text:p>108</text:p>
          </table:table-cell>
          <table:table-cell table:style-name="ce13" office:value-type="float" office:value="5.2" calcext:value-type="float">
            <text:p>5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covering</text:p>
          </table:table-cell>
          <table:table-cell office:value-type="string" calcext:value-type="string">
            <text:p>Bricks/Roofing material</text:p>
          </table:table-cell>
          <table:table-cell office:value-type="float" office:value="24.5" calcext:value-type="float">
            <text:p>24.5</text:p>
          </table:table-cell>
          <table:table-cell office:value-type="float" office:value="1433" calcext:value-type="float">
            <text:p>1433</text:p>
          </table:table-cell>
          <table:table-cell table:style-name="ce13" office:value-type="float" office:value="18.5" calcext:value-type="float">
            <text:p>18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floor</text:p>
          </table:table-cell>
          <table:table-cell office:value-type="string" calcext:value-type="string">
            <text:p>Concrete</text:p>
          </table:table-cell>
          <table:table-cell office:value-type="float" office:value="13.4" calcext:value-type="float">
            <text:p>13.4</text:p>
          </table:table-cell>
          <table:table-cell office:value-type="float" office:value="524" calcext:value-type="float">
            <text:p>524</text:p>
          </table:table-cell>
          <table:table-cell table:style-name="ce13" office:value-type="float" office:value="33.4" calcext:value-type="float">
            <text:p>33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33.8" calcext:value-type="float">
            <text:p>33.8</text:p>
          </table:table-cell>
          <table:table-cell office:value-type="float" office:value="1978" calcext:value-type="float">
            <text:p>1978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Metal/Wood</text:p>
          </table:table-cell>
          <table:table-cell office:value-type="float" office:value="12.4" calcext:value-type="float">
            <text:p>12.4</text:p>
          </table:table-cell>
          <table:table-cell office:value-type="float" office:value="727" calcext:value-type="float">
            <text:p>727</text:p>
          </table:table-cell>
          <table:table-cell table:style-name="ce13" office:value-type="float" office:value="3.7" calcext:value-type="float">
            <text:p>3.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355:.D1362])" office:value-type="float" office:value="108.4" calcext:value-type="float">
            <text:p>108.4</text:p>
          </table:table-cell>
          <table:table-cell table:formula="of:=SUM([.E1355:.E1362])" office:value-type="float" office:value="6022" calcext:value-type="float">
            <text:p>6022</text:p>
          </table:table-cell>
          <table:table-cell table:formula="of:=SUM([.F1355:.F1362])" office:value-type="float" office:value="86.6" calcext:value-type="float">
            <text:p>86.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353];[.E1363])" office:value-type="float" office:value="170018" calcext:value-type="float">
            <text:p>170018</text:p>
          </table:table-cell>
          <table:table-cell table:formula="of:=SUM([.F1353];[.F1363])" office:value-type="float" office:value="2022.1" calcext:value-type="float">
            <text:p>2022.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1386.4" calcext:value-type="float">
            <text:p>1386.4</text:p>
          </table:table-cell>
          <table:table-cell office:value-type="float" office:value="121582" calcext:value-type="float">
            <text:p>121582</text:p>
          </table:table-cell>
          <table:table-cell table:style-name="ce13" office:value-type="float" office:value="971" calcext:value-type="float">
            <text:p>97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Wood (insulation)</text:p>
          </table:table-cell>
          <table:table-cell office:value-type="float" office:value="88.9" calcext:value-type="float">
            <text:p>88.9</text:p>
          </table:table-cell>
          <table:table-cell office:value-type="float" office:value="7794" calcext:value-type="float">
            <text:p>7794</text:p>
          </table:table-cell>
          <table:table-cell table:style-name="ce13" office:value-type="float" office:value="74" calcext:value-type="float">
            <text:p>7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/first floor wall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27.9" calcext:value-type="float">
            <text:p>27.9</text:p>
          </table:table-cell>
          <table:table-cell office:value-type="float" office:value="1495" calcext:value-type="float">
            <text:p>149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237.2" calcext:value-type="float">
            <text:p>237.2</text:p>
          </table:table-cell>
          <table:table-cell office:value-type="float" office:value="12714" calcext:value-type="float">
            <text:p>12714</text:p>
          </table:table-cell>
          <table:table-cell table:style-name="ce13" office:value-type="float" office:value="181" calcext:value-type="float">
            <text:p>18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overing (9th floor)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313.4" calcext:value-type="float">
            <text:p>313.4</text:p>
          </table:table-cell>
          <table:table-cell office:value-type="float" office:value="27480" calcext:value-type="float">
            <text:p>27480</text:p>
          </table:table-cell>
          <table:table-cell table:style-name="ce13" office:value-type="float" office:value="221" calcext:value-type="float">
            <text:p>22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473.4" calcext:value-type="float">
            <text:p>473.4</text:p>
          </table:table-cell>
          <table:table-cell office:value-type="float" office:value="41515" calcext:value-type="float">
            <text:p>41515</text:p>
          </table:table-cell>
          <table:table-cell table:style-name="ce13" office:value-type="float" office:value="236" calcext:value-type="float">
            <text:p>23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349.2" calcext:value-type="float">
            <text:p>349.2</text:p>
          </table:table-cell>
          <table:table-cell office:value-type="float" office:value="30623" calcext:value-type="float">
            <text:p>30623</text:p>
          </table:table-cell>
          <table:table-cell table:style-name="ce13" office:value-type="float" office:value="101" calcext:value-type="float">
            <text:p>10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PVC</text:p>
          </table:table-cell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369:.D1376])" office:value-type="float" office:value="2879.4" calcext:value-type="float">
            <text:p>2879.4</text:p>
          </table:table-cell>
          <table:table-cell table:style-name="ce2" table:formula="of:=SUM([.E1369:.E1376])" office:value-type="float" office:value="243466" calcext:value-type="float">
            <text:p>243466</text:p>
          </table:table-cell>
          <table:table-cell table:style-name="ce2" table:formula="of:=SUM([.F1369:.F1376])" office:value-type="float" office:value="1795" calcext:value-type="float">
            <text:p>179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105.2" calcext:value-type="float">
            <text:p>105.2</text:p>
          </table:table-cell>
          <table:table-cell office:value-type="float" office:value="6150" calcext:value-type="float">
            <text:p>6150</text:p>
          </table:table-cell>
          <table:table-cell table:style-name="ce13" office:value-type="float" office:value="68" calcext:value-type="float">
            <text:p>6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eramic brick wall/Decoration</text:p>
          </table:table-cell>
          <table:table-cell office:value-type="float" office:value="64.4" calcext:value-type="float">
            <text:p>64.4</text:p>
          </table:table-cell>
          <table:table-cell office:value-type="float" office:value="3765" calcext:value-type="float">
            <text:p>3765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/first floor wall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37.4" calcext:value-type="float">
            <text:p>37.4</text:p>
          </table:table-cell>
          <table:table-cell office:value-type="float" office:value="912" calcext:value-type="float">
            <text:p>912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29.7" calcext:value-type="float">
            <text:p>29.7</text:p>
          </table:table-cell>
          <table:table-cell office:value-type="float" office:value="724" calcext:value-type="float">
            <text:p>724</text:p>
          </table:table-cell>
          <table:table-cell table:style-name="ce13" office:value-type="float" office:value="23" calcext:value-type="float">
            <text:p>2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covering</text:p>
          </table:table-cell>
          <table:table-cell office:value-type="string" calcext:value-type="string">
            <text:p>Hollow-core reinforced concrete</text:p>
          </table:table-cell>
          <table:table-cell office:value-type="float" office:value="38.7" calcext:value-type="float">
            <text:p>38.7</text:p>
          </table:table-cell>
          <table:table-cell table:style-name="ce13" office:value-type="float" office:value="2264" calcext:value-type="float">
            <text:p>2264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5.9" calcext:value-type="float">
            <text:p>5.9</text:p>
          </table:table-cell>
          <table:table-cell office:value-type="float" office:value="345" calcext:value-type="float">
            <text:p>34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21" calcext:value-type="float">
            <text:p>221</text:p>
          </table:table-cell>
          <table:table-cell office:value-type="float" office:value="12921" calcext:value-type="float">
            <text:p>12921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Metal</text:p>
          </table:table-cell>
          <table:table-cell office:value-type="float" office:value="8.4" calcext:value-type="float">
            <text:p>8.4</text:p>
          </table:table-cell>
          <table:table-cell office:value-type="float" office:value="488" calcext:value-type="float">
            <text:p>488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Wood</text:p>
          </table:table-cell>
          <table:table-cell office:value-type="float" office:value="12.6" calcext:value-type="float">
            <text:p>12.6</text:p>
          </table:table-cell>
          <table:table-cell office:value-type="float" office:value="737" calcext:value-type="float">
            <text:p>737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PVC</text:p>
          </table:table-cell>
          <table:table-cell office:value-type="float" office:value="5.5" calcext:value-type="float">
            <text:p>5.5</text:p>
          </table:table-cell>
          <table:table-cell office:value-type="float" office:value="322" calcext:value-type="float">
            <text:p>32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379:.D1388])" office:value-type="float" office:value="528.8" calcext:value-type="float">
            <text:p>528.8</text:p>
          </table:table-cell>
          <table:table-cell table:formula="of:=SUM([.E1379:.E1388])" office:value-type="float" office:value="28628" calcext:value-type="float">
            <text:p>28628</text:p>
          </table:table-cell>
          <table:table-cell table:formula="of:=SUM([.F1379:.F1388])" office:value-type="float" office:value="242" calcext:value-type="float">
            <text:p>242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377];[.E1389])" office:value-type="float" office:value="272094" calcext:value-type="float">
            <text:p>272094</text:p>
          </table:table-cell>
          <table:table-cell table:formula="of:=SUM([.F1377];[.F1389])" office:value-type="float" office:value="2037" calcext:value-type="float">
            <text:p>2037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565" calcext:value-type="float">
            <text:p>1565</text:p>
          </table:table-cell>
          <table:table-cell office:value-type="float" office:value="137243" calcext:value-type="float">
            <text:p>137243</text:p>
          </table:table-cell>
          <table:table-cell table:style-name="ce13" office:value-type="float" office:value="1253" calcext:value-type="float">
            <text:p>125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/first floor wall</text:p>
          </table:table-cell>
          <table:table-cell office:value-type="string" calcext:value-type="string">
            <text:p>Calcium silicate bricks</text:p>
          </table:table-cell>
          <table:table-cell office:value-type="float" office:value="18.9" calcext:value-type="float">
            <text:p>18.9</text:p>
          </table:table-cell>
          <table:table-cell office:value-type="float" office:value="918" calcext:value-type="float">
            <text:p>918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749.3" calcext:value-type="float">
            <text:p>749.3</text:p>
          </table:table-cell>
          <table:table-cell office:value-type="float" office:value="36507" calcext:value-type="float">
            <text:p>36507</text:p>
          </table:table-cell>
          <table:table-cell table:style-name="ce13" office:value-type="float" office:value="583" calcext:value-type="float">
            <text:p>58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overing (5th floor)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785.3" calcext:value-type="float">
            <text:p>785.3</text:p>
          </table:table-cell>
          <table:table-cell office:value-type="float" office:value="68866" calcext:value-type="float">
            <text:p>68866</text:p>
          </table:table-cell>
          <table:table-cell table:style-name="ce13" office:value-type="float" office:value="558" calcext:value-type="float">
            <text:p>55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724.1" calcext:value-type="float">
            <text:p>724.1</text:p>
          </table:table-cell>
          <table:table-cell office:value-type="float" office:value="63501" calcext:value-type="float">
            <text:p>63501</text:p>
          </table:table-cell>
          <table:table-cell table:style-name="ce13" office:value-type="float" office:value="363" calcext:value-type="float">
            <text:p>36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525" calcext:value-type="float">
            <text:p>525</text:p>
          </table:table-cell>
          <table:table-cell office:value-type="float" office:value="46040" calcext:value-type="float">
            <text:p>46040</text:p>
          </table:table-cell>
          <table:table-cell table:style-name="ce13" office:value-type="float" office:value="151" calcext:value-type="float">
            <text:p>15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Basement doors</text:p>
          </table:table-cell>
          <table:table-cell office:value-type="float" office:value="12.4" calcext:value-type="float">
            <text:p>12.4</text:p>
          </table:table-cell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395:.D1401])" office:value-type="float" office:value="4380" calcext:value-type="float">
            <text:p>4380</text:p>
          </table:table-cell>
          <table:table-cell table:style-name="ce2" table:formula="of:=SUM([.E1395:.E1401])" office:value-type="float" office:value="353679" calcext:value-type="float">
            <text:p>353679</text:p>
          </table:table-cell>
          <table:table-cell table:style-name="ce2" table:formula="of:=SUM([.F1395:.F1401])" office:value-type="float" office:value="2925" calcext:value-type="float">
            <text:p>292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82.9" calcext:value-type="float">
            <text:p>82.9</text:p>
          </table:table-cell>
          <table:table-cell office:value-type="float" office:value="5654" calcext:value-type="float">
            <text:p>5654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72.5" calcext:value-type="float">
            <text:p>72.5</text:p>
          </table:table-cell>
          <table:table-cell office:value-type="float" office:value="2119" calcext:value-type="float">
            <text:p>2119</text:p>
          </table:table-cell>
          <table:table-cell table:style-name="ce13" office:value-type="float" office:value="57" calcext:value-type="float">
            <text:p>5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overing (5th floor)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57.6" calcext:value-type="float">
            <text:p>57.6</text:p>
          </table:table-cell>
          <table:table-cell office:value-type="float" office:value="3926" calcext:value-type="float">
            <text:p>3926</text:p>
          </table:table-cell>
          <table:table-cell table:style-name="ce13" office:value-type="float" office:value="41" calcext:value-type="float">
            <text:p>4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balcony</text:p>
          </table:table-cell>
          <table:table-cell office:value-type="string" calcext:value-type="string">
            <text:p>Hollow-core reinforced concrete</text:p>
          </table:table-cell>
          <table:table-cell office:value-type="float" office:value="32.6" calcext:value-type="float">
            <text:p>32.6</text:p>
          </table:table-cell>
          <table:table-cell office:value-type="float" office:value="2222" calcext:value-type="float">
            <text:p>2222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74" calcext:value-type="float">
            <text:p>74</text:p>
          </table:table-cell>
          <table:table-cell office:value-type="float" office:value="5047" calcext:value-type="float">
            <text:p>5047</text:p>
          </table:table-cell>
          <table:table-cell table:style-name="ce13" office:value-type="float" office:value="36" calcext:value-type="float">
            <text:p>3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Metal</text:p>
          </table:table-cell>
          <table:table-cell office:value-type="float" office:value="56" calcext:value-type="float">
            <text:p>56</text:p>
          </table:table-cell>
          <table:table-cell office:value-type="float" office:value="3820" calcext:value-type="float">
            <text:p>3820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Basement doors</text:p>
          </table:table-cell>
          <table:table-cell office:value-type="float" office:value="13.9" calcext:value-type="float">
            <text:p>13.9</text:p>
          </table:table-cell>
          <table:table-cell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Roof hatch</text:p>
          </table:table-cell>
          <table:table-cell office:value-type="float" office:value="10.2" calcext:value-type="float">
            <text:p>10.2</text:p>
          </table:table-cell>
          <table:table-cell office:value-type="float" office:value="692" calcext:value-type="float">
            <text:p>69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404:.D1411])" office:value-type="float" office:value="399.7" calcext:value-type="float">
            <text:p>399.7</text:p>
          </table:table-cell>
          <table:table-cell table:formula="of:=SUM([.E1404:.E1411])" office:value-type="float" office:value="23885" calcext:value-type="float">
            <text:p>23885</text:p>
          </table:table-cell>
          <table:table-cell table:formula="of:=SUM([.F1404:.F1411])" office:value-type="float" office:value="222" calcext:value-type="float">
            <text:p>222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402];[.E1412])" office:value-type="float" office:value="377564" calcext:value-type="float">
            <text:p>377564</text:p>
          </table:table-cell>
          <table:table-cell table:formula="of:=SUM([.F1402];[.F1412])" office:value-type="float" office:value="3147" calcext:value-type="float">
            <text:p>3147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1369.6" calcext:value-type="float">
            <text:p>1369.6</text:p>
          </table:table-cell>
          <table:table-cell office:value-type="float" office:value="120110" calcext:value-type="float">
            <text:p>120110</text:p>
          </table:table-cell>
          <table:table-cell table:style-name="ce13" office:value-type="float" office:value="1031" calcext:value-type="float">
            <text:p>103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/first floor wall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22.4" calcext:value-type="float">
            <text:p>22.4</text:p>
          </table:table-cell>
          <table:table-cell office:value-type="float" office:value="981" calcext:value-type="float">
            <text:p>98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535.7" calcext:value-type="float">
            <text:p>535.7</text:p>
          </table:table-cell>
          <table:table-cell office:value-type="float" office:value="23491" calcext:value-type="float">
            <text:p>23491</text:p>
          </table:table-cell>
          <table:table-cell table:style-name="ce13" office:value-type="float" office:value="544" calcext:value-type="float">
            <text:p>54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overing (5th floor)</text:p>
          </table:table-cell>
          <table:table-cell office:value-type="string" calcext:value-type="string">
            <text:p>Hollow-core reinforced concrete/Concrete/Slag (insulation)</text:p>
          </table:table-cell>
          <table:table-cell office:value-type="float" office:value="564.4" calcext:value-type="float">
            <text:p>564.4</text:p>
          </table:table-cell>
          <table:table-cell office:value-type="float" office:value="49496" calcext:value-type="float">
            <text:p>49496</text:p>
          </table:table-cell>
          <table:table-cell table:style-name="ce13" office:value-type="float" office:value="570" calcext:value-type="float">
            <text:p>57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553.1" calcext:value-type="float">
            <text:p>553.1</text:p>
          </table:table-cell>
          <table:table-cell office:value-type="float" office:value="48505" calcext:value-type="float">
            <text:p>48505</text:p>
          </table:table-cell>
          <table:table-cell table:style-name="ce13" office:value-type="float" office:value="306" calcext:value-type="float">
            <text:p>30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Wood</text:p>
          </table:table-cell>
          <table:table-cell office:value-type="float" office:value="270.6" calcext:value-type="float">
            <text:p>270.6</text:p>
          </table:table-cell>
          <table:table-cell office:value-type="float" office:value="23731" calcext:value-type="float">
            <text:p>23731</text:p>
          </table:table-cell>
          <table:table-cell table:style-name="ce13" office:value-type="float" office:value="94" calcext:value-type="float">
            <text:p>9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418:.D1423])" office:value-type="float" office:value="3315.8" calcext:value-type="float">
            <text:p>3315.8</text:p>
          </table:table-cell>
          <table:table-cell table:style-name="ce2" table:formula="of:=SUM([.E1418:.E1423])" office:value-type="float" office:value="266314" calcext:value-type="float">
            <text:p>266314</text:p>
          </table:table-cell>
          <table:table-cell table:style-name="ce2" table:formula="of:=SUM([.F1418:.F1423])" office:value-type="float" office:value="2554" calcext:value-type="float">
            <text:p>255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88.2" calcext:value-type="float">
            <text:p>88.2</text:p>
          </table:table-cell>
          <table:table-cell office:value-type="float" office:value="5155" calcext:value-type="float">
            <text:p>5155</text:p>
          </table:table-cell>
          <table:table-cell table:style-name="ce13" office:value-type="float" office:value="64" calcext:value-type="float">
            <text:p>6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Expanded clay/Concrete</text:p>
          </table:table-cell>
          <table:table-cell office:value-type="float" office:value="29.1" calcext:value-type="float">
            <text:p>29.1</text:p>
          </table:table-cell>
          <table:table-cell office:value-type="float" office:value="426" calcext:value-type="float">
            <text:p>426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overing (5th floor)</text:p>
          </table:table-cell>
          <table:table-cell office:value-type="string" calcext:value-type="string">
            <text:p>Hollow-core reinforced concrete/Concrete/Slag (insulation)</text:p>
          </table:table-cell>
          <table:table-cell office:value-type="float" office:value="44.6" calcext:value-type="float">
            <text:p>44.6</text:p>
          </table:table-cell>
          <table:table-cell office:value-type="float" office:value="2606" calcext:value-type="float">
            <text:p>2606</text:p>
          </table:table-cell>
          <table:table-cell table:style-name="ce13" office:value-type="float" office:value="41" calcext:value-type="float">
            <text:p>4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PVC</text:p>
          </table:table-cell>
          <table:table-cell office:value-type="float" office:value="37.8" calcext:value-type="float">
            <text:p>37.8</text:p>
          </table:table-cell>
          <table:table-cell office:value-type="float" office:value="2210" calcext:value-type="float">
            <text:p>2210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Metal</text:p>
          </table:table-cell>
          <table:table-cell office:value-type="float" office:value="21.1" calcext:value-type="float">
            <text:p>21.1</text:p>
          </table:table-cell>
          <table:table-cell office:value-type="float" office:value="1234" calcext:value-type="float">
            <text:p>123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Attic roof hatch</text:p>
          </table:table-cell>
          <table:table-cell office:value-type="float" office:value="12" calcext:value-type="float">
            <text:p>12</text:p>
          </table:table-cell>
          <table:table-cell office:value-type="float" office:value="702" calcext:value-type="float">
            <text:p>702</text:p>
          </table:table-cell>
          <table:table-cell table:style-name="ce13" office:value-type="float" office:value="2.5" calcext:value-type="float">
            <text:p>2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426:.D1431])" office:value-type="float" office:value="232.8" calcext:value-type="float">
            <text:p>232.8</text:p>
          </table:table-cell>
          <table:table-cell table:formula="of:=SUM([.E1426:.E1431])" office:value-type="float" office:value="12333" calcext:value-type="float">
            <text:p>12333</text:p>
          </table:table-cell>
          <table:table-cell table:formula="of:=SUM([.F1426:.F1431])" office:value-type="float" office:value="162.5" calcext:value-type="float">
            <text:p>162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424];[.E1432])" office:value-type="float" office:value="278647" calcext:value-type="float">
            <text:p>278647</text:p>
          </table:table-cell>
          <table:table-cell table:formula="of:=SUM([.F1424];[.F1432])" office:value-type="float" office:value="2716.5" calcext:value-type="float">
            <text:p>2716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 (apartments, facad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759.6" calcext:value-type="float">
            <text:p>759.6</text:p>
          </table:table-cell>
          <table:table-cell office:value-type="float" office:value="79563" calcext:value-type="float">
            <text:p>79563</text:p>
          </table:table-cell>
          <table:table-cell office:value-type="float" office:value="771.1" calcext:value-type="float">
            <text:p>771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 (apartments, facad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2093" calcext:value-type="float">
            <text:p>2093</text:p>
          </table:table-cell>
          <table:table-cell office:value-type="float" office:value="219233" calcext:value-type="float">
            <text:p>219233</text:p>
          </table:table-cell>
          <table:table-cell office:value-type="float" office:value="2108.2" calcext:value-type="float">
            <text:p>2108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between windows)</text:p>
          </table:table-cell>
          <table:table-cell office:value-type="string" calcext:value-type="string">
            <text:p>Autoclaved aerated concrete/Decoration</text:p>
          </table:table-cell>
          <table:table-cell office:value-type="float" office:value="224.7" calcext:value-type="float">
            <text:p>224.7</text:p>
          </table:table-cell>
          <table:table-cell office:value-type="float" office:value="23537" calcext:value-type="float">
            <text:p>23537</text:p>
          </table:table-cell>
          <table:table-cell office:value-type="float" office:value="243" calcext:value-type="float">
            <text:p>24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Wood wool</text:p>
          </table:table-cell>
          <table:table-cell office:value-type="float" office:value="420" calcext:value-type="float">
            <text:p>420</text:p>
          </table:table-cell>
          <table:table-cell office:value-type="float" office:value="43994" calcext:value-type="float">
            <text:p>43994</text:p>
          </table:table-cell>
          <table:table-cell office:value-type="float" office:value="694.1" calcext:value-type="float">
            <text:p>694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350.9" calcext:value-type="float">
            <text:p>350.9</text:p>
          </table:table-cell>
          <table:table-cell office:value-type="float" office:value="36756" calcext:value-type="float">
            <text:p>36756</text:p>
          </table:table-cell>
          <table:table-cell office:value-type="float" office:value="600.5" calcext:value-type="float">
            <text:p>600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77.5" calcext:value-type="float">
            <text:p>377.5</text:p>
          </table:table-cell>
          <table:table-cell office:value-type="float" office:value="39544" calcext:value-type="float">
            <text:p>39544</text:p>
          </table:table-cell>
          <table:table-cell office:value-type="float" office:value="146.8" calcext:value-type="float">
            <text:p>146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630.4" calcext:value-type="float">
            <text:p>1630.4</text:p>
          </table:table-cell>
          <table:table-cell office:value-type="float" office:value="170785" calcext:value-type="float">
            <text:p>170785</text:p>
          </table:table-cell>
          <table:table-cell office:value-type="float" office:value="929.2" calcext:value-type="float">
            <text:p>929.2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438:.D1444])" office:value-type="float" office:value="5856.1" calcext:value-type="float">
            <text:p>5856.1</text:p>
          </table:table-cell>
          <table:table-cell table:style-name="ce2" table:formula="of:=SUM([.E1438:.E1444])" office:value-type="float" office:value="613412" calcext:value-type="float">
            <text:p>613412</text:p>
          </table:table-cell>
          <table:table-cell table:style-name="ce2" table:formula="of:=SUM([.F1438:.F1444])" office:value-type="float" office:value="5492.9" calcext:value-type="float">
            <text:p>5492.9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oncrete/Decoration</text:p>
          </table:table-cell>
          <table:table-cell office:value-type="float" office:value="402.1" calcext:value-type="float">
            <text:p>402.1</text:p>
          </table:table-cell>
          <table:table-cell office:value-type="float" office:value="33302" calcext:value-type="float">
            <text:p>33302</text:p>
          </table:table-cell>
          <table:table-cell office:value-type="float" office:value="352.3" calcext:value-type="float">
            <text:p>352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roof</text:p>
          </table:table-cell>
          <table:table-cell office:value-type="string" calcext:value-type="string">
            <text:p>Reinforced concrete/Expanded clay concrete</text:p>
          </table:table-cell>
          <table:table-cell office:value-type="float" office:value="25.9" calcext:value-type="float">
            <text:p>25.9</text:p>
          </table:table-cell>
          <table:table-cell office:value-type="float" office:value="2149" calcext:value-type="float">
            <text:p>2149</text:p>
          </table:table-cell>
          <table:table-cell office:value-type="float" office:value="25.2" calcext:value-type="float">
            <text:p>25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exit walls</text:p>
          </table:table-cell>
          <table:table-cell office:value-type="string" calcext:value-type="string">
            <text:p>Clay bricks (perforated)</text:p>
          </table:table-cell>
          <table:table-cell office:value-type="float" office:value="98.9" calcext:value-type="float">
            <text:p>98.9</text:p>
          </table:table-cell>
          <table:table-cell office:value-type="float" office:value="8195" calcext:value-type="float">
            <text:p>8195</text:p>
          </table:table-cell>
          <table:table-cell office:value-type="float" office:value="93.6" calcext:value-type="float">
            <text:p>93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exit covering</text:p>
          </table:table-cell>
          <table:table-cell office:value-type="string" calcext:value-type="string">
            <text:p>Reinforced concrete/Expanded clay concrete</text:p>
          </table:table-cell>
          <table:table-cell office:value-type="float" office:value="136.1" calcext:value-type="float">
            <text:p>136.1</text:p>
          </table:table-cell>
          <table:table-cell office:value-type="float" office:value="11276" calcext:value-type="float">
            <text:p>11276</text:p>
          </table:table-cell>
          <table:table-cell office:value-type="float" office:value="122" calcext:value-type="float">
            <text:p>12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54.4" calcext:value-type="float">
            <text:p>54.4</text:p>
          </table:table-cell>
          <table:table-cell office:value-type="float" office:value="4508" calcext:value-type="float">
            <text:p>4508</text:p>
          </table:table-cell>
          <table:table-cell office:value-type="float" office:value="93.6" calcext:value-type="float">
            <text:p>93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49.2" calcext:value-type="float">
            <text:p>249.2</text:p>
          </table:table-cell>
          <table:table-cell office:value-type="float" office:value="20640" calcext:value-type="float">
            <text:p>20640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95" calcext:value-type="float">
            <text:p>95</text:p>
          </table:table-cell>
          <table:table-cell office:value-type="float" office:value="7872" calcext:value-type="float">
            <text:p>7872</text:p>
          </table:table-cell>
          <table:table-cell office:value-type="float" office:value="37.1" calcext:value-type="float">
            <text:p>37.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447:.D1453])" office:value-type="float" office:value="1061.6" calcext:value-type="float">
            <text:p>1061.6</text:p>
          </table:table-cell>
          <table:table-cell table:formula="of:=SUM([.E1447:.E1453])" office:value-type="float" office:value="87942" calcext:value-type="float">
            <text:p>87942</text:p>
          </table:table-cell>
          <table:table-cell table:formula="of:=SUM([.F1447:.F1453])" office:value-type="float" office:value="804.8" calcext:value-type="float">
            <text:p>804.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445];[.E1454])" office:value-type="float" office:value="701354" calcext:value-type="float">
            <text:p>701354</text:p>
          </table:table-cell>
          <table:table-cell table:formula="of:=SUM([.F1445];[.F1454])" office:value-type="float" office:value="6297.7" calcext:value-type="float">
            <text:p>6297.7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lay bricks/Decoration</text:p>
          </table:table-cell>
          <table:table-cell office:value-type="float" office:value="1285.8" calcext:value-type="float">
            <text:p>1285.8</text:p>
          </table:table-cell>
          <table:table-cell office:value-type="float" office:value="128421" calcext:value-type="float">
            <text:p>128421</text:p>
          </table:table-cell>
          <table:table-cell office:value-type="float" office:value="1493.6" calcext:value-type="float">
            <text:p>1493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lag/Mineral wool</text:p>
          </table:table-cell>
          <table:table-cell office:value-type="float" office:value="113.8" calcext:value-type="float">
            <text:p>113.8</text:p>
          </table:table-cell>
          <table:table-cell office:value-type="float" office:value="11361" calcext:value-type="float">
            <text:p>11361</text:p>
          </table:table-cell>
          <table:table-cell office:value-type="float" office:value="606.6" calcext:value-type="float">
            <text:p>606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Reinforced concrete/Slag</text:p>
          </table:table-cell>
          <table:table-cell office:value-type="float" office:value="304" calcext:value-type="float">
            <text:p>304</text:p>
          </table:table-cell>
          <table:table-cell office:value-type="float" office:value="30366" calcext:value-type="float">
            <text:p>30366</text:p>
          </table:table-cell>
          <table:table-cell office:value-type="float" office:value="545.6" calcext:value-type="float">
            <text:p>545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36.7" calcext:value-type="float">
            <text:p>236.7</text:p>
          </table:table-cell>
          <table:table-cell office:value-type="float" office:value="23639" calcext:value-type="float">
            <text:p>23639</text:p>
          </table:table-cell>
          <table:table-cell office:value-type="float" office:value="92.2" calcext:value-type="float">
            <text:p>92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46.5" calcext:value-type="float">
            <text:p>546.5</text:p>
          </table:table-cell>
          <table:table-cell office:value-type="float" office:value="54586" calcext:value-type="float">
            <text:p>54586</text:p>
          </table:table-cell>
          <table:table-cell office:value-type="float" office:value="307.9" calcext:value-type="float">
            <text:p>307.9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s</text:p>
          </table:table-cell>
          <table:table-cell office:value-type="string" calcext:value-type="string">
            <text:p>Metal</text:p>
          </table:table-cell>
          <table:table-cell office:value-type="float" office:value="6.9" calcext:value-type="float">
            <text:p>6.9</text:p>
          </table:table-cell>
          <table:table-cell office:value-type="float" office:value="685" calcext:value-type="float">
            <text:p>685</text:p>
          </table:table-cell>
          <table:table-cell office:value-type="float" office:value="2.8" calcext:value-type="float">
            <text:p>2.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460:.D1465])" office:value-type="float" office:value="2493.7" calcext:value-type="float">
            <text:p>2493.7</text:p>
          </table:table-cell>
          <table:table-cell table:style-name="ce2" table:formula="of:=SUM([.E1460:.E1465])" office:value-type="float" office:value="249058" calcext:value-type="float">
            <text:p>249058</text:p>
          </table:table-cell>
          <table:table-cell table:style-name="ce2" table:formula="of:=SUM([.F1460:.F1465])" office:value-type="float" office:value="3048.7" calcext:value-type="float">
            <text:p>3048.7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s/Decoration</text:p>
          </table:table-cell>
          <table:table-cell office:value-type="float" office:value="147" calcext:value-type="float">
            <text:p>147</text:p>
          </table:table-cell>
          <table:table-cell office:value-type="float" office:value="12889" calcext:value-type="float">
            <text:p>12889</text:p>
          </table:table-cell>
          <table:table-cell office:value-type="float" office:value="170.8" calcext:value-type="float">
            <text:p>170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roof</text:p>
          </table:table-cell>
          <table:table-cell office:value-type="string" calcext:value-type="string">
            <text:p>Clay bricks/Wood/Slag/Mineral wool</text:p>
          </table:table-cell>
          <table:table-cell office:value-type="float" office:value="88.6" calcext:value-type="float">
            <text:p>88.6</text:p>
          </table:table-cell>
          <table:table-cell office:value-type="float" office:value="7773" calcext:value-type="float">
            <text:p>7773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Reinforced concrete/Slag</text:p>
          </table:table-cell>
          <table:table-cell office:value-type="float" office:value="61.9" calcext:value-type="float">
            <text:p>61.9</text:p>
          </table:table-cell>
          <table:table-cell office:value-type="float" office:value="5428" calcext:value-type="float">
            <text:p>5428</text:p>
          </table:table-cell>
          <table:table-cell office:value-type="float" office:value="111.6" calcext:value-type="float">
            <text:p>111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2.2" calcext:value-type="float">
            <text:p>32.2</text:p>
          </table:table-cell>
          <table:table-cell office:value-type="float" office:value="2827" calcext:value-type="float">
            <text:p>2827</text:p>
          </table:table-cell>
          <table:table-cell office:value-type="float" office:value="17.4" calcext:value-type="float">
            <text:p>17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93.7" calcext:value-type="float">
            <text:p>93.7</text:p>
          </table:table-cell>
          <table:table-cell office:value-type="float" office:value="8217" calcext:value-type="float">
            <text:p>8217</text:p>
          </table:table-cell>
          <table:table-cell office:value-type="float" office:value="28.9" calcext:value-type="float">
            <text:p>28.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468:.D1472])" office:value-type="float" office:value="423.4" calcext:value-type="float">
            <text:p>423.4</text:p>
          </table:table-cell>
          <table:table-cell table:formula="of:=SUM([.E1468:.E1472])" office:value-type="float" office:value="37134" calcext:value-type="float">
            <text:p>37134</text:p>
          </table:table-cell>
          <table:table-cell table:formula="of:=SUM([.F1468:.F1472])" office:value-type="float" office:value="420.7" calcext:value-type="float">
            <text:p>420.7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466];[.E1473])" office:value-type="float" office:value="286192" calcext:value-type="float">
            <text:p>286192</text:p>
          </table:table-cell>
          <table:table-cell table:formula="of:=SUM([.F1466];[.F1473])" office:value-type="float" office:value="3469.4" calcext:value-type="float">
            <text:p>3469.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6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sid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873.7" calcext:value-type="float">
            <text:p>873.7</text:p>
          </table:table-cell>
          <table:table-cell office:value-type="float" office:value="89393" calcext:value-type="float">
            <text:p>89393</text:p>
          </table:table-cell>
          <table:table-cell office:value-type="float" office:value="885.8" calcext:value-type="float">
            <text:p>885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1442.4" calcext:value-type="float">
            <text:p>1442.4</text:p>
          </table:table-cell>
          <table:table-cell office:value-type="float" office:value="147575" calcext:value-type="float">
            <text:p>147575</text:p>
          </table:table-cell>
          <table:table-cell office:value-type="float" office:value="1443.2" calcext:value-type="float">
            <text:p>1443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between windows)</text:p>
          </table:table-cell>
          <table:table-cell office:value-type="string" calcext:value-type="string">
            <text:p>Wood</text:p>
          </table:table-cell>
          <table:table-cell office:value-type="float" office:value="182.7" calcext:value-type="float">
            <text:p>182.7</text:p>
          </table:table-cell>
          <table:table-cell office:value-type="float" office:value="18695" calcext:value-type="float">
            <text:p>18695</text:p>
          </table:table-cell>
          <table:table-cell office:value-type="float" office:value="162.3" calcext:value-type="float">
            <text:p>162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Wood wool</text:p>
          </table:table-cell>
          <table:table-cell office:value-type="float" office:value="381.3" calcext:value-type="float">
            <text:p>381.3</text:p>
          </table:table-cell>
          <table:table-cell office:value-type="float" office:value="39016" calcext:value-type="float">
            <text:p>39016</text:p>
          </table:table-cell>
          <table:table-cell office:value-type="float" office:value="462.7" calcext:value-type="float">
            <text:p>462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231.9" calcext:value-type="float">
            <text:p>231.9</text:p>
          </table:table-cell>
          <table:table-cell office:value-type="float" office:value="23731" calcext:value-type="float">
            <text:p>23731</text:p>
          </table:table-cell>
          <table:table-cell office:value-type="float" office:value="397.7" calcext:value-type="float">
            <text:p>397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09.4" calcext:value-type="float">
            <text:p>209.4</text:p>
          </table:table-cell>
          <table:table-cell office:value-type="float" office:value="21427" calcext:value-type="float">
            <text:p>21427</text:p>
          </table:table-cell>
          <table:table-cell office:value-type="float" office:value="81.4" calcext:value-type="float">
            <text:p>81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112.1" calcext:value-type="float">
            <text:p>1112.1</text:p>
          </table:table-cell>
          <table:table-cell office:value-type="float" office:value="113782" calcext:value-type="float">
            <text:p>113782</text:p>
          </table:table-cell>
          <table:table-cell office:value-type="float" office:value="631.5" calcext:value-type="float">
            <text:p>631.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479:.D1485])" office:value-type="float" office:value="4433.5" calcext:value-type="float">
            <text:p>4433.5</text:p>
          </table:table-cell>
          <table:table-cell table:style-name="ce2" table:formula="of:=SUM([.E1479:.E1485])" office:value-type="float" office:value="453619" calcext:value-type="float">
            <text:p>453619</text:p>
          </table:table-cell>
          <table:table-cell table:style-name="ce2" table:formula="of:=SUM([.F1479:.F1485])" office:value-type="float" office:value="4064.6" calcext:value-type="float">
            <text:p>4064.6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oncrete/Decoration</text:p>
          </table:table-cell>
          <table:table-cell office:value-type="float" office:value="167" calcext:value-type="float">
            <text:p>167</text:p>
          </table:table-cell>
          <table:table-cell office:value-type="float" office:value="13021" calcext:value-type="float">
            <text:p>13021</text:p>
          </table:table-cell>
          <table:table-cell office:value-type="float" office:value="140.9" calcext:value-type="float">
            <text:p>140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roof</text:p>
          </table:table-cell>
          <table:table-cell office:value-type="string" calcext:value-type="string">
            <text:p>Reinforced concrete/Expanded clay concrete</text:p>
          </table:table-cell>
          <table:table-cell office:value-type="float" office:value="17.5" calcext:value-type="float">
            <text:p>17.5</text:p>
          </table:table-cell>
          <table:table-cell office:value-type="float" office:value="1364" calcext:value-type="float">
            <text:p>1364</text:p>
          </table:table-cell>
          <table:table-cell office:value-type="float" office:value="16.8" calcext:value-type="float">
            <text:p>16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exit walls</text:p>
          </table:table-cell>
          <table:table-cell office:value-type="string" calcext:value-type="string">
            <text:p>Clay bricks (perforated)</text:p>
          </table:table-cell>
          <table:table-cell office:value-type="float" office:value="92.5" calcext:value-type="float">
            <text:p>92.5</text:p>
          </table:table-cell>
          <table:table-cell office:value-type="float" office:value="7212" calcext:value-type="float">
            <text:p>7212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exit covering</text:p>
          </table:table-cell>
          <table:table-cell office:value-type="string" calcext:value-type="string">
            <text:p>Reinforced concrete/Expanded clay concrete</text:p>
          </table:table-cell>
          <table:table-cell office:value-type="float" office:value="54.6" calcext:value-type="float">
            <text:p>54.6</text:p>
          </table:table-cell>
          <table:table-cell office:value-type="float" office:value="4257" calcext:value-type="float">
            <text:p>4257</text:p>
          </table:table-cell>
          <table:table-cell office:value-type="float" office:value="62.4" calcext:value-type="float">
            <text:p>62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36.3" calcext:value-type="float">
            <text:p>36.3</text:p>
          </table:table-cell>
          <table:table-cell office:value-type="float" office:value="2831" calcext:value-type="float">
            <text:p>2831</text:p>
          </table:table-cell>
          <table:table-cell office:value-type="float" office:value="62.4" calcext:value-type="float">
            <text:p>62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53.5" calcext:value-type="float">
            <text:p>53.5</text:p>
          </table:table-cell>
          <table:table-cell office:value-type="float" office:value="4170" calcext:value-type="float">
            <text:p>4170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Glass blocks</text:p>
          </table:table-cell>
          <table:table-cell office:value-type="float" office:value="455.5" calcext:value-type="float">
            <text:p>455.5</text:p>
          </table:table-cell>
          <table:table-cell office:value-type="float" office:value="35509" calcext:value-type="float">
            <text:p>35509</text:p>
          </table:table-cell>
          <table:table-cell office:value-type="float" office:value="136.1" calcext:value-type="float">
            <text:p>136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76.6" calcext:value-type="float">
            <text:p>76.6</text:p>
          </table:table-cell>
          <table:table-cell office:value-type="float" office:value="5971" calcext:value-type="float">
            <text:p>5971</text:p>
          </table:table-cell>
          <table:table-cell office:value-type="float" office:value="24.2" calcext:value-type="float">
            <text:p>24.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488:.D1495])" office:value-type="float" office:value="953.5" calcext:value-type="float">
            <text:p>953.5</text:p>
          </table:table-cell>
          <table:table-cell table:formula="of:=SUM([.E1488:.E1495])" office:value-type="float" office:value="74335" calcext:value-type="float">
            <text:p>74335</text:p>
          </table:table-cell>
          <table:table-cell table:formula="of:=SUM([.F1488:.F1495])" office:value-type="float" office:value="548.8" calcext:value-type="float">
            <text:p>548.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486];[.E1496])" office:value-type="float" office:value="527954" calcext:value-type="float">
            <text:p>527954</text:p>
          </table:table-cell>
          <table:table-cell table:formula="of:=SUM([.F1486];[.F1496])" office:value-type="float" office:value="4613.4" calcext:value-type="float">
            <text:p>4613.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7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Wood/Decoration</text:p>
          </table:table-cell>
          <table:table-cell office:value-type="float" office:value="235.4" calcext:value-type="float">
            <text:p>235.4</text:p>
          </table:table-cell>
          <table:table-cell office:value-type="float" office:value="22940" calcext:value-type="float">
            <text:p>22940</text:p>
          </table:table-cell>
          <table:table-cell office:value-type="float" office:value="304.9" calcext:value-type="float">
            <text:p>304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Wood/Decoration (uninsulated)</text:p>
          </table:table-cell>
          <table:table-cell office:value-type="float" office:value="30.7" calcext:value-type="float">
            <text:p>30.7</text:p>
          </table:table-cell>
          <table:table-cell office:value-type="float" office:value="2995" calcext:value-type="float">
            <text:p>2995</text:p>
          </table:table-cell>
          <table:table-cell office:value-type="float" office:value="53.4" calcext:value-type="float">
            <text:p>53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basement apartments)</text:p>
          </table:table-cell>
          <table:table-cell office:value-type="string" calcext:value-type="string">
            <text:p>Clay bricks/Decoration</text:p>
          </table:table-cell>
          <table:table-cell office:value-type="float" office:value="90.2" calcext:value-type="float">
            <text:p>90.2</text:p>
          </table:table-cell>
          <table:table-cell office:value-type="float" office:value="8786" calcext:value-type="float">
            <text:p>8786</text:p>
          </table:table-cell>
          <table:table-cell office:value-type="float" office:value="94.9" calcext:value-type="float">
            <text:p>94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lag</text:p>
          </table:table-cell>
          <table:table-cell office:value-type="float" office:value="192.9" calcext:value-type="float">
            <text:p>192.9</text:p>
          </table:table-cell>
          <table:table-cell office:value-type="float" office:value="18798" calcext:value-type="float">
            <text:p>18798</text:p>
          </table:table-cell>
          <table:table-cell office:value-type="float" office:value="265.3" calcext:value-type="float">
            <text:p>265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asement floor (insulated)</text:p>
          </table:table-cell>
          <table:table-cell office:value-type="string" calcext:value-type="string">
            <text:p>Reinforced concrete/Concrete/Sand/Rammed earth</text:p>
          </table:table-cell>
          <table:table-cell office:value-type="float" office:value="110.7" calcext:value-type="float">
            <text:p>110.7</text:p>
          </table:table-cell>
          <table:table-cell office:value-type="float" office:value="10784" calcext:value-type="float">
            <text:p>10784</text:p>
          </table:table-cell>
          <table:table-cell office:value-type="float" office:value="265.3" calcext:value-type="float">
            <text:p>265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walls</text:p>
          </table:table-cell>
          <table:table-cell office:value-type="string" calcext:value-type="string">
            <text:p>Clay bricks/Decoration</text:p>
          </table:table-cell>
          <table:table-cell office:value-type="float" office:value="45.9" calcext:value-type="float">
            <text:p>45.9</text:p>
          </table:table-cell>
          <table:table-cell office:value-type="float" office:value="4471" calcext:value-type="float">
            <text:p>447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88.3" calcext:value-type="float">
            <text:p>88.3</text:p>
          </table:table-cell>
          <table:table-cell office:value-type="float" office:value="8601" calcext:value-type="float">
            <text:p>8601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98.7" calcext:value-type="float">
            <text:p>98.7</text:p>
          </table:table-cell>
          <table:table-cell office:value-type="float" office:value="9619" calcext:value-type="float">
            <text:p>9619</text:p>
          </table:table-cell>
          <table:table-cell office:value-type="float" office:value="54.7" calcext:value-type="float">
            <text:p>54.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502:.D1509])" office:value-type="float" office:value="892.8" calcext:value-type="float">
            <text:p>892.8</text:p>
          </table:table-cell>
          <table:table-cell table:style-name="ce2" table:formula="of:=SUM([.E1502:.E1509])" office:value-type="float" office:value="86994" calcext:value-type="float">
            <text:p>86994</text:p>
          </table:table-cell>
          <table:table-cell table:style-name="ce2" table:formula="of:=SUM([.F1502:.F1509])" office:value-type="float" office:value="1154.5" calcext:value-type="float">
            <text:p>1154.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s/Decoration</text:p>
          </table:table-cell>
          <table:table-cell office:value-type="float" office:value="16.7" calcext:value-type="float">
            <text:p>16.7</text:p>
          </table:table-cell>
          <table:table-cell office:value-type="float" office:value="1385" calcext:value-type="float">
            <text:p>1385</text:p>
          </table:table-cell>
          <table:table-cell office:value-type="float" office:value="16.3" calcext:value-type="float">
            <text:p>16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alls (attic)</text:p>
          </table:table-cell>
          <table:table-cell office:value-type="string" calcext:value-type="string">
            <text:p>Clay bricks/Decoration</text:p>
          </table:table-cell>
          <table:table-cell office:value-type="float" office:value="29.4" calcext:value-type="float">
            <text:p>29.4</text:p>
          </table:table-cell>
          <table:table-cell office:value-type="float" office:value="2435" calcext:value-type="float">
            <text:p>2435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floor (insulated)</text:p>
          </table:table-cell>
          <table:table-cell office:value-type="string" calcext:value-type="string">
            <text:p>Reinforced concrete/Concrete/Sand/Rammed earth</text:p>
          </table:table-cell>
          <table:table-cell office:value-type="float" office:value="8.4" calcext:value-type="float">
            <text:p>8.4</text:p>
          </table:table-cell>
          <table:table-cell office:value-type="float" office:value="693" calcext:value-type="float">
            <text:p>693</text:p>
          </table:table-cell>
          <table:table-cell office:value-type="float" office:value="20.4" calcext:value-type="float">
            <text:p>20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9.6" calcext:value-type="float">
            <text:p>9.6</text:p>
          </table:table-cell>
          <table:table-cell office:value-type="float" office:value="793" calcext:value-type="float">
            <text:p>793</text:p>
          </table:table-cell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16.3" calcext:value-type="float">
            <text:p>16.3</text:p>
          </table:table-cell>
          <table:table-cell office:value-type="float" office:value="1347" calcext:value-type="float">
            <text:p>1347</text:p>
          </table:table-cell>
          <table:table-cell office:value-type="float" office:value="4.4" calcext:value-type="float">
            <text:p>4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6.9" calcext:value-type="float">
            <text:p>6.9</text:p>
          </table:table-cell>
          <table:table-cell office:value-type="float" office:value="569" calcext:value-type="float">
            <text:p>569</text:p>
          </table:table-cell>
          <table:table-cell office:value-type="float" office:value="2.9" calcext:value-type="float">
            <text:p>2.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512:.D1517])" office:value-type="float" office:value="87.3" calcext:value-type="float">
            <text:p>87.3</text:p>
          </table:table-cell>
          <table:table-cell table:formula="of:=SUM([.E1512:.E1517])" office:value-type="float" office:value="7222" calcext:value-type="float">
            <text:p>7222</text:p>
          </table:table-cell>
          <table:table-cell table:formula="of:=SUM([.F1512:.F1517])" office:value-type="float" office:value="82.5" calcext:value-type="float">
            <text:p>82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510];[.E1518])" office:value-type="float" office:value="94216" calcext:value-type="float">
            <text:p>94216</text:p>
          </table:table-cell>
          <table:table-cell table:formula="of:=SUM([.F1510];[.F1518])" office:value-type="float" office:value="1237" calcext:value-type="float">
            <text:p>1237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7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Calcium silicate bricks/Wood/Decoration (insulation)</text:p>
          </table:table-cell>
          <table:table-cell office:value-type="float" office:value="186.1" calcext:value-type="float">
            <text:p>186.1</text:p>
          </table:table-cell>
          <table:table-cell office:value-type="float" office:value="19041" calcext:value-type="float">
            <text:p>19041</text:p>
          </table:table-cell>
          <table:table-cell office:value-type="float" office:value="274.4" calcext:value-type="float">
            <text:p>274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033.7" calcext:value-type="float">
            <text:p>1033.7</text:p>
          </table:table-cell>
          <table:table-cell office:value-type="float" office:value="105759" calcext:value-type="float">
            <text:p>105759</text:p>
          </table:table-cell>
          <table:table-cell office:value-type="float" office:value="866.4" calcext:value-type="float">
            <text:p>866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Slag/Concrete</text:p>
          </table:table-cell>
          <table:table-cell office:value-type="float" office:value="352" calcext:value-type="float">
            <text:p>352</text:p>
          </table:table-cell>
          <table:table-cell office:value-type="float" office:value="36015" calcext:value-type="float">
            <text:p>36015</text:p>
          </table:table-cell>
          <table:table-cell office:value-type="float" office:value="427" calcext:value-type="float">
            <text:p>42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96.6" calcext:value-type="float">
            <text:p>196.6</text:p>
          </table:table-cell>
          <table:table-cell office:value-type="float" office:value="20117" calcext:value-type="float">
            <text:p>20117</text:p>
          </table:table-cell>
          <table:table-cell office:value-type="float" office:value="355.4" calcext:value-type="float">
            <text:p>355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29.8" calcext:value-type="float">
            <text:p>229.8</text:p>
          </table:table-cell>
          <table:table-cell office:value-type="float" office:value="23514" calcext:value-type="float">
            <text:p>23514</text:p>
          </table:table-cell>
          <table:table-cell office:value-type="float" office:value="89.2" calcext:value-type="float">
            <text:p>89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16.2" calcext:value-type="float">
            <text:p>516.2</text:p>
          </table:table-cell>
          <table:table-cell office:value-type="float" office:value="52813" calcext:value-type="float">
            <text:p>52813</text:p>
          </table:table-cell>
          <table:table-cell office:value-type="float" office:value="289" calcext:value-type="float">
            <text:p>28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524:.D1529])" office:value-type="float" office:value="2514.4" calcext:value-type="float">
            <text:p>2514.4</text:p>
          </table:table-cell>
          <table:table-cell table:style-name="ce2" table:formula="of:=SUM([.E1524:.E1529])" office:value-type="float" office:value="257259" calcext:value-type="float">
            <text:p>257259</text:p>
          </table:table-cell>
          <table:table-cell table:style-name="ce2" table:formula="of:=SUM([.F1524:.F1529])" office:value-type="float" office:value="2301.4" calcext:value-type="float">
            <text:p>2301.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66" calcext:value-type="float">
            <text:p>66</text:p>
          </table:table-cell>
          <table:table-cell office:value-type="float" office:value="5789" calcext:value-type="float">
            <text:p>5789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(ov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30.2" calcext:value-type="float">
            <text:p>30.2</text:p>
          </table:table-cell>
          <table:table-cell office:value-type="float" office:value="2650" calcext:value-type="float">
            <text:p>2650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alls (attic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52.4" calcext:value-type="float">
            <text:p>52.4</text:p>
          </table:table-cell>
          <table:table-cell office:value-type="float" office:value="4595" calcext:value-type="float">
            <text:p>4595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7.3" calcext:value-type="float">
            <text:p>17.3</text:p>
          </table:table-cell>
          <table:table-cell office:value-type="float" office:value="1515" calcext:value-type="float">
            <text:p>1515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75.2" calcext:value-type="float">
            <text:p>75.2</text:p>
          </table:table-cell>
          <table:table-cell office:value-type="float" office:value="6592" calcext:value-type="float">
            <text:p>6592</text:p>
          </table:table-cell>
          <table:table-cell office:value-type="float" office:value="37.8" calcext:value-type="float">
            <text:p>37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49.4" calcext:value-type="float">
            <text:p>49.4</text:p>
          </table:table-cell>
          <table:table-cell office:value-type="float" office:value="4329" calcext:value-type="float">
            <text:p>4329</text:p>
          </table:table-cell>
          <table:table-cell office:value-type="float" office:value="14.2" calcext:value-type="float">
            <text:p>14.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532:.D1537])" office:value-type="float" office:value="290.5" calcext:value-type="float">
            <text:p>290.5</text:p>
          </table:table-cell>
          <table:table-cell table:formula="of:=SUM([.E1532:.E1537])" office:value-type="float" office:value="25470" calcext:value-type="float">
            <text:p>25470</text:p>
          </table:table-cell>
          <table:table-cell table:formula="of:=SUM([.F1532:.F1537])" office:value-type="float" office:value="231" calcext:value-type="float">
            <text:p>23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530];[.E1538])" office:value-type="float" office:value="282729" calcext:value-type="float">
            <text:p>282729</text:p>
          </table:table-cell>
          <table:table-cell table:formula="of:=SUM([.F1530];[.F1538])" office:value-type="float" office:value="2532.4" calcext:value-type="float">
            <text:p>2532.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7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324.1" calcext:value-type="float">
            <text:p>324.1</text:p>
          </table:table-cell>
          <table:table-cell office:value-type="float" office:value="33158" calcext:value-type="float">
            <text:p>33158</text:p>
          </table:table-cell>
          <table:table-cell office:value-type="float" office:value="279.9" calcext:value-type="float">
            <text:p>279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359.8" calcext:value-type="float">
            <text:p>1359.8</text:p>
          </table:table-cell>
          <table:table-cell office:value-type="float" office:value="139122" calcext:value-type="float">
            <text:p>139122</text:p>
          </table:table-cell>
          <table:table-cell office:value-type="float" office:value="1165.6" calcext:value-type="float">
            <text:p>1165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Slag/Mineral wool</text:p>
          </table:table-cell>
          <table:table-cell office:value-type="float" office:value="164" calcext:value-type="float">
            <text:p>164</text:p>
          </table:table-cell>
          <table:table-cell office:value-type="float" office:value="16783" calcext:value-type="float">
            <text:p>16783</text:p>
          </table:table-cell>
          <table:table-cell office:value-type="float" office:value="576" calcext:value-type="float">
            <text:p>57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94.6" calcext:value-type="float">
            <text:p>294.6</text:p>
          </table:table-cell>
          <table:table-cell office:value-type="float" office:value="30141" calcext:value-type="float">
            <text:p>30141</text:p>
          </table:table-cell>
          <table:table-cell office:value-type="float" office:value="522.1" calcext:value-type="float">
            <text:p>522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95.9" calcext:value-type="float">
            <text:p>295.9</text:p>
          </table:table-cell>
          <table:table-cell office:value-type="float" office:value="30277" calcext:value-type="float">
            <text:p>30277</text:p>
          </table:table-cell>
          <table:table-cell office:value-type="float" office:value="114.7" calcext:value-type="float">
            <text:p>114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654.7" calcext:value-type="float">
            <text:p>654.7</text:p>
          </table:table-cell>
          <table:table-cell office:value-type="float" office:value="66981" calcext:value-type="float">
            <text:p>66981</text:p>
          </table:table-cell>
          <table:table-cell office:value-type="float" office:value="371.8" calcext:value-type="float">
            <text:p>371.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544:.D1549])" office:value-type="float" office:value="3093.1" calcext:value-type="float">
            <text:p>3093.1</text:p>
          </table:table-cell>
          <table:table-cell table:style-name="ce2" table:formula="of:=SUM([.E1544:.E1549])" office:value-type="float" office:value="316462" calcext:value-type="float">
            <text:p>316462</text:p>
          </table:table-cell>
          <table:table-cell table:style-name="ce2" table:formula="of:=SUM([.F1544:.F1549])" office:value-type="float" office:value="3030.1" calcext:value-type="float">
            <text:p>3030.1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87.9" calcext:value-type="float">
            <text:p>87.9</text:p>
          </table:table-cell>
          <table:table-cell office:value-type="float" office:value="7284" calcext:value-type="float">
            <text:p>7284</text:p>
          </table:table-cell>
          <table:table-cell office:value-type="float" office:value="73.2" calcext:value-type="float">
            <text:p>73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(ov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35.8" calcext:value-type="float">
            <text:p>35.8</text:p>
          </table:table-cell>
          <table:table-cell office:value-type="float" office:value="2962" calcext:value-type="float">
            <text:p>2962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alls (attic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65.7" calcext:value-type="float">
            <text:p>65.7</text:p>
          </table:table-cell>
          <table:table-cell office:value-type="float" office:value="5443" calcext:value-type="float">
            <text:p>5443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3.5" calcext:value-type="float">
            <text:p>23.5</text:p>
          </table:table-cell>
          <table:table-cell office:value-type="float" office:value="1945" calcext:value-type="float">
            <text:p>1945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93.2" calcext:value-type="float">
            <text:p>93.2</text:p>
          </table:table-cell>
          <table:table-cell office:value-type="float" office:value="7719" calcext:value-type="float">
            <text:p>7719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</text:p>
          </table:table-cell>
          <table:table-cell office:value-type="float" office:value="59.9" calcext:value-type="float">
            <text:p>59.9</text:p>
          </table:table-cell>
          <table:table-cell office:value-type="float" office:value="4961" calcext:value-type="float">
            <text:p>4961</text:p>
          </table:table-cell>
          <table:table-cell office:value-type="float" office:value="18.8" calcext:value-type="float">
            <text:p>18.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552:.D1557])" office:value-type="float" office:value="366" calcext:value-type="float">
            <text:p>366</text:p>
          </table:table-cell>
          <table:table-cell table:formula="of:=SUM([.E1552:.E1557])" office:value-type="float" office:value="30314" calcext:value-type="float">
            <text:p>30314</text:p>
          </table:table-cell>
          <table:table-cell table:formula="of:=SUM([.F1552:.F1557])" office:value-type="float" office:value="284" calcext:value-type="float">
            <text:p>28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550];[.E1558])" office:value-type="float" office:value="346776" calcext:value-type="float">
            <text:p>346776</text:p>
          </table:table-cell>
          <table:table-cell table:formula="of:=SUM([.F1550];[.F1558])" office:value-type="float" office:value="3314.1" calcext:value-type="float">
            <text:p>3314.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7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lay bricks/Decoration</text:p>
          </table:table-cell>
          <table:table-cell office:value-type="float" office:value="332.3" calcext:value-type="float">
            <text:p>332.3</text:p>
          </table:table-cell>
          <table:table-cell office:value-type="float" office:value="34002" calcext:value-type="float">
            <text:p>34002</text:p>
          </table:table-cell>
          <table:table-cell office:value-type="float" office:value="378.3" calcext:value-type="float">
            <text:p>378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lay bricks/Decoration</text:p>
          </table:table-cell>
          <table:table-cell office:value-type="float" office:value="172.5" calcext:value-type="float">
            <text:p>172.5</text:p>
          </table:table-cell>
          <table:table-cell office:value-type="float" office:value="17645" calcext:value-type="float">
            <text:p>17645</text:p>
          </table:table-cell>
          <table:table-cell office:value-type="float" office:value="195.2" calcext:value-type="float">
            <text:p>195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Walls (connecting to another building)</text:p>
          </table:table-cell>
          <table:table-cell office:value-type="string" calcext:value-type="string">
            <text:p>Clay bricks/Decoration</text:p>
          </table:table-cell>
          <table:table-cell office:value-type="float" office:value="151.8" calcext:value-type="float">
            <text:p>151.8</text:p>
          </table:table-cell>
          <table:table-cell office:value-type="float" office:value="15527" calcext:value-type="float">
            <text:p>15527</text:p>
          </table:table-cell>
          <table:table-cell office:value-type="float" office:value="172.4" calcext:value-type="float">
            <text:p>172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lag/Mineral wool</text:p>
          </table:table-cell>
          <table:table-cell office:value-type="float" office:value="38.1" calcext:value-type="float">
            <text:p>38.1</text:p>
          </table:table-cell>
          <table:table-cell office:value-type="float" office:value="3899" calcext:value-type="float">
            <text:p>3899</text:p>
          </table:table-cell>
          <table:table-cell office:value-type="float" office:value="204.8" calcext:value-type="float">
            <text:p>204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Bricks </text:p>
          </table:table-cell>
          <table:table-cell office:value-type="float" office:value="93.3" calcext:value-type="float">
            <text:p>93.3</text:p>
          </table:table-cell>
          <table:table-cell office:value-type="float" office:value="9549" calcext:value-type="float">
            <text:p>9549</text:p>
          </table:table-cell>
          <table:table-cell office:value-type="float" office:value="177.6" calcext:value-type="float">
            <text:p>177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85.2" calcext:value-type="float">
            <text:p>85.2</text:p>
          </table:table-cell>
          <table:table-cell office:value-type="float" office:value="8716" calcext:value-type="float">
            <text:p>8716</text:p>
          </table:table-cell>
          <table:table-cell office:value-type="float" office:value="32.6" calcext:value-type="float">
            <text:p>32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68.2" calcext:value-type="float">
            <text:p>168.2</text:p>
          </table:table-cell>
          <table:table-cell office:value-type="float" office:value="17205" calcext:value-type="float">
            <text:p>17205</text:p>
          </table:table-cell>
          <table:table-cell office:value-type="float" office:value="92.6" calcext:value-type="float">
            <text:p>92.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564:.D1570])" office:value-type="float" office:value="1041.4" calcext:value-type="float">
            <text:p>1041.4</text:p>
          </table:table-cell>
          <table:table-cell table:style-name="ce2" table:formula="of:=SUM([.E1564:.E1570])" office:value-type="float" office:value="106543" calcext:value-type="float">
            <text:p>106543</text:p>
          </table:table-cell>
          <table:table-cell table:style-name="ce2" table:formula="of:=SUM([.F1564:.F1570])" office:value-type="float" office:value="1253.5" calcext:value-type="float">
            <text:p>1253.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s/Decoration</text:p>
          </table:table-cell>
          <table:table-cell office:value-type="float" office:value="93.4" calcext:value-type="float">
            <text:p>93.4</text:p>
          </table:table-cell>
          <table:table-cell office:value-type="float" office:value="8194" calcext:value-type="float">
            <text:p>8194</text:p>
          </table:table-cell>
          <table:table-cell office:value-type="float" office:value="92.9" calcext:value-type="float">
            <text:p>92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Glass structure (over staircase)</text:p>
          </table:table-cell>
          <table:table-cell office:value-type="string" calcext:value-type="string">
            <text:p>Glass/Polycarbonate</text:p>
          </table:table-cell>
          <table:table-cell office:value-type="float" office:value="29.9" calcext:value-type="float">
            <text:p>29.9</text:p>
          </table:table-cell>
          <table:table-cell office:value-type="float" office:value="2622" calcext:value-type="float">
            <text:p>262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7.6" calcext:value-type="float">
            <text:p>7.6</text:p>
          </table:table-cell>
          <table:table-cell office:value-type="float" office:value="665" calcext:value-type="float">
            <text:p>665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6" calcext:value-type="float">
            <text:p>16</text:p>
          </table:table-cell>
          <table:table-cell office:value-type="float" office:value="1401" calcext:value-type="float">
            <text:p>1401</text:p>
          </table:table-cell>
          <table:table-cell office:value-type="float" office:value="4.6" calcext:value-type="float">
            <text:p>4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8.6" calcext:value-type="float">
            <text:p>8.6</text:p>
          </table:table-cell>
          <table:table-cell office:value-type="float" office:value="756" calcext:value-type="float">
            <text:p>756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573:.D1577])" office:value-type="float" office:value="155.5" calcext:value-type="float">
            <text:p>155.5</text:p>
          </table:table-cell>
          <table:table-cell table:formula="of:=SUM([.E1573:.E1577])" office:value-type="float" office:value="13638" calcext:value-type="float">
            <text:p>13638</text:p>
          </table:table-cell>
          <table:table-cell table:formula="of:=SUM([.F1573:.F1577])" office:value-type="float" office:value="113.9" calcext:value-type="float">
            <text:p>113.9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571];[.E1578])" office:value-type="float" office:value="120181" calcext:value-type="float">
            <text:p>120181</text:p>
          </table:table-cell>
          <table:table-cell table:formula="of:=SUM([.F1571];[.F1578])" office:value-type="float" office:value="1367.4" calcext:value-type="float">
            <text:p>1367.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7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83.2" calcext:value-type="float">
            <text:p>83.2</text:p>
          </table:table-cell>
          <table:table-cell office:value-type="float" office:value="8107" calcext:value-type="float">
            <text:p>8107</text:p>
          </table:table-cell>
          <table:table-cell office:value-type="float" office:value="74.5" calcext:value-type="float">
            <text:p>74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357.9" calcext:value-type="float">
            <text:p>357.9</text:p>
          </table:table-cell>
          <table:table-cell office:value-type="float" office:value="34872" calcext:value-type="float">
            <text:p>34872</text:p>
          </table:table-cell>
          <table:table-cell office:value-type="float" office:value="322.6" calcext:value-type="float">
            <text:p>322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63" calcext:value-type="float">
            <text:p>163</text:p>
          </table:table-cell>
          <table:table-cell office:value-type="float" office:value="15879" calcext:value-type="float">
            <text:p>15879</text:p>
          </table:table-cell>
          <table:table-cell office:value-type="float" office:value="209.8" calcext:value-type="float">
            <text:p>209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97.9" calcext:value-type="float">
            <text:p>97.9</text:p>
          </table:table-cell>
          <table:table-cell office:value-type="float" office:value="9542" calcext:value-type="float">
            <text:p>9542</text:p>
          </table:table-cell>
          <table:table-cell office:value-type="float" office:value="173" calcext:value-type="float">
            <text:p>17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36.9" calcext:value-type="float">
            <text:p>36.9</text:p>
          </table:table-cell>
          <table:table-cell office:value-type="float" office:value="3595" calcext:value-type="float">
            <text:p>3595</text:p>
          </table:table-cell>
          <table:table-cell office:value-type="float" office:value="14.3" calcext:value-type="float">
            <text:p>14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45.4" calcext:value-type="float">
            <text:p>145.4</text:p>
          </table:table-cell>
          <table:table-cell office:value-type="float" office:value="14166" calcext:value-type="float">
            <text:p>14166</text:p>
          </table:table-cell>
          <table:table-cell office:value-type="float" office:value="76.8" calcext:value-type="float">
            <text:p>76.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584:.D1589])" office:value-type="float" office:value="884.3" calcext:value-type="float">
            <text:p>884.3</text:p>
          </table:table-cell>
          <table:table-cell table:style-name="ce2" table:formula="of:=SUM([.E1584:.E1589])" office:value-type="float" office:value="86161" calcext:value-type="float">
            <text:p>86161</text:p>
          </table:table-cell>
          <table:table-cell table:style-name="ce2" table:formula="of:=SUM([.F1584:.F1589])" office:value-type="float" office:value="871" calcext:value-type="float">
            <text:p>871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6.6" calcext:value-type="float">
            <text:p>16.6</text:p>
          </table:table-cell>
          <table:table-cell office:value-type="float" office:value="1297" calcext:value-type="float">
            <text:p>1297</text:p>
          </table:table-cell>
          <table:table-cell office:value-type="float" office:value="14.3" calcext:value-type="float">
            <text:p>14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8.5" calcext:value-type="float">
            <text:p>8.5</text:p>
          </table:table-cell>
          <table:table-cell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6.2" calcext:value-type="float">
            <text:p>6.2</text:p>
          </table:table-cell>
          <table:table-cell office:value-type="float" office:value="481" calcext:value-type="float">
            <text:p>48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7.3" calcext:value-type="float">
            <text:p>7.3</text:p>
          </table:table-cell>
          <table:table-cell office:value-type="float" office:value="572" calcext:value-type="float">
            <text:p>572</text:p>
          </table:table-cell>
          <table:table-cell office:value-type="float" office:value="3.9" calcext:value-type="float">
            <text:p>3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0.3" calcext:value-type="float">
            <text:p>10.3</text:p>
          </table:table-cell>
          <table:table-cell office:value-type="float" office:value="803" calcext:value-type="float">
            <text:p>80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592:.D1596])" office:value-type="float" office:value="48.9" calcext:value-type="float">
            <text:p>48.9</text:p>
          </table:table-cell>
          <table:table-cell table:formula="of:=SUM([.E1592:.E1596])" office:value-type="float" office:value="3814" calcext:value-type="float">
            <text:p>3814</text:p>
          </table:table-cell>
          <table:table-cell table:formula="of:=SUM([.F1592:.F1596])" office:value-type="float" office:value="43.2" calcext:value-type="float">
            <text:p>43.2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590];[.E1597])" office:value-type="float" office:value="89975" calcext:value-type="float">
            <text:p>89975</text:p>
          </table:table-cell>
          <table:table-cell table:formula="of:=SUM([.F1590];[.F1597])" office:value-type="float" office:value="914.2" calcext:value-type="float">
            <text:p>914.2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7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261.6" calcext:value-type="float">
            <text:p>261.6</text:p>
          </table:table-cell>
          <table:table-cell office:value-type="float" office:value="24219" calcext:value-type="float">
            <text:p>24219</text:p>
          </table:table-cell>
          <table:table-cell office:value-type="float" office:value="251.8" calcext:value-type="float">
            <text:p>251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637.1" calcext:value-type="float">
            <text:p>637.1</text:p>
          </table:table-cell>
          <table:table-cell office:value-type="float" office:value="58975" calcext:value-type="float">
            <text:p>58975</text:p>
          </table:table-cell>
          <table:table-cell office:value-type="float" office:value="599.9" calcext:value-type="float">
            <text:p>599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57.4" calcext:value-type="float">
            <text:p>257.4</text:p>
          </table:table-cell>
          <table:table-cell office:value-type="float" office:value="23831" calcext:value-type="float">
            <text:p>23831</text:p>
          </table:table-cell>
          <table:table-cell office:value-type="float" office:value="355.4" calcext:value-type="float">
            <text:p>355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67.3" calcext:value-type="float">
            <text:p>167.3</text:p>
          </table:table-cell>
          <table:table-cell office:value-type="float" office:value="15491" calcext:value-type="float">
            <text:p>15491</text:p>
          </table:table-cell>
          <table:table-cell office:value-type="float" office:value="313.6" calcext:value-type="float">
            <text:p>313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86.7" calcext:value-type="float">
            <text:p>186.7</text:p>
          </table:table-cell>
          <table:table-cell office:value-type="float" office:value="17285" calcext:value-type="float">
            <text:p>17285</text:p>
          </table:table-cell>
          <table:table-cell office:value-type="float" office:value="75.1" calcext:value-type="float">
            <text:p>75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11.3" calcext:value-type="float">
            <text:p>211.3</text:p>
          </table:table-cell>
          <table:table-cell office:value-type="float" office:value="19557" calcext:value-type="float">
            <text:p>19557</text:p>
          </table:table-cell>
          <table:table-cell office:value-type="float" office:value="123.1" calcext:value-type="float">
            <text:p>123.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603:.D1608])" office:value-type="float" office:value="1721.4" calcext:value-type="float">
            <text:p>1721.4</text:p>
          </table:table-cell>
          <table:table-cell table:style-name="ce2" table:formula="of:=SUM([.E1603:.E1608])" office:value-type="float" office:value="159358" calcext:value-type="float">
            <text:p>159358</text:p>
          </table:table-cell>
          <table:table-cell table:style-name="ce2" table:formula="of:=SUM([.F1603:.F1608])" office:value-type="float" office:value="1718.9" calcext:value-type="float">
            <text:p>1718.9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41.5" calcext:value-type="float">
            <text:p>41.5</text:p>
          </table:table-cell>
          <table:table-cell office:value-type="float" office:value="3032" calcext:value-type="float">
            <text:p>3032</text:p>
          </table:table-cell>
          <table:table-cell office:value-type="float" office:value="37.2" calcext:value-type="float">
            <text:p>37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5.7" calcext:value-type="float">
            <text:p>15.7</text:p>
          </table:table-cell>
          <table:table-cell office:value-type="float" office:value="1144" calcext:value-type="float">
            <text:p>1144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1.5" calcext:value-type="float">
            <text:p>11.5</text:p>
          </table:table-cell>
          <table:table-cell office:value-type="float" office:value="839" calcext:value-type="float">
            <text:p>839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2.2" calcext:value-type="float">
            <text:p>22.2</text:p>
          </table:table-cell>
          <table:table-cell office:value-type="float" office:value="1624" calcext:value-type="float">
            <text:p>1624</text:p>
          </table:table-cell>
          <table:table-cell office:value-type="float" office:value="11.7" calcext:value-type="float">
            <text:p>11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3.4" calcext:value-type="float">
            <text:p>23.4</text:p>
          </table:table-cell>
          <table:table-cell office:value-type="float" office:value="1710" calcext:value-type="float">
            <text:p>1710</text:p>
          </table:table-cell>
          <table:table-cell office:value-type="float" office:value="7.3" calcext:value-type="float">
            <text:p>7.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611:.D1615])" office:value-type="float" office:value="114.3" calcext:value-type="float">
            <text:p>114.3</text:p>
          </table:table-cell>
          <table:table-cell table:formula="of:=SUM([.E1611:.E1615])" office:value-type="float" office:value="8349" calcext:value-type="float">
            <text:p>8349</text:p>
          </table:table-cell>
          <table:table-cell table:formula="of:=SUM([.F1611:.F1615])" office:value-type="float" office:value="100.2" calcext:value-type="float">
            <text:p>100.2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609];[.E1616])" office:value-type="float" office:value="167707" calcext:value-type="float">
            <text:p>167707</text:p>
          </table:table-cell>
          <table:table-cell table:formula="of:=SUM([.F1609];[.F1616])" office:value-type="float" office:value="1819.1" calcext:value-type="float">
            <text:p>1819.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7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1175.8" calcext:value-type="float">
            <text:p>1175.8</text:p>
          </table:table-cell>
          <table:table-cell office:value-type="float" office:value="120301" calcext:value-type="float">
            <text:p>120301</text:p>
          </table:table-cell>
          <table:table-cell office:value-type="float" office:value="1127.5" calcext:value-type="float">
            <text:p>1127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2322.5" calcext:value-type="float">
            <text:p>2322.5</text:p>
          </table:table-cell>
          <table:table-cell office:value-type="float" office:value="237622" calcext:value-type="float">
            <text:p>237622</text:p>
          </table:table-cell>
          <table:table-cell office:value-type="float" office:value="2214.1" calcext:value-type="float">
            <text:p>2214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Expanded clay concrete/Wood wool</text:p>
          </table:table-cell>
          <table:table-cell office:value-type="float" office:value="370.4" calcext:value-type="float">
            <text:p>370.4</text:p>
          </table:table-cell>
          <table:table-cell office:value-type="float" office:value="37897" calcext:value-type="float">
            <text:p>37897</text:p>
          </table:table-cell>
          <table:table-cell office:value-type="float" office:value="581.1" calcext:value-type="float">
            <text:p>581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333.1" calcext:value-type="float">
            <text:p>333.1</text:p>
          </table:table-cell>
          <table:table-cell office:value-type="float" office:value="34085" calcext:value-type="float">
            <text:p>34085</text:p>
          </table:table-cell>
          <table:table-cell office:value-type="float" office:value="567.2" calcext:value-type="float">
            <text:p>567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405.8" calcext:value-type="float">
            <text:p>405.8</text:p>
          </table:table-cell>
          <table:table-cell office:value-type="float" office:value="41514" calcext:value-type="float">
            <text:p>41514</text:p>
          </table:table-cell>
          <table:table-cell office:value-type="float" office:value="155.4" calcext:value-type="float">
            <text:p>155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196.2" calcext:value-type="float">
            <text:p>1196.2</text:p>
          </table:table-cell>
          <table:table-cell office:value-type="float" office:value="122387" calcext:value-type="float">
            <text:p>122387</text:p>
          </table:table-cell>
          <table:table-cell office:value-type="float" office:value="668.5" calcext:value-type="float">
            <text:p>668.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622:.D1627])" office:value-type="float" office:value="5803.8" calcext:value-type="float">
            <text:p>5803.8</text:p>
          </table:table-cell>
          <table:table-cell table:style-name="ce2" table:formula="of:=SUM([.E1622:.E1627])" office:value-type="float" office:value="593806" calcext:value-type="float">
            <text:p>593806</text:p>
          </table:table-cell>
          <table:table-cell table:style-name="ce2" table:formula="of:=SUM([.F1622:.F1627])" office:value-type="float" office:value="5313.8" calcext:value-type="float">
            <text:p>5313.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oncrete/Decoration</text:p>
          </table:table-cell>
          <table:table-cell office:value-type="float" office:value="281.3" calcext:value-type="float">
            <text:p>281.3</text:p>
          </table:table-cell>
          <table:table-cell office:value-type="float" office:value="23300" calcext:value-type="float">
            <text:p>23300</text:p>
          </table:table-cell>
          <table:table-cell office:value-type="float" office:value="251.2" calcext:value-type="float">
            <text:p>251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 (over staircase)</text:p>
          </table:table-cell>
          <table:table-cell office:value-type="string" calcext:value-type="string">
            <text:p>Hollow-core reinforced concrete/Expanded clay concrete</text:p>
          </table:table-cell>
          <table:table-cell office:value-type="float" office:value="56.3" calcext:value-type="float">
            <text:p>56.3</text:p>
          </table:table-cell>
          <table:table-cell office:value-type="float" office:value="4661" calcext:value-type="float">
            <text:p>4661</text:p>
          </table:table-cell>
          <table:table-cell office:value-type="float" office:value="84.8" calcext:value-type="float">
            <text:p>84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ntrance roof</text:p>
          </table:table-cell>
          <table:table-cell office:value-type="string" calcext:value-type="string">
            <text:p>Reinforced concrete/Expanded clay concrete</text:p>
          </table:table-cell>
          <table:table-cell office:value-type="float" office:value="18" calcext:value-type="float">
            <text:p>18</text:p>
          </table:table-cell>
          <table:table-cell office:value-type="float" office:value="1493" calcext:value-type="float">
            <text:p>1493</text:p>
          </table:table-cell>
          <table:table-cell office:value-type="float" office:value="19.5" calcext:value-type="float">
            <text:p>19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 (under staircase)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49.6" calcext:value-type="float">
            <text:p>49.6</text:p>
          </table:table-cell>
          <table:table-cell office:value-type="float" office:value="4111" calcext:value-type="float">
            <text:p>4111</text:p>
          </table:table-cell>
          <table:table-cell office:value-type="float" office:value="84.8" calcext:value-type="float">
            <text:p>84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06.1" calcext:value-type="float">
            <text:p>106.1</text:p>
          </table:table-cell>
          <table:table-cell office:value-type="float" office:value="8786" calcext:value-type="float">
            <text:p>8786</text:p>
          </table:table-cell>
          <table:table-cell office:value-type="float" office:value="51.8" calcext:value-type="float">
            <text:p>51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/Wood</text:p>
          </table:table-cell>
          <table:table-cell office:value-type="float" office:value="54.6" calcext:value-type="float">
            <text:p>54.6</text:p>
          </table:table-cell>
          <table:table-cell office:value-type="float" office:value="4519" calcext:value-type="float">
            <text:p>4519</text:p>
          </table:table-cell>
          <table:table-cell office:value-type="float" office:value="17.7" calcext:value-type="float">
            <text:p>17.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630:.D1635])" office:value-type="float" office:value="565.9" calcext:value-type="float">
            <text:p>565.9</text:p>
          </table:table-cell>
          <table:table-cell table:formula="of:=SUM([.E1630:.E1635])" office:value-type="float" office:value="46870" calcext:value-type="float">
            <text:p>46870</text:p>
          </table:table-cell>
          <table:table-cell table:formula="of:=SUM([.F1630:.F1635])" office:value-type="float" office:value="509.8" calcext:value-type="float">
            <text:p>509.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628];[.E1636])" office:value-type="float" office:value="640676" calcext:value-type="float">
            <text:p>640676</text:p>
          </table:table-cell>
          <table:table-cell table:formula="of:=SUM([.F1628];[.F1636])" office:value-type="float" office:value="5823.6" calcext:value-type="float">
            <text:p>5823.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7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Expanded clay concrete/Polystyrene foam/Tin</text:p>
          </table:table-cell>
          <table:table-cell office:value-type="float" office:value="156.1" calcext:value-type="float">
            <text:p>156.1</text:p>
          </table:table-cell>
          <table:table-cell office:value-type="float" office:value="14450" calcext:value-type="float">
            <text:p>14450</text:p>
          </table:table-cell>
          <table:table-cell office:value-type="float" office:value="308" calcext:value-type="float">
            <text:p>30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Expanded clay concrete/Decoration</text:p>
          </table:table-cell>
          <table:table-cell office:value-type="float" office:value="2119.7" calcext:value-type="float">
            <text:p>2119.7</text:p>
          </table:table-cell>
          <table:table-cell office:value-type="float" office:value="196213" calcext:value-type="float">
            <text:p>196213</text:p>
          </table:table-cell>
          <table:table-cell office:value-type="float" office:value="1951.6" calcext:value-type="float">
            <text:p>1951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834.8" calcext:value-type="float">
            <text:p>834.8</text:p>
          </table:table-cell>
          <table:table-cell office:value-type="float" office:value="77279" calcext:value-type="float">
            <text:p>77279</text:p>
          </table:table-cell>
          <table:table-cell office:value-type="float" office:value="1001" calcext:value-type="float">
            <text:p>100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514.9" calcext:value-type="float">
            <text:p>514.9</text:p>
          </table:table-cell>
          <table:table-cell office:value-type="float" office:value="47659" calcext:value-type="float">
            <text:p>47659</text:p>
          </table:table-cell>
          <table:table-cell office:value-type="float" office:value="930.1" calcext:value-type="float">
            <text:p>930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715.3" calcext:value-type="float">
            <text:p>715.3</text:p>
          </table:table-cell>
          <table:table-cell office:value-type="float" office:value="66209" calcext:value-type="float">
            <text:p>66209</text:p>
          </table:table-cell>
          <table:table-cell office:value-type="float" office:value="439.5" calcext:value-type="float">
            <text:p>439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534.4" calcext:value-type="float">
            <text:p>534.4</text:p>
          </table:table-cell>
          <table:table-cell office:value-type="float" office:value="49468" calcext:value-type="float">
            <text:p>49468</text:p>
          </table:table-cell>
          <table:table-cell office:value-type="float" office:value="211" calcext:value-type="float">
            <text:p>21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642:.D1647])" office:value-type="float" office:value="4875.2" calcext:value-type="float">
            <text:p>4875.2</text:p>
          </table:table-cell>
          <table:table-cell table:style-name="ce2" table:formula="of:=SUM([.E1642:.E1647])" office:value-type="float" office:value="451278" calcext:value-type="float">
            <text:p>451278</text:p>
          </table:table-cell>
          <table:table-cell table:style-name="ce2" table:formula="of:=SUM([.F1642:.F1647])" office:value-type="float" office:value="4841.2" calcext:value-type="float">
            <text:p>4841.2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Reinforced concrete/Concrete</text:p>
          </table:table-cell>
          <table:table-cell office:value-type="float" office:value="174.8" calcext:value-type="float">
            <text:p>174.8</text:p>
          </table:table-cell>
          <table:table-cell office:value-type="float" office:value="12771" calcext:value-type="float">
            <text:p>12771</text:p>
          </table:table-cell>
          <table:table-cell office:value-type="float" office:value="139.8" calcext:value-type="float">
            <text:p>139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49.4" calcext:value-type="float">
            <text:p>149.4</text:p>
          </table:table-cell>
          <table:table-cell office:value-type="float" office:value="10918" calcext:value-type="float">
            <text:p>10918</text:p>
          </table:table-cell>
          <table:table-cell office:value-type="float" office:value="92.4" calcext:value-type="float">
            <text:p>92.4</text:p>
          </table:table-cell>
          <table:table-cell table:number-columns-repeated="1018"/>
        </table:table-row>
        <table:table-row table:style-name="ro5">
          <table:table-cell/>
          <table:table-cell table:number-columns-repeated="2" office:value-type="string" calcext:value-type="string">
            <text:p>Glass blocks</text:p>
          </table:table-cell>
          <table:table-cell office:value-type="float" office:value="20.8" calcext:value-type="float">
            <text:p>20.8</text:p>
          </table:table-cell>
          <table:table-cell office:value-type="float" office:value="1520" calcext:value-type="float">
            <text:p>152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48.4" calcext:value-type="float">
            <text:p>48.4</text:p>
          </table:table-cell>
          <table:table-cell office:value-type="float" office:value="3539" calcext:value-type="float">
            <text:p>3539</text:p>
          </table:table-cell>
          <table:table-cell office:value-type="float" office:value="13.8" calcext:value-type="float">
            <text:p>13.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650:.D1653])" office:value-type="float" office:value="393.4" calcext:value-type="float">
            <text:p>393.4</text:p>
          </table:table-cell>
          <table:table-cell table:formula="of:=SUM([.E1650:.E1653])" office:value-type="float" office:value="28748" calcext:value-type="float">
            <text:p>28748</text:p>
          </table:table-cell>
          <table:table-cell table:formula="of:=SUM([.F1650:.F1653])" office:value-type="float" office:value="252" calcext:value-type="float">
            <text:p>252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648];[.E1654])" office:value-type="float" office:value="480026" calcext:value-type="float">
            <text:p>480026</text:p>
          </table:table-cell>
          <table:table-cell table:formula="of:=SUM([.F1648];[.F1654])" office:value-type="float" office:value="5093.2" calcext:value-type="float">
            <text:p>5093.2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7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346.7" calcext:value-type="float">
            <text:p>346.7</text:p>
          </table:table-cell>
          <table:table-cell office:value-type="float" office:value="33783" calcext:value-type="float">
            <text:p>33783</text:p>
          </table:table-cell>
          <table:table-cell office:value-type="float" office:value="291.7" calcext:value-type="float">
            <text:p>291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351.9" calcext:value-type="float">
            <text:p>1351.9</text:p>
          </table:table-cell>
          <table:table-cell office:value-type="float" office:value="131731" calcext:value-type="float">
            <text:p>131731</text:p>
          </table:table-cell>
          <table:table-cell office:value-type="float" office:value="1153.5" calcext:value-type="float">
            <text:p>1153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484.8" calcext:value-type="float">
            <text:p>484.8</text:p>
          </table:table-cell>
          <table:table-cell office:value-type="float" office:value="47239" calcext:value-type="float">
            <text:p>47239</text:p>
          </table:table-cell>
          <table:table-cell office:value-type="float" office:value="615" calcext:value-type="float">
            <text:p>61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300.6" calcext:value-type="float">
            <text:p>300.6</text:p>
          </table:table-cell>
          <table:table-cell office:value-type="float" office:value="29290" calcext:value-type="float">
            <text:p>29290</text:p>
          </table:table-cell>
          <table:table-cell office:value-type="float" office:value="530.68" calcext:value-type="float">
            <text:p>530.6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681.1" calcext:value-type="float">
            <text:p>681.1</text:p>
          </table:table-cell>
          <table:table-cell office:value-type="float" office:value="66368" calcext:value-type="float">
            <text:p>66368</text:p>
          </table:table-cell>
          <table:table-cell office:value-type="float" office:value="396.7" calcext:value-type="float">
            <text:p>396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96.2" calcext:value-type="float">
            <text:p>196.2</text:p>
          </table:table-cell>
          <table:table-cell office:value-type="float" office:value="19122" calcext:value-type="float">
            <text:p>19122</text:p>
          </table:table-cell>
          <table:table-cell office:value-type="float" office:value="76.1" calcext:value-type="float">
            <text:p>76.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660:.D1665])" office:value-type="float" office:value="3361.3" calcext:value-type="float">
            <text:p>3361.3</text:p>
          </table:table-cell>
          <table:table-cell table:style-name="ce2" table:formula="of:=SUM([.E1660:.E1665])" office:value-type="float" office:value="327533" calcext:value-type="float">
            <text:p>327533</text:p>
          </table:table-cell>
          <table:table-cell table:style-name="ce2" table:formula="of:=SUM([.F1660:.F1665])" office:value-type="float" office:value="3063.68" calcext:value-type="float">
            <text:p>3063.6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74.6" calcext:value-type="float">
            <text:p>74.6</text:p>
          </table:table-cell>
          <table:table-cell office:value-type="float" office:value="5453" calcext:value-type="float">
            <text:p>5453</text:p>
          </table:table-cell>
          <table:table-cell office:value-type="float" office:value="62.6" calcext:value-type="float">
            <text:p>62.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42.7" calcext:value-type="float">
            <text:p>142.7</text:p>
          </table:table-cell>
          <table:table-cell office:value-type="float" office:value="10431" calcext:value-type="float">
            <text:p>10431</text:p>
          </table:table-cell>
          <table:table-cell office:value-type="float" office:value="57.6" calcext:value-type="float">
            <text:p>57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63.4" calcext:value-type="float">
            <text:p>63.4</text:p>
          </table:table-cell>
          <table:table-cell office:value-type="float" office:value="4632" calcext:value-type="float">
            <text:p>4632</text:p>
          </table:table-cell>
          <table:table-cell office:value-type="float" office:value="19.8" calcext:value-type="float">
            <text:p>19.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668:.D1670])" office:value-type="float" office:value="280.7" calcext:value-type="float">
            <text:p>280.7</text:p>
          </table:table-cell>
          <table:table-cell table:formula="of:=SUM([.E1668:.E1670])" office:value-type="float" office:value="20516" calcext:value-type="float">
            <text:p>20516</text:p>
          </table:table-cell>
          <table:table-cell table:formula="of:=SUM([.F1668:.F1670])" office:value-type="float" office:value="140" calcext:value-type="float">
            <text:p>140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666];[.E1671])" office:value-type="float" office:value="348049" calcext:value-type="float">
            <text:p>348049</text:p>
          </table:table-cell>
          <table:table-cell table:formula="of:=SUM([.F1666];[.F1671])" office:value-type="float" office:value="3203.68" calcext:value-type="float">
            <text:p>3203.6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7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98" calcext:value-type="float">
            <text:p>198</text:p>
          </table:table-cell>
          <table:table-cell office:value-type="float" office:value="20210" calcext:value-type="float">
            <text:p>20210</text:p>
          </table:table-cell>
          <table:table-cell office:value-type="float" office:value="164.5" calcext:value-type="float">
            <text:p>164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284" calcext:value-type="float">
            <text:p>1284</text:p>
          </table:table-cell>
          <table:table-cell office:value-type="float" office:value="131337" calcext:value-type="float">
            <text:p>131337</text:p>
          </table:table-cell>
          <table:table-cell office:value-type="float" office:value="1089.2" calcext:value-type="float">
            <text:p>1089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Slag/Wool</text:p>
          </table:table-cell>
          <table:table-cell office:value-type="float" office:value="98" calcext:value-type="float">
            <text:p>98</text:p>
          </table:table-cell>
          <table:table-cell office:value-type="float" office:value="10061" calcext:value-type="float">
            <text:p>10061</text:p>
          </table:table-cell>
          <table:table-cell office:value-type="float" office:value="583" calcext:value-type="float">
            <text:p>58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73" calcext:value-type="float">
            <text:p>273</text:p>
          </table:table-cell>
          <table:table-cell office:value-type="float" office:value="27934" calcext:value-type="float">
            <text:p>27934</text:p>
          </table:table-cell>
          <table:table-cell office:value-type="float" office:value="458.4" calcext:value-type="float">
            <text:p>458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97" calcext:value-type="float">
            <text:p>497</text:p>
          </table:table-cell>
          <table:table-cell office:value-type="float" office:value="50818" calcext:value-type="float">
            <text:p>50818</text:p>
          </table:table-cell>
          <table:table-cell office:value-type="float" office:value="305" calcext:value-type="float">
            <text:p>30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25" calcext:value-type="float">
            <text:p>125</text:p>
          </table:table-cell>
          <table:table-cell office:value-type="float" office:value="12752" calcext:value-type="float">
            <text:p>12752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677:.D1682])" office:value-type="float" office:value="2475" calcext:value-type="float">
            <text:p>2475</text:p>
          </table:table-cell>
          <table:table-cell table:style-name="ce2" table:formula="of:=SUM([.E1677:.E1682])" office:value-type="float" office:value="253112" calcext:value-type="float">
            <text:p>253112</text:p>
          </table:table-cell>
          <table:table-cell table:style-name="ce2" table:formula="of:=SUM([.F1677:.F1682])" office:value-type="float" office:value="2648.1" calcext:value-type="float">
            <text:p>2648.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93" calcext:value-type="float">
            <text:p>93</text:p>
          </table:table-cell>
          <table:table-cell office:value-type="float" office:value="7272" calcext:value-type="float">
            <text:p>7272</text:p>
          </table:table-cell>
          <table:table-cell office:value-type="float" office:value="78.1" calcext:value-type="float">
            <text:p>78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60" calcext:value-type="float">
            <text:p>60</text:p>
          </table:table-cell>
          <table:table-cell office:value-type="float" office:value="4672" calcext:value-type="float">
            <text:p>4672</text:p>
          </table:table-cell>
          <table:table-cell office:value-type="float" office:value="23.5" calcext:value-type="float">
            <text:p>23.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9" calcext:value-type="float">
            <text:p>9</text:p>
          </table:table-cell>
          <table:table-cell office:value-type="float" office:value="716" calcext:value-type="float">
            <text:p>716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9" calcext:value-type="float">
            <text:p>19</text:p>
          </table:table-cell>
          <table:table-cell office:value-type="float" office:value="1467" calcext:value-type="float">
            <text:p>1467</text:p>
          </table:table-cell>
          <table:table-cell office:value-type="float" office:value="4.8" calcext:value-type="float">
            <text:p>4.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685:.D1688])" office:value-type="float" office:value="181" calcext:value-type="float">
            <text:p>181</text:p>
          </table:table-cell>
          <table:table-cell table:formula="of:=SUM([.E1685:.E1688])" office:value-type="float" office:value="14127" calcext:value-type="float">
            <text:p>14127</text:p>
          </table:table-cell>
          <table:table-cell table:formula="of:=SUM([.F1685:.F1688])" office:value-type="float" office:value="108.8" calcext:value-type="float">
            <text:p>108.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683];[.E1689])" office:value-type="float" office:value="267239" calcext:value-type="float">
            <text:p>267239</text:p>
          </table:table-cell>
          <table:table-cell table:formula="of:=SUM([.F1683];[.F1689])" office:value-type="float" office:value="2756.9" calcext:value-type="float">
            <text:p>2756.9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Calcium silicate bricks/Clay bricks/Decoration</text:p>
          </table:table-cell>
          <table:table-cell office:value-type="float" office:value="216" calcext:value-type="float">
            <text:p>216</text:p>
          </table:table-cell>
          <table:table-cell office:value-type="float" office:value="21050.5" calcext:value-type="float">
            <text:p>21050.5</text:p>
          </table:table-cell>
          <table:table-cell office:value-type="float" office:value="208.2" calcext:value-type="float">
            <text:p>208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Calcium silicate bricks/Clay bricks/Decoration</text:p>
          </table:table-cell>
          <table:table-cell office:value-type="float" office:value="767.3" calcext:value-type="float">
            <text:p>767.3</text:p>
          </table:table-cell>
          <table:table-cell office:value-type="float" office:value="74767.9" calcext:value-type="float">
            <text:p>74767.9</text:p>
          </table:table-cell>
          <table:table-cell office:value-type="float" office:value="738.9" calcext:value-type="float">
            <text:p>738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Reinforced concrete/Concrete/Slag</text:p>
          </table:table-cell>
          <table:table-cell office:value-type="float" office:value="584.6" calcext:value-type="float">
            <text:p>584.6</text:p>
          </table:table-cell>
          <table:table-cell office:value-type="float" office:value="56963.4" calcext:value-type="float">
            <text:p>56963.4</text:p>
          </table:table-cell>
          <table:table-cell office:value-type="float" office:value="739" calcext:value-type="float">
            <text:p>73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130" calcext:value-type="float">
            <text:p>130</text:p>
          </table:table-cell>
          <table:table-cell office:value-type="float" office:value="12667.4" calcext:value-type="float">
            <text:p>12667.4</text:p>
          </table:table-cell>
          <table:table-cell office:value-type="float" office:value="246.3" calcext:value-type="float">
            <text:p>246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einforced concrete/Concrete/Rammed earth/Sand</text:p>
          </table:table-cell>
          <table:table-cell office:value-type="float" office:value="110.5" calcext:value-type="float">
            <text:p>110.5</text:p>
          </table:table-cell>
          <table:table-cell office:value-type="float" office:value="10764.2" calcext:value-type="float">
            <text:p>10764.2</text:p>
          </table:table-cell>
          <table:table-cell office:value-type="float" office:value="421" calcext:value-type="float">
            <text:p>42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/triple glazed)</text:p>
          </table:table-cell>
          <table:table-cell office:value-type="float" office:value="396.2" calcext:value-type="float">
            <text:p>396.2</text:p>
          </table:table-cell>
          <table:table-cell office:value-type="float" office:value="28600.9" calcext:value-type="float">
            <text:p>28600.9</text:p>
          </table:table-cell>
          <table:table-cell office:value-type="float" office:value="240.1" calcext:value-type="float">
            <text:p>240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PVC (double/triple glazed)</text:p>
          </table:table-cell>
          <table:table-cell office:value-type="float" office:value="219.2" calcext:value-type="float">
            <text:p>219.2</text:p>
          </table:table-cell>
          <table:table-cell office:value-type="float" office:value="21359" calcext:value-type="float">
            <text:p>21359</text:p>
          </table:table-cell>
          <table:table-cell office:value-type="float" office:value="87.9" calcext:value-type="float">
            <text:p>87.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695:.D1701])" office:value-type="float" office:value="2423.8" calcext:value-type="float">
            <text:p>2423.8</text:p>
          </table:table-cell>
          <table:table-cell table:style-name="ce2" table:formula="of:=SUM([.E1695:.E1701])" office:value-type="float" office:value="226173.3" calcext:value-type="float">
            <text:p>226173.3</text:p>
          </table:table-cell>
          <table:table-cell table:style-name="ce2" table:formula="of:=SUM([.F1695:.F1701])" office:value-type="float" office:value="2681.4" calcext:value-type="float">
            <text:p>2681.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/Clay bricks/Decoration</text:p>
          </table:table-cell>
          <table:table-cell office:value-type="float" office:value="78.5" calcext:value-type="float">
            <text:p>78.5</text:p>
          </table:table-cell>
          <table:table-cell office:value-type="float" office:value="5736.9" calcext:value-type="float">
            <text:p>5736.9</text:p>
          </table:table-cell>
          <table:table-cell office:value-type="float" office:value="74.9" calcext:value-type="float">
            <text:p>74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72.8" calcext:value-type="float">
            <text:p>72.8</text:p>
          </table:table-cell>
          <table:table-cell office:value-type="float" office:value="5318.9" calcext:value-type="float">
            <text:p>5318.9</text:p>
          </table:table-cell>
          <table:table-cell office:value-type="float" office:value="28.9" calcext:value-type="float">
            <text:p>28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45.7" calcext:value-type="float">
            <text:p>45.7</text:p>
          </table:table-cell>
          <table:table-cell office:value-type="float" office:value="3336.8" calcext:value-type="float">
            <text:p>3336.8</text:p>
          </table:table-cell>
          <table:table-cell office:value-type="float" office:value="13.8" calcext:value-type="float">
            <text:p>13.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704:.D1706])" office:value-type="float" office:value="197" calcext:value-type="float">
            <text:p>197</text:p>
          </table:table-cell>
          <table:table-cell table:formula="of:=SUM([.E1704:.E1706])" office:value-type="float" office:value="14392.6" calcext:value-type="float">
            <text:p>14392.6</text:p>
          </table:table-cell>
          <table:table-cell table:formula="of:=SUM([.F1704:.F1706])" office:value-type="float" office:value="117.6" calcext:value-type="float">
            <text:p>117.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702];[.E1707])" office:value-type="float" office:value="240565.9" calcext:value-type="float">
            <text:p>240565.9</text:p>
          </table:table-cell>
          <table:table-cell table:formula="of:=SUM([.F1702];[.F1707])" office:value-type="float" office:value="2799" calcext:value-type="float">
            <text:p>2799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lay bricks/Decoration (perforated)</text:p>
          </table:table-cell>
          <table:table-cell office:value-type="float" office:value="723.5" calcext:value-type="float">
            <text:p>723.5</text:p>
          </table:table-cell>
          <table:table-cell office:value-type="float" office:value="66975" calcext:value-type="float">
            <text:p>66975</text:p>
          </table:table-cell>
          <table:table-cell office:value-type="float" office:value="752.2" calcext:value-type="float">
            <text:p>752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Autoclaved aerated concrete blocks and panels/Decoration</text:p>
          </table:table-cell>
          <table:table-cell office:value-type="float" office:value="1124.6" calcext:value-type="float">
            <text:p>1124.6</text:p>
          </table:table-cell>
          <table:table-cell office:value-type="float" office:value="104103" calcext:value-type="float">
            <text:p>104103</text:p>
          </table:table-cell>
          <table:table-cell office:value-type="float" office:value="1182.9" calcext:value-type="float">
            <text:p>1182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Concrete/Wood wool</text:p>
          </table:table-cell>
          <table:table-cell office:value-type="float" office:value="690" calcext:value-type="float">
            <text:p>690</text:p>
          </table:table-cell>
          <table:table-cell office:value-type="float" office:value="63872" calcext:value-type="float">
            <text:p>63872</text:p>
          </table:table-cell>
          <table:table-cell office:value-type="float" office:value="1040" calcext:value-type="float">
            <text:p>104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 (over passage)</text:p>
          </table:table-cell>
          <table:table-cell office:value-type="string" calcext:value-type="string">
            <text:p>Hollow-core reinforced concrete/Autoclaved aerated concrete/Roofing material</text:p>
          </table:table-cell>
          <table:table-cell office:value-type="float" office:value="20.8" calcext:value-type="float">
            <text:p>20.8</text:p>
          </table:table-cell>
          <table:table-cell office:value-type="float" office:value="1925" calcext:value-type="float">
            <text:p>1925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431.7" calcext:value-type="float">
            <text:p>431.7</text:p>
          </table:table-cell>
          <table:table-cell office:value-type="float" office:value="39960" calcext:value-type="float">
            <text:p>39960</text:p>
          </table:table-cell>
          <table:table-cell office:value-type="float" office:value="812" calcext:value-type="float">
            <text:p>81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assage cover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22.4" calcext:value-type="float">
            <text:p>22.4</text:p>
          </table:table-cell>
          <table:table-cell office:value-type="float" office:value="2074" calcext:value-type="float">
            <text:p>2074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877.8" calcext:value-type="float">
            <text:p>877.8</text:p>
          </table:table-cell>
          <table:table-cell office:value-type="float" office:value="81252" calcext:value-type="float">
            <text:p>81252</text:p>
          </table:table-cell>
          <table:table-cell office:value-type="float" office:value="548.9" calcext:value-type="float">
            <text:p>548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427" calcext:value-type="float">
            <text:p>427</text:p>
          </table:table-cell>
          <table:table-cell office:value-type="float" office:value="39523" calcext:value-type="float">
            <text:p>39523</text:p>
          </table:table-cell>
          <table:table-cell office:value-type="float" office:value="169.9" calcext:value-type="float">
            <text:p>169.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713:.D1720])" office:value-type="float" office:value="4317.8" calcext:value-type="float">
            <text:p>4317.8</text:p>
          </table:table-cell>
          <table:table-cell table:style-name="ce2" table:formula="of:=SUM([.E1713:.E1720])" office:value-type="float" office:value="399684" calcext:value-type="float">
            <text:p>399684</text:p>
          </table:table-cell>
          <table:table-cell table:style-name="ce2" table:formula="of:=SUM([.F1713:.F1720])" office:value-type="float" office:value="4545.9" calcext:value-type="float">
            <text:p>4545.9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Autoclaved aerated concrete/Decoration/Clay bricks (perforated)</text:p>
          </table:table-cell>
          <table:table-cell office:value-type="float" office:value="541.4" calcext:value-type="float">
            <text:p>541.4</text:p>
          </table:table-cell>
          <table:table-cell office:value-type="float" office:value="36929" calcext:value-type="float">
            <text:p>36929</text:p>
          </table:table-cell>
          <table:table-cell office:value-type="float" office:value="420.5" calcext:value-type="float">
            <text:p>420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68" calcext:value-type="float">
            <text:p>68</text:p>
          </table:table-cell>
          <table:table-cell office:value-type="float" office:value="4635" calcext:value-type="float">
            <text:p>4635</text:p>
          </table:table-cell>
          <table:table-cell office:value-type="float" office:value="41.3" calcext:value-type="float">
            <text:p>41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Glass blocks (entrance doors)</text:p>
          </table:table-cell>
          <table:table-cell office:value-type="string" calcext:value-type="string">
            <text:p>Glass blocks</text:p>
          </table:table-cell>
          <table:table-cell office:value-type="float" office:value="80.7" calcext:value-type="float">
            <text:p>80.7</text:p>
          </table:table-cell>
          <table:table-cell office:value-type="float" office:value="5506" calcext:value-type="float">
            <text:p>5506</text:p>
          </table:table-cell>
          <table:table-cell office:value-type="float" office:value="23.9" calcext:value-type="float">
            <text:p>23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53.3" calcext:value-type="float">
            <text:p>53.3</text:p>
          </table:table-cell>
          <table:table-cell office:value-type="float" office:value="3633" calcext:value-type="float">
            <text:p>3633</text:p>
          </table:table-cell>
          <table:table-cell office:value-type="float" office:value="16.7" calcext:value-type="float">
            <text:p>16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42.3" calcext:value-type="float">
            <text:p>42.3</text:p>
          </table:table-cell>
          <table:table-cell office:value-type="float" office:value="2887" calcext:value-type="float">
            <text:p>2887</text:p>
          </table:table-cell>
          <table:table-cell office:value-type="float" office:value="12.6" calcext:value-type="float">
            <text:p>12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84.9" calcext:value-type="float">
            <text:p>84.9</text:p>
          </table:table-cell>
          <table:table-cell office:value-type="float" office:value="5792" calcext:value-type="float">
            <text:p>5792</text:p>
          </table:table-cell>
          <table:table-cell office:value-type="float" office:value="33.3" calcext:value-type="float">
            <text:p>33.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723:.D1728])" office:value-type="float" office:value="870.6" calcext:value-type="float">
            <text:p>870.6</text:p>
          </table:table-cell>
          <table:table-cell table:formula="of:=SUM([.E1723:.E1728])" office:value-type="float" office:value="59382" calcext:value-type="float">
            <text:p>59382</text:p>
          </table:table-cell>
          <table:table-cell table:formula="of:=SUM([.F1723:.F1728])" office:value-type="float" office:value="548.3" calcext:value-type="float">
            <text:p>548.3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721];[.E1729])" office:value-type="float" office:value="459066" calcext:value-type="float">
            <text:p>459066</text:p>
          </table:table-cell>
          <table:table-cell table:formula="of:=SUM([.F1721];[.F1729])" office:value-type="float" office:value="5094.2" calcext:value-type="float">
            <text:p>5094.2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lay bricks/Decoration</text:p>
          </table:table-cell>
          <table:table-cell office:value-type="float" office:value="73.3" calcext:value-type="float">
            <text:p>73.3</text:p>
          </table:table-cell>
          <table:table-cell office:value-type="float" office:value="71455" calcext:value-type="float">
            <text:p>71455</text:p>
          </table:table-cell>
          <table:table-cell office:value-type="float" office:value="768.9" calcext:value-type="float">
            <text:p>768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lag/Sand</text:p>
          </table:table-cell>
          <table:table-cell office:value-type="float" office:value="533" calcext:value-type="float">
            <text:p>533</text:p>
          </table:table-cell>
          <table:table-cell office:value-type="float" office:value="51935" calcext:value-type="float">
            <text:p>51935</text:p>
          </table:table-cell>
          <table:table-cell office:value-type="float" office:value="756.9" calcext:value-type="float">
            <text:p>756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einforced concrete/Concrete/Sand/Rammed earth</text:p>
          </table:table-cell>
          <table:table-cell office:value-type="float" office:value="237.8" calcext:value-type="float">
            <text:p>237.8</text:p>
          </table:table-cell>
          <table:table-cell office:value-type="float" office:value="23172" calcext:value-type="float">
            <text:p>23172</text:p>
          </table:table-cell>
          <table:table-cell office:value-type="float" office:value="756.9" calcext:value-type="float">
            <text:p>756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05.1" calcext:value-type="float">
            <text:p>205.1</text:p>
          </table:table-cell>
          <table:table-cell office:value-type="float" office:value="19987" calcext:value-type="float">
            <text:p>19987</text:p>
          </table:table-cell>
          <table:table-cell office:value-type="float" office:value="116.2" calcext:value-type="float">
            <text:p>116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58.4" calcext:value-type="float">
            <text:p>58.4</text:p>
          </table:table-cell>
          <table:table-cell office:value-type="float" office:value="5692" calcext:value-type="float">
            <text:p>5692</text:p>
          </table:table-cell>
          <table:table-cell office:value-type="float" office:value="23.2" calcext:value-type="float">
            <text:p>23.2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735:.D1739])" office:value-type="float" office:value="1107.6" calcext:value-type="float">
            <text:p>1107.6</text:p>
          </table:table-cell>
          <table:table-cell table:style-name="ce2" table:formula="of:=SUM([.E1735:.E1739])" office:value-type="float" office:value="172241" calcext:value-type="float">
            <text:p>172241</text:p>
          </table:table-cell>
          <table:table-cell table:style-name="ce2" table:formula="of:=SUM([.F1735:.F1739])" office:value-type="float" office:value="2422.1" calcext:value-type="float">
            <text:p>2422.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s/Decoration</text:p>
          </table:table-cell>
          <table:table-cell office:value-type="float" office:value="33" calcext:value-type="float">
            <text:p>33</text:p>
          </table:table-cell>
          <table:table-cell office:value-type="float" office:value="1930" calcext:value-type="float">
            <text:p>1930</text:p>
          </table:table-cell>
          <table:table-cell office:value-type="float" office:value="33.5" calcext:value-type="float">
            <text:p>33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1.8" calcext:value-type="float">
            <text:p>11.8</text:p>
          </table:table-cell>
          <table:table-cell office:value-type="float" office:value="688" calcext:value-type="float">
            <text:p>688</text:p>
          </table:table-cell>
          <table:table-cell office:value-type="float" office:value="6.1" calcext:value-type="float">
            <text:p>6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25.5" calcext:value-type="float">
            <text:p>25.5</text:p>
          </table:table-cell>
          <table:table-cell office:value-type="float" office:value="1492" calcext:value-type="float">
            <text:p>1492</text:p>
          </table:table-cell>
          <table:table-cell office:value-type="float" office:value="8.4" calcext:value-type="float">
            <text:p>8.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742:.D1744])" office:value-type="float" office:value="70.3" calcext:value-type="float">
            <text:p>70.3</text:p>
          </table:table-cell>
          <table:table-cell table:formula="of:=SUM([.E1742:.E1744])" office:value-type="float" office:value="4110" calcext:value-type="float">
            <text:p>4110</text:p>
          </table:table-cell>
          <table:table-cell table:formula="of:=SUM([.F1742:.F1744])" office:value-type="float" office:value="48" calcext:value-type="float">
            <text:p>4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740];[.E1745])" office:value-type="float" office:value="176351" calcext:value-type="float">
            <text:p>176351</text:p>
          </table:table-cell>
          <table:table-cell table:formula="of:=SUM([.F1740];[.F1745])" office:value-type="float" office:value="2470.1" calcext:value-type="float">
            <text:p>2470.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Autoclaved aerated concrete blocks and panels/Decoration</text:p>
          </table:table-cell>
          <table:table-cell office:value-type="float" office:value="969.5" calcext:value-type="float">
            <text:p>969.5</text:p>
          </table:table-cell>
          <table:table-cell office:value-type="float" office:value="96830" calcext:value-type="float">
            <text:p>96830</text:p>
          </table:table-cell>
          <table:table-cell office:value-type="float" office:value="1030" calcext:value-type="float">
            <text:p>103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lay bricks/Decoration (perforated)</text:p>
          </table:table-cell>
          <table:table-cell office:value-type="float" office:value="1511.4" calcext:value-type="float">
            <text:p>1511.4</text:p>
          </table:table-cell>
          <table:table-cell office:value-type="float" office:value="150949" calcext:value-type="float">
            <text:p>150949</text:p>
          </table:table-cell>
          <table:table-cell office:value-type="float" office:value="1544" calcext:value-type="float">
            <text:p>154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327.8" calcext:value-type="float">
            <text:p>327.8</text:p>
          </table:table-cell>
          <table:table-cell office:value-type="float" office:value="32739" calcext:value-type="float">
            <text:p>32739</text:p>
          </table:table-cell>
          <table:table-cell office:value-type="float" office:value="414" calcext:value-type="float">
            <text:p>41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over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161.6" calcext:value-type="float">
            <text:p>161.6</text:p>
          </table:table-cell>
          <table:table-cell office:value-type="float" office:value="16136" calcext:value-type="float">
            <text:p>16136</text:p>
          </table:table-cell>
          <table:table-cell office:value-type="float" office:value="289.4" calcext:value-type="float">
            <text:p>289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einforced concrete/Concrete/Sand/Rammed earth</text:p>
          </table:table-cell>
          <table:table-cell office:value-type="float" office:value="15.4" calcext:value-type="float">
            <text:p>15.4</text:p>
          </table:table-cell>
          <table:table-cell office:value-type="float" office:value="1542" calcext:value-type="float">
            <text:p>1542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856" calcext:value-type="float">
            <text:p>856</text:p>
          </table:table-cell>
          <table:table-cell office:value-type="float" office:value="85494" calcext:value-type="float">
            <text:p>85494</text:p>
          </table:table-cell>
          <table:table-cell office:value-type="float" office:value="503" calcext:value-type="float">
            <text:p>50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72.4" calcext:value-type="float">
            <text:p>272.4</text:p>
          </table:table-cell>
          <table:table-cell office:value-type="float" office:value="27208" calcext:value-type="float">
            <text:p>27208</text:p>
          </table:table-cell>
          <table:table-cell office:value-type="float" office:value="109" calcext:value-type="float">
            <text:p>10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751:.D1757])" office:value-type="float" office:value="4114.1" calcext:value-type="float">
            <text:p>4114.1</text:p>
          </table:table-cell>
          <table:table-cell table:style-name="ce2" table:formula="of:=SUM([.E1751:.E1757])" office:value-type="float" office:value="410898" calcext:value-type="float">
            <text:p>410898</text:p>
          </table:table-cell>
          <table:table-cell table:style-name="ce2" table:formula="of:=SUM([.F1751:.F1757])" office:value-type="float" office:value="3925.4" calcext:value-type="float">
            <text:p>3925.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s/Decoration (perforated)</text:p>
          </table:table-cell>
          <table:table-cell office:value-type="float" office:value="89.9" calcext:value-type="float">
            <text:p>89.9</text:p>
          </table:table-cell>
          <table:table-cell office:value-type="float" office:value="6570" calcext:value-type="float">
            <text:p>6570</text:p>
          </table:table-cell>
          <table:table-cell office:value-type="float" office:value="89.9" calcext:value-type="float">
            <text:p>89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s/Decoration (perforated)</text:p>
          </table:table-cell>
          <table:table-cell office:value-type="float" office:value="289.8" calcext:value-type="float">
            <text:p>289.8</text:p>
          </table:table-cell>
          <table:table-cell office:value-type="float" office:value="21182" calcext:value-type="float">
            <text:p>21182</text:p>
          </table:table-cell>
          <table:table-cell office:value-type="float" office:value="176.3" calcext:value-type="float">
            <text:p>176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doors </text:p>
          </table:table-cell>
          <table:table-cell office:value-type="string" calcext:value-type="string">
            <text:p>Wood</text:p>
          </table:table-cell>
          <table:table-cell office:value-type="float" office:value="143.2" calcext:value-type="float">
            <text:p>143.2</text:p>
          </table:table-cell>
          <table:table-cell office:value-type="float" office:value="10465" calcext:value-type="float">
            <text:p>10465</text:p>
          </table:table-cell>
          <table:table-cell office:value-type="float" office:value="46.4" calcext:value-type="float">
            <text:p>46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35.5" calcext:value-type="float">
            <text:p>35.5</text:p>
          </table:table-cell>
          <table:table-cell office:value-type="float" office:value="2594" calcext:value-type="float">
            <text:p>2594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760:.D1763])" office:value-type="float" office:value="558.4" calcext:value-type="float">
            <text:p>558.4</text:p>
          </table:table-cell>
          <table:table-cell table:formula="of:=SUM([.E1760:.E1763])" office:value-type="float" office:value="40811" calcext:value-type="float">
            <text:p>40811</text:p>
          </table:table-cell>
          <table:table-cell table:formula="of:=SUM([.F1760:.F1763])" office:value-type="float" office:value="322.6" calcext:value-type="float">
            <text:p>322.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758];[.E1764])" office:value-type="float" office:value="451709" calcext:value-type="float">
            <text:p>451709</text:p>
          </table:table-cell>
          <table:table-cell table:formula="of:=SUM([.F1758];[.F1764])" office:value-type="float" office:value="4248" calcext:value-type="float">
            <text:p>424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4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Autoclaved aerated concrete/Lightweight conrete/Decoration</text:p>
          </table:table-cell>
          <table:table-cell office:value-type="float" office:value="261" calcext:value-type="float">
            <text:p>261</text:p>
          </table:table-cell>
          <table:table-cell office:value-type="float" office:value="25430" calcext:value-type="float">
            <text:p>25430</text:p>
          </table:table-cell>
          <table:table-cell office:value-type="float" office:value="275.8" calcext:value-type="float">
            <text:p>275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Autoclaved aerated concrete/Lightweight conrete/Decoration</text:p>
          </table:table-cell>
          <table:table-cell office:value-type="float" office:value="773" calcext:value-type="float">
            <text:p>773</text:p>
          </table:table-cell>
          <table:table-cell office:value-type="float" office:value="75321" calcext:value-type="float">
            <text:p>75321</text:p>
          </table:table-cell>
          <table:table-cell office:value-type="float" office:value="803.3" calcext:value-type="float">
            <text:p>803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hielding between windows</text:p>
          </table:table-cell>
          <table:table-cell office:value-type="string" calcext:value-type="string">
            <text:p>Wood/Glass wool</text:p>
          </table:table-cell>
          <table:table-cell office:value-type="float" office:value="88.7" calcext:value-type="float">
            <text:p>88.7</text:p>
          </table:table-cell>
          <table:table-cell office:value-type="float" office:value="8641" calcext:value-type="float">
            <text:p>8641</text:p>
          </table:table-cell>
          <table:table-cell office:value-type="float" office:value="100.8" calcext:value-type="float">
            <text:p>100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Expanded clay/Slag</text:p>
          </table:table-cell>
          <table:table-cell office:value-type="float" office:value="414.7" calcext:value-type="float">
            <text:p>414.7</text:p>
          </table:table-cell>
          <table:table-cell office:value-type="float" office:value="40410" calcext:value-type="float">
            <text:p>40410</text:p>
          </table:table-cell>
          <table:table-cell office:value-type="float" office:value="504" calcext:value-type="float">
            <text:p>50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Expanded clay/Slag</text:p>
          </table:table-cell>
          <table:table-cell office:value-type="float" office:value="251" calcext:value-type="float">
            <text:p>251</text:p>
          </table:table-cell>
          <table:table-cell office:value-type="float" office:value="24459" calcext:value-type="float">
            <text:p>24459</text:p>
          </table:table-cell>
          <table:table-cell office:value-type="float" office:value="446.7" calcext:value-type="float">
            <text:p>446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408.8" calcext:value-type="float">
            <text:p>408.8</text:p>
          </table:table-cell>
          <table:table-cell office:value-type="float" office:value="39829" calcext:value-type="float">
            <text:p>39829</text:p>
          </table:table-cell>
          <table:table-cell office:value-type="float" office:value="253.3" calcext:value-type="float">
            <text:p>253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17.3" calcext:value-type="float">
            <text:p>217.3</text:p>
          </table:table-cell>
          <table:table-cell office:value-type="float" office:value="21172" calcext:value-type="float">
            <text:p>21172</text:p>
          </table:table-cell>
          <table:table-cell office:value-type="float" office:value="87.2" calcext:value-type="float">
            <text:p>87.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770:.D1776])" office:value-type="float" office:value="2414.5" calcext:value-type="float">
            <text:p>2414.5</text:p>
          </table:table-cell>
          <table:table-cell table:style-name="ce2" table:formula="of:=SUM([.E1770:.E1776])" office:value-type="float" office:value="235262" calcext:value-type="float">
            <text:p>235262</text:p>
          </table:table-cell>
          <table:table-cell table:style-name="ce2" table:formula="of:=SUM([.F1770:.F1776])" office:value-type="float" office:value="2471.1" calcext:value-type="float">
            <text:p>2471.1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Autoclaved aerated concrete/Lightweight conrete/Decoration</text:p>
          </table:table-cell>
          <table:table-cell office:value-type="float" office:value="59.2" calcext:value-type="float">
            <text:p>59.2</text:p>
          </table:table-cell>
          <table:table-cell office:value-type="float" office:value="4327" calcext:value-type="float">
            <text:p>4327</text:p>
          </table:table-cell>
          <table:table-cell office:value-type="float" office:value="60.4" calcext:value-type="float">
            <text:p>60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79.9" calcext:value-type="float">
            <text:p>79.9</text:p>
          </table:table-cell>
          <table:table-cell office:value-type="float" office:value="5839" calcext:value-type="float">
            <text:p>5839</text:p>
          </table:table-cell>
          <table:table-cell office:value-type="float" office:value="48.6" calcext:value-type="float">
            <text:p>48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46.7" calcext:value-type="float">
            <text:p>46.7</text:p>
          </table:table-cell>
          <table:table-cell office:value-type="float" office:value="3413" calcext:value-type="float">
            <text:p>3413</text:p>
          </table:table-cell>
          <table:table-cell office:value-type="float" office:value="48.6" calcext:value-type="float">
            <text:p>48.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779:.D1781])" office:value-type="float" office:value="185.8" calcext:value-type="float">
            <text:p>185.8</text:p>
          </table:table-cell>
          <table:table-cell table:formula="of:=SUM([.E1779:.E1781])" office:value-type="float" office:value="13579" calcext:value-type="float">
            <text:p>13579</text:p>
          </table:table-cell>
          <table:table-cell table:formula="of:=SUM([.F1779:.F1781])" office:value-type="float" office:value="157.6" calcext:value-type="float">
            <text:p>157.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777];[.E1782])" office:value-type="float" office:value="248841" calcext:value-type="float">
            <text:p>248841</text:p>
          </table:table-cell>
          <table:table-cell table:formula="of:=SUM([.F1777];[.F1782])" office:value-type="float" office:value="2628.7" calcext:value-type="float">
            <text:p>2628.7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5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Clay bricks/Decoration</text:p>
          </table:table-cell>
          <table:table-cell office:value-type="float" office:value="415.7" calcext:value-type="float">
            <text:p>415.7</text:p>
          </table:table-cell>
          <table:table-cell office:value-type="float" office:value="37472" calcext:value-type="float">
            <text:p>37472</text:p>
          </table:table-cell>
          <table:table-cell office:value-type="float" office:value="492.9" calcext:value-type="float">
            <text:p>492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)</text:p>
          </table:table-cell>
          <table:table-cell office:value-type="string" calcext:value-type="string">
            <text:p>Clay bricks/Decoration</text:p>
          </table:table-cell>
          <table:table-cell office:value-type="float" office:value="33" calcext:value-type="float">
            <text:p>33</text:p>
          </table:table-cell>
          <table:table-cell office:value-type="float" office:value="2971" calcext:value-type="float">
            <text:p>2971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Wood/Slag</text:p>
          </table:table-cell>
          <table:table-cell office:value-type="float" office:value="162.3" calcext:value-type="float">
            <text:p>162.3</text:p>
          </table:table-cell>
          <table:table-cell office:value-type="float" office:value="14629" calcext:value-type="float">
            <text:p>14629</text:p>
          </table:table-cell>
          <table:table-cell office:value-type="float" office:value="221.5" calcext:value-type="float">
            <text:p>221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einforced concrete/Concrete/Sand/Rammed earth</text:p>
          </table:table-cell>
          <table:table-cell office:value-type="float" office:value="62.8" calcext:value-type="float">
            <text:p>62.8</text:p>
          </table:table-cell>
          <table:table-cell office:value-type="float" office:value="5660" calcext:value-type="float">
            <text:p>5660</text:p>
          </table:table-cell>
          <table:table-cell office:value-type="float" office:value="238.5" calcext:value-type="float">
            <text:p>238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97.6" calcext:value-type="float">
            <text:p>97.6</text:p>
          </table:table-cell>
          <table:table-cell office:value-type="float" office:value="8792" calcext:value-type="float">
            <text:p>8792</text:p>
          </table:table-cell>
          <table:table-cell office:value-type="float" office:value="59.7" calcext:value-type="float">
            <text:p>59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17.8" calcext:value-type="float">
            <text:p>117.8</text:p>
          </table:table-cell>
          <table:table-cell office:value-type="float" office:value="10620" calcext:value-type="float">
            <text:p>10620</text:p>
          </table:table-cell>
          <table:table-cell office:value-type="float" office:value="48.1" calcext:value-type="float">
            <text:p>48.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788:.D1793])" office:value-type="float" office:value="889.2" calcext:value-type="float">
            <text:p>889.2</text:p>
          </table:table-cell>
          <table:table-cell table:style-name="ce2" table:formula="of:=SUM([.E1788:.E1793])" office:value-type="float" office:value="80144" calcext:value-type="float">
            <text:p>80144</text:p>
          </table:table-cell>
          <table:table-cell table:style-name="ce2" table:formula="of:=SUM([.F1788:.F1793])" office:value-type="float" office:value="1097.7" calcext:value-type="float">
            <text:p>1097.7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, facade)</text:p>
          </table:table-cell>
          <table:table-cell office:value-type="string" calcext:value-type="string">
            <text:p>Clay bricks/Decoration</text:p>
          </table:table-cell>
          <table:table-cell office:value-type="float" office:value="57.9" calcext:value-type="float">
            <text:p>57.9</text:p>
          </table:table-cell>
          <table:table-cell office:value-type="float" office:value="3664" calcext:value-type="float">
            <text:p>3664</text:p>
          </table:table-cell>
          <table:table-cell office:value-type="float" office:value="67.1" calcext:value-type="float">
            <text:p>67.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oof (over staircase)</text:p>
          </table:table-cell>
          <table:table-cell office:value-type="string" calcext:value-type="string">
            <text:p>Wood/Slag</text:p>
          </table:table-cell>
          <table:table-cell office:value-type="float" office:value="17.5" calcext:value-type="float">
            <text:p>17.5</text:p>
          </table:table-cell>
          <table:table-cell office:value-type="float" office:value="1108" calcext:value-type="float">
            <text:p>110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5.4" calcext:value-type="float">
            <text:p>15.4</text:p>
          </table:table-cell>
          <table:table-cell office:value-type="float" office:value="977" calcext:value-type="float">
            <text:p>977</text:p>
          </table:table-cell>
          <table:table-cell office:value-type="float" office:value="6.4" calcext:value-type="float">
            <text:p>6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10" calcext:value-type="float">
            <text:p>10</text:p>
          </table:table-cell>
          <table:table-cell office:value-type="float" office:value="633" calcext:value-type="float">
            <text:p>63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796:.D1799])" office:value-type="float" office:value="100.8" calcext:value-type="float">
            <text:p>100.8</text:p>
          </table:table-cell>
          <table:table-cell table:formula="of:=SUM([.E1796:.E1799])" office:value-type="float" office:value="6382" calcext:value-type="float">
            <text:p>6382</text:p>
          </table:table-cell>
          <table:table-cell table:formula="of:=SUM([.F1796:.F1799])" office:value-type="float" office:value="96.5" calcext:value-type="float">
            <text:p>96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794];[.E1800])" office:value-type="float" office:value="86526" calcext:value-type="float">
            <text:p>86526</text:p>
          </table:table-cell>
          <table:table-cell table:formula="of:=SUM([.F1794];[.F1800])" office:value-type="float" office:value="1194.2" calcext:value-type="float">
            <text:p>1194.2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6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Expanded clay concrete</text:p>
          </table:table-cell>
          <table:table-cell office:value-type="float" office:value="277" calcext:value-type="float">
            <text:p>277</text:p>
          </table:table-cell>
          <table:table-cell office:value-type="float" office:value="26320" calcext:value-type="float">
            <text:p>26320</text:p>
          </table:table-cell>
          <table:table-cell office:value-type="float" office:value="297.8" calcext:value-type="float">
            <text:p>297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Expanded clay concrete</text:p>
          </table:table-cell>
          <table:table-cell office:value-type="float" office:value="674.7" calcext:value-type="float">
            <text:p>674.7</text:p>
          </table:table-cell>
          <table:table-cell office:value-type="float" office:value="64096" calcext:value-type="float">
            <text:p>64096</text:p>
          </table:table-cell>
          <table:table-cell office:value-type="float" office:value="722.1" calcext:value-type="float">
            <text:p>722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Wood wool</text:p>
          </table:table-cell>
          <table:table-cell office:value-type="float" office:value="229.9" calcext:value-type="float">
            <text:p>229.9</text:p>
          </table:table-cell>
          <table:table-cell office:value-type="float" office:value="21843" calcext:value-type="float">
            <text:p>21843</text:p>
          </table:table-cell>
          <table:table-cell office:value-type="float" office:value="388.2" calcext:value-type="float">
            <text:p>388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160.4" calcext:value-type="float">
            <text:p>160.4</text:p>
          </table:table-cell>
          <table:table-cell office:value-type="float" office:value="15239" calcext:value-type="float">
            <text:p>15239</text:p>
          </table:table-cell>
          <table:table-cell office:value-type="float" office:value="320.4" calcext:value-type="float">
            <text:p>320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66.1" calcext:value-type="float">
            <text:p>266.1</text:p>
          </table:table-cell>
          <table:table-cell office:value-type="float" office:value="25281" calcext:value-type="float">
            <text:p>25281</text:p>
          </table:table-cell>
          <table:table-cell office:value-type="float" office:value="166.2" calcext:value-type="float">
            <text:p>166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92.9" calcext:value-type="float">
            <text:p>192.9</text:p>
          </table:table-cell>
          <table:table-cell office:value-type="float" office:value="18324" calcext:value-type="float">
            <text:p>18324</text:p>
          </table:table-cell>
          <table:table-cell office:value-type="float" office:value="76.7" calcext:value-type="float">
            <text:p>76.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806:.D1811])" office:value-type="float" office:value="1801" calcext:value-type="float">
            <text:p>1801</text:p>
          </table:table-cell>
          <table:table-cell table:style-name="ce2" table:formula="of:=SUM([.E1806:.E1811])" office:value-type="float" office:value="171103" calcext:value-type="float">
            <text:p>171103</text:p>
          </table:table-cell>
          <table:table-cell table:style-name="ce2" table:formula="of:=SUM([.F1806:.F1811])" office:value-type="float" office:value="1971.4" calcext:value-type="float">
            <text:p>1971.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Reinforced concrete/Concrete/Decoration</text:p>
          </table:table-cell>
          <table:table-cell office:value-type="float" office:value="35.8" calcext:value-type="float">
            <text:p>35.8</text:p>
          </table:table-cell>
          <table:table-cell office:value-type="float" office:value="2526" calcext:value-type="float">
            <text:p>2526</text:p>
          </table:table-cell>
          <table:table-cell office:value-type="float" office:value="28.7" calcext:value-type="float">
            <text:p>28.7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92.9" calcext:value-type="float">
            <text:p>92.9</text:p>
          </table:table-cell>
          <table:table-cell office:value-type="float" office:value="6563" calcext:value-type="float">
            <text:p>6563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Glass blocks (entrance doors)</text:p>
          </table:table-cell>
          <table:table-cell office:value-type="string" calcext:value-type="string">
            <text:p>Glass blocks</text:p>
          </table:table-cell>
          <table:table-cell office:value-type="float" office:value="7.3" calcext:value-type="float">
            <text:p>7.3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 (basement)</text:p>
          </table:table-cell>
          <table:table-cell office:value-type="string" calcext:value-type="string">
            <text:p>Wood</text:p>
          </table:table-cell>
          <table:table-cell office:value-type="float" office:value="18.1" calcext:value-type="float">
            <text:p>18.1</text:p>
          </table:table-cell>
          <table:table-cell office:value-type="float" office:value="1275" calcext:value-type="float">
            <text:p>127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5.1" calcext:value-type="float">
            <text:p>15.1</text:p>
          </table:table-cell>
          <table:table-cell office:value-type="float" office:value="1063" calcext:value-type="float">
            <text:p>106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814:.D1818])" office:value-type="float" office:value="169.2" calcext:value-type="float">
            <text:p>169.2</text:p>
          </table:table-cell>
          <table:table-cell table:formula="of:=SUM([.E1814:.E1818])" office:value-type="float" office:value="11943" calcext:value-type="float">
            <text:p>11943</text:p>
          </table:table-cell>
          <table:table-cell table:formula="of:=SUM([.F1814:.F1818])" office:value-type="float" office:value="75.7" calcext:value-type="float">
            <text:p>75.7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812];[.E1819])" office:value-type="float" office:value="183046" calcext:value-type="float">
            <text:p>183046</text:p>
          </table:table-cell>
          <table:table-cell table:formula="of:=SUM([.F1812];[.F1819])" office:value-type="float" office:value="2047.1" calcext:value-type="float">
            <text:p>2047.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Reinforced concrete/Expanded clay concrete/Glass wool/Tin</text:p>
          </table:table-cell>
          <table:table-cell office:value-type="float" office:value="13.7" calcext:value-type="float">
            <text:p>13.7</text:p>
          </table:table-cell>
          <table:table-cell office:value-type="float" office:value="1373" calcext:value-type="float">
            <text:p>1373</text:p>
          </table:table-cell>
          <table:table-cell office:value-type="float" office:value="44.8" calcext:value-type="float">
            <text:p>44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Reinforced concrete/Expanded clay concrete/Polystyrene foam/Tin</text:p>
          </table:table-cell>
          <table:table-cell office:value-type="float" office:value="71" calcext:value-type="float">
            <text:p>71</text:p>
          </table:table-cell>
          <table:table-cell office:value-type="float" office:value="7086" calcext:value-type="float">
            <text:p>7086</text:p>
          </table:table-cell>
          <table:table-cell office:value-type="float" office:value="155.7" calcext:value-type="float">
            <text:p>155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Reinforced concrete/Expanded clay concrete</text:p>
          </table:table-cell>
          <table:table-cell office:value-type="float" office:value="1066.9" calcext:value-type="float">
            <text:p>1066.9</text:p>
          </table:table-cell>
          <table:table-cell office:value-type="float" office:value="106561" calcext:value-type="float">
            <text:p>106561</text:p>
          </table:table-cell>
          <table:table-cell office:value-type="float" office:value="1123" calcext:value-type="float">
            <text:p>112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Slag/Wool</text:p>
          </table:table-cell>
          <table:table-cell office:value-type="float" office:value="104.3" calcext:value-type="float">
            <text:p>104.3</text:p>
          </table:table-cell>
          <table:table-cell office:value-type="float" office:value="10413" calcext:value-type="float">
            <text:p>10413</text:p>
          </table:table-cell>
          <table:table-cell office:value-type="float" office:value="717.7" calcext:value-type="float">
            <text:p>717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98.5" calcext:value-type="float">
            <text:p>298.5</text:p>
          </table:table-cell>
          <table:table-cell office:value-type="float" office:value="29814" calcext:value-type="float">
            <text:p>29814</text:p>
          </table:table-cell>
          <table:table-cell office:value-type="float" office:value="559.1" calcext:value-type="float">
            <text:p>559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15.2" calcext:value-type="float">
            <text:p>515.2</text:p>
          </table:table-cell>
          <table:table-cell office:value-type="float" office:value="51456" calcext:value-type="float">
            <text:p>51456</text:p>
          </table:table-cell>
          <table:table-cell office:value-type="float" office:value="320.6" calcext:value-type="float">
            <text:p>320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12.9" calcext:value-type="float">
            <text:p>212.9</text:p>
          </table:table-cell>
          <table:table-cell office:value-type="float" office:value="21262" calcext:value-type="float">
            <text:p>21262</text:p>
          </table:table-cell>
          <table:table-cell office:value-type="float" office:value="85.2" calcext:value-type="float">
            <text:p>85.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825:.D1831])" office:value-type="float" office:value="2282.5" calcext:value-type="float">
            <text:p>2282.5</text:p>
          </table:table-cell>
          <table:table-cell table:style-name="ce2" table:formula="of:=SUM([.E1825:.E1831])" office:value-type="float" office:value="227965" calcext:value-type="float">
            <text:p>227965</text:p>
          </table:table-cell>
          <table:table-cell table:style-name="ce2" table:formula="of:=SUM([.F1825:.F1831])" office:value-type="float" office:value="3006.1" calcext:value-type="float">
            <text:p>3006.1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Reinforced concrete/Expanded clay concrete</text:p>
          </table:table-cell>
          <table:table-cell office:value-type="float" office:value="65" calcext:value-type="float">
            <text:p>65</text:p>
          </table:table-cell>
          <table:table-cell office:value-type="float" office:value="3799" calcext:value-type="float">
            <text:p>3799</text:p>
          </table:table-cell>
          <table:table-cell office:value-type="float" office:value="69.2" calcext:value-type="float">
            <text:p>69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4.5" calcext:value-type="float">
            <text:p>34.5</text:p>
          </table:table-cell>
          <table:table-cell office:value-type="float" office:value="2016" calcext:value-type="float">
            <text:p>2016</text:p>
          </table:table-cell>
          <table:table-cell office:value-type="float" office:value="19.8" calcext:value-type="float">
            <text:p>19.8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49.1" calcext:value-type="float">
            <text:p>49.1</text:p>
          </table:table-cell>
          <table:table-cell office:value-type="float" office:value="2868" calcext:value-type="float">
            <text:p>2868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834:.D1836])" office:value-type="float" office:value="148.6" calcext:value-type="float">
            <text:p>148.6</text:p>
          </table:table-cell>
          <table:table-cell table:formula="of:=SUM([.E1834:.E1836])" office:value-type="float" office:value="8683" calcext:value-type="float">
            <text:p>8683</text:p>
          </table:table-cell>
          <table:table-cell table:formula="of:=SUM([.F1834:.F1836])" office:value-type="float" office:value="105" calcext:value-type="float">
            <text:p>10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832];[.E1837])" office:value-type="float" office:value="236648" calcext:value-type="float">
            <text:p>236648</text:p>
          </table:table-cell>
          <table:table-cell table:formula="of:=SUM([.F1832];[.F1837])" office:value-type="float" office:value="3111.1" calcext:value-type="float">
            <text:p>3111.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8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Clay bricks/Decoration (perforated)</text:p>
          </table:table-cell>
          <table:table-cell office:value-type="float" office:value="930.5" calcext:value-type="float">
            <text:p>930.5</text:p>
          </table:table-cell>
          <table:table-cell office:value-type="float" office:value="90669" calcext:value-type="float">
            <text:p>90669</text:p>
          </table:table-cell>
          <table:table-cell office:value-type="float" office:value="943.1" calcext:value-type="float">
            <text:p>943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Calcium silicate bricks/Clay bricks/Decoration (perforated)</text:p>
          </table:table-cell>
          <table:table-cell office:value-type="float" office:value="655.3" calcext:value-type="float">
            <text:p>655.3</text:p>
          </table:table-cell>
          <table:table-cell office:value-type="float" office:value="63854" calcext:value-type="float">
            <text:p>63854</text:p>
          </table:table-cell>
          <table:table-cell office:value-type="float" office:value="663.1" calcext:value-type="float">
            <text:p>663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, loggias)</text:p>
          </table:table-cell>
          <table:table-cell office:value-type="string" calcext:value-type="string">
            <text:p>Calcium silicate bricks/Clay bricks/Decoration (perforated)</text:p>
          </table:table-cell>
          <table:table-cell office:value-type="float" office:value="348.8" calcext:value-type="float">
            <text:p>348.8</text:p>
          </table:table-cell>
          <table:table-cell office:value-type="float" office:value="33983" calcext:value-type="float">
            <text:p>33983</text:p>
          </table:table-cell>
          <table:table-cell office:value-type="float" office:value="352.4" calcext:value-type="float">
            <text:p>352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Hollow-core reinforced concrete/Autoclaved aerated concrete/Roofing material</text:p>
          </table:table-cell>
          <table:table-cell office:value-type="float" office:value="373.3" calcext:value-type="float">
            <text:p>373.3</text:p>
          </table:table-cell>
          <table:table-cell office:value-type="float" office:value="36378" calcext:value-type="float">
            <text:p>36378</text:p>
          </table:table-cell>
          <table:table-cell office:value-type="float" office:value="439" calcext:value-type="float">
            <text:p>43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Autoclaved aerated concrete</text:p>
          </table:table-cell>
          <table:table-cell office:value-type="float" office:value="206.9" calcext:value-type="float">
            <text:p>206.9</text:p>
          </table:table-cell>
          <table:table-cell office:value-type="float" office:value="20162" calcext:value-type="float">
            <text:p>20162</text:p>
          </table:table-cell>
          <table:table-cell office:value-type="float" office:value="364" calcext:value-type="float">
            <text:p>36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524.3" calcext:value-type="float">
            <text:p>524.3</text:p>
          </table:table-cell>
          <table:table-cell office:value-type="float" office:value="51088" calcext:value-type="float">
            <text:p>51088</text:p>
          </table:table-cell>
          <table:table-cell office:value-type="float" office:value="326.6" calcext:value-type="float">
            <text:p>326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595.3" calcext:value-type="float">
            <text:p>595.3</text:p>
          </table:table-cell>
          <table:table-cell office:value-type="float" office:value="58004" calcext:value-type="float">
            <text:p>58004</text:p>
          </table:table-cell>
          <table:table-cell office:value-type="float" office:value="238.7" calcext:value-type="float">
            <text:p>238.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843:.D1849])" office:value-type="float" office:value="3634.4" calcext:value-type="float">
            <text:p>3634.4</text:p>
          </table:table-cell>
          <table:table-cell table:style-name="ce2" table:formula="of:=SUM([.E1843:.E1849])" office:value-type="float" office:value="354138" calcext:value-type="float">
            <text:p>354138</text:p>
          </table:table-cell>
          <table:table-cell table:style-name="ce2" table:formula="of:=SUM([.F1843:.F1849])" office:value-type="float" office:value="3326.9" calcext:value-type="float">
            <text:p>3326.9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lay bricks/Decoration (perforated)</text:p>
          </table:table-cell>
          <table:table-cell office:value-type="float" office:value="411.8" calcext:value-type="float">
            <text:p>411.8</text:p>
          </table:table-cell>
          <table:table-cell office:value-type="float" office:value="34107" calcext:value-type="float">
            <text:p>34107</text:p>
          </table:table-cell>
          <table:table-cell office:value-type="float" office:value="433.3" calcext:value-type="float">
            <text:p>433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67.6" calcext:value-type="float">
            <text:p>167.6</text:p>
          </table:table-cell>
          <table:table-cell office:value-type="float" office:value="13878" calcext:value-type="float">
            <text:p>13878</text:p>
          </table:table-cell>
          <table:table-cell office:value-type="float" office:value="66.9" calcext:value-type="float">
            <text:p>66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Glass blocks</text:p>
          </table:table-cell>
          <table:table-cell office:value-type="float" office:value="177.3" calcext:value-type="float">
            <text:p>177.3</text:p>
          </table:table-cell>
          <table:table-cell office:value-type="float" office:value="14683" calcext:value-type="float">
            <text:p>14683</text:p>
          </table:table-cell>
          <table:table-cell office:value-type="float" office:value="49.2" calcext:value-type="float">
            <text:p>49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.1" calcext:value-type="float">
            <text:p>3.1</text:p>
          </table:table-cell>
          <table:table-cell office:value-type="float" office:value="253" calcext:value-type="float">
            <text:p>253</text:p>
          </table:table-cell>
          <table:table-cell office:value-type="float" office:value="1.7" calcext:value-type="float">
            <text:p>1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7.3" calcext:value-type="float">
            <text:p>7.3</text:p>
          </table:table-cell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9.4" calcext:value-type="float">
            <text:p>19.4</text:p>
          </table:table-cell>
          <table:table-cell office:value-type="float" office:value="1603" calcext:value-type="float">
            <text:p>1603</text:p>
          </table:table-cell>
          <table:table-cell office:value-type="float" office:value="5.4" calcext:value-type="float">
            <text:p>5.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852:.D1857])" office:value-type="float" office:value="786.5" calcext:value-type="float">
            <text:p>786.5</text:p>
          </table:table-cell>
          <table:table-cell table:formula="of:=SUM([.E1852:.E1857])" office:value-type="float" office:value="65129" calcext:value-type="float">
            <text:p>65129</text:p>
          </table:table-cell>
          <table:table-cell table:formula="of:=SUM([.F1852:.F1857])" office:value-type="float" office:value="558.5" calcext:value-type="float">
            <text:p>558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850];[.E1858])" office:value-type="float" office:value="419267" calcext:value-type="float">
            <text:p>419267</text:p>
          </table:table-cell>
          <table:table-cell table:formula="of:=SUM([.F1850];[.F1858])" office:value-type="float" office:value="3885.4" calcext:value-type="float">
            <text:p>3885.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89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82.5" calcext:value-type="float">
            <text:p>182.5</text:p>
          </table:table-cell>
          <table:table-cell office:value-type="float" office:value="18671" calcext:value-type="float">
            <text:p>18671</text:p>
          </table:table-cell>
          <table:table-cell office:value-type="float" office:value="153.5" calcext:value-type="float">
            <text:p>153.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1008.5" calcext:value-type="float">
            <text:p>1008.5</text:p>
          </table:table-cell>
          <table:table-cell office:value-type="float" office:value="103186" calcext:value-type="float">
            <text:p>103186</text:p>
          </table:table-cell>
          <table:table-cell office:value-type="float" office:value="849.6" calcext:value-type="float">
            <text:p>849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480.5" calcext:value-type="float">
            <text:p>480.5</text:p>
          </table:table-cell>
          <table:table-cell office:value-type="float" office:value="49160" calcext:value-type="float">
            <text:p>49160</text:p>
          </table:table-cell>
          <table:table-cell office:value-type="float" office:value="583" calcext:value-type="float">
            <text:p>58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Slag</text:p>
          </table:table-cell>
          <table:table-cell office:value-type="float" office:value="214.5" calcext:value-type="float">
            <text:p>214.5</text:p>
          </table:table-cell>
          <table:table-cell office:value-type="float" office:value="21943" calcext:value-type="float">
            <text:p>21943</text:p>
          </table:table-cell>
          <table:table-cell office:value-type="float" office:value="374.6" calcext:value-type="float">
            <text:p>374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einforced concrete/Concrete/Sand/Rammed earth</text:p>
          </table:table-cell>
          <table:table-cell office:value-type="float" office:value="34.7" calcext:value-type="float">
            <text:p>34.7</text:p>
          </table:table-cell>
          <table:table-cell office:value-type="float" office:value="3550" calcext:value-type="float">
            <text:p>3550</text:p>
          </table:table-cell>
          <table:table-cell office:value-type="float" office:value="110" calcext:value-type="float">
            <text:p>11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347" calcext:value-type="float">
            <text:p>347</text:p>
          </table:table-cell>
          <table:table-cell office:value-type="float" office:value="35502" calcext:value-type="float">
            <text:p>35502</text:p>
          </table:table-cell>
          <table:table-cell office:value-type="float" office:value="205.2" calcext:value-type="float">
            <text:p>205.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01.7" calcext:value-type="float">
            <text:p>201.7</text:p>
          </table:table-cell>
          <table:table-cell office:value-type="float" office:value="20633" calcext:value-type="float">
            <text:p>20633</text:p>
          </table:table-cell>
          <table:table-cell office:value-type="float" office:value="80.7" calcext:value-type="float">
            <text:p>80.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864:.D1870])" office:value-type="float" office:value="2469.4" calcext:value-type="float">
            <text:p>2469.4</text:p>
          </table:table-cell>
          <table:table-cell table:style-name="ce2" table:formula="of:=SUM([.E1864:.E1870])" office:value-type="float" office:value="252645" calcext:value-type="float">
            <text:p>252645</text:p>
          </table:table-cell>
          <table:table-cell table:style-name="ce2" table:formula="of:=SUM([.F1864:.F1870])" office:value-type="float" office:value="2356.6" calcext:value-type="float">
            <text:p>2356.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79.1" calcext:value-type="float">
            <text:p>79.1</text:p>
          </table:table-cell>
          <table:table-cell office:value-type="float" office:value="5784" calcext:value-type="float">
            <text:p>5784</text:p>
          </table:table-cell>
          <table:table-cell office:value-type="float" office:value="65.7" calcext:value-type="float">
            <text:p>65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21.6" calcext:value-type="float">
            <text:p>21.6</text:p>
          </table:table-cell>
          <table:table-cell office:value-type="float" office:value="1575" calcext:value-type="float">
            <text:p>1575</text:p>
          </table:table-cell>
          <table:table-cell office:value-type="float" office:value="11.7" calcext:value-type="float">
            <text:p>11.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Wood</text:p>
          </table:table-cell>
          <table:table-cell office:value-type="float" office:value="29.4" calcext:value-type="float">
            <text:p>29.4</text:p>
          </table:table-cell>
          <table:table-cell office:value-type="float" office:value="2147" calcext:value-type="float">
            <text:p>2147</text:p>
          </table:table-cell>
          <table:table-cell office:value-type="float" office:value="8.2" calcext:value-type="float">
            <text:p>8.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7.7" calcext:value-type="float">
            <text:p>17.7</text:p>
          </table:table-cell>
          <table:table-cell office:value-type="float" office:value="1291" calcext:value-type="float">
            <text:p>1291</text:p>
          </table:table-cell>
          <table:table-cell office:value-type="float" office:value="4.9" calcext:value-type="float">
            <text:p>4.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873:.D1876])" office:value-type="float" office:value="147.8" calcext:value-type="float">
            <text:p>147.8</text:p>
          </table:table-cell>
          <table:table-cell table:formula="of:=SUM([.E1873:.E1876])" office:value-type="float" office:value="10797" calcext:value-type="float">
            <text:p>10797</text:p>
          </table:table-cell>
          <table:table-cell table:formula="of:=SUM([.F1873:.F1876])" office:value-type="float" office:value="90.5" calcext:value-type="float">
            <text:p>90.5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871];[.E1877])" office:value-type="float" office:value="263442" calcext:value-type="float">
            <text:p>263442</text:p>
          </table:table-cell>
          <table:table-cell table:formula="of:=SUM([.F1871];[.F1877])" office:value-type="float" office:value="2447.1" calcext:value-type="float">
            <text:p>2447.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90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Autoclaved aerated concrete/Decoration</text:p>
          </table:table-cell>
          <table:table-cell office:value-type="float" office:value="1143.7" calcext:value-type="float">
            <text:p>1143.7</text:p>
          </table:table-cell>
          <table:table-cell office:value-type="float" office:value="114231" calcext:value-type="float">
            <text:p>114231</text:p>
          </table:table-cell>
          <table:table-cell office:value-type="float" office:value="1203" calcext:value-type="float">
            <text:p>120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Autoclaved aerated concrete/Decoration</text:p>
          </table:table-cell>
          <table:table-cell office:value-type="float" office:value="2419.4" calcext:value-type="float">
            <text:p>2419.4</text:p>
          </table:table-cell>
          <table:table-cell office:value-type="float" office:value="241643" calcext:value-type="float">
            <text:p>241643</text:p>
          </table:table-cell>
          <table:table-cell office:value-type="float" office:value="2576.3" calcext:value-type="float">
            <text:p>2576.3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(insulated)</text:p>
          </table:table-cell>
          <table:table-cell office:value-type="string" calcext:value-type="string">
            <text:p>Hollow-core reinforced concrete/Expanded clay concrete/Reinforced concrete</text:p>
          </table:table-cell>
          <table:table-cell office:value-type="float" office:value="382.5" calcext:value-type="float">
            <text:p>382.5</text:p>
          </table:table-cell>
          <table:table-cell office:value-type="float" office:value="38205" calcext:value-type="float">
            <text:p>38205</text:p>
          </table:table-cell>
          <table:table-cell office:value-type="float" office:value="507" calcext:value-type="float">
            <text:p>507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Hollow-core reinforced concrete/Expanded clay concrete</text:p>
          </table:table-cell>
          <table:table-cell office:value-type="float" office:value="243.1" calcext:value-type="float">
            <text:p>243.1</text:p>
          </table:table-cell>
          <table:table-cell office:value-type="float" office:value="24280" calcext:value-type="float">
            <text:p>24280</text:p>
          </table:table-cell>
          <table:table-cell office:value-type="float" office:value="431.4" calcext:value-type="float">
            <text:p>431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045" calcext:value-type="float">
            <text:p>1045</text:p>
          </table:table-cell>
          <table:table-cell office:value-type="float" office:value="104366" calcext:value-type="float">
            <text:p>104366</text:p>
          </table:table-cell>
          <table:table-cell office:value-type="float" office:value="614.6" calcext:value-type="float">
            <text:p>614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34" calcext:value-type="float">
            <text:p>134</text:p>
          </table:table-cell>
          <table:table-cell office:value-type="float" office:value="13387" calcext:value-type="float">
            <text:p>13387</text:p>
          </table:table-cell>
          <table:table-cell office:value-type="float" office:value="52.1" calcext:value-type="float">
            <text:p>52.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883:.D1888])" office:value-type="float" office:value="5367.7" calcext:value-type="float">
            <text:p>5367.7</text:p>
          </table:table-cell>
          <table:table-cell table:style-name="ce2" table:formula="of:=SUM([.E1883:.E1888])" office:value-type="float" office:value="536112" calcext:value-type="float">
            <text:p>536112</text:p>
          </table:table-cell>
          <table:table-cell table:style-name="ce2" table:formula="of:=SUM([.F1883:.F1888])" office:value-type="float" office:value="5384.4" calcext:value-type="float">
            <text:p>5384.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Autoclaved aerated concrete/Decoration</text:p>
          </table:table-cell>
          <table:table-cell office:value-type="float" office:value="156.4" calcext:value-type="float">
            <text:p>156.4</text:p>
          </table:table-cell>
          <table:table-cell office:value-type="float" office:value="11428" calcext:value-type="float">
            <text:p>11428</text:p>
          </table:table-cell>
          <table:table-cell office:value-type="float" office:value="163.6" calcext:value-type="float">
            <text:p>163.6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taircase doors</text:p>
          </table:table-cell>
          <table:table-cell office:value-type="string" calcext:value-type="string">
            <text:p>PVC (double glazed)</text:p>
          </table:table-cell>
          <table:table-cell office:value-type="float" office:value="165" calcext:value-type="float">
            <text:p>165</text:p>
          </table:table-cell>
          <table:table-cell office:value-type="float" office:value="12058" calcext:value-type="float">
            <text:p>12058</text:p>
          </table:table-cell>
          <table:table-cell office:value-type="float" office:value="105" calcext:value-type="float">
            <text:p>10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PVC (double glazed)</text:p>
          </table:table-cell>
          <table:table-cell office:value-type="float" office:value="12.5" calcext:value-type="float">
            <text:p>12.5</text:p>
          </table:table-cell>
          <table:table-cell office:value-type="float" office:value="914" calcext:value-type="float">
            <text:p>91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891:.D1893])" office:value-type="float" office:value="333.9" calcext:value-type="float">
            <text:p>333.9</text:p>
          </table:table-cell>
          <table:table-cell table:formula="of:=SUM([.E1891:.E1893])" office:value-type="float" office:value="24400" calcext:value-type="float">
            <text:p>24400</text:p>
          </table:table-cell>
          <table:table-cell table:formula="of:=SUM([.F1891:.F1893])" office:value-type="float" office:value="273.6" calcext:value-type="float">
            <text:p>273.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889];[.E1894])" office:value-type="float" office:value="560512" calcext:value-type="float">
            <text:p>560512</text:p>
          </table:table-cell>
          <table:table-cell table:formula="of:=SUM([.F1889];[.F1894])" office:value-type="float" office:value="5658" calcext:value-type="float">
            <text:p>565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>
            <text:p>BUILDING 91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ZONE 1 </text:p>
          </table:table-cell>
          <table:table-cell table:style-name="ce12" table:number-columns-repeated="5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side)</text:p>
          </table:table-cell>
          <table:table-cell office:value-type="string" calcext:value-type="string">
            <text:p>Calcium silicate bricks/Polystyrene foam/Decoration</text:p>
          </table:table-cell>
          <table:table-cell office:value-type="float" office:value="104.5" calcext:value-type="float">
            <text:p>104.5</text:p>
          </table:table-cell>
          <table:table-cell office:value-type="float" office:value="10441" calcext:value-type="float">
            <text:p>10441</text:p>
          </table:table-cell>
          <table:table-cell office:value-type="float" office:value="1169" calcext:value-type="float">
            <text:p>116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Exterior walls (apartments, facad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676" calcext:value-type="float">
            <text:p>676</text:p>
          </table:table-cell>
          <table:table-cell office:value-type="float" office:value="67512" calcext:value-type="float">
            <text:p>67512</text:p>
          </table:table-cell>
          <table:table-cell office:value-type="float" office:value="600.9" calcext:value-type="float">
            <text:p>600.9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ttic floor</text:p>
          </table:table-cell>
          <table:table-cell office:value-type="string" calcext:value-type="string">
            <text:p>Reinforced concrete/Slag</text:p>
          </table:table-cell>
          <table:table-cell office:value-type="float" office:value="383.8" calcext:value-type="float">
            <text:p>383.8</text:p>
          </table:table-cell>
          <table:table-cell office:value-type="float" office:value="38332" calcext:value-type="float">
            <text:p>38332</text:p>
          </table:table-cell>
          <table:table-cell office:value-type="float" office:value="470" calcext:value-type="float">
            <text:p>47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asement ceiling</text:p>
          </table:table-cell>
          <table:table-cell office:value-type="string" calcext:value-type="string">
            <text:p>Reinforced concrete/Slag</text:p>
          </table:table-cell>
          <table:table-cell office:value-type="float" office:value="110" calcext:value-type="float">
            <text:p>110</text:p>
          </table:table-cell>
          <table:table-cell office:value-type="float" office:value="10986" calcext:value-type="float">
            <text:p>10986</text:p>
          </table:table-cell>
          <table:table-cell office:value-type="float" office:value="192.4" calcext:value-type="float">
            <text:p>192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loor on ground</text:p>
          </table:table-cell>
          <table:table-cell office:value-type="string" calcext:value-type="string">
            <text:p>Reinforced concrete/Concrete/Sand/Rammed earth</text:p>
          </table:table-cell>
          <table:table-cell office:value-type="float" office:value="89" calcext:value-type="float">
            <text:p>89</text:p>
          </table:table-cell>
          <table:table-cell office:value-type="float" office:value="8889" calcext:value-type="float">
            <text:p>8889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placed apartment windows</text:p>
          </table:table-cell>
          <table:table-cell office:value-type="string" calcext:value-type="string">
            <text:p>PVC (double glazed)</text:p>
          </table:table-cell>
          <table:table-cell office:value-type="float" office:value="210.2" calcext:value-type="float">
            <text:p>210.2</text:p>
          </table:table-cell>
          <table:table-cell office:value-type="float" office:value="20998" calcext:value-type="float">
            <text:p>20998</text:p>
          </table:table-cell>
          <table:table-cell office:value-type="float" office:value="121.4" calcext:value-type="float">
            <text:p>121.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Old apartment windows</text:p>
          </table:table-cell>
          <table:table-cell office:value-type="string" calcext:value-type="string">
            <text:p>Wood (double glazed)</text:p>
          </table:table-cell>
          <table:table-cell office:value-type="float" office:value="152.1" calcext:value-type="float">
            <text:p>152.1</text:p>
          </table:table-cell>
          <table:table-cell office:value-type="float" office:value="15189" calcext:value-type="float">
            <text:p>15189</text:p>
          </table:table-cell>
          <table:table-cell office:value-type="float" office:value="60.7" calcext:value-type="float">
            <text:p>60.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 Zone 1</text:p>
          </table:table-cell>
          <table:table-cell table:number-columns-repeated="2"/>
          <table:table-cell table:style-name="ce2" table:formula="of:=SUM([.D1900:.D1906])" office:value-type="float" office:value="1725.6" calcext:value-type="float">
            <text:p>1725.6</text:p>
          </table:table-cell>
          <table:table-cell table:style-name="ce2" table:formula="of:=SUM([.E1900:.E1906])" office:value-type="float" office:value="172347" calcext:value-type="float">
            <text:p>172347</text:p>
          </table:table-cell>
          <table:table-cell table:style-name="ce2" table:formula="of:=SUM([.F1900:.F1906])" office:value-type="float" office:value="2854.4" calcext:value-type="float">
            <text:p>2854.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ZONE 2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xterior walls (staircase)</text:p>
          </table:table-cell>
          <table:table-cell office:value-type="string" calcext:value-type="string">
            <text:p>Calcium silicate bricks/Decoration</text:p>
          </table:table-cell>
          <table:table-cell office:value-type="float" office:value="45.1" calcext:value-type="float">
            <text:p>45.1</text:p>
          </table:table-cell>
          <table:table-cell office:value-type="float" office:value="3297" calcext:value-type="float">
            <text:p>3297</text:p>
          </table:table-cell>
          <table:table-cell office:value-type="float" office:value="40.3" calcext:value-type="float">
            <text:p>40.3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case windows</text:p>
          </table:table-cell>
          <table:table-cell office:value-type="string" calcext:value-type="string">
            <text:p>PVC (double glazed)</text:p>
          </table:table-cell>
          <table:table-cell office:value-type="float" office:value="16" calcext:value-type="float">
            <text:p>16</text:p>
          </table:table-cell>
          <table:table-cell office:value-type="float" office:value="1166" calcext:value-type="float">
            <text:p>1166</text:p>
          </table:table-cell>
          <table:table-cell office:value-type="float" office:value="8.1" calcext:value-type="float">
            <text:p>8.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Front doors</text:p>
          </table:table-cell>
          <table:table-cell office:value-type="string" calcext:value-type="string">
            <text:p>Metal</text:p>
          </table:table-cell>
          <table:table-cell office:value-type="float" office:value="16" calcext:value-type="float">
            <text:p>16</text:p>
          </table:table-cell>
          <table:table-cell office:value-type="float" office:value="1169" calcext:value-type="float">
            <text:p>116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tal Zone 2</text:p>
          </table:table-cell>
          <table:table-cell table:number-columns-repeated="2"/>
          <table:table-cell table:formula="of:=SUM([.D1909:.D1911])" office:value-type="float" office:value="77.1" calcext:value-type="float">
            <text:p>77.1</text:p>
          </table:table-cell>
          <table:table-cell table:formula="of:=SUM([.E1909:.E1911])" office:value-type="float" office:value="5632" calcext:value-type="float">
            <text:p>5632</text:p>
          </table:table-cell>
          <table:table-cell table:formula="of:=SUM([.F1909:.F1911])" office:value-type="float" office:value="53.4" calcext:value-type="float">
            <text:p>53.4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tal: </text:p>
          </table:table-cell>
          <table:table-cell table:formula="of:=SUM([.E1907];[.E1912])" office:value-type="float" office:value="177979" calcext:value-type="float">
            <text:p>177979</text:p>
          </table:table-cell>
          <table:table-cell table:formula="of:=SUM([.F1907];[.F1912])" office:value-type="float" office:value="2907.8" calcext:value-type="float">
            <text:p>2907.8</text:p>
          </table:table-cell>
          <table:table-cell table:number-columns-repeated="1018"/>
        </table:table-row>
        <table:table-row table:style-name="ro5" table:number-rows-repeated="1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104664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Building envelope'.$A$1" table:cell-range-address="$'Building envelope'.$F$1:.$F$1"/>
        </table:named-expressions>
      </table:table>
      <table:named-expressions/>
      <table:database-ranges>
        <table:database-range table:name="__Anonymous_Sheet_DB__0" table:target-range-address="'Building envelope'.F1:'Building envelope'.F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30P0" style:volatile="true"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 number:language="en" number:country="US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/00/0000</text:date>, <text:time style:data-style-name="N2" text:time-value="13:31:30.482622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15:02:13.812577983</meta:creation-date>
    <dc:date>2022-12-10T11:00:59.641749268</dc:date>
    <meta:editing-duration>PT21H7M52S</meta:editing-duration>
    <meta:editing-cycles>4</meta:editing-cycles>
    <meta:generator>LibreOffice/6.0.7.3$Linux_X86_64 LibreOffice_project/00m0$Build-3</meta:generator>
    <meta:document-statistic meta:table-count="1" meta:cell-count="7200" meta:object-count="0"/>
  </office:meta>
</office:document-meta>
</file>